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2000001039C204268.png" manifest:media-type="image/png"/>
  <manifest:file-entry manifest:full-path="Pictures/10000001000001520000001C16DA2620.png" manifest:media-type="image/png"/>
  <manifest:file-entry manifest:full-path="Pictures/1000000100000120000001295B064C12.png" manifest:media-type="image/png"/>
  <manifest:file-entry manifest:full-path="Pictures/10000001000001380000006843E65E8D.png" manifest:media-type="image/png"/>
  <manifest:file-entry manifest:full-path="Pictures/100000010000008000000080BFEC6B6D.png" manifest:media-type="image/png"/>
  <manifest:file-entry manifest:full-path="Pictures/10000001000001190000007F51ADD72E.png" manifest:media-type="image/png"/>
  <manifest:file-entry manifest:full-path="Pictures/100000010000026100000036D18D4B6B.png" manifest:media-type="image/png"/>
  <manifest:file-entry manifest:full-path="Pictures/10000001000001660000008424A2F373.png" manifest:media-type="image/png"/>
  <manifest:file-entry manifest:full-path="Pictures/10000001000000AA000002503372D9E7.png" manifest:media-type="image/png"/>
  <manifest:file-entry manifest:full-path="Pictures/1000000100000119000000807078FAF3.png" manifest:media-type="image/png"/>
  <manifest:file-entry manifest:full-path="Pictures/100000010000015500000047B4A66AAD.png" manifest:media-type="image/png"/>
  <manifest:file-entry manifest:full-path="Pictures/100000010000012000000129CC715E94.png" manifest:media-type="image/png"/>
  <manifest:file-entry manifest:full-path="Pictures/10000001000000A8000000C84208BE2A.png" manifest:media-type="image/png"/>
  <manifest:file-entry manifest:full-path="Pictures/10000001000000C2000000D5534D1178.png" manifest:media-type="image/png"/>
  <manifest:file-entry manifest:full-path="Pictures/10000001000001600000009E07E7032B.png" manifest:media-type="image/png"/>
  <manifest:file-entry manifest:full-path="Pictures/10000001000001420000015F9BAEC987.png" manifest:media-type="image/png"/>
  <manifest:file-entry manifest:full-path="Pictures/1000000100000147000000E7E658219F.png" manifest:media-type="image/png"/>
  <manifest:file-entry manifest:full-path="Pictures/10000001000001250000010A23BE86BD.png" manifest:media-type="image/png"/>
  <manifest:file-entry manifest:full-path="Pictures/10000001000000780000009E4AAA15DD.png" manifest:media-type="image/png"/>
  <manifest:file-entry manifest:full-path="Pictures/10000001000000920000002B414EE9D7.png" manifest:media-type="image/png"/>
  <manifest:file-entry manifest:full-path="Pictures/1000000000000156000001030C2777C2.jpg" manifest:media-type="image/jpeg"/>
  <manifest:file-entry manifest:full-path="Pictures/100000010000016200000087658981BD.png" manifest:media-type="image/png"/>
  <manifest:file-entry manifest:full-path="Pictures/100000010000015F000000934224DF7A.png" manifest:media-type="image/png"/>
  <manifest:file-entry manifest:full-path="Pictures/10000001000001300000011456EE3BB3.png" manifest:media-type="image/png"/>
  <manifest:file-entry manifest:full-path="Pictures/1000000100000162000000D6D0ABEB97.png" manifest:media-type="image/png"/>
  <manifest:file-entry manifest:full-path="Pictures/1000000100000118000000919E31638B.png" manifest:media-type="image/png"/>
  <manifest:file-entry manifest:full-path="Pictures/100000010000011C00000052D3019192.png" manifest:media-type="image/png"/>
  <manifest:file-entry manifest:full-path="Pictures/10000001000000AE00000058D9AA283B.png" manifest:media-type="image/png"/>
  <manifest:file-entry manifest:full-path="Pictures/10000001000001630000010AB181C488.png" manifest:media-type="image/png"/>
  <manifest:file-entry manifest:full-path="Pictures/100000010000015E00000085BE9C39A3.png" manifest:media-type="image/png"/>
  <manifest:file-entry manifest:full-path="Pictures/100000010000015D0000009DB3668C32.png" manifest:media-type="image/png"/>
  <manifest:file-entry manifest:full-path="Pictures/10000001000001980000011323F898AE.png" manifest:media-type="image/png"/>
  <manifest:file-entry manifest:full-path="Pictures/10000001000001E6000000A9FC8A7B5C.png" manifest:media-type="image/png"/>
  <manifest:file-entry manifest:full-path="Pictures/1000000100000164000000F03CD64149.png" manifest:media-type="image/png"/>
  <manifest:file-entry manifest:full-path="Pictures/10000001000001B10000005BC60A913E.png" manifest:media-type="image/png"/>
  <manifest:file-entry manifest:full-path="Pictures/100000010000007F000000AAE50ECE4F.png" manifest:media-type="image/png"/>
  <manifest:file-entry manifest:full-path="Pictures/100000010000016100000085581FFD63.png" manifest:media-type="image/png"/>
  <manifest:file-entry manifest:full-path="Pictures/10000001000000DE000000BE74CEC4AA.png" manifest:media-type="image/png"/>
  <manifest:file-entry manifest:full-path="Pictures/10000001000000670000001C3F522039.png" manifest:media-type="image/png"/>
  <manifest:file-entry manifest:full-path="Pictures/10000001000001190000005241F1D257.png" manifest:media-type="image/png"/>
  <manifest:file-entry manifest:full-path="Pictures/100000010000015F000000EA378CE057.png" manifest:media-type="image/png"/>
  <manifest:file-entry manifest:full-path="Pictures/10000001000000B2000000C3EE2FD546.png" manifest:media-type="image/png"/>
  <manifest:file-entry manifest:full-path="Pictures/10000001000000B7000000DAC703B4BD.png" manifest:media-type="image/png"/>
  <manifest:file-entry manifest:full-path="Pictures/10000001000001900000017C83207CCD.png" manifest:media-type="image/png"/>
  <manifest:file-entry manifest:full-path="Pictures/10000001000003E100000198990B8640.png" manifest:media-type="image/png"/>
  <manifest:file-entry manifest:full-path="Pictures/1000000100000163000000EBD073FCFC.png" manifest:media-type="image/png"/>
  <manifest:file-entry manifest:full-path="Pictures/10000001000001520000004B568BB353.png" manifest:media-type="image/png"/>
  <manifest:file-entry manifest:full-path="Pictures/100000010000016100000123DAD2AAC6.png" manifest:media-type="image/png"/>
  <manifest:file-entry manifest:full-path="Pictures/100000010000011900000077D904E8FF.png" manifest:media-type="image/png"/>
  <manifest:file-entry manifest:full-path="Pictures/10000001000001180000009A6FE2BEBC.png" manifest:media-type="image/png"/>
  <manifest:file-entry manifest:full-path="Pictures/100000010000015200000066F8077EA3.png" manifest:media-type="image/png"/>
  <manifest:file-entry manifest:full-path="Pictures/10000000000001370000012CF55C0411.png" manifest:media-type="image/png"/>
  <manifest:file-entry manifest:full-path="Pictures/10000001000001630000012439D189AE.png" manifest:media-type="image/png"/>
  <manifest:file-entry manifest:full-path="Pictures/1000000100000160000000E9620A85E9.png" manifest:media-type="image/png"/>
  <manifest:file-entry manifest:full-path="Pictures/1000000100000164000000A2A588186B.png" manifest:media-type="image/png"/>
  <manifest:file-entry manifest:full-path="Pictures/10000001000000DD000000B253BD8D37.png" manifest:media-type="image/png"/>
  <manifest:file-entry manifest:full-path="Pictures/1000000100000160000000675281E5F2.png" manifest:media-type="image/png"/>
  <manifest:file-entry manifest:full-path="Pictures/100000010000015400000094B63E2809.png" manifest:media-type="image/png"/>
  <manifest:file-entry manifest:full-path="Pictures/10000001000001190000009295B41A69.png" manifest:media-type="image/png"/>
  <manifest:file-entry manifest:full-path="Pictures/10000001000000B1000000C62E42B0BB.png" manifest:media-type="image/png"/>
  <manifest:file-entry manifest:full-path="Pictures/100000010000015E00000120F1050879.png" manifest:media-type="image/png"/>
  <manifest:file-entry manifest:full-path="Pictures/10000001000001B2000000601EA1EB3E.png" manifest:media-type="image/png"/>
  <manifest:file-entry manifest:full-path="Pictures/100000010000015F000000E95520CDEB.png" manifest:media-type="image/png"/>
  <manifest:file-entry manifest:full-path="Pictures/100000010000015F000000D3CC2A7DE8.png" manifest:media-type="image/png"/>
  <manifest:file-entry manifest:full-path="Pictures/10000001000001650000018A7CE44C57.png" manifest:media-type="image/png"/>
  <manifest:file-entry manifest:full-path="Pictures/10000001000001680000004EA2DD4BED.png" manifest:media-type="image/png"/>
  <manifest:file-entry manifest:full-path="Pictures/10000001000001610000004E8324C53D.png" manifest:media-type="image/png"/>
  <manifest:file-entry manifest:full-path="Pictures/10000001000000EA000000EE28D0BFED.png" manifest:media-type="image/png"/>
  <manifest:file-entry manifest:full-path="Pictures/10000001000000F4000000EC52629A5C.png" manifest:media-type="image/png"/>
  <manifest:file-entry manifest:full-path="Pictures/10000001000001260000012A19658464.png" manifest:media-type="image/png"/>
  <manifest:file-entry manifest:full-path="Pictures/100000010000009F0000003D4A9086CF.png" manifest:media-type="image/png"/>
  <manifest:file-entry manifest:full-path="Pictures/100000010000011C00000112A8BBCC79.png" manifest:media-type="image/png"/>
  <manifest:file-entry manifest:full-path="Pictures/10000001000000B300000047849363A4.png" manifest:media-type="image/png"/>
  <manifest:file-entry manifest:full-path="Pictures/10000001000000B90000015F31778212.png" manifest:media-type="image/png"/>
  <manifest:file-entry manifest:full-path="Pictures/100000010000016300000192FDF42AFC.png" manifest:media-type="image/png"/>
  <manifest:file-entry manifest:full-path="Pictures/10000001000001AA000000B9E580BA6C.png" manifest:media-type="image/png"/>
  <manifest:file-entry manifest:full-path="Pictures/100000010000011E0000005A9F7582FD.png" manifest:media-type="image/png"/>
  <manifest:file-entry manifest:full-path="Pictures/1000000100000087000000ABCDFE0DA4.png" manifest:media-type="image/png"/>
  <manifest:file-entry manifest:full-path="Pictures/10000001000001600000009EF11E8FCC.png" manifest:media-type="image/png"/>
  <manifest:file-entry manifest:full-path="Pictures/10000001000001A8000000E456EA8606.png" manifest:media-type="image/png"/>
  <manifest:file-entry manifest:full-path="Pictures/10000001000000B700000153FA56FB11.png" manifest:media-type="image/png"/>
  <manifest:file-entry manifest:full-path="Pictures/1000000100000118000000699ADC3B09.png" manifest:media-type="image/png"/>
  <manifest:file-entry manifest:full-path="Pictures/10000001000002C10000027C429ADA7F.png" manifest:media-type="image/png"/>
  <manifest:file-entry manifest:full-path="Pictures/100000010000015E0000004D02BFB0F8.png" manifest:media-type="image/png"/>
  <manifest:file-entry manifest:full-path="Pictures/10000001000001630000004F6FA80DAB.png" manifest:media-type="image/png"/>
  <manifest:file-entry manifest:full-path="Pictures/10000001000000B3000000C700DB1A4D.png" manifest:media-type="image/png"/>
  <manifest:file-entry manifest:full-path="Pictures/10000001000000A90000009689AF7323.png" manifest:media-type="image/png"/>
  <manifest:file-entry manifest:full-path="Pictures/10000001000001B100000024DAB5DAD9.png" manifest:media-type="image/png"/>
  <manifest:file-entry manifest:full-path="Pictures/100000010000011C000000BF7F4C5606.png" manifest:media-type="image/png"/>
  <manifest:file-entry manifest:full-path="Pictures/10000001000000B600000046C0230451.png" manifest:media-type="image/png"/>
  <manifest:file-entry manifest:full-path="Pictures/100000010000011E0000006D5B0FC9F7.png" manifest:media-type="image/png"/>
  <manifest:file-entry manifest:full-path="Pictures/10000001000001190000003EC792E9D5.png" manifest:media-type="image/png"/>
  <manifest:file-entry manifest:full-path="Pictures/100000010000011A0000003FD756FFB1.png" manifest:media-type="image/png"/>
  <manifest:file-entry manifest:full-path="Pictures/1000000100000165000000696825E241.png" manifest:media-type="image/png"/>
  <manifest:file-entry manifest:full-path="Pictures/1000000100000153000000933ABA4DF3.png" manifest:media-type="image/png"/>
  <manifest:file-entry manifest:full-path="Pictures/1000000100000194000001445D138F22.png" manifest:media-type="image/png"/>
  <manifest:file-entry manifest:full-path="Pictures/100000010000024B000001585443D07C.png" manifest:media-type="image/png"/>
  <manifest:file-entry manifest:full-path="Pictures/100000010000011A000000575C43D0C5.png" manifest:media-type="image/png"/>
  <manifest:file-entry manifest:full-path="Pictures/10000001000000BD000000674BBB91DE.png" manifest:media-type="image/png"/>
  <manifest:file-entry manifest:full-path="Pictures/100000010000011B0000008108DA9CDE.png" manifest:media-type="image/png"/>
  <manifest:file-entry manifest:full-path="Pictures/10000001000000D2000000C415207915.png" manifest:media-type="image/png"/>
  <manifest:file-entry manifest:full-path="Pictures/100000010000011C0000006C0BD082FC.png" manifest:media-type="image/png"/>
  <manifest:file-entry manifest:full-path="Pictures/10000001000000A10000007D320DB927.png" manifest:media-type="image/png"/>
  <manifest:file-entry manifest:full-path="Pictures/100000010000011B0000006D954D0671.png" manifest:media-type="image/png"/>
  <manifest:file-entry manifest:full-path="Pictures/100000010000011E000000579565BE08.png" manifest:media-type="image/png"/>
  <manifest:file-entry manifest:full-path="Pictures/100000010000011B00000081F90AEA07.png" manifest:media-type="image/png"/>
  <manifest:file-entry manifest:full-path="Pictures/10000001000001180000005551BD7121.png" manifest:media-type="image/png"/>
  <manifest:file-entry manifest:full-path="Pictures/10000001000000A100000067BBF79B8D.png" manifest:media-type="image/png"/>
  <manifest:file-entry manifest:full-path="Pictures/100000010000011A0000006B1A7728FC.png" manifest:media-type="image/png"/>
  <manifest:file-entry manifest:full-path="Pictures/10000001000000A90000003ED0933653.png" manifest:media-type="image/png"/>
  <manifest:file-entry manifest:full-path="Pictures/100000010000013A0000005FB3F40961.png" manifest:media-type="image/png"/>
  <manifest:file-entry manifest:full-path="Pictures/1000000100000165000000EC8CE6760F.png" manifest:media-type="image/png"/>
  <manifest:file-entry manifest:full-path="Pictures/10000001000001180000007B4670CE31.png" manifest:media-type="image/png"/>
  <manifest:file-entry manifest:full-path="Pictures/100000010000011800000091CD7E1E0E.png" manifest:media-type="image/png"/>
  <manifest:file-entry manifest:full-path="Pictures/10000001000000A900000080C62508B4.png" manifest:media-type="image/png"/>
  <manifest:file-entry manifest:full-path="Pictures/10000001000001560000011697405AB9.png" manifest:media-type="image/png"/>
  <manifest:file-entry manifest:full-path="Pictures/100000010000011B0000005548259120.png" manifest:media-type="image/png"/>
  <manifest:file-entry manifest:full-path="Pictures/10000001000001600000004DF97ED530.png" manifest:media-type="image/png"/>
  <manifest:file-entry manifest:full-path="Pictures/10000001000000AC000000D0AC3A7093.png" manifest:media-type="image/png"/>
  <manifest:file-entry manifest:full-path="Pictures/100000010000015F000000B09A9FED3E.png" manifest:media-type="image/png"/>
  <manifest:file-entry manifest:full-path="Pictures/10000001000001220000006F4BD085ED.png" manifest:media-type="image/png"/>
  <manifest:file-entry manifest:full-path="Pictures/100000010000019E00000167EC2AF0E5.png" manifest:media-type="image/png"/>
  <manifest:file-entry manifest:full-path="Pictures/1000000100000118000000CDAFCAA0E6.png" manifest:media-type="image/png"/>
  <manifest:file-entry manifest:full-path="Pictures/100000010000016300000147E03A3603.png" manifest:media-type="image/png"/>
  <manifest:file-entry manifest:full-path="Pictures/100000010000015700000089773E29BC.png" manifest:media-type="image/png"/>
  <manifest:file-entry manifest:full-path="Pictures/100000010000011C00000040C60EE7D5.png" manifest:media-type="image/png"/>
  <manifest:file-entry manifest:full-path="Pictures/100000010000009A000000A022341859.png" manifest:media-type="image/png"/>
  <manifest:file-entry manifest:full-path="Pictures/100000010000011A000000551CD189FF.png" manifest:media-type="image/png"/>
  <manifest:file-entry manifest:full-path="Pictures/10000001000001190000003E4FA7B924.png" manifest:media-type="image/png"/>
  <manifest:file-entry manifest:full-path="Pictures/10000001000000A90000009051EE37A3.png" manifest:media-type="image/png"/>
  <manifest:file-entry manifest:full-path="Pictures/1000000100000106000000813ADCE147.png" manifest:media-type="image/png"/>
  <manifest:file-entry manifest:full-path="Pictures/10000001000000FF000000829D621A41.png" manifest:media-type="image/png"/>
  <manifest:file-entry manifest:full-path="Pictures/10000001000000FE00000080026217C1.png" manifest:media-type="image/png"/>
  <manifest:file-entry manifest:full-path="Pictures/100000010000013B000000A41989F587.png" manifest:media-type="image/png"/>
  <manifest:file-entry manifest:full-path="Pictures/100000010000011A0000003DA97E7D2F.png" manifest:media-type="image/png"/>
  <manifest:file-entry manifest:full-path="Pictures/1000000100000193000000966BCCB4BF.png" manifest:media-type="image/png"/>
  <manifest:file-entry manifest:full-path="Pictures/100000010000011A000000566DB1E8AD.png" manifest:media-type="image/png"/>
  <manifest:file-entry manifest:full-path="Pictures/100000010000011C00000057AAA13647.png" manifest:media-type="image/png"/>
  <manifest:file-entry manifest:full-path="Pictures/100000010000011C0000003C15042EB4.png" manifest:media-type="image/png"/>
  <manifest:file-entry manifest:full-path="Pictures/10000001000001190000006904A0EB42.png" manifest:media-type="image/png"/>
  <manifest:file-entry manifest:full-path="Pictures/1000000100000118000000BAE4F19A90.png" manifest:media-type="image/png"/>
  <manifest:file-entry manifest:full-path="Pictures/10000001000000AA00000045386B5C20.png" manifest:media-type="image/png"/>
  <manifest:file-entry manifest:full-path="Pictures/10000001000000440000001D94FCACF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4.75cm" style:rel-column-width="16383*"/>
    </style:style>
    <style:style style:name="Tabelle17.D" style:family="table-column">
      <style:table-column-properties style:column-width="4.75cm" style:rel-column-width="16386*"/>
    </style:style>
    <style:style style:name="Tabelle17.A1" style:family="table-cell">
      <style:table-cell-properties fo:padding="0.097cm" fo:border="none"/>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8ad418"/>
    </style:style>
    <style:style style:name="P2" style:family="paragraph" style:parent-style-name="Text_20_body">
      <style:paragraph-properties fo:margin-top="0cm" fo:margin-bottom="0cm" style:contextual-spacing="false"/>
      <style:text-properties officeooo:paragraph-rsid="038ad41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8ad418"/>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Contents_20_4">
      <style:paragraph-properties>
        <style:tab-stops>
          <style:tab-stop style:position="17.503cm" style:type="right" style:leader-style="dotted" style:leader-text="."/>
        </style:tab-stops>
      </style:paragraph-properties>
    </style:style>
    <style:style style:name="P9" style:family="paragraph" style:parent-style-name="Contents_20_5">
      <style:paragraph-properties>
        <style:tab-stops>
          <style:tab-stop style:position="17.004cm" style:type="right" style:leader-style="dotted" style:leader-text="."/>
        </style:tab-stops>
      </style:paragraph-properties>
    </style:style>
    <style:style style:name="P10" style:family="paragraph" style:parent-style-name="Contents_20_6">
      <style:paragraph-properties>
        <style:tab-stops>
          <style:tab-stop style:position="16.505cm" style:type="right" style:leader-style="dotted" style:leader-text="."/>
        </style:tab-stops>
      </style:paragraph-properties>
    </style:style>
    <style:style style:name="P11" style:family="paragraph" style:parent-style-name="Contents_20_7">
      <style:paragraph-properties>
        <style:tab-stops>
          <style:tab-stop style:position="16.006cm" style:type="right" style:leader-style="dotted" style:leader-text="."/>
        </style:tab-stops>
      </style:paragraph-properties>
    </style:style>
    <style:style style:name="P12" style:family="paragraph" style:parent-style-name="Standard">
      <style:text-properties officeooo:rsid="025d86ae" officeooo:paragraph-rsid="00cc09a6"/>
    </style:style>
    <style:style style:name="P13" style:family="paragraph" style:parent-style-name="Text_20_body">
      <style:text-properties officeooo:rsid="032b465d" officeooo:paragraph-rsid="032b465d"/>
    </style:style>
    <style:style style:name="P14" style:family="paragraph" style:parent-style-name="Standard">
      <style:text-properties officeooo:rsid="032b8b18" officeooo:paragraph-rsid="025aa38b"/>
    </style:style>
    <style:style style:name="P15" style:family="paragraph" style:parent-style-name="Heading_20_1">
      <style:paragraph-properties fo:margin-top="0cm" fo:margin-bottom="0cm" style:contextual-spacing="false"/>
      <style:text-properties officeooo:rsid="02535d05" officeooo:paragraph-rsid="02878d69"/>
    </style:style>
    <style:style style:name="P16" style:family="paragraph" style:parent-style-name="Standard">
      <style:text-properties officeooo:rsid="026f3cd4" officeooo:paragraph-rsid="02878d69"/>
    </style:style>
    <style:style style:name="P17" style:family="paragraph" style:parent-style-name="Standard">
      <style:text-properties officeooo:rsid="02878d69" officeooo:paragraph-rsid="0391d804"/>
    </style:style>
    <style:style style:name="P18" style:family="paragraph" style:parent-style-name="Heading_20_1">
      <style:paragraph-properties fo:margin-top="0cm" fo:margin-bottom="0cm" style:contextual-spacing="false"/>
      <style:text-properties style:font-name="Albany" fo:font-size="18.2000007629395pt" fo:font-weight="bold" officeooo:rsid="0391d804" officeooo:paragraph-rsid="0391d804" style:font-name-asian="Microsoft YaHei1" style:font-size-asian="18.2000007629395pt" style:font-weight-asian="bold" style:font-name-complex="Mangal1" style:font-size-complex="18.2000007629395pt" style:font-weight-complex="bold"/>
    </style:style>
    <style:style style:name="P19" style:family="paragraph" style:parent-style-name="Text_20_body">
      <style:text-properties officeooo:rsid="0391d804" officeooo:paragraph-rsid="0391d804"/>
    </style:style>
    <style:style style:name="P20" style:family="paragraph" style:parent-style-name="Text_20_body">
      <style:text-properties officeooo:rsid="00b6fb25" officeooo:paragraph-rsid="0391d804"/>
    </style:style>
    <style:style style:name="P21" style:family="paragraph" style:parent-style-name="Text_20_body">
      <style:text-properties officeooo:rsid="02924c49" officeooo:paragraph-rsid="0391d804"/>
    </style:style>
    <style:style style:name="P22" style:family="paragraph" style:parent-style-name="Heading_20_4">
      <style:paragraph-properties fo:break-before="column"/>
    </style:style>
    <style:style style:name="P23" style:family="paragraph" style:parent-style-name="Heading_20_3">
      <style:text-properties officeooo:paragraph-rsid="0391d804"/>
    </style:style>
    <style:style style:name="P24" style:family="paragraph" style:parent-style-name="Text_20_body">
      <style:text-properties officeooo:rsid="00a7faa0" officeooo:paragraph-rsid="0391d804"/>
    </style:style>
    <style:style style:name="P25" style:family="paragraph" style:parent-style-name="Text_20_body">
      <style:text-properties officeooo:rsid="00b2db43" officeooo:paragraph-rsid="0391d804"/>
    </style:style>
    <style:style style:name="P26" style:family="paragraph" style:parent-style-name="Text_20_body">
      <style:text-properties officeooo:rsid="0290305b" officeooo:paragraph-rsid="0391d804"/>
    </style:style>
    <style:style style:name="P27" style:family="paragraph" style:parent-style-name="Heading_20_4">
      <style:text-properties style:font-name="Albany" fo:font-size="13.3000001907349pt" fo:font-style="italic" fo:font-weight="bold" officeooo:rsid="029267f6" officeooo:paragraph-rsid="0391d804" style:font-name-asian="Microsoft YaHei1" style:font-size-asian="13.3000001907349pt" style:font-style-asian="italic" style:font-weight-asian="bold" style:font-name-complex="Mangal1" style:font-size-complex="13.3000001907349pt" style:font-style-complex="italic" style:font-weight-complex="bold"/>
    </style:style>
    <style:style style:name="P28" style:family="paragraph" style:parent-style-name="Text_20_body">
      <style:text-properties officeooo:rsid="029267f6" officeooo:paragraph-rsid="0391d804"/>
    </style:style>
    <style:style style:name="P29" style:family="paragraph" style:parent-style-name="Text_20_body">
      <style:text-properties officeooo:rsid="02b2bacb" officeooo:paragraph-rsid="0391d804"/>
    </style:style>
    <style:style style:name="P30" style:family="paragraph" style:parent-style-name="Standard">
      <style:text-properties officeooo:rsid="02878d69" officeooo:paragraph-rsid="02878d69"/>
    </style:style>
    <style:style style:name="P31" style:family="paragraph" style:parent-style-name="Heading_20_1">
      <style:paragraph-properties fo:margin-top="0cm" fo:margin-bottom="0cm" style:contextual-spacing="false"/>
      <style:text-properties style:font-name="Albany" fo:font-size="18.2000007629395pt" fo:font-weight="bold" officeooo:rsid="02878d69" officeooo:paragraph-rsid="0335d367" style:font-name-asian="Microsoft YaHei1" style:font-size-asian="18.2000007629395pt" style:font-weight-asian="bold" style:font-name-complex="Mangal1" style:font-size-complex="18.2000007629395pt" style:font-weight-complex="bold"/>
    </style:style>
    <style:style style:name="P32" style:family="paragraph" style:parent-style-name="Text_20_body">
      <style:text-properties officeooo:paragraph-rsid="032ed9c0"/>
    </style:style>
    <style:style style:name="P33" style:family="paragraph" style:parent-style-name="Standard">
      <style:text-properties officeooo:paragraph-rsid="032ed9c0"/>
    </style:style>
    <style:style style:name="P34" style:family="paragraph" style:parent-style-name="Heading_20_3">
      <style:paragraph-properties fo:margin-left="0cm" fo:margin-right="0cm" fo:text-indent="0cm" style:auto-text-indent="false" text:number-lines="true" text:line-number="0"/>
      <style:text-properties officeooo:paragraph-rsid="0397b44f"/>
    </style:style>
    <style:style style:name="P35"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97b44f"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6"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b44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37" style:family="paragraph" style:parent-style-name="Heading_20_4">
      <style:text-properties officeooo:paragraph-rsid="0397b44f"/>
    </style:style>
    <style:style style:name="P38" style:family="paragraph" style:parent-style-name="Text_20_body">
      <style:text-properties officeooo:rsid="035e44c8" officeooo:paragraph-rsid="0397b44f"/>
    </style:style>
    <style:style style:name="P39"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97b44f"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40"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b44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41" style:family="paragraph" style:parent-style-name="Standard">
      <style:paragraph-properties text:number-lines="true" text:line-number="0"/>
      <style:text-properties officeooo:paragraph-rsid="0397b44f"/>
    </style:style>
    <style:style style:name="P42"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97b44f"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43" style:family="paragraph" style:parent-style-name="Text_20_body">
      <style:text-properties officeooo:paragraph-rsid="0397b44f"/>
    </style:style>
    <style:style style:name="P44"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97b44f"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45" style:family="paragraph" style:parent-style-name="Text_20_body">
      <style:text-properties officeooo:paragraph-rsid="032fba19"/>
    </style:style>
    <style:style style:name="P46"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44c8" officeooo:paragraph-rsid="0397b44f"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47" style:family="paragraph" style:parent-style-name="Text_20_body">
      <style:paragraph-properties text:number-lines="true" text:line-number="0"/>
      <style:text-properties officeooo:paragraph-rsid="0397b44f"/>
    </style:style>
    <style:style style:name="P48" style:family="paragraph" style:parent-style-name="Text_20_body">
      <style:text-properties officeooo:rsid="032fba19" officeooo:paragraph-rsid="032fba19"/>
    </style:style>
    <style:style style:name="P49" style:family="paragraph" style:parent-style-name="Heading_20_3">
      <style:text-properties officeooo:paragraph-rsid="032fba19"/>
    </style:style>
    <style:style style:name="P50" style:family="paragraph" style:parent-style-name="Heading_20_4">
      <style:text-properties style:font-name="Albany" fo:font-size="13.3000001907349pt" fo:font-style="italic" fo:font-weight="bold" officeooo:rsid="032fba19" officeooo:paragraph-rsid="032fba19" style:font-name-asian="Microsoft YaHei1" style:font-size-asian="13.3000001907349pt" style:font-style-asian="italic" style:font-weight-asian="bold" style:font-name-complex="Mangal1" style:font-size-complex="13.3000001907349pt" style:font-style-complex="italic" style:font-weight-complex="bold"/>
    </style:style>
    <style:style style:name="P51" style:family="paragraph" style:parent-style-name="Horizontal_20_Line">
      <style:text-properties officeooo:paragraph-rsid="037f1340"/>
    </style:style>
    <style:style style:name="P52" style:family="paragraph" style:parent-style-name="Heading_20_2">
      <style:text-properties officeooo:paragraph-rsid="037f1340"/>
    </style:style>
    <style:style style:name="P53" style:family="paragraph" style:parent-style-name="Text_20_body">
      <style:text-properties officeooo:rsid="0093dd40" officeooo:paragraph-rsid="037f1340"/>
    </style:style>
    <style:style style:name="P54" style:family="paragraph" style:parent-style-name="Text_20_body">
      <style:text-properties officeooo:rsid="0094bfa7" officeooo:paragraph-rsid="037f1340"/>
    </style:style>
    <style:style style:name="P55" style:family="paragraph" style:parent-style-name="Heading_20_3">
      <style:text-properties officeooo:paragraph-rsid="037f1340"/>
    </style:style>
    <style:style style:name="P56" style:family="paragraph" style:parent-style-name="Heading_20_4">
      <style:text-properties officeooo:paragraph-rsid="037f1340"/>
    </style:style>
    <style:style style:name="P57" style:family="paragraph" style:parent-style-name="Text_20_body">
      <style:text-properties officeooo:rsid="02b0554b" officeooo:paragraph-rsid="037f1340"/>
    </style:style>
    <style:style style:name="P58" style:family="paragraph" style:parent-style-name="Text_20_body">
      <style:text-properties officeooo:rsid="02b0554b" officeooo:paragraph-rsid="03302c6f"/>
    </style:style>
    <style:style style:name="P59" style:family="paragraph" style:parent-style-name="Text_20_body">
      <style:text-properties officeooo:rsid="0266aaa2" officeooo:paragraph-rsid="03302c6f"/>
    </style:style>
    <style:style style:name="P60" style:family="paragraph" style:parent-style-name="Text_20_body">
      <style:text-properties officeooo:rsid="0272c03f" officeooo:paragraph-rsid="03302c6f"/>
    </style:style>
    <style:style style:name="P61" style:family="paragraph" style:parent-style-name="Text_20_body">
      <style:text-properties officeooo:rsid="0263d311" officeooo:paragraph-rsid="03302c6f"/>
    </style:style>
    <style:style style:name="P62" style:family="paragraph" style:parent-style-name="Text_20_body">
      <style:text-properties officeooo:rsid="0098d7ca" officeooo:paragraph-rsid="03302c6f"/>
    </style:style>
    <style:style style:name="P63" style:family="paragraph" style:parent-style-name="Text_20_body">
      <style:text-properties officeooo:rsid="0268be1e" officeooo:paragraph-rsid="033341ed"/>
    </style:style>
    <style:style style:name="P64" style:family="paragraph" style:parent-style-name="Text_20_body">
      <style:text-properties officeooo:rsid="033341ed" officeooo:paragraph-rsid="033341ed"/>
    </style:style>
    <style:style style:name="P65"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97d1be"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66"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97d1be"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67"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d1be"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68" style:family="paragraph" style:parent-style-name="Heading_20_4">
      <style:text-properties officeooo:paragraph-rsid="0397d1be"/>
    </style:style>
    <style:style style:name="P69" style:family="paragraph" style:parent-style-name="Text_20_body">
      <style:text-properties officeooo:rsid="035e44c8" officeooo:paragraph-rsid="0397d1be"/>
    </style:style>
    <style:style style:name="P70"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97d1be"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71"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d1be"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72" style:family="paragraph" style:parent-style-name="Standard">
      <style:paragraph-properties text:number-lines="true" text:line-number="0"/>
      <style:text-properties officeooo:paragraph-rsid="0397d1be"/>
    </style:style>
    <style:style style:name="P73" style:family="paragraph" style:parent-style-name="Text_20_body">
      <style:paragraph-properties text:number-lines="true" text:line-number="0"/>
      <style:text-properties officeooo:paragraph-rsid="0397d1be"/>
    </style:style>
    <style:style style:name="P74" style:family="paragraph" style:parent-style-name="Text_20_body">
      <style:text-properties officeooo:paragraph-rsid="033341ed"/>
    </style:style>
    <style:style style:name="P75"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97d1be"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76"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efcf" officeooo:paragraph-rsid="0397d1be"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77"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094bfa7" officeooo:paragraph-rsid="0397d1be"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78" style:family="paragraph" style:parent-style-name="Text_20_body">
      <style:text-properties officeooo:rsid="02b61066" officeooo:paragraph-rsid="033341ed"/>
    </style:style>
    <style:style style:name="P79" style:family="paragraph" style:parent-style-name="Text_20_body">
      <style:text-properties officeooo:rsid="02b0554b" officeooo:paragraph-rsid="033341ed"/>
    </style:style>
    <style:style style:name="P80" style:family="paragraph" style:parent-style-name="Heading_20_5">
      <style:text-properties officeooo:paragraph-rsid="033341ed"/>
    </style:style>
    <style:style style:name="P81" style:family="paragraph" style:parent-style-name="Text_20_body">
      <style:text-properties officeooo:paragraph-rsid="0335d367"/>
    </style:style>
    <style:style style:name="P82" style:family="paragraph" style:parent-style-name="Standard">
      <style:text-properties officeooo:paragraph-rsid="0335d367"/>
    </style:style>
    <style:style style:name="P83" style:family="paragraph" style:parent-style-name="Text_20_body">
      <style:text-properties officeooo:rsid="0093dd40" officeooo:paragraph-rsid="033341ed"/>
    </style:style>
    <style:style style:name="P84" style:family="paragraph" style:parent-style-name="Text_20_body">
      <style:text-properties officeooo:rsid="0094bfa7" officeooo:paragraph-rsid="033341ed"/>
    </style:style>
    <style:style style:name="P85" style:family="paragraph" style:parent-style-name="Text_20_body">
      <style:text-properties officeooo:rsid="0098d7ca" officeooo:paragraph-rsid="033341ed"/>
    </style:style>
    <style:style style:name="P86" style:family="paragraph" style:parent-style-name="Horizontal_20_Line">
      <style:text-properties officeooo:paragraph-rsid="033341ed"/>
    </style:style>
    <style:style style:name="P87" style:family="paragraph" style:parent-style-name="Heading_20_2">
      <style:text-properties officeooo:paragraph-rsid="033341ed"/>
    </style:style>
    <style:style style:name="P88" style:family="paragraph" style:parent-style-name="Text_20_body">
      <style:text-properties officeooo:rsid="02adbc1c" officeooo:paragraph-rsid="033341ed"/>
    </style:style>
    <style:style style:name="P89" style:family="paragraph" style:parent-style-name="Text_20_body">
      <style:text-properties officeooo:rsid="0397d1be" officeooo:paragraph-rsid="0397d1be"/>
    </style:style>
    <style:style style:name="P90" style:family="paragraph" style:parent-style-name="Text_20_body">
      <style:text-properties officeooo:paragraph-rsid="0397d1be"/>
    </style:style>
    <style:style style:name="P91" style:family="paragraph" style:parent-style-name="Text_20_body">
      <style:text-properties officeooo:rsid="0361d429" officeooo:paragraph-rsid="0397d1be"/>
    </style:style>
    <style:style style:name="P92" style:family="paragraph" style:parent-style-name="Text_20_body">
      <style:text-properties officeooo:paragraph-rsid="0336e8d8"/>
    </style:style>
    <style:style style:name="P93" style:family="paragraph" style:parent-style-name="Heading_20_1">
      <style:paragraph-properties fo:margin-top="0cm" fo:margin-bottom="0cm" style:contextual-spacing="false"/>
      <style:text-properties style:font-name="Albany" fo:font-size="18.2000007629395pt" fo:font-weight="bold" officeooo:rsid="03984cdb" officeooo:paragraph-rsid="03984cdb" style:font-name-asian="Microsoft YaHei1" style:font-size-asian="18.2000007629395pt" style:font-weight-asian="bold" style:font-name-complex="Mangal1" style:font-size-complex="18.2000007629395pt" style:font-weight-complex="bold"/>
    </style:style>
    <style:style style:name="P94" style:family="paragraph" style:parent-style-name="Standard">
      <style:text-properties officeooo:rsid="0256b2b0" officeooo:paragraph-rsid="0338d1b6"/>
    </style:style>
    <style:style style:name="P95" style:family="paragraph" style:parent-style-name="Text_20_body">
      <style:text-properties officeooo:rsid="033a1534" officeooo:paragraph-rsid="033a1534"/>
    </style:style>
    <style:style style:name="P96" style:family="paragraph" style:parent-style-name="Heading_20_3">
      <style:text-properties officeooo:paragraph-rsid="033a1534"/>
    </style:style>
    <style:style style:name="P97" style:family="paragraph" style:parent-style-name="Heading_20_4">
      <style:text-properties officeooo:paragraph-rsid="033a1534"/>
    </style:style>
    <style:style style:name="P98" style:family="paragraph" style:parent-style-name="Text_20_body">
      <style:text-properties officeooo:rsid="0098d7ca" officeooo:paragraph-rsid="033a1534"/>
    </style:style>
    <style:style style:name="P99" style:family="paragraph" style:parent-style-name="Heading_20_4">
      <style:text-properties officeooo:rsid="0098d7ca" officeooo:paragraph-rsid="033a1534"/>
    </style:style>
    <style:style style:name="P100" style:family="paragraph" style:parent-style-name="Text_20_body">
      <style:text-properties officeooo:rsid="03984cdb" officeooo:paragraph-rsid="03984cdb"/>
    </style:style>
    <style:style style:name="P101" style:family="paragraph" style:parent-style-name="Text_20_body">
      <style:text-properties officeooo:paragraph-rsid="033a1534"/>
    </style:style>
    <style:style style:name="P102" style:family="paragraph" style:parent-style-name="Heading_20_5">
      <style:text-properties officeooo:paragraph-rsid="033a1534"/>
    </style:style>
    <style:style style:name="P103" style:family="paragraph" style:parent-style-name="Standard">
      <style:text-properties officeooo:paragraph-rsid="033a1534"/>
    </style:style>
    <style:style style:name="P104" style:family="paragraph" style:parent-style-name="Text_20_body">
      <style:text-properties officeooo:rsid="0094bfa7" officeooo:paragraph-rsid="033a1534"/>
    </style:style>
    <style:style style:name="P105" style:family="paragraph" style:parent-style-name="Text_20_body">
      <style:text-properties officeooo:rsid="037959bd" officeooo:paragraph-rsid="037959bd"/>
    </style:style>
    <style:style style:name="P106" style:family="paragraph" style:parent-style-name="Text_20_body">
      <style:text-properties officeooo:rsid="037a45ab" officeooo:paragraph-rsid="033a1534"/>
    </style:style>
    <style:style style:name="P107" style:family="paragraph" style:parent-style-name="Text_20_body">
      <style:text-properties officeooo:rsid="037a45ab" officeooo:paragraph-rsid="037a45ab"/>
    </style:style>
    <style:style style:name="P108" style:family="paragraph" style:parent-style-name="Text_20_body">
      <style:text-properties officeooo:rsid="03994607" officeooo:paragraph-rsid="037a45ab"/>
    </style:style>
    <style:style style:name="P109" style:family="paragraph" style:parent-style-name="Horizontal_20_Line">
      <style:text-properties officeooo:paragraph-rsid="03984cdb"/>
    </style:style>
    <style:style style:name="P110" style:family="paragraph" style:parent-style-name="Heading_20_3">
      <style:text-properties officeooo:paragraph-rsid="03984cdb"/>
    </style:style>
    <style:style style:name="P111" style:family="paragraph" style:parent-style-name="Text_20_body">
      <style:text-properties officeooo:rsid="037a45ab" officeooo:paragraph-rsid="03984cdb"/>
    </style:style>
    <style:style style:name="P112" style:family="paragraph" style:parent-style-name="Heading_20_4">
      <style:text-properties officeooo:paragraph-rsid="03984cdb"/>
    </style:style>
    <style:style style:name="P113" style:family="paragraph" style:parent-style-name="Heading_20_5">
      <style:text-properties officeooo:paragraph-rsid="03984cdb"/>
    </style:style>
    <style:style style:name="P114" style:family="paragraph" style:parent-style-name="Text_20_body">
      <style:text-properties officeooo:rsid="0098d7ca" officeooo:paragraph-rsid="03984cdb"/>
    </style:style>
    <style:style style:name="P115" style:family="paragraph" style:parent-style-name="Text_20_body">
      <style:text-properties officeooo:rsid="03984cdb" officeooo:paragraph-rsid="03994607"/>
    </style:style>
    <style:style style:name="P116" style:family="paragraph" style:parent-style-name="Text_20_body">
      <style:text-properties officeooo:paragraph-rsid="03984cdb"/>
    </style:style>
    <style:style style:name="P117" style:family="paragraph" style:parent-style-name="Heading_20_6">
      <style:text-properties officeooo:paragraph-rsid="03984cdb"/>
    </style:style>
    <style:style style:name="P118" style:family="paragraph" style:parent-style-name="Standard">
      <style:text-properties officeooo:paragraph-rsid="03984cdb"/>
    </style:style>
    <style:style style:name="P119" style:family="paragraph" style:parent-style-name="Horizontal_20_Line">
      <style:text-properties officeooo:paragraph-rsid="03994607"/>
    </style:style>
    <style:style style:name="P120" style:family="paragraph" style:parent-style-name="Heading_20_3">
      <style:text-properties officeooo:paragraph-rsid="03994607"/>
    </style:style>
    <style:style style:name="P121" style:family="paragraph" style:parent-style-name="Text_20_body">
      <style:text-properties officeooo:rsid="037a45ab" officeooo:paragraph-rsid="03994607"/>
    </style:style>
    <style:style style:name="P122" style:family="paragraph" style:parent-style-name="Heading_20_4">
      <style:text-properties officeooo:paragraph-rsid="03994607"/>
    </style:style>
    <style:style style:name="P123" style:family="paragraph" style:parent-style-name="Text_20_body">
      <style:text-properties officeooo:rsid="0098d7ca" officeooo:paragraph-rsid="03994607"/>
    </style:style>
    <style:style style:name="P124" style:family="paragraph" style:parent-style-name="Heading_20_5">
      <style:text-properties officeooo:paragraph-rsid="0399c254"/>
    </style:style>
    <style:style style:name="P125" style:family="paragraph" style:parent-style-name="Text_20_body">
      <style:text-properties officeooo:rsid="03984cdb" officeooo:paragraph-rsid="0399c254"/>
    </style:style>
    <style:style style:name="P126" style:family="paragraph" style:parent-style-name="Text_20_body">
      <style:text-properties officeooo:paragraph-rsid="03994607"/>
    </style:style>
    <style:style style:name="P127" style:family="paragraph" style:parent-style-name="Heading_20_5">
      <style:text-properties officeooo:paragraph-rsid="03994607"/>
    </style:style>
    <style:style style:name="P128" style:family="paragraph" style:parent-style-name="Standard">
      <style:text-properties officeooo:paragraph-rsid="03994607"/>
    </style:style>
    <style:style style:name="P129" style:family="paragraph" style:parent-style-name="Text_20_body">
      <style:text-properties officeooo:rsid="0388b82b" officeooo:paragraph-rsid="0388b82b"/>
    </style:style>
    <style:style style:name="P130" style:family="paragraph" style:parent-style-name="Heading_20_4">
      <style:text-properties officeooo:paragraph-rsid="0388b82b"/>
    </style:style>
    <style:style style:name="P131" style:family="paragraph" style:parent-style-name="Heading_20_5">
      <style:text-properties officeooo:paragraph-rsid="0388b82b"/>
    </style:style>
    <style:style style:name="P132" style:family="paragraph" style:parent-style-name="Text_20_body">
      <style:text-properties officeooo:rsid="02831329" officeooo:paragraph-rsid="0388b82b"/>
    </style:style>
    <style:style style:name="P133" style:family="paragraph" style:parent-style-name="Heading_20_5">
      <style:paragraph-properties fo:break-before="column"/>
      <style:text-properties officeooo:paragraph-rsid="0388b82b"/>
    </style:style>
    <style:style style:name="P134" style:family="paragraph" style:parent-style-name="Text_20_body">
      <style:text-properties officeooo:rsid="027e68fb" officeooo:paragraph-rsid="0388b82b"/>
    </style:style>
    <style:style style:name="P135" style:family="paragraph" style:parent-style-name="Text_20_body">
      <style:text-properties officeooo:paragraph-rsid="0388b82b"/>
    </style:style>
    <style:style style:name="P136" style:family="paragraph" style:parent-style-name="Heading_20_6">
      <style:text-properties officeooo:paragraph-rsid="0388b82b"/>
    </style:style>
    <style:style style:name="P137" style:family="paragraph" style:parent-style-name="Standard">
      <style:text-properties officeooo:paragraph-rsid="0388b82b"/>
    </style:style>
    <style:style style:name="P138" style:family="paragraph" style:parent-style-name="Text_20_body">
      <style:text-properties officeooo:rsid="0283f94f" officeooo:paragraph-rsid="0388b82b"/>
    </style:style>
    <style:style style:name="P139" style:family="paragraph" style:parent-style-name="Text_20_body">
      <style:text-properties officeooo:rsid="009cd8d6" officeooo:paragraph-rsid="0388b82b"/>
    </style:style>
    <style:style style:name="P140" style:family="paragraph" style:parent-style-name="Heading_20_5">
      <style:text-properties style:font-name="Albany" fo:font-size="11.8999996185303pt" fo:font-weight="bold" officeooo:rsid="02838d95" officeooo:paragraph-rsid="0388b82b" style:font-name-asian="Microsoft YaHei1" style:font-size-asian="11.8999996185303pt" style:font-weight-asian="bold" style:font-name-complex="Mangal1" style:font-size-complex="11.8999996185303pt" style:font-weight-complex="bold"/>
    </style:style>
    <style:style style:name="P141" style:family="paragraph" style:parent-style-name="Heading_20_3">
      <style:text-properties officeooo:paragraph-rsid="0388b82b"/>
    </style:style>
    <style:style style:name="P142" style:family="paragraph" style:parent-style-name="Standard">
      <style:text-properties officeooo:rsid="02c78b51" officeooo:paragraph-rsid="0388b82b"/>
    </style:style>
    <style:style style:name="P143" style:family="paragraph" style:parent-style-name="Heading_20_3">
      <style:text-properties officeooo:paragraph-rsid="038918ff"/>
    </style:style>
    <style:style style:name="P144" style:family="paragraph" style:parent-style-name="Text_20_body">
      <style:text-properties officeooo:rsid="0283f94f" officeooo:paragraph-rsid="038918ff"/>
    </style:style>
    <style:style style:name="P145" style:family="paragraph" style:parent-style-name="Text_20_body">
      <style:text-properties officeooo:rsid="009cd8d6" officeooo:paragraph-rsid="038918ff"/>
    </style:style>
    <style:style style:name="P146" style:family="paragraph" style:parent-style-name="Heading_20_4">
      <style:text-properties officeooo:paragraph-rsid="038918ff"/>
    </style:style>
    <style:style style:name="P147" style:family="paragraph" style:parent-style-name="Heading_20_5">
      <style:text-properties officeooo:paragraph-rsid="038918ff"/>
    </style:style>
    <style:style style:name="P148" style:family="paragraph" style:parent-style-name="Text_20_body">
      <style:text-properties officeooo:rsid="02831329" officeooo:paragraph-rsid="038918ff"/>
    </style:style>
    <style:style style:name="P149" style:family="paragraph" style:parent-style-name="Text_20_body">
      <style:text-properties officeooo:rsid="02d582e8" officeooo:paragraph-rsid="038918ff"/>
    </style:style>
    <style:style style:name="P150" style:family="paragraph" style:parent-style-name="Heading_20_5">
      <style:paragraph-properties fo:break-before="column"/>
      <style:text-properties officeooo:paragraph-rsid="038918ff"/>
    </style:style>
    <style:style style:name="P151" style:family="paragraph" style:parent-style-name="Text_20_body">
      <style:text-properties officeooo:rsid="027e68fb" officeooo:paragraph-rsid="038918ff"/>
    </style:style>
    <style:style style:name="P152" style:family="paragraph" style:parent-style-name="Text_20_body">
      <style:text-properties officeooo:paragraph-rsid="038918ff"/>
    </style:style>
    <style:style style:name="P153" style:family="paragraph" style:parent-style-name="Heading_20_6">
      <style:text-properties officeooo:paragraph-rsid="038918ff"/>
    </style:style>
    <style:style style:name="P154" style:family="paragraph" style:parent-style-name="Standard">
      <style:text-properties officeooo:paragraph-rsid="038918ff"/>
    </style:style>
    <style:style style:name="P155" style:family="paragraph" style:parent-style-name="Horizontal_20_Line">
      <style:text-properties officeooo:rsid="00a02669"/>
    </style:style>
    <style:style style:name="P156" style:family="paragraph" style:parent-style-name="Standard">
      <style:text-properties officeooo:rsid="00a02669" officeooo:paragraph-rsid="037a45ab"/>
    </style:style>
    <style:style style:name="P157" style:family="paragraph" style:parent-style-name="Heading_20_3">
      <style:text-properties officeooo:paragraph-rsid="0381f088"/>
    </style:style>
    <style:style style:name="P158" style:family="paragraph" style:parent-style-name="Text_20_body">
      <style:text-properties officeooo:rsid="0383a634" officeooo:paragraph-rsid="0381f088"/>
    </style:style>
    <style:style style:name="P159" style:family="paragraph" style:parent-style-name="Heading_20_4">
      <style:text-properties officeooo:paragraph-rsid="0381f088"/>
    </style:style>
    <style:style style:name="P160" style:family="paragraph" style:parent-style-name="Heading_20_4">
      <style:text-properties style:font-name="Albany" fo:font-size="13.3000001907349pt" fo:font-style="italic" fo:font-weight="bold" officeooo:rsid="00a02669" officeooo:paragraph-rsid="0383a634" style:font-name-asian="Microsoft YaHei1" style:font-size-asian="13.3000001907349pt" style:font-style-asian="italic" style:font-weight-asian="bold" style:font-name-complex="Mangal1" style:font-size-complex="13.3000001907349pt" style:font-style-complex="italic" style:font-weight-complex="bold"/>
    </style:style>
    <style:style style:name="P161" style:family="paragraph" style:parent-style-name="Text_20_body">
      <style:text-properties style:font-name="Albany" fo:font-size="13.3000001907349pt" fo:font-style="italic" fo:font-weight="bold" officeooo:rsid="0383a634" officeooo:paragraph-rsid="0383a634" style:font-name-asian="Microsoft YaHei1" style:font-size-asian="13.3000001907349pt" style:font-style-asian="italic" style:font-weight-asian="bold" style:font-name-complex="Mangal1" style:font-size-complex="13.3000001907349pt" style:font-style-complex="italic" style:font-weight-complex="bold"/>
    </style:style>
    <style:style style:name="P162" style:family="paragraph" style:parent-style-name="Heading_20_3">
      <style:text-properties style:font-name="Albany" fo:font-size="14.1000003814697pt" fo:font-weight="bold" officeooo:rsid="0383a634" officeooo:paragraph-rsid="0383a634" style:font-name-asian="Microsoft YaHei1" style:font-size-asian="14.1000003814697pt" style:font-weight-asian="bold" style:font-name-complex="Mangal1" style:font-size-complex="14.1000003814697pt" style:font-weight-complex="bold"/>
    </style:style>
    <style:style style:name="P163" style:family="paragraph" style:parent-style-name="Text_20_body">
      <style:text-properties officeooo:rsid="0383a634" officeooo:paragraph-rsid="0383a634"/>
    </style:style>
    <style:style style:name="P164" style:family="paragraph" style:parent-style-name="Heading_20_4">
      <style:text-properties officeooo:paragraph-rsid="0383a634"/>
    </style:style>
    <style:style style:name="P165" style:family="paragraph" style:parent-style-name="Text_20_body">
      <style:text-properties officeooo:paragraph-rsid="0383a634"/>
    </style:style>
    <style:style style:name="P166" style:family="paragraph" style:parent-style-name="Text_20_body">
      <style:text-properties officeooo:rsid="0384fce7" officeooo:paragraph-rsid="0384fce7"/>
    </style:style>
    <style:style style:name="P167" style:family="paragraph" style:parent-style-name="Horizontal_20_Line">
      <style:text-properties officeooo:rsid="0094bfa7"/>
    </style:style>
    <style:style style:name="P168" style:family="paragraph" style:parent-style-name="Text_20_body">
      <style:text-properties officeooo:rsid="037c4001" officeooo:paragraph-rsid="037c4001"/>
    </style:style>
    <style:style style:name="P169" style:family="paragraph" style:parent-style-name="Text_20_body">
      <style:text-properties officeooo:rsid="038c90b4" officeooo:paragraph-rsid="038c90b4"/>
    </style:style>
    <style:style style:name="P170" style:family="paragraph" style:parent-style-name="Heading_20_3">
      <style:text-properties officeooo:paragraph-rsid="037d9580"/>
    </style:style>
    <style:style style:name="P171" style:family="paragraph" style:parent-style-name="Heading_20_4">
      <style:text-properties style:font-name="Albany" fo:font-size="13.3000001907349pt" fo:font-style="italic" fo:font-weight="bold" officeooo:rsid="037d9580" officeooo:paragraph-rsid="037d9580" style:font-name-asian="Microsoft YaHei1" style:font-size-asian="13.3000001907349pt" style:font-style-asian="italic" style:font-weight-asian="bold" style:font-name-complex="Mangal1" style:font-size-complex="13.3000001907349pt" style:font-style-complex="italic" style:font-weight-complex="bold"/>
    </style:style>
    <style:style style:name="P172" style:family="paragraph" style:parent-style-name="Text_20_body">
      <style:text-properties officeooo:rsid="037c4001" officeooo:paragraph-rsid="037d9580"/>
    </style:style>
    <style:style style:name="P173" style:family="paragraph" style:parent-style-name="Text_20_body">
      <style:text-properties officeooo:rsid="037d9580" officeooo:paragraph-rsid="037d9580"/>
    </style:style>
    <style:style style:name="P174" style:family="paragraph" style:parent-style-name="Text_20_body">
      <style:text-properties officeooo:rsid="0399ea41" officeooo:paragraph-rsid="0399ea41"/>
    </style:style>
    <style:style style:name="P175" style:family="paragraph" style:parent-style-name="Text_20_body">
      <style:text-properties officeooo:rsid="02a8f4f4" officeooo:paragraph-rsid="033a1534"/>
    </style:style>
    <style:style style:name="P176" style:family="paragraph" style:parent-style-name="Text_20_body">
      <style:text-properties officeooo:rsid="00b7f597" officeooo:paragraph-rsid="037d9580"/>
    </style:style>
    <style:style style:name="P177" style:family="paragraph" style:parent-style-name="Text_20_body">
      <style:text-properties officeooo:rsid="00b4c544" officeooo:paragraph-rsid="03429447"/>
    </style:style>
    <style:style style:name="P178" style:family="paragraph" style:parent-style-name="Text_20_body">
      <style:text-properties officeooo:rsid="00b4c544" officeooo:paragraph-rsid="038cde51"/>
    </style:style>
    <style:style style:name="P179" style:family="paragraph" style:parent-style-name="Table_20_Contents">
      <style:text-properties officeooo:paragraph-rsid="03429447"/>
    </style:style>
    <style:style style:name="P180" style:family="paragraph" style:parent-style-name="Text_20_body">
      <style:text-properties officeooo:paragraph-rsid="03429447"/>
    </style:style>
    <style:style style:name="P181" style:family="paragraph" style:parent-style-name="Heading_20_6">
      <style:text-properties officeooo:paragraph-rsid="03429447"/>
    </style:style>
    <style:style style:name="P182" style:family="paragraph" style:parent-style-name="Heading_20_7">
      <style:text-properties officeooo:paragraph-rsid="03429447"/>
    </style:style>
    <style:style style:name="P183" style:family="paragraph" style:parent-style-name="Text_20_body">
      <style:text-properties officeooo:rsid="02aa6397" officeooo:paragraph-rsid="0346fcc1"/>
    </style:style>
    <style:style style:name="P184" style:family="paragraph" style:parent-style-name="Text_20_body">
      <style:text-properties officeooo:paragraph-rsid="0346fcc1"/>
    </style:style>
    <style:style style:name="P185" style:family="paragraph" style:parent-style-name="Heading_20_3">
      <style:text-properties officeooo:paragraph-rsid="0346fcc1"/>
    </style:style>
    <style:style style:name="P186" style:family="paragraph" style:parent-style-name="Text_20_body">
      <style:text-properties officeooo:rsid="02a4a08c" officeooo:paragraph-rsid="0346fcc1"/>
    </style:style>
    <style:style style:name="P187" style:family="paragraph" style:parent-style-name="Text_20_body">
      <style:text-properties officeooo:rsid="028e77e7" officeooo:paragraph-rsid="0399ea41"/>
    </style:style>
    <style:style style:name="P188" style:family="paragraph" style:parent-style-name="Text_20_body">
      <style:text-properties officeooo:rsid="028ffa71" officeooo:paragraph-rsid="0346fcc1"/>
    </style:style>
    <style:style style:name="P189" style:family="paragraph" style:parent-style-name="Text_20_body">
      <style:text-properties officeooo:rsid="02adbc1c" officeooo:paragraph-rsid="03487223"/>
    </style:style>
    <style:style style:name="P190" style:family="paragraph" style:parent-style-name="Heading_20_2">
      <style:text-properties officeooo:paragraph-rsid="03487223"/>
    </style:style>
    <style:style style:name="P191" style:family="paragraph" style:parent-style-name="Text_20_body">
      <style:text-properties officeooo:rsid="02878d69" officeooo:paragraph-rsid="03487223"/>
    </style:style>
    <style:style style:name="P192" style:family="paragraph" style:parent-style-name="Text_20_body">
      <style:text-properties officeooo:rsid="03487223" officeooo:paragraph-rsid="03487223"/>
    </style:style>
    <style:style style:name="P193" style:family="paragraph" style:parent-style-name="Heading_20_1">
      <style:paragraph-properties fo:margin-top="0cm" fo:margin-bottom="0cm" style:contextual-spacing="false"/>
      <style:text-properties style:font-name="Albany" fo:font-size="18.2000007629395pt" fo:font-weight="bold" officeooo:rsid="02878d69" officeooo:paragraph-rsid="034a6389" style:font-name-asian="Microsoft YaHei1" style:font-size-asian="18.2000007629395pt" style:font-weight-asian="bold" style:font-name-complex="Mangal1" style:font-size-complex="18.2000007629395pt" style:font-weight-complex="bold"/>
    </style:style>
    <style:style style:name="P194" style:family="paragraph" style:parent-style-name="Standard">
      <style:text-properties officeooo:paragraph-rsid="034a6389"/>
    </style:style>
    <style:style style:name="P195" style:family="paragraph" style:parent-style-name="Standard">
      <style:text-properties officeooo:rsid="034a6389" officeooo:paragraph-rsid="034a6389"/>
    </style:style>
    <style:style style:name="P196" style:family="paragraph" style:parent-style-name="Standard">
      <style:text-properties officeooo:rsid="00cd0a6b" officeooo:paragraph-rsid="034a6389"/>
    </style:style>
    <style:style style:name="P197" style:family="paragraph" style:parent-style-name="Text_20_body">
      <style:text-properties officeooo:rsid="00cd0a6b" officeooo:paragraph-rsid="034a6389"/>
    </style:style>
    <style:style style:name="P198" style:family="paragraph" style:parent-style-name="Heading_20_5">
      <style:text-properties officeooo:paragraph-rsid="039c7b2f"/>
    </style:style>
    <style:style style:name="P199" style:family="paragraph" style:parent-style-name="Heading_20_6">
      <style:text-properties officeooo:paragraph-rsid="039c7b2f"/>
    </style:style>
    <style:style style:name="P200" style:family="paragraph" style:parent-style-name="Text_20_body">
      <style:text-properties officeooo:rsid="00cd0a6b" officeooo:paragraph-rsid="039c7b2f"/>
    </style:style>
    <style:style style:name="P201" style:family="paragraph" style:parent-style-name="Heading_20_6">
      <style:text-properties officeooo:rsid="039c7b2f" officeooo:paragraph-rsid="039c7b2f"/>
    </style:style>
    <style:style style:name="P202" style:family="paragraph" style:parent-style-name="Text_20_body">
      <style:text-properties officeooo:paragraph-rsid="039c7b2f"/>
    </style:style>
    <style:style style:name="P203" style:family="paragraph" style:parent-style-name="Text_20_body">
      <style:text-properties officeooo:rsid="0215edc3" officeooo:paragraph-rsid="034a6389"/>
    </style:style>
    <style:style style:name="P204" style:family="paragraph" style:parent-style-name="Text_20_body">
      <style:text-properties officeooo:rsid="039c7b2f" officeooo:paragraph-rsid="039c7b2f"/>
    </style:style>
    <style:style style:name="P205" style:family="paragraph" style:parent-style-name="Text_20_body">
      <style:text-properties officeooo:rsid="034b9a95" officeooo:paragraph-rsid="034b9a95"/>
    </style:style>
    <style:style style:name="P206" style:family="paragraph" style:parent-style-name="Text_20_body">
      <style:text-properties officeooo:rsid="0098d7ca" officeooo:paragraph-rsid="034b9a95"/>
    </style:style>
    <style:style style:name="P207" style:family="paragraph" style:parent-style-name="Heading_20_4">
      <style:text-properties officeooo:rsid="039c7b2f" officeooo:paragraph-rsid="039c7b2f"/>
    </style:style>
    <style:style style:name="P208" style:family="paragraph" style:parent-style-name="Text_20_body">
      <style:text-properties officeooo:rsid="034c3557" officeooo:paragraph-rsid="034c3557"/>
    </style:style>
    <style:style style:name="P209" style:family="paragraph" style:parent-style-name="Text_20_body">
      <style:text-properties officeooo:paragraph-rsid="034c3557"/>
    </style:style>
    <style:style style:name="P210" style:family="paragraph" style:parent-style-name="Heading_20_3">
      <style:text-properties officeooo:rsid="034c3557" officeooo:paragraph-rsid="034c3557"/>
    </style:style>
    <style:style style:name="P211" style:family="paragraph" style:parent-style-name="Text_20_body">
      <style:text-properties officeooo:rsid="034d0e50" officeooo:paragraph-rsid="034d0e50"/>
    </style:style>
    <style:style style:name="P212" style:family="paragraph" style:parent-style-name="Text_20_body">
      <style:text-properties officeooo:rsid="03507ee9" officeooo:paragraph-rsid="03507ee9"/>
    </style:style>
    <style:style style:name="P213" style:family="paragraph" style:parent-style-name="Text_20_body">
      <style:text-properties officeooo:rsid="0351651d" officeooo:paragraph-rsid="0351651d"/>
    </style:style>
    <style:style style:name="P214" style:family="paragraph" style:parent-style-name="Text_20_body">
      <style:text-properties officeooo:rsid="0352ffb5" officeooo:paragraph-rsid="0352ffb5"/>
    </style:style>
    <style:style style:name="P215" style:family="paragraph" style:parent-style-name="Text_20_body">
      <style:text-properties officeooo:rsid="0353b2d7" officeooo:paragraph-rsid="0353b2d7"/>
    </style:style>
    <style:style style:name="P216" style:family="paragraph" style:parent-style-name="Text_20_body">
      <style:text-properties officeooo:rsid="03554303" officeooo:paragraph-rsid="03554303"/>
    </style:style>
    <style:style style:name="P217" style:family="paragraph" style:parent-style-name="Text_20_body">
      <style:text-properties officeooo:rsid="0355aad6" officeooo:paragraph-rsid="0355aad6"/>
    </style:style>
    <style:style style:name="P218" style:family="paragraph" style:parent-style-name="Text_20_body">
      <style:text-properties officeooo:rsid="03554303" officeooo:paragraph-rsid="0355aad6"/>
    </style:style>
    <style:style style:name="P219" style:family="paragraph" style:parent-style-name="Heading_20_3">
      <style:text-properties officeooo:paragraph-rsid="039df4f0"/>
    </style:style>
    <style:style style:name="P220" style:family="paragraph" style:parent-style-name="Heading_20_4">
      <style:text-properties officeooo:rsid="039df4f0" officeooo:paragraph-rsid="039df4f0"/>
    </style:style>
    <style:style style:name="P221" style:family="paragraph" style:parent-style-name="Text_20_body">
      <style:text-properties officeooo:rsid="039df4f0" officeooo:paragraph-rsid="039df4f0"/>
    </style:style>
    <style:style style:name="P222" style:family="paragraph" style:parent-style-name="Heading_20_2">
      <style:text-properties officeooo:rsid="039df4f0" officeooo:paragraph-rsid="039df4f0"/>
    </style:style>
    <style:style style:name="P223" style:family="paragraph" style:parent-style-name="Text_20_body">
      <style:text-properties officeooo:rsid="03554303" officeooo:paragraph-rsid="039df4f0"/>
    </style:style>
    <style:style style:name="P224" style:family="paragraph" style:parent-style-name="Text_20_body">
      <style:text-properties officeooo:paragraph-rsid="0355aad6"/>
    </style:style>
    <style:style style:name="P225" style:family="paragraph" style:parent-style-name="Heading_20_1">
      <style:paragraph-properties fo:margin-top="0cm" fo:margin-bottom="0cm" style:contextual-spacing="false"/>
      <style:text-properties style:font-name="Albany" fo:font-size="18.2000007629395pt" fo:font-weight="bold" officeooo:rsid="02878d69" officeooo:paragraph-rsid="0356f9b9" style:font-name-asian="Microsoft YaHei1" style:font-size-asian="18.2000007629395pt" style:font-weight-asian="bold" style:font-name-complex="Mangal1" style:font-size-complex="18.2000007629395pt" style:font-weight-complex="bold"/>
    </style:style>
    <style:style style:name="P226" style:family="paragraph" style:parent-style-name="Standard">
      <style:text-properties officeooo:paragraph-rsid="035622e9"/>
    </style:style>
    <style:style style:name="P227" style:family="paragraph" style:parent-style-name="Standard">
      <style:text-properties officeooo:rsid="035622e9" officeooo:paragraph-rsid="035622e9"/>
    </style:style>
    <style:style style:name="P228" style:family="paragraph" style:parent-style-name="Standard">
      <style:text-properties officeooo:rsid="0356f9b9" officeooo:paragraph-rsid="0356f9b9"/>
    </style:style>
    <style:style style:name="P229" style:family="paragraph" style:parent-style-name="Standard">
      <style:text-properties officeooo:paragraph-rsid="0356f9b9"/>
    </style:style>
    <style:style style:name="P230" style:family="paragraph" style:parent-style-name="Standard">
      <style:text-properties officeooo:rsid="039df4f0" officeooo:paragraph-rsid="039df4f0"/>
    </style:style>
    <style:style style:name="P231" style:family="paragraph" style:parent-style-name="Heading_20_1">
      <style:paragraph-properties fo:margin-top="0cm" fo:margin-bottom="0cm" style:contextual-spacing="false"/>
      <style:text-properties style:font-name="Albany" fo:font-size="18.2000007629395pt" fo:font-weight="bold" officeooo:rsid="0356f9b9" officeooo:paragraph-rsid="0356f9b9" style:font-name-asian="Microsoft YaHei1" style:font-size-asian="18.2000007629395pt" style:font-weight-asian="bold" style:font-name-complex="Mangal1" style:font-size-complex="18.2000007629395pt" style:font-weight-complex="bold"/>
    </style:style>
    <style:style style:name="P232" style:family="paragraph" style:parent-style-name="Standard">
      <style:text-properties officeooo:rsid="00ba9cea" officeooo:paragraph-rsid="0356f9b9"/>
    </style:style>
    <style:style style:name="P233" style:family="paragraph" style:parent-style-name="Text_20_body">
      <style:text-properties officeooo:rsid="00ba9cea" officeooo:paragraph-rsid="03577c70"/>
    </style:style>
    <style:style style:name="P234" style:family="paragraph" style:parent-style-name="Text_20_body">
      <style:text-properties officeooo:rsid="035b5aab" officeooo:paragraph-rsid="035b5aab"/>
    </style:style>
    <style:style style:name="P235" style:family="paragraph" style:parent-style-name="Text_20_body">
      <style:text-properties officeooo:paragraph-rsid="03577c70"/>
    </style:style>
    <style:style style:name="P236" style:family="paragraph" style:parent-style-name="Horizontal_20_Line">
      <style:text-properties officeooo:paragraph-rsid="03577c70"/>
    </style:style>
    <style:style style:name="P237" style:family="paragraph" style:parent-style-name="Heading_20_5">
      <style:text-properties officeooo:rsid="00bce6fe" officeooo:paragraph-rsid="03577c70"/>
    </style:style>
    <style:style style:name="P238" style:family="paragraph" style:parent-style-name="Text_20_body">
      <style:text-properties officeooo:rsid="00bce6fe" officeooo:paragraph-rsid="03577c70"/>
    </style:style>
    <style:style style:name="P239" style:family="paragraph" style:parent-style-name="Heading_20_6">
      <style:text-properties officeooo:paragraph-rsid="03577c70"/>
    </style:style>
    <style:style style:name="P240" style:family="paragraph" style:parent-style-name="Heading_20_7">
      <style:text-properties officeooo:rsid="00bce6fe" officeooo:paragraph-rsid="03577c70"/>
    </style:style>
    <style:style style:name="P241" style:family="paragraph" style:parent-style-name="Heading_20_5">
      <style:text-properties officeooo:rsid="00bf466c" officeooo:paragraph-rsid="03577c70"/>
    </style:style>
    <style:style style:name="P242" style:family="paragraph" style:parent-style-name="Text_20_body">
      <style:text-properties officeooo:rsid="00bf466c" officeooo:paragraph-rsid="03577c70"/>
    </style:style>
    <style:style style:name="P243" style:family="paragraph" style:parent-style-name="Heading_20_7">
      <style:text-properties officeooo:rsid="00bf466c" officeooo:paragraph-rsid="03577c70"/>
    </style:style>
    <style:style style:name="P244" style:family="paragraph" style:parent-style-name="Heading_20_7">
      <style:text-properties officeooo:paragraph-rsid="03577c70"/>
    </style:style>
    <style:style style:name="P245" style:family="paragraph" style:parent-style-name="Heading_20_5">
      <style:text-properties officeooo:rsid="00bf5015" officeooo:paragraph-rsid="03577c70"/>
    </style:style>
    <style:style style:name="P246" style:family="paragraph" style:parent-style-name="Text_20_body">
      <style:text-properties officeooo:rsid="00bf5015" officeooo:paragraph-rsid="03577c70"/>
    </style:style>
    <style:style style:name="P247" style:family="paragraph" style:parent-style-name="Heading_20_7">
      <style:text-properties officeooo:rsid="00bf5015" officeooo:paragraph-rsid="03577c70"/>
    </style:style>
    <style:style style:name="P248" style:family="paragraph" style:parent-style-name="Horizontal_20_Line">
      <style:text-properties officeooo:rsid="00bf5b2a" officeooo:paragraph-rsid="03577c70"/>
    </style:style>
    <style:style style:name="P249" style:family="paragraph" style:parent-style-name="Heading_20_5">
      <style:text-properties officeooo:rsid="00bf5b2a" officeooo:paragraph-rsid="03577c70"/>
    </style:style>
    <style:style style:name="P250" style:family="paragraph" style:parent-style-name="Text_20_body">
      <style:text-properties officeooo:rsid="00bf5b2a" officeooo:paragraph-rsid="03577c70"/>
    </style:style>
    <style:style style:name="P251" style:family="paragraph" style:parent-style-name="Heading_20_7">
      <style:text-properties officeooo:rsid="00bf5b2a" officeooo:paragraph-rsid="03577c70"/>
    </style:style>
    <style:style style:name="P252" style:family="paragraph" style:parent-style-name="Heading_20_5">
      <style:text-properties officeooo:rsid="00c0f64c" officeooo:paragraph-rsid="03577c70"/>
    </style:style>
    <style:style style:name="P253" style:family="paragraph" style:parent-style-name="Text_20_body">
      <style:text-properties officeooo:rsid="00c0f64c" officeooo:paragraph-rsid="03577c70"/>
    </style:style>
    <style:style style:name="P254" style:family="paragraph" style:parent-style-name="Heading_20_7">
      <style:text-properties officeooo:rsid="00c0f64c" officeooo:paragraph-rsid="03577c70"/>
    </style:style>
    <style:style style:name="P255" style:family="paragraph" style:parent-style-name="Text_20_body">
      <style:text-properties officeooo:rsid="00c0f64c" officeooo:paragraph-rsid="0392a4b8"/>
    </style:style>
    <style:style style:name="P256" style:family="paragraph" style:parent-style-name="Heading_20_1">
      <style:paragraph-properties fo:margin-top="0cm" fo:margin-bottom="0cm" style:contextual-spacing="false"/>
      <style:text-properties style:font-name="Albany" fo:font-size="18.2000007629395pt" fo:font-weight="bold" officeooo:rsid="0392a4b8" officeooo:paragraph-rsid="0392a4b8" style:font-name-asian="Microsoft YaHei1" style:font-size-asian="18.2000007629395pt" style:font-weight-asian="bold" style:font-name-complex="Mangal1" style:font-size-complex="18.2000007629395pt" style:font-weight-complex="bold"/>
    </style:style>
    <style:style style:name="P257" style:family="paragraph" style:parent-style-name="Text_20_body">
      <style:text-properties officeooo:paragraph-rsid="0392a4b8"/>
    </style:style>
    <style:style style:name="P258" style:family="paragraph" style:parent-style-name="Text_20_body">
      <style:text-properties officeooo:rsid="0392a4b8" officeooo:paragraph-rsid="0392a4b8"/>
    </style:style>
    <style:style style:name="P259" style:family="paragraph" style:parent-style-name="Text_20_body">
      <style:paragraph-properties fo:margin-top="0cm" fo:margin-bottom="0cm" style:contextual-spacing="false"/>
      <style:text-properties officeooo:rsid="00bce6fe" officeooo:paragraph-rsid="035dfbce"/>
    </style:style>
    <style:style style:name="P260" style:family="paragraph" style:parent-style-name="Heading_20_1">
      <style:paragraph-properties fo:margin-top="0cm" fo:margin-bottom="0cm" style:contextual-spacing="false"/>
      <style:text-properties style:font-name="Albany" fo:font-size="18.2000007629395pt" fo:font-weight="bold" officeooo:rsid="0356f9b9" officeooo:paragraph-rsid="035dfbce" style:font-name-asian="Microsoft YaHei1" style:font-size-asian="18.2000007629395pt" style:font-weight-asian="bold" style:font-name-complex="Mangal1" style:font-size-complex="18.2000007629395pt" style:font-weight-complex="bold"/>
    </style:style>
    <style:style style:name="P261" style:family="paragraph" style:parent-style-name="Standard">
      <style:text-properties officeooo:paragraph-rsid="035dfbce"/>
    </style:style>
    <style:style style:name="P262" style:family="paragraph" style:parent-style-name="Text_20_body">
      <style:text-properties officeooo:rsid="02887fe9" officeooo:paragraph-rsid="035dfbce"/>
    </style:style>
    <style:style style:name="P263" style:family="paragraph" style:parent-style-name="Text_20_body">
      <style:text-properties officeooo:rsid="035dfbce" officeooo:paragraph-rsid="035dfbce"/>
    </style:style>
    <style:style style:name="P264" style:family="paragraph" style:parent-style-name="Heading_20_3">
      <style:text-properties officeooo:paragraph-rsid="035dfbce"/>
    </style:style>
    <style:style style:name="P265" style:family="paragraph" style:parent-style-name="List_20_Contents">
      <style:paragraph-properties fo:margin-left="0cm" fo:margin-right="0cm" fo:text-indent="0cm" style:auto-text-indent="false"/>
      <style:text-properties officeooo:paragraph-rsid="035dfbce"/>
    </style:style>
    <style:style style:name="P266" style:family="paragraph" style:parent-style-name="Text_20_body">
      <style:text-properties officeooo:rsid="028ab008" officeooo:paragraph-rsid="035dfbce"/>
    </style:style>
    <style:style style:name="P267" style:family="paragraph" style:parent-style-name="Heading_20_4">
      <style:text-properties officeooo:paragraph-rsid="035dfbce"/>
    </style:style>
    <style:style style:name="P268" style:family="paragraph" style:parent-style-name="Heading_20_1">
      <style:paragraph-properties fo:margin-top="0cm" fo:margin-bottom="0cm" style:contextual-spacing="false"/>
      <style:text-properties style:font-name="Albany" fo:font-size="18.2000007629395pt" fo:font-weight="bold" officeooo:rsid="0356f9b9" officeooo:paragraph-rsid="0361100d" style:font-name-asian="Microsoft YaHei1" style:font-size-asian="18.2000007629395pt" style:font-weight-asian="bold" style:font-name-complex="Mangal1" style:font-size-complex="18.2000007629395pt" style:font-weight-complex="bold"/>
    </style:style>
    <style:style style:name="P269" style:family="paragraph" style:parent-style-name="Text_20_body">
      <style:text-properties officeooo:rsid="025d86ae" officeooo:paragraph-rsid="0361100d"/>
    </style:style>
    <style:style style:name="P270" style:family="paragraph" style:parent-style-name="Heading_20_3">
      <style:text-properties officeooo:paragraph-rsid="0361100d"/>
    </style:style>
    <style:style style:name="P271" style:family="paragraph" style:parent-style-name="Heading_20_4">
      <style:text-properties officeooo:paragraph-rsid="0361100d"/>
    </style:style>
    <style:style style:name="P272" style:family="paragraph" style:parent-style-name="Text_20_body">
      <style:text-properties officeooo:rsid="025d86ae" officeooo:paragraph-rsid="03630586"/>
    </style:style>
    <style:style style:name="P273" style:family="paragraph" style:parent-style-name="Heading_20_1">
      <style:paragraph-properties fo:margin-top="0cm" fo:margin-bottom="0cm" style:contextual-spacing="false"/>
      <style:text-properties style:font-name="Albany" fo:font-size="18.2000007629395pt" fo:font-weight="bold" officeooo:rsid="0356f9b9" officeooo:paragraph-rsid="036443ca" style:font-name-asian="Microsoft YaHei1" style:font-size-asian="18.2000007629395pt" style:font-weight-asian="bold" style:font-name-complex="Mangal1" style:font-size-complex="18.2000007629395pt" style:font-weight-complex="bold"/>
    </style:style>
    <style:style style:name="P274" style:family="paragraph" style:parent-style-name="Standard">
      <style:text-properties officeooo:paragraph-rsid="036443ca"/>
    </style:style>
    <style:style style:name="P275" style:family="paragraph" style:parent-style-name="Horizontal_20_Line">
      <style:text-properties officeooo:paragraph-rsid="036443ca"/>
    </style:style>
    <style:style style:name="P276" style:family="paragraph" style:parent-style-name="Text_20_body">
      <style:text-properties officeooo:rsid="025d86ae" officeooo:paragraph-rsid="036443ca"/>
    </style:style>
    <style:style style:name="P277" style:family="paragraph" style:parent-style-name="Heading_20_3">
      <style:text-properties officeooo:paragraph-rsid="0375573d"/>
    </style:style>
    <style:style style:name="P278" style:family="paragraph" style:parent-style-name="Heading_20_1">
      <style:paragraph-properties fo:margin-top="0cm" fo:margin-bottom="0cm" style:contextual-spacing="false"/>
      <style:text-properties style:font-name="Albany" fo:font-size="18.2000007629395pt" fo:font-weight="bold" officeooo:rsid="0356f9b9" officeooo:paragraph-rsid="036620c1" style:font-name-asian="Microsoft YaHei1" style:font-size-asian="18.2000007629395pt" style:font-weight-asian="bold" style:font-name-complex="Mangal1" style:font-size-complex="18.2000007629395pt" style:font-weight-complex="bold"/>
    </style:style>
    <style:style style:name="P279" style:family="paragraph" style:parent-style-name="Standard">
      <style:text-properties officeooo:paragraph-rsid="036620c1"/>
    </style:style>
    <style:style style:name="P280" style:family="paragraph" style:parent-style-name="Text_20_body">
      <style:text-properties officeooo:rsid="02911834" officeooo:paragraph-rsid="036620c1"/>
    </style:style>
    <style:style style:name="P281" style:family="paragraph" style:parent-style-name="Text_20_body">
      <style:text-properties officeooo:rsid="0292d3df" officeooo:paragraph-rsid="0368bced"/>
    </style:style>
    <style:style style:name="P282" style:family="paragraph" style:parent-style-name="Text_20_body">
      <style:text-properties officeooo:rsid="02934a58" officeooo:paragraph-rsid="0368bced"/>
    </style:style>
    <style:style style:name="P283" style:family="paragraph" style:parent-style-name="Text_20_body">
      <style:text-properties officeooo:rsid="0294b417" officeooo:paragraph-rsid="036bf0fd"/>
    </style:style>
    <style:style style:name="P284" style:family="paragraph" style:parent-style-name="Horizontal_20_Line">
      <style:text-properties officeooo:rsid="00b9fa74"/>
    </style:style>
    <style:style style:name="P285" style:family="paragraph" style:parent-style-name="Horizontal_20_Line">
      <style:text-properties officeooo:paragraph-rsid="036bf0fd"/>
    </style:style>
    <style:style style:name="P286" style:family="paragraph" style:parent-style-name="Text_20_body">
      <style:text-properties officeooo:rsid="02952016" officeooo:paragraph-rsid="036bf0fd"/>
    </style:style>
    <style:style style:name="P287" style:family="paragraph" style:parent-style-name="Heading_20_2">
      <style:text-properties style:font-name="Albany" fo:font-size="16.1000003814697pt" fo:font-weight="bold" officeooo:rsid="036de85e" officeooo:paragraph-rsid="036de85e" style:font-name-asian="Microsoft YaHei1" style:font-size-asian="16.1000003814697pt" style:font-weight-asian="bold" style:font-name-complex="Mangal1" style:font-size-complex="16.1000003814697pt" style:font-weight-complex="bold"/>
    </style:style>
    <style:style style:name="P288" style:family="paragraph" style:parent-style-name="Text_20_body">
      <style:text-properties officeooo:rsid="02f55d98" officeooo:paragraph-rsid="036bf0fd"/>
    </style:style>
    <style:style style:name="P289" style:family="paragraph" style:parent-style-name="Text_20_body">
      <style:text-properties officeooo:rsid="036de85e" officeooo:paragraph-rsid="036de85e"/>
    </style:style>
    <style:style style:name="P290" style:family="paragraph" style:parent-style-name="Text_20_body">
      <style:text-properties officeooo:paragraph-rsid="036bf0fd"/>
    </style:style>
    <style:style style:name="P291" style:family="paragraph" style:parent-style-name="Heading_20_1">
      <style:paragraph-properties fo:margin-top="0cm" fo:margin-bottom="0cm" style:contextual-spacing="false"/>
      <style:text-properties style:font-name="Albany" fo:font-size="18.2000007629395pt" fo:font-weight="bold" officeooo:rsid="036f7b61" officeooo:paragraph-rsid="036f7b61" style:font-name-asian="Microsoft YaHei1" style:font-size-asian="18.2000007629395pt" style:font-weight-asian="bold" style:font-name-complex="Mangal1" style:font-size-complex="18.2000007629395pt" style:font-weight-complex="bold"/>
    </style:style>
    <style:style style:name="P292" style:family="paragraph" style:parent-style-name="Standard">
      <style:text-properties officeooo:paragraph-rsid="036f7b61"/>
    </style:style>
    <style:style style:name="P293" style:family="paragraph" style:parent-style-name="Standard">
      <style:text-properties officeooo:rsid="036f7b61" officeooo:paragraph-rsid="036f7b61"/>
    </style:style>
    <style:style style:name="P294" style:family="paragraph" style:parent-style-name="Heading_20_3">
      <style:text-properties officeooo:paragraph-rsid="036f7b61"/>
    </style:style>
    <style:style style:name="P295" style:family="paragraph" style:parent-style-name="Text_20_body">
      <style:text-properties officeooo:rsid="02acc477" officeooo:paragraph-rsid="036f7b61"/>
    </style:style>
    <style:style style:name="P296" style:family="paragraph" style:parent-style-name="Heading_20_4">
      <style:text-properties officeooo:paragraph-rsid="036f7b61"/>
    </style:style>
    <style:style style:name="P297" style:family="paragraph" style:parent-style-name="Heading_20_5">
      <style:text-properties officeooo:paragraph-rsid="036f7b61"/>
    </style:style>
    <style:style style:name="P298" style:family="paragraph" style:parent-style-name="Text_20_body">
      <style:text-properties officeooo:rsid="00b93b47" officeooo:paragraph-rsid="036f7b61"/>
    </style:style>
    <style:style style:name="P299" style:family="paragraph" style:parent-style-name="Horizontal_20_Line">
      <style:text-properties officeooo:paragraph-rsid="036f7b61"/>
    </style:style>
    <style:style style:name="P300" style:family="paragraph" style:parent-style-name="Heading_20_2">
      <style:text-properties officeooo:paragraph-rsid="03887306"/>
    </style:style>
    <style:style style:name="P301" style:family="paragraph" style:parent-style-name="Text_20_body">
      <style:text-properties officeooo:rsid="03887306" officeooo:paragraph-rsid="03887306"/>
    </style:style>
    <style:style style:name="P302" style:family="paragraph" style:parent-style-name="Heading_20_3">
      <style:text-properties officeooo:paragraph-rsid="03887306"/>
    </style:style>
    <style:style style:name="P303" style:family="paragraph" style:parent-style-name="Heading_20_4">
      <style:text-properties officeooo:paragraph-rsid="03887306"/>
    </style:style>
    <style:style style:name="P304" style:family="paragraph" style:parent-style-name="Text_20_body">
      <style:text-properties officeooo:rsid="00b93b47" officeooo:paragraph-rsid="03887306"/>
    </style:style>
    <style:style style:name="P305" style:family="paragraph" style:parent-style-name="Horizontal_20_Line">
      <style:text-properties officeooo:rsid="00b93b47" officeooo:paragraph-rsid="036f7b61"/>
    </style:style>
    <style:style style:name="P306" style:family="paragraph" style:parent-style-name="Text_20_body">
      <style:text-properties officeooo:rsid="00b9fa74" officeooo:paragraph-rsid="036f7b61"/>
    </style:style>
    <style:style style:name="T1" style:family="text">
      <style:text-properties officeooo:rsid="038ad418"/>
    </style:style>
    <style:style style:name="T2" style:family="text">
      <style:text-properties officeooo:rsid="02878d69"/>
    </style:style>
    <style:style style:name="T3" style:family="text">
      <style:text-properties officeooo:rsid="028ffa71"/>
    </style:style>
    <style:style style:name="T4" style:family="text">
      <style:text-properties officeooo:rsid="0364e728"/>
    </style:style>
    <style:style style:name="T5" style:family="text">
      <style:text-properties officeooo:rsid="036910a1"/>
    </style:style>
    <style:style style:name="T6" style:family="text">
      <style:text-properties officeooo:rsid="02924c49"/>
    </style:style>
    <style:style style:name="T7" style:family="text">
      <style:text-properties officeooo:rsid="00b2db43"/>
    </style:style>
    <style:style style:name="T8" style:family="text">
      <style:text-properties officeooo:rsid="00b4c544"/>
    </style:style>
    <style:style style:name="T9" style:family="text">
      <style:text-properties officeooo:rsid="02907617"/>
    </style:style>
    <style:style style:name="T10" style:family="text">
      <style:text-properties officeooo:rsid="029267f6"/>
    </style:style>
    <style:style style:name="T11" style:family="text">
      <style:text-properties officeooo:rsid="02b2bacb"/>
    </style:style>
    <style:style style:name="T12" style:family="text">
      <style:text-properties officeooo:rsid="0335d367"/>
    </style:style>
    <style:style style:name="T13" style:family="text">
      <style:text-properties officeooo:rsid="032ed9c0"/>
    </style:style>
    <style:style style:name="T14"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15" style:family="text">
      <style:text-properties fo:font-size="14.1000003814697pt" style:font-style-complex="italic"/>
    </style:style>
    <style:style style:name="T16"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7"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5e44c8"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8" style:family="text">
      <style:text-properties officeooo:rsid="032fba19"/>
    </style:style>
    <style:style style:name="T19" style:family="text">
      <style:text-properties officeooo:rsid="0093dd40"/>
    </style:style>
    <style:style style:name="T20" style:family="text">
      <style:text-properties officeooo:rsid="0094bfa7"/>
    </style:style>
    <style:style style:name="T21" style:family="text">
      <style:text-properties officeooo:rsid="00968358"/>
    </style:style>
    <style:style style:name="T22" style:family="text">
      <style:text-properties officeooo:rsid="02af8dd6"/>
    </style:style>
    <style:style style:name="T23" style:family="text">
      <style:text-properties officeooo:rsid="02b0554b"/>
    </style:style>
    <style:style style:name="T24" style:family="text">
      <style:text-properties officeooo:rsid="02691b38"/>
    </style:style>
    <style:style style:name="T25" style:family="text">
      <style:text-properties officeooo:rsid="0269f483"/>
    </style:style>
    <style:style style:name="T26" style:family="text">
      <style:text-properties officeooo:rsid="033341ed"/>
    </style:style>
    <style:style style:name="T27" style:family="text">
      <style:text-properties officeooo:rsid="0098d7ca"/>
    </style:style>
    <style:style style:name="T28" style:family="text">
      <style:text-properties officeooo:rsid="02cf54a3"/>
    </style:style>
    <style:style style:name="T29" style:family="text">
      <style:text-properties officeooo:rsid="0338d1b6"/>
    </style:style>
    <style:style style:name="T30" style:family="text">
      <style:text-properties style:font-name="Albany" fo:font-size="14.1000003814697pt" fo:font-weight="bold" officeooo:rsid="033a1534" style:font-name-asian="Microsoft YaHei1" style:font-size-asian="14.1000003814697pt" style:font-weight-asian="bold" style:font-name-complex="Mangal1" style:font-size-complex="14.1000003814697pt" style:font-weight-complex="bold"/>
    </style:style>
    <style:style style:name="T31" style:family="text">
      <style:text-properties officeooo:rsid="0388b82b"/>
    </style:style>
    <style:style style:name="T32" style:family="text">
      <style:text-properties officeooo:rsid="03994607"/>
    </style:style>
    <style:style style:name="T33" style:family="text">
      <style:text-properties style:font-name="Albany" fo:font-size="13.3000001907349pt" fo:font-style="italic" fo:font-weight="bold" officeooo:rsid="037a45ab" style:font-name-asian="Microsoft YaHei1" style:font-size-asian="13.3000001907349pt" style:font-style-asian="italic" style:font-weight-asian="bold" style:font-name-complex="Mangal1" style:font-size-complex="13.3000001907349pt" style:font-style-complex="italic" style:font-weight-complex="bold"/>
    </style:style>
    <style:style style:name="T34" style:family="text">
      <style:text-properties officeooo:rsid="009cd8d6"/>
    </style:style>
    <style:style style:name="T35" style:family="text">
      <style:text-properties style:font-name="Albany" fo:font-size="11.8999996185303pt" fo:font-style="italic" fo:font-weight="bold" officeooo:rsid="009cd8d6" style:font-name-asian="Microsoft YaHei1" style:font-size-asian="11.8999996185303pt" style:font-style-asian="italic" style:font-weight-asian="bold" style:font-name-complex="Mangal1" style:font-size-complex="11.8999996185303pt" style:font-style-complex="italic" style:font-weight-complex="bold"/>
    </style:style>
    <style:style style:name="T36" style:family="text">
      <style:text-properties style:font-name="Albany" fo:font-size="11.8999996185303pt" fo:font-style="italic" fo:font-weight="bold" officeooo:rsid="02831329" style:font-name-asian="Microsoft YaHei1" style:font-size-asian="11.8999996185303pt" style:font-style-asian="italic" style:font-weight-asian="bold" style:font-name-complex="Mangal1" style:font-size-complex="11.8999996185303pt" style:font-style-complex="italic" style:font-weight-complex="bold"/>
    </style:style>
    <style:style style:name="T37" style:family="text">
      <style:text-properties officeooo:rsid="027e68fb"/>
    </style:style>
    <style:style style:name="T38" style:family="text">
      <style:text-properties officeooo:rsid="0283f94f"/>
    </style:style>
    <style:style style:name="T39" style:family="text">
      <style:text-properties officeooo:rsid="02403f24"/>
    </style:style>
    <style:style style:name="T40" style:family="text">
      <style:text-properties style:font-name="Albany" fo:font-size="14.1000003814697pt" fo:font-weight="bold" officeooo:rsid="02403f24" style:font-name-asian="Microsoft YaHei1" style:font-size-asian="14.1000003814697pt" style:font-weight-asian="bold" style:font-name-complex="Mangal1" style:font-size-complex="14.1000003814697pt" style:font-weight-complex="bold"/>
    </style:style>
    <style:style style:name="T41" style:family="text">
      <style:text-properties style:font-name="Albany" fo:font-size="14.1000003814697pt" fo:font-weight="bold" officeooo:rsid="02843faa" style:font-name-asian="Microsoft YaHei1" style:font-size-asian="14.1000003814697pt" style:font-weight-asian="bold" style:font-name-complex="Mangal1" style:font-size-complex="14.1000003814697pt" style:font-weight-complex="bold"/>
    </style:style>
    <style:style style:name="T42" style:family="text">
      <style:text-properties style:font-name="Albany" fo:font-size="14.1000003814697pt" fo:font-weight="bold" officeooo:rsid="0388b82b" style:font-name-asian="Microsoft YaHei1" style:font-size-asian="14.1000003814697pt" style:font-weight-asian="bold" style:font-name-complex="Mangal1" style:font-size-complex="14.1000003814697pt" style:font-weight-complex="bold"/>
    </style:style>
    <style:style style:name="T43" style:family="text">
      <style:text-properties style:font-name="Albany" fo:font-size="13.3000001907349pt" fo:font-style="italic" fo:font-weight="bold" officeooo:rsid="02843faa" style:font-name-asian="Microsoft YaHei1" style:font-size-asian="13.3000001907349pt" style:font-style-asian="italic" style:font-weight-asian="bold" style:font-name-complex="Mangal1" style:font-size-complex="13.3000001907349pt" style:font-style-complex="italic" style:font-weight-complex="bold"/>
    </style:style>
    <style:style style:name="T44" style:family="text">
      <style:text-properties style:font-name="Albany" fo:font-size="14.1000003814697pt" fo:font-weight="bold" officeooo:rsid="02d582e8" style:font-name-asian="Microsoft YaHei1" style:font-size-asian="14.1000003814697pt" style:font-weight-asian="bold" style:font-name-complex="Mangal1" style:font-size-complex="14.1000003814697pt" style:font-weight-complex="bold"/>
    </style:style>
    <style:style style:name="T45" style:family="text">
      <style:text-properties style:font-name="Albany" fo:font-size="14.1000003814697pt" fo:font-weight="bold" officeooo:rsid="038918ff" style:font-name-asian="Microsoft YaHei1" style:font-size-asian="14.1000003814697pt" style:font-weight-asian="bold" style:font-name-complex="Mangal1" style:font-size-complex="14.1000003814697pt" style:font-weight-complex="bold"/>
    </style:style>
    <style:style style:name="T46" style:family="text">
      <style:text-properties officeooo:rsid="038918ff"/>
    </style:style>
    <style:style style:name="T47" style:family="text">
      <style:text-properties officeooo:rsid="02d390ad"/>
    </style:style>
    <style:style style:name="T48" style:family="text">
      <style:text-properties style:font-name="Albany" fo:font-size="13.3000001907349pt" fo:font-style="italic" fo:font-weight="bold" officeooo:rsid="009cd8d6" style:font-name-asian="Microsoft YaHei1" style:font-size-asian="13.3000001907349pt" style:font-style-asian="italic" style:font-weight-asian="bold" style:font-name-complex="Mangal1" style:font-size-complex="13.3000001907349pt" style:font-style-complex="italic" style:font-weight-complex="bold"/>
    </style:style>
    <style:style style:name="T49" style:family="text">
      <style:text-properties style:font-name="Albany" fo:font-size="13.3000001907349pt" fo:font-style="italic" fo:font-weight="bold" officeooo:rsid="02d582e8" style:font-name-asian="Microsoft YaHei1" style:font-size-asian="13.3000001907349pt" style:font-style-asian="italic" style:font-weight-asian="bold" style:font-name-complex="Mangal1" style:font-size-complex="13.3000001907349pt" style:font-style-complex="italic" style:font-weight-complex="bold"/>
    </style:style>
    <style:style style:name="T50" style:family="text">
      <style:text-properties style:font-name="Albany" fo:font-size="14.1000003814697pt" fo:font-weight="bold" officeooo:rsid="0381f088" style:font-name-asian="Microsoft YaHei1" style:font-size-asian="14.1000003814697pt" style:font-weight-asian="bold" style:font-name-complex="Mangal1" style:font-size-complex="14.1000003814697pt" style:font-weight-complex="bold"/>
    </style:style>
    <style:style style:name="T51" style:family="text">
      <style:text-properties style:font-name="Albany" fo:font-size="13.3000001907349pt" fo:font-style="italic" fo:font-weight="bold" officeooo:rsid="0383a634" style:font-name-asian="Microsoft YaHei1" style:font-size-asian="13.3000001907349pt" style:font-style-asian="italic" style:font-weight-asian="bold" style:font-name-complex="Mangal1" style:font-size-complex="13.3000001907349pt" style:font-style-complex="italic" style:font-weight-complex="bold"/>
    </style:style>
    <style:style style:name="T52" style:family="text">
      <style:text-properties officeooo:rsid="0383a634"/>
    </style:style>
    <style:style style:name="T53" style:family="text">
      <style:text-properties officeooo:rsid="0384fce7"/>
    </style:style>
    <style:style style:name="T54" style:family="text">
      <style:text-properties officeooo:rsid="038c90b4"/>
    </style:style>
    <style:style style:name="T55" style:family="text">
      <style:text-properties officeooo:rsid="037d9580"/>
    </style:style>
    <style:style style:name="T56" style:family="text">
      <style:text-properties style:font-name="Albany" fo:font-size="14.1000003814697pt" fo:font-weight="bold" officeooo:rsid="037d9580" style:font-name-asian="Microsoft YaHei1" style:font-size-asian="14.1000003814697pt" style:font-weight-asian="bold" style:font-name-complex="Mangal1" style:font-size-complex="14.1000003814697pt" style:font-weight-complex="bold"/>
    </style:style>
    <style:style style:name="T57" style:family="text">
      <style:text-properties officeooo:rsid="02a4a08c"/>
    </style:style>
    <style:style style:name="T58" style:family="text">
      <style:text-properties officeooo:rsid="038cde51"/>
    </style:style>
    <style:style style:name="T59" style:family="text">
      <style:text-properties officeooo:rsid="038ddd02"/>
    </style:style>
    <style:style style:name="T60" style:family="text">
      <style:text-properties officeooo:rsid="038e5462"/>
    </style:style>
    <style:style style:name="T61" style:family="text">
      <style:text-properties officeooo:rsid="038ffc9a"/>
    </style:style>
    <style:style style:name="T62" style:family="text">
      <style:text-properties officeooo:rsid="0346fcc1"/>
    </style:style>
    <style:style style:name="T63" style:family="text">
      <style:text-properties officeooo:rsid="0399ea41"/>
    </style:style>
    <style:style style:name="T64" style:family="text">
      <style:text-properties officeooo:rsid="03487223"/>
    </style:style>
    <style:style style:name="T65" style:family="text">
      <style:text-properties officeooo:rsid="034a6389"/>
    </style:style>
    <style:style style:name="T66" style:family="text">
      <style:text-properties officeooo:rsid="00cd0a6b"/>
    </style:style>
    <style:style style:name="T67" style:family="text">
      <style:text-properties officeooo:rsid="034b9a95"/>
    </style:style>
    <style:style style:name="T68" style:family="text">
      <style:text-properties officeooo:rsid="039c7b2f"/>
    </style:style>
    <style:style style:name="T69" style:family="text">
      <style:text-properties officeooo:rsid="034c3557"/>
    </style:style>
    <style:style style:name="T70" style:family="text">
      <style:text-properties officeooo:rsid="034d0e50"/>
    </style:style>
    <style:style style:name="T71" style:family="text">
      <style:text-properties officeooo:rsid="039df4f0"/>
    </style:style>
    <style:style style:name="T72" style:family="text">
      <style:text-properties officeooo:rsid="0356f9b9"/>
    </style:style>
    <style:style style:name="T73" style:family="text">
      <style:text-properties officeooo:rsid="035b5aab"/>
    </style:style>
    <style:style style:name="T74" style:family="text">
      <style:text-properties officeooo:rsid="00bd5b43"/>
    </style:style>
    <style:style style:name="T75" style:family="text">
      <style:text-properties officeooo:rsid="00b93b47"/>
    </style:style>
    <style:style style:name="T76" style:family="text">
      <style:text-properties officeooo:rsid="00bce6fe"/>
    </style:style>
    <style:style style:name="T77" style:family="text">
      <style:text-properties officeooo:rsid="035bc341"/>
    </style:style>
    <style:style style:name="T78" style:family="text">
      <style:text-properties officeooo:rsid="0148b6cb"/>
    </style:style>
    <style:style style:name="T79" style:family="text">
      <style:text-properties style:font-name="Albany" fo:font-size="11.8999996185303pt" fo:font-style="italic" fo:font-weight="bold" officeooo:rsid="00b93b47" style:font-name-asian="Microsoft YaHei1" style:font-size-asian="11.8999996185303pt" style:font-style-asian="italic" style:font-weight-asian="bold" style:font-name-complex="Mangal1" style:font-size-complex="11.8999996185303pt" style:font-style-complex="italic" style:font-weight-complex="bold"/>
    </style:style>
    <style:style style:name="T80" style:family="text">
      <style:text-properties style:font-name="Albany" fo:font-size="11.8999996185303pt" fo:font-style="italic" fo:font-weight="bold" officeooo:rsid="035bc341" style:font-name-asian="Microsoft YaHei1" style:font-size-asian="11.8999996185303pt" style:font-style-asian="italic" style:font-weight-asian="bold" style:font-name-complex="Mangal1" style:font-size-complex="11.8999996185303pt" style:font-style-complex="italic" style:font-weight-complex="bold"/>
    </style:style>
    <style:style style:name="T81" style:family="text">
      <style:text-properties officeooo:rsid="0392a4b8"/>
    </style:style>
    <style:style style:name="T82" style:family="text">
      <style:text-properties officeooo:rsid="035dfbce"/>
    </style:style>
    <style:style style:name="T83" style:family="text">
      <style:text-properties officeooo:rsid="028913a5"/>
    </style:style>
    <style:style style:name="T84" style:family="text">
      <style:text-properties fo:font-style="normal" style:font-style-asian="normal" style:font-style-complex="normal"/>
    </style:style>
    <style:style style:name="T85" style:family="text">
      <style:text-properties fo:font-style="normal" officeooo:rsid="028913a5" style:font-style-asian="normal" style:font-style-complex="normal"/>
    </style:style>
    <style:style style:name="T86" style:family="text">
      <style:text-properties officeooo:rsid="0361100d"/>
    </style:style>
    <style:style style:name="T87" style:family="text">
      <style:text-properties officeooo:rsid="036443ca"/>
    </style:style>
    <style:style style:name="T88" style:family="text">
      <style:text-properties officeooo:rsid="0375573d"/>
    </style:style>
    <style:style style:name="T89" style:family="text">
      <style:text-properties officeooo:rsid="036620c1"/>
    </style:style>
    <style:style style:name="T90" style:family="text">
      <style:text-properties officeooo:rsid="03673887"/>
    </style:style>
    <style:style style:name="T91" style:family="text">
      <style:text-properties officeooo:rsid="0368bced"/>
    </style:style>
    <style:style style:name="T92" style:family="text">
      <style:text-properties officeooo:rsid="0294b417"/>
    </style:style>
    <style:style style:name="T93" style:family="text">
      <style:text-properties officeooo:rsid="02952016"/>
    </style:style>
    <style:style style:name="T94" style:family="text">
      <style:text-properties style:font-name="Albany" fo:font-size="13.3000001907349pt" fo:font-style="italic" fo:font-weight="bold" officeooo:rsid="036de85e" style:font-name-asian="Microsoft YaHei1" style:font-size-asian="13.3000001907349pt" style:font-style-asian="italic" style:font-weight-asian="bold" style:font-name-complex="Mangal1" style:font-size-complex="13.3000001907349pt" style:font-style-complex="italic" style:font-weight-complex="bold"/>
    </style:style>
    <style:style style:name="T95" style:family="text">
      <style:text-properties officeooo:rsid="036f7b61"/>
    </style:style>
    <style:style style:name="T96" style:family="text">
      <style:text-properties officeooo:rsid="03887306"/>
    </style:style>
    <style:style style:name="T97" style:family="text">
      <style:text-properties officeooo:rsid="01693e1d"/>
    </style:style>
    <style:style style:name="T98" style:family="text">
      <style:text-properties officeooo:rsid="01623718"/>
    </style:style>
    <style:style style:name="T99" style:family="text">
      <style:text-properties officeooo:rsid="036feee7"/>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1" table:style-name="Tabelle11">
        <table:table-column table:style-name="Tabelle11.A"/>
        <table:table-column table:style-name="Tabelle11.B"/>
        <table:table-row table:style-name="Tabelle11.1">
          <table:table-cell table:style-name="Tabelle11.A1" office:value-type="string">
            <text:p text:style-name="P2"><draw:frame draw:style-name="fr1" draw:name="Bild80" text:anchor-type="char" svg:width="0.831cm" svg:height="0.831cm" draw:z-index="127"><draw:image xlink:href="Pictures/100000010000008000000080BFEC6B6D.png" xlink:type="simple" xlink:show="embed" xlink:actuate="onLoad" draw:mime-type="image/png"/></draw:frame></text:p>
          </table:table-cell>
          <table:table-cell table:style-name="Tabelle11.B1" office:value-type="string">
            <text:p text:style-name="P3"><text:s/>7.1.9 Editors - 3D View<text:span text:style-name="T1">port</text:span> - Header - Mesh - Edit mode - Mesh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9768_728628141" text:style-name="Index_20_Link" text:visited-style-name="Index_20_Link">Detailed Table of content<text:tab/>2</text:a></text:p>
          <text:p text:style-name="P4"><text:a xlink:type="simple" xlink:href="#__RefHeading___Toc5843_1502952404" text:style-name="Index_20_Link" text:visited-style-name="Index_20_Link">Edit Mode - Mesh Menu<text:tab/>11</text:a></text:p>
          <text:p text:style-name="P4"><text:a xlink:type="simple" xlink:href="#__RefHeading___Toc7858_10548105671" text:style-name="Index_20_Link" text:visited-style-name="Index_20_Link">Legacy<text:tab/>11</text:a></text:p>
          <text:p text:style-name="P5"><text:a xlink:type="simple" xlink:href="#__RefHeading___Toc1379_3907686794" text:style-name="Index_20_Link" text:visited-style-name="Index_20_Link">Bisect<text:tab/>11</text:a></text:p>
          <text:p text:style-name="P4"><text:a xlink:type="simple" xlink:href="#__RefHeading___Toc7858_1054810567" text:style-name="Index_20_Link" text:visited-style-name="Index_20_Link">Transform<text:tab/>13</text:a></text:p>
          <text:p text:style-name="P5"><text:a xlink:type="simple" xlink:href="#__RefHeading___Toc2735_245601171" text:style-name="Index_20_Link" text:visited-style-name="Index_20_Link">To Sphere<text:tab/>13</text:a></text:p>
          <text:p text:style-name="P5"><text:a xlink:type="simple" xlink:href="#__RefHeading___Toc2737_245601171" text:style-name="Index_20_Link" text:visited-style-name="Index_20_Link">Shear<text:tab/>14</text:a></text:p>
          <text:p text:style-name="P5"><text:a xlink:type="simple" xlink:href="#__RefHeading___Toc2739_245601171" text:style-name="Index_20_Link" text:visited-style-name="Index_20_Link">Bend<text:tab/>15</text:a></text:p>
          <text:p text:style-name="P5"><text:a xlink:type="simple" xlink:href="#__RefHeading___Toc2741_245601171" text:style-name="Index_20_Link" text:visited-style-name="Index_20_Link">Push/Pull<text:tab/>15</text:a></text:p>
          <text:p text:style-name="P5"><text:a xlink:type="simple" xlink:href="#__RefHeading___Toc2743_245601171" text:style-name="Index_20_Link" text:visited-style-name="Index_20_Link">Warp<text:tab/>16</text:a></text:p>
          <text:p text:style-name="P5"><text:a xlink:type="simple" xlink:href="#__RefHeading___Toc2755_245601171" text:style-name="Index_20_Link" text:visited-style-name="Index_20_Link">Randomize Transform<text:tab/>16</text:a></text:p>
          <text:p text:style-name="P5"><text:a xlink:type="simple" xlink:href="#__RefHeading___Toc35160_245601171" text:style-name="Index_20_Link" text:visited-style-name="Index_20_Link">Shrink/Fatten<text:tab/>17</text:a></text:p>
          <text:p text:style-name="P5"><text:a xlink:type="simple" xlink:href="#__RefHeading___Toc44779_4111457810" text:style-name="Index_20_Link" text:visited-style-name="Index_20_Link">Skin Resize<text:tab/>17</text:a></text:p>
          <text:p text:style-name="P5"><text:a xlink:type="simple" xlink:href="#__RefHeading___Toc4080_1054810567" text:style-name="Index_20_Link" text:visited-style-name="Index_20_Link">Move Texture Space<text:tab/>18</text:a></text:p>
          <text:p text:style-name="P5"><text:a xlink:type="simple" xlink:href="#__RefHeading___Toc4084_1054810567" text:style-name="Index_20_Link" text:visited-style-name="Index_20_Link">Scale Texture Space<text:tab/>19</text:a></text:p>
          <text:p text:style-name="P5"><text:a xlink:type="simple" xlink:href="#__RefHeading___Toc44783_4111457810" text:style-name="Index_20_Link" text:visited-style-name="Index_20_Link">Set Dimensions<text:tab/>21</text:a></text:p>
          <text:p text:style-name="P4"><text:a xlink:type="simple" xlink:href="#__RefHeading___Toc1604_9062528" text:style-name="Index_20_Link" text:visited-style-name="Index_20_Link">Mirror<text:tab/>21</text:a></text:p>
          <text:p text:style-name="P5"><text:a xlink:type="simple" xlink:href="#__RefHeading___Toc4092_1054810567" text:style-name="Index_20_Link" text:visited-style-name="Index_20_Link">Interactive Mirror<text:tab/>21</text:a></text:p>
          <text:p text:style-name="P5"><text:a xlink:type="simple" xlink:href="#__RefHeading___Toc4094_1054810567" text:style-name="Index_20_Link" text:visited-style-name="Index_20_Link">X Global, Y Global etc.<text:tab/>21</text:a></text:p>
          <text:p text:style-name="P5"><text:a xlink:type="simple" xlink:href="#__RefHeading___Toc4100_1054810567" text:style-name="Index_20_Link" text:visited-style-name="Index_20_Link">Mirror Vertex Group<text:tab/>22</text:a></text:p>
          <text:p text:style-name="P4"><text:a xlink:type="simple" xlink:href="#__RefHeading___Toc1606_9062528" text:style-name="Index_20_Link" text:visited-style-name="Index_20_Link">Snap<text:tab/>23</text:a></text:p>
          <text:p text:style-name="P5"><text:a xlink:type="simple" xlink:href="#__RefHeading___Toc1608_9062528" text:style-name="Index_20_Link" text:visited-style-name="Index_20_Link">Last Operator Snap<text:tab/>23</text:a></text:p>
          <text:p text:style-name="P4"><text:a xlink:type="simple" xlink:href="#__RefHeading___Toc1612_9062528" text:style-name="Index_20_Link" text:visited-style-name="Index_20_Link">Single Operators<text:tab/>23</text:a></text:p>
          <text:p text:style-name="P5"><text:a xlink:type="simple" xlink:href="#__RefHeading___Toc1614_9062528" text:style-name="Index_20_Link" text:visited-style-name="Index_20_Link">Duplicate<text:tab/>23</text:a></text:p>
          <text:p text:style-name="P5"><text:a xlink:type="simple" xlink:href="#__RefHeading___Toc37028_2052926708" text:style-name="Index_20_Link" text:visited-style-name="Index_20_Link">Extrude<text:tab/>24</text:a></text:p>
          <text:p text:style-name="P5"><text:a xlink:type="simple" xlink:href="#__RefHeading___Toc9169_4201702543" text:style-name="Index_20_Link" text:visited-style-name="Index_20_Link">Merge<text:tab/>31</text:a></text:p>
          <text:p text:style-name="P5"><text:a xlink:type="simple" xlink:href="#__RefHeading___Toc9171_4201702543" text:style-name="Index_20_Link" text:visited-style-name="Index_20_Link">Split<text:tab/>32</text:a></text:p>
          <text:p text:style-name="P5"><text:a xlink:type="simple" xlink:href="#__RefHeading___Toc9173_4201702543" text:style-name="Index_20_Link" text:visited-style-name="Index_20_Link">Separate<text:tab/>32</text:a></text:p>
          <text:p text:style-name="P5"><text:a xlink:type="simple" xlink:href="#__RefHeading___Toc2597_4141173830" text:style-name="Index_20_Link" text:visited-style-name="Index_20_Link">Convex Hull<text:tab/>33</text:a></text:p>
          <text:p text:style-name="P5"><text:a xlink:type="simple" xlink:href="#__RefHeading___Toc2599_4141173830" text:style-name="Index_20_Link" text:visited-style-name="Index_20_Link">Symmetrize<text:tab/>34</text:a></text:p>
          <text:p text:style-name="P5"><text:a xlink:type="simple" xlink:href="#__RefHeading___Toc2601_4141173830" text:style-name="Index_20_Link" text:visited-style-name="Index_20_Link">Snap to Symmetry<text:tab/>35</text:a></text:p>
          <text:p text:style-name="P5"><text:a xlink:type="simple" xlink:href="#__RefHeading___Toc2603_4141173830" text:style-name="Index_20_Link" text:visited-style-name="Index_20_Link">Smart Delete<text:tab/>35</text:a></text:p>
          <text:p text:style-name="P4"><text:a xlink:type="simple" xlink:href="#__RefHeading___Toc2605_4141173830" text:style-name="Index_20_Link" text:visited-style-name="Index_20_Link">Normals<text:tab/>36</text:a></text:p>
          <text:p text:style-name="P5"><text:a xlink:type="simple" xlink:href="#__RefHeading___Toc9916_728628141" text:style-name="Index_20_Link" text:visited-style-name="Index_20_Link">Recalculate Outside<text:tab/>36</text:a></text:p>
          <text:p text:style-name="P5"><text:a xlink:type="simple" xlink:href="#__RefHeading___Toc2609_4141173830" text:style-name="Index_20_Link" text:visited-style-name="Index_20_Link">Recalculate Inside<text:tab/>36</text:a></text:p>
          <text:p text:style-name="P5"><text:a xlink:type="simple" xlink:href="#__RefHeading___Toc9924_728628141" text:style-name="Index_20_Link" text:visited-style-name="Index_20_Link">Flip<text:tab/>36</text:a></text:p>
          <text:p text:style-name="P5"><text:a xlink:type="simple" xlink:href="#__RefHeading___Toc26475_79423390" text:style-name="Index_20_Link" text:visited-style-name="Index_20_Link">Set from Faces<text:tab/>36</text:a></text:p>
          <text:p text:style-name="P5"><text:a xlink:type="simple" xlink:href="#__RefHeading___Toc2611_4141173830" text:style-name="Index_20_Link" text:visited-style-name="Index_20_Link">Rotate<text:tab/>36</text:a></text:p>
          <text:p text:style-name="P5"><text:a xlink:type="simple" xlink:href="#__RefHeading___Toc2623_4141173830" text:style-name="Index_20_Link" text:visited-style-name="Index_20_Link">Point Normals to Target<text:tab/>37</text:a></text:p>
          <text:p text:style-name="P5"><text:a xlink:type="simple" xlink:href="#__RefHeading___Toc2635_4141173830" text:style-name="Index_20_Link" text:visited-style-name="Index_20_Link">Merge<text:tab/>37</text:a></text:p>
          <text:p text:style-name="P5"><text:a xlink:type="simple" xlink:href="#__RefHeading___Toc2637_4141173830" text:style-name="Index_20_Link" text:visited-style-name="Index_20_Link">Split<text:tab/>37</text:a></text:p>
          <text:p text:style-name="P5"><text:a xlink:type="simple" xlink:href="#__RefHeading___Toc2639_4141173830" text:style-name="Index_20_Link" text:visited-style-name="Index_20_Link">Average<text:tab/>38</text:a></text:p>
          <text:p text:style-name="P5"><text:a xlink:type="simple" xlink:href="#__RefHeading___Toc2992_3012658524" text:style-name="Index_20_Link" text:visited-style-name="Index_20_Link">Copy Vectors<text:tab/>38</text:a></text:p>
          <text:p text:style-name="P5"><text:a xlink:type="simple" xlink:href="#__RefHeading___Toc2994_3012658524" text:style-name="Index_20_Link" text:visited-style-name="Index_20_Link">Paste Vectors<text:tab/>38</text:a></text:p>
          <text:p text:style-name="P5"><text:a xlink:type="simple" xlink:href="#__RefHeading___Toc3000_3012658524" text:style-name="Index_20_Link" text:visited-style-name="Index_20_Link">Smoothen Vectors<text:tab/>38</text:a></text:p>
          <text:p text:style-name="P5"><text:a xlink:type="simple" xlink:href="#__RefHeading___Toc3006_3012658524" text:style-name="Index_20_Link" text:visited-style-name="Index_20_Link"><text:soft-page-break/>Reset Vectors<text:tab/>39</text:a></text:p>
          <text:p text:style-name="P5"><text:a xlink:type="simple" xlink:href="#__RefHeading___Toc3008_3012658524" text:style-name="Index_20_Link" text:visited-style-name="Index_20_Link">Select by Face Strength<text:tab/>39</text:a></text:p>
          <text:p text:style-name="P5"><text:a xlink:type="simple" xlink:href="#__RefHeading___Toc3010_3012658524" text:style-name="Index_20_Link" text:visited-style-name="Index_20_Link">Set Face Strength<text:tab/>39</text:a></text:p>
          <text:p text:style-name="P4"><text:a xlink:type="simple" xlink:href="#__RefHeading___Toc3012_3012658524" text:style-name="Index_20_Link" text:visited-style-name="Index_20_Link">Shading<text:tab/>39</text:a></text:p>
          <text:p text:style-name="P4"><text:a xlink:type="simple" xlink:href="#__RefHeading___Toc3014_3012658524" text:style-name="Index_20_Link" text:visited-style-name="Index_20_Link">Weights<text:tab/>39</text:a></text:p>
          <text:p text:style-name="P4"><text:a xlink:type="simple" xlink:href="#__RefHeading___Toc47167_30126585241" text:style-name="Index_20_Link" text:visited-style-name="Index_20_Link">Set Attribute<text:tab/>43</text:a></text:p>
          <text:p text:style-name="P4"><text:a xlink:type="simple" xlink:href="#__RefHeading___Toc47167_3012658524" text:style-name="Index_20_Link" text:visited-style-name="Index_20_Link">Sort Elements<text:tab/>43</text:a></text:p>
          <text:p text:style-name="P4"><text:a xlink:type="simple" xlink:href="#__RefHeading___Toc47171_3012658524" text:style-name="Index_20_Link" text:visited-style-name="Index_20_Link">Subdivide<text:tab/>44</text:a></text:p>
          <text:p text:style-name="P4"><text:a xlink:type="simple" xlink:href="#__RefHeading___Toc35319_1737773070" text:style-name="Index_20_Link" text:visited-style-name="Index_20_Link">Show / Hide<text:tab/>45</text:a></text:p>
          <text:p text:style-name="P5"><text:a xlink:type="simple" xlink:href="#__RefHeading___Toc3629_1914948845211" text:style-name="Index_20_Link" text:visited-style-name="Index_20_Link">Show Hidden<text:tab/>45</text:a></text:p>
          <text:p text:style-name="P5"><text:a xlink:type="simple" xlink:href="#__RefHeading___Toc3631_1914948845211" text:style-name="Index_20_Link" text:visited-style-name="Index_20_Link">Hide Selected<text:tab/>45</text:a></text:p>
          <text:p text:style-name="P5"><text:a xlink:type="simple" xlink:href="#__RefHeading___Toc3633_1914948845211" text:style-name="Index_20_Link" text:visited-style-name="Index_20_Link">Hide Unselected<text:tab/>45</text:a></text:p>
          <text:p text:style-name="P4"><text:a xlink:type="simple" xlink:href="#__RefHeading___Toc35329_1737773070" text:style-name="Index_20_Link" text:visited-style-name="Index_20_Link">Cleanup<text:tab/>45</text:a></text:p>
          <text:p text:style-name="P5"><text:a xlink:type="simple" xlink:href="#__RefHeading___Toc35331_1737773070" text:style-name="Index_20_Link" text:visited-style-name="Index_20_Link">Delete Loose<text:tab/>46</text:a></text:p>
          <text:p text:style-name="P5"><text:a xlink:type="simple" xlink:href="#__RefHeading___Toc6873_707165478" text:style-name="Index_20_Link" text:visited-style-name="Index_20_Link">Decimate Geometry<text:tab/>46</text:a></text:p>
          <text:p text:style-name="P5"><text:a xlink:type="simple" xlink:href="#__RefHeading___Toc35333_1737773070" text:style-name="Index_20_Link" text:visited-style-name="Index_20_Link">Degenerate Dissolve<text:tab/>47</text:a></text:p>
          <text:p text:style-name="P5"><text:a xlink:type="simple" xlink:href="#__RefHeading___Toc43398_991526212" text:style-name="Index_20_Link" text:visited-style-name="Index_20_Link">Make Planar Faces<text:tab/>47</text:a></text:p>
          <text:p text:style-name="P5"><text:a xlink:type="simple" xlink:href="#__RefHeading___Toc35335_1737773070" text:style-name="Index_20_Link" text:visited-style-name="Index_20_Link">Split Non-Planar Faces<text:tab/>47</text:a></text:p>
          <text:p text:style-name="P5"><text:a xlink:type="simple" xlink:href="#__RefHeading___Toc35337_1737773070" text:style-name="Index_20_Link" text:visited-style-name="Index_20_Link">Split Concave Faces<text:tab/>47</text:a></text:p>
          <text:p text:style-name="P5"><text:a xlink:type="simple" xlink:href="#__RefHeading___Toc35339_1737773070" text:style-name="Index_20_Link" text:visited-style-name="Index_20_Link">Merge by Distance<text:tab/>48</text:a></text:p>
          <text:p text:style-name="P5"><text:a xlink:type="simple" xlink:href="#__RefHeading___Toc52640_1737773070" text:style-name="Index_20_Link" text:visited-style-name="Index_20_Link">Fill Holes<text:tab/>48</text:a></text:p>
          <text:p text:style-name="P4"><text:a xlink:type="simple" xlink:href="#__RefHeading___Toc52642_1737773070" text:style-name="Index_20_Link" text:visited-style-name="Index_20_Link">Delete<text:tab/>48</text:a></text:p>
          <text:p text:style-name="P4"><text:a xlink:type="simple" xlink:href="#__RefHeading___Toc52644_1737773070" text:style-name="Index_20_Link" text:visited-style-name="Index_20_Link">Dissolve<text:tab/>49</text:a></text:p>
          <text:p text:style-name="P5"><text:a xlink:type="simple" xlink:href="#__RefHeading___Toc52646_1737773070" text:style-name="Index_20_Link" text:visited-style-name="Index_20_Link">Dissolve Vertices<text:tab/>49</text:a></text:p>
          <text:p text:style-name="P5"><text:a xlink:type="simple" xlink:href="#__RefHeading___Toc7988_533592075" text:style-name="Index_20_Link" text:visited-style-name="Index_20_Link">Dissolve Edges<text:tab/>50</text:a></text:p>
          <text:p text:style-name="P5"><text:a xlink:type="simple" xlink:href="#__RefHeading___Toc7996_533592075" text:style-name="Index_20_Link" text:visited-style-name="Index_20_Link">Dissolve Faces<text:tab/>50</text:a></text:p>
          <text:p text:style-name="P5"><text:a xlink:type="simple" xlink:href="#__RefHeading___Toc5403_1276337863" text:style-name="Index_20_Link" text:visited-style-name="Index_20_Link">Dissolve Selection<text:tab/>50</text:a></text:p>
          <text:p text:style-name="P5"><text:a xlink:type="simple" xlink:href="#__RefHeading___Toc52772_1737773070" text:style-name="Index_20_Link" text:visited-style-name="Index_20_Link">Limited Dissolve<text:tab/>51</text:a></text:p>
          <text:p text:style-name="P5"><text:a xlink:type="simple" xlink:href="#__RefHeading___Toc52774_1737773070" text:style-name="Index_20_Link" text:visited-style-name="Index_20_Link">Edge Collapse<text:tab/>51</text:a></text:p>
          <text:p text:style-name="P4"><text:a xlink:type="simple" xlink:href="#__RefHeading___Toc52648_1737773070" text:style-name="Index_20_Link" text:visited-style-name="Index_20_Link">Mesh Select Mode<text:tab/>51</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text:a xlink:type="simple" xlink:href="#__RefHeading___Toc9768_728628141" text:style-name="Index_20_Link" text:visited-style-name="Index_20_Link">Detailed Table of content<text:tab/>2</text:a></text:p>
          <text:p text:style-name="P4"><text:a xlink:type="simple" xlink:href="#__RefHeading___Toc5843_1502952404" text:style-name="Index_20_Link" text:visited-style-name="Index_20_Link">Edit Mode - Mesh Menu<text:tab/>11</text:a></text:p>
          <text:p text:style-name="P4"><text:a xlink:type="simple" xlink:href="#__RefHeading___Toc7858_10548105671" text:style-name="Index_20_Link" text:visited-style-name="Index_20_Link">Legacy<text:tab/>11</text:a></text:p>
          <text:p text:style-name="P5"><text:a xlink:type="simple" xlink:href="#__RefHeading___Toc1379_3907686794" text:style-name="Index_20_Link" text:visited-style-name="Index_20_Link">Bisect<text:tab/>11</text:a></text:p>
          <text:p text:style-name="P7"><text:a xlink:type="simple" xlink:href="#__RefHeading___Toc15404_2800044225" text:style-name="Index_20_Link" text:visited-style-name="Index_20_Link">Last Operator Bisect<text:tab/>12</text:a></text:p>
          <text:p text:style-name="P8"><text:a xlink:type="simple" xlink:href="#__RefHeading___Toc7166_19597871591" text:style-name="Index_20_Link" text:visited-style-name="Index_20_Link">Plane Point X , Y , Z<text:tab/>12</text:a></text:p>
          <text:p text:style-name="P8"><text:a xlink:type="simple" xlink:href="#__RefHeading___Toc7168_19597871591" text:style-name="Index_20_Link" text:visited-style-name="Index_20_Link">Plane Normal X , Y , Z<text:tab/>12</text:a></text:p>
          <text:p text:style-name="P8"><text:a xlink:type="simple" xlink:href="#__RefHeading___Toc7170_19597871591" text:style-name="Index_20_Link" text:visited-style-name="Index_20_Link">Fill<text:tab/>12</text:a></text:p>
          <text:p text:style-name="P8"><text:a xlink:type="simple" xlink:href="#__RefHeading___Toc7172_19597871591" text:style-name="Index_20_Link" text:visited-style-name="Index_20_Link">Clear Inner<text:tab/>12</text:a></text:p>
          <text:p text:style-name="P8"><text:a xlink:type="simple" xlink:href="#__RefHeading___Toc7698_1195564849" text:style-name="Index_20_Link" text:visited-style-name="Index_20_Link">Clear Outer<text:tab/>12</text:a></text:p>
          <text:p text:style-name="P8"><text:a xlink:type="simple" xlink:href="#__RefHeading___Toc7700_1195564849" text:style-name="Index_20_Link" text:visited-style-name="Index_20_Link">Axis threshold<text:tab/>12</text:a></text:p>
          <text:p text:style-name="P7"><text:a xlink:type="simple" xlink:href="#__RefHeading___Toc7174_1959787159" text:style-name="Index_20_Link" text:visited-style-name="Index_20_Link">Knife tool<text:tab/>12</text:a></text:p>
          <text:p text:style-name="P8"><text:a xlink:type="simple" xlink:href="#__RefHeading___Toc42824_2320195280" text:style-name="Index_20_Link" text:visited-style-name="Index_20_Link">Hotkey functionality in the footer text<text:tab/>12</text:a></text:p>
          <text:p text:style-name="P4"><text:a xlink:type="simple" xlink:href="#__RefHeading___Toc7858_1054810567" text:style-name="Index_20_Link" text:visited-style-name="Index_20_Link">Transform<text:tab/>13</text:a></text:p>
          <text:p text:style-name="P5"><text:a xlink:type="simple" xlink:href="#__RefHeading___Toc2735_245601171" text:style-name="Index_20_Link" text:visited-style-name="Index_20_Link">To Sphere<text:tab/>13</text:a></text:p>
          <text:p text:style-name="P7"><text:a xlink:type="simple" xlink:href="#__RefHeading___Toc17261_1184479374" text:style-name="Index_20_Link" text:visited-style-name="Index_20_Link">Usage<text:tab/>13</text:a></text:p>
          <text:p text:style-name="P7"><text:a xlink:type="simple" xlink:href="#__RefHeading___Toc869_1408617481111" text:style-name="Index_20_Link" text:visited-style-name="Index_20_Link">Last Operator To Sphere Panel<text:tab/>13</text:a></text:p>
          <text:p text:style-name="P8"><text:a xlink:type="simple" xlink:href="#__RefHeading___Toc17263_1184479374" text:style-name="Index_20_Link" text:visited-style-name="Index_20_Link"><text:soft-page-break/>Factor<text:tab/>13</text:a></text:p>
          <text:p text:style-name="P8"><text:a xlink:type="simple" xlink:href="#__RefHeading___Toc17265_1184479374" text:style-name="Index_20_Link" text:visited-style-name="Index_20_Link">Proportional editing<text:tab/>13</text:a></text:p>
          <text:p text:style-name="P9"><text:a xlink:type="simple" xlink:href="#__RefHeading___Toc1579_1763346469" text:style-name="Index_20_Link" text:visited-style-name="Index_20_Link">Proportional Falloff<text:tab/>14</text:a></text:p>
          <text:p text:style-name="P9"><text:a xlink:type="simple" xlink:href="#__RefHeading___Toc1545_1502043747" text:style-name="Index_20_Link" text:visited-style-name="Index_20_Link">Proportional Size<text:tab/>14</text:a></text:p>
          <text:p text:style-name="P9"><text:a xlink:type="simple" xlink:href="#__RefHeading___Toc1581_1763346469" text:style-name="Index_20_Link" text:visited-style-name="Index_20_Link">Connected<text:tab/>14</text:a></text:p>
          <text:p text:style-name="P9"><text:a xlink:type="simple" xlink:href="#__RefHeading___Toc1583_1763346469" text:style-name="Index_20_Link" text:visited-style-name="Index_20_Link">Projected(2D)<text:tab/>14</text:a></text:p>
          <text:p text:style-name="P5"><text:a xlink:type="simple" xlink:href="#__RefHeading___Toc2737_245601171" text:style-name="Index_20_Link" text:visited-style-name="Index_20_Link">Shear<text:tab/>14</text:a></text:p>
          <text:p text:style-name="P7"><text:a xlink:type="simple" xlink:href="#__RefHeading___Toc2122_4084060106" text:style-name="Index_20_Link" text:visited-style-name="Index_20_Link">Last Operator Shear<text:tab/>14</text:a></text:p>
          <text:p text:style-name="P8"><text:a xlink:type="simple" xlink:href="#__RefHeading___Toc2124_4084060106" text:style-name="Index_20_Link" text:visited-style-name="Index_20_Link">Offset<text:tab/>14</text:a></text:p>
          <text:p text:style-name="P8"><text:a xlink:type="simple" xlink:href="#__RefHeading___Toc2126_4084060106" text:style-name="Index_20_Link" text:visited-style-name="Index_20_Link">Shear Axis<text:tab/>14</text:a></text:p>
          <text:p text:style-name="P8"><text:a xlink:type="simple" xlink:href="#__RefHeading___Toc2128_4084060106" text:style-name="Index_20_Link" text:visited-style-name="Index_20_Link">Axis<text:tab/>14</text:a></text:p>
          <text:p text:style-name="P8"><text:a xlink:type="simple" xlink:href="#__RefHeading___Toc2130_4084060106" text:style-name="Index_20_Link" text:visited-style-name="Index_20_Link">Axis Ortho<text:tab/>14</text:a></text:p>
          <text:p text:style-name="P8"><text:a xlink:type="simple" xlink:href="#__RefHeading___Toc2132_4084060106" text:style-name="Index_20_Link" text:visited-style-name="Index_20_Link">Orientation<text:tab/>14</text:a></text:p>
          <text:p text:style-name="P8"><text:a xlink:type="simple" xlink:href="#__RefHeading___Toc2134_4084060106" text:style-name="Index_20_Link" text:visited-style-name="Index_20_Link">Proportional editing<text:tab/>14</text:a></text:p>
          <text:p text:style-name="P9"><text:a xlink:type="simple" xlink:href="#__RefHeading___Toc1579_17633464691" text:style-name="Index_20_Link" text:visited-style-name="Index_20_Link">Proportional Falloff<text:tab/>15</text:a></text:p>
          <text:p text:style-name="P9"><text:a xlink:type="simple" xlink:href="#__RefHeading___Toc1545_15020437471" text:style-name="Index_20_Link" text:visited-style-name="Index_20_Link">Proportional Size<text:tab/>15</text:a></text:p>
          <text:p text:style-name="P9"><text:a xlink:type="simple" xlink:href="#__RefHeading___Toc1581_17633464691" text:style-name="Index_20_Link" text:visited-style-name="Index_20_Link">Connected<text:tab/>15</text:a></text:p>
          <text:p text:style-name="P9"><text:a xlink:type="simple" xlink:href="#__RefHeading___Toc1583_17633464691" text:style-name="Index_20_Link" text:visited-style-name="Index_20_Link">Projected(2D)<text:tab/>15</text:a></text:p>
          <text:p text:style-name="P5"><text:a xlink:type="simple" xlink:href="#__RefHeading___Toc2739_245601171" text:style-name="Index_20_Link" text:visited-style-name="Index_20_Link">Bend<text:tab/>15</text:a></text:p>
          <text:p text:style-name="P5"><text:a xlink:type="simple" xlink:href="#__RefHeading___Toc2741_245601171" text:style-name="Index_20_Link" text:visited-style-name="Index_20_Link">Push/Pull<text:tab/>15</text:a></text:p>
          <text:p text:style-name="P7"><text:a xlink:type="simple" xlink:href="#__RefHeading___Toc2136_4084060106" text:style-name="Index_20_Link" text:visited-style-name="Index_20_Link">Last Operator Push/Pull<text:tab/>15</text:a></text:p>
          <text:p text:style-name="P8"><text:a xlink:type="simple" xlink:href="#__RefHeading___Toc2138_4084060106" text:style-name="Index_20_Link" text:visited-style-name="Index_20_Link">Factor<text:tab/>15</text:a></text:p>
          <text:p text:style-name="P8"><text:a xlink:type="simple" xlink:href="#__RefHeading___Toc2140_4084060106" text:style-name="Index_20_Link" text:visited-style-name="Index_20_Link">Proportional editing<text:tab/>15</text:a></text:p>
          <text:p text:style-name="P9"><text:a xlink:type="simple" xlink:href="#__RefHeading___Toc1579_176334646911" text:style-name="Index_20_Link" text:visited-style-name="Index_20_Link">Proportional Falloff<text:tab/>15</text:a></text:p>
          <text:p text:style-name="P9"><text:a xlink:type="simple" xlink:href="#__RefHeading___Toc1545_150204374711" text:style-name="Index_20_Link" text:visited-style-name="Index_20_Link">Proportional Size<text:tab/>15</text:a></text:p>
          <text:p text:style-name="P9"><text:a xlink:type="simple" xlink:href="#__RefHeading___Toc1581_176334646911" text:style-name="Index_20_Link" text:visited-style-name="Index_20_Link">Connected<text:tab/>15</text:a></text:p>
          <text:p text:style-name="P9"><text:a xlink:type="simple" xlink:href="#__RefHeading___Toc1583_176334646911" text:style-name="Index_20_Link" text:visited-style-name="Index_20_Link">Projected(2D)<text:tab/>16</text:a></text:p>
          <text:p text:style-name="P5"><text:a xlink:type="simple" xlink:href="#__RefHeading___Toc2743_245601171" text:style-name="Index_20_Link" text:visited-style-name="Index_20_Link">Warp<text:tab/>16</text:a></text:p>
          <text:p text:style-name="P7"><text:a xlink:type="simple" xlink:href="#__RefHeading___Toc2745_245601171" text:style-name="Index_20_Link" text:visited-style-name="Index_20_Link">Last operator Warp<text:tab/>16</text:a></text:p>
          <text:p text:style-name="P8"><text:a xlink:type="simple" xlink:href="#__RefHeading___Toc2747_245601171" text:style-name="Index_20_Link" text:visited-style-name="Index_20_Link">Warp Angle<text:tab/>16</text:a></text:p>
          <text:p text:style-name="P8"><text:a xlink:type="simple" xlink:href="#__RefHeading___Toc2749_245601171" text:style-name="Index_20_Link" text:visited-style-name="Index_20_Link">Offset Angle<text:tab/>16</text:a></text:p>
          <text:p text:style-name="P8"><text:a xlink:type="simple" xlink:href="#__RefHeading___Toc2751_245601171" text:style-name="Index_20_Link" text:visited-style-name="Index_20_Link">Min<text:tab/>16</text:a></text:p>
          <text:p text:style-name="P8"><text:a xlink:type="simple" xlink:href="#__RefHeading___Toc2753_245601171" text:style-name="Index_20_Link" text:visited-style-name="Index_20_Link">Max<text:tab/>16</text:a></text:p>
          <text:p text:style-name="P5"><text:a xlink:type="simple" xlink:href="#__RefHeading___Toc2755_245601171" text:style-name="Index_20_Link" text:visited-style-name="Index_20_Link">Randomize Transform<text:tab/>16</text:a></text:p>
          <text:p text:style-name="P7"><text:a xlink:type="simple" xlink:href="#__RefHeading___Toc2168_4084060106" text:style-name="Index_20_Link" text:visited-style-name="Index_20_Link">Last Operator Randomize Transform<text:tab/>16</text:a></text:p>
          <text:p text:style-name="P8"><text:a xlink:type="simple" xlink:href="#__RefHeading___Toc2170_4084060106" text:style-name="Index_20_Link" text:visited-style-name="Index_20_Link">Amount<text:tab/>16</text:a></text:p>
          <text:p text:style-name="P8"><text:a xlink:type="simple" xlink:href="#__RefHeading___Toc2172_4084060106" text:style-name="Index_20_Link" text:visited-style-name="Index_20_Link">Uniform<text:tab/>16</text:a></text:p>
          <text:p text:style-name="P8"><text:a xlink:type="simple" xlink:href="#__RefHeading___Toc2174_4084060106" text:style-name="Index_20_Link" text:visited-style-name="Index_20_Link">Normal<text:tab/>16</text:a></text:p>
          <text:p text:style-name="P8"><text:a xlink:type="simple" xlink:href="#__RefHeading___Toc2176_4084060106" text:style-name="Index_20_Link" text:visited-style-name="Index_20_Link">Random Seed<text:tab/>16</text:a></text:p>
          <text:p text:style-name="P5"><text:a xlink:type="simple" xlink:href="#__RefHeading___Toc35160_245601171" text:style-name="Index_20_Link" text:visited-style-name="Index_20_Link">Shrink/Fatten<text:tab/>17</text:a></text:p>
          <text:p text:style-name="P7"><text:a xlink:type="simple" xlink:href="#__RefHeading___Toc15298_2800044225" text:style-name="Index_20_Link" text:visited-style-name="Index_20_Link">Last Operator Shrink/Fatten<text:tab/>17</text:a></text:p>
          <text:p text:style-name="P8"><text:a xlink:type="simple" xlink:href="#__RefHeading___Toc15300_2800044225" text:style-name="Index_20_Link" text:visited-style-name="Index_20_Link">Offset<text:tab/>17</text:a></text:p>
          <text:p text:style-name="P8"><text:a xlink:type="simple" xlink:href="#__RefHeading___Toc15302_2800044225" text:style-name="Index_20_Link" text:visited-style-name="Index_20_Link">Offset Even<text:tab/>17</text:a></text:p>
          <text:p text:style-name="P8"><text:a xlink:type="simple" xlink:href="#__RefHeading___Toc35162_245601171" text:style-name="Index_20_Link" text:visited-style-name="Index_20_Link">Proportional editing<text:tab/>17</text:a></text:p>
          <text:p text:style-name="P9"><text:a xlink:type="simple" xlink:href="#__RefHeading___Toc1579_17633464691111" text:style-name="Index_20_Link" text:visited-style-name="Index_20_Link">Proportional Falloff<text:tab/>17</text:a></text:p>
          <text:p text:style-name="P9"><text:a xlink:type="simple" xlink:href="#__RefHeading___Toc1545_15020437471111" text:style-name="Index_20_Link" text:visited-style-name="Index_20_Link">Proportional Size<text:tab/>17</text:a></text:p>
          <text:p text:style-name="P9"><text:a xlink:type="simple" xlink:href="#__RefHeading___Toc1581_17633464691111" text:style-name="Index_20_Link" text:visited-style-name="Index_20_Link">Connected<text:tab/>17</text:a></text:p>
          <text:p text:style-name="P9"><text:a xlink:type="simple" xlink:href="#__RefHeading___Toc1583_17633464691111" text:style-name="Index_20_Link" text:visited-style-name="Index_20_Link">Projected(2D)<text:tab/>17</text:a></text:p>
          <text:p text:style-name="P5"><text:a xlink:type="simple" xlink:href="#__RefHeading___Toc44779_4111457810" text:style-name="Index_20_Link" text:visited-style-name="Index_20_Link">Skin Resize<text:tab/>17</text:a></text:p>
          <text:p text:style-name="P7"><text:a xlink:type="simple" xlink:href="#__RefHeading___Toc10002_29766055122" text:style-name="Index_20_Link" text:visited-style-name="Index_20_Link">Last Operator Skin Resize<text:tab/>18</text:a></text:p>
          <text:p text:style-name="P8"><text:a xlink:type="simple" xlink:href="#__RefHeading___Toc10004_29766055122" text:style-name="Index_20_Link" text:visited-style-name="Index_20_Link">Vector<text:tab/>18</text:a></text:p>
          <text:p text:style-name="P8"><text:a xlink:type="simple" xlink:href="#__RefHeading___Toc4845_11429776861122" text:style-name="Index_20_Link" text:visited-style-name="Index_20_Link">Scale X, Y, Z<text:tab/>18</text:a></text:p>
          <text:p text:style-name="P8"><text:a xlink:type="simple" xlink:href="#__RefHeading___Toc30754_123650098513122" text:style-name="Index_20_Link" text:visited-style-name="Index_20_Link">Orientation<text:tab/>18</text:a></text:p>
          <text:p text:style-name="P8"><text:a xlink:type="simple" xlink:href="#__RefHeading___Toc35158_245601171" text:style-name="Index_20_Link" text:visited-style-name="Index_20_Link"><text:soft-page-break/>Proportional editing<text:tab/>18</text:a></text:p>
          <text:p text:style-name="P9"><text:a xlink:type="simple" xlink:href="#__RefHeading___Toc1579_1763346469111" text:style-name="Index_20_Link" text:visited-style-name="Index_20_Link">Proportional Falloff<text:tab/>18</text:a></text:p>
          <text:p text:style-name="P9"><text:a xlink:type="simple" xlink:href="#__RefHeading___Toc1545_1502043747111" text:style-name="Index_20_Link" text:visited-style-name="Index_20_Link">Proportional Size<text:tab/>18</text:a></text:p>
          <text:p text:style-name="P9"><text:a xlink:type="simple" xlink:href="#__RefHeading___Toc1581_1763346469111" text:style-name="Index_20_Link" text:visited-style-name="Index_20_Link">Connected<text:tab/>18</text:a></text:p>
          <text:p text:style-name="P9"><text:a xlink:type="simple" xlink:href="#__RefHeading___Toc1583_1763346469111" text:style-name="Index_20_Link" text:visited-style-name="Index_20_Link">Projected(2D)<text:tab/>18</text:a></text:p>
          <text:p text:style-name="P5"><text:a xlink:type="simple" xlink:href="#__RefHeading___Toc4080_1054810567" text:style-name="Index_20_Link" text:visited-style-name="Index_20_Link">Move Texture Space<text:tab/>18</text:a></text:p>
          <text:p text:style-name="P7"><text:a xlink:type="simple" xlink:href="#__RefHeading___Toc5419_3665988456" text:style-name="Index_20_Link" text:visited-style-name="Index_20_Link">Last Operator Translate<text:tab/>19</text:a></text:p>
          <text:p text:style-name="P8"><text:a xlink:type="simple" xlink:href="#__RefHeading___Toc4845_1142977686" text:style-name="Index_20_Link" text:visited-style-name="Index_20_Link">Move X, Y Z<text:tab/>19</text:a></text:p>
          <text:p text:style-name="P8"><text:a xlink:type="simple" xlink:href="#__RefHeading___Toc30754_12365009851" text:style-name="Index_20_Link" text:visited-style-name="Index_20_Link">Orientation<text:tab/>19</text:a></text:p>
          <text:p text:style-name="P8"><text:a xlink:type="simple" xlink:href="#__RefHeading___Toc4082_1054810567" text:style-name="Index_20_Link" text:visited-style-name="Index_20_Link">Proportional editing<text:tab/>19</text:a></text:p>
          <text:p text:style-name="P9"><text:a xlink:type="simple" xlink:href="#__RefHeading___Toc1579_1763346469112" text:style-name="Index_20_Link" text:visited-style-name="Index_20_Link">Proportional Falloff<text:tab/>19</text:a></text:p>
          <text:p text:style-name="P9"><text:a xlink:type="simple" xlink:href="#__RefHeading___Toc1545_1502043747112" text:style-name="Index_20_Link" text:visited-style-name="Index_20_Link">Proportional Size<text:tab/>19</text:a></text:p>
          <text:p text:style-name="P9"><text:a xlink:type="simple" xlink:href="#__RefHeading___Toc1581_1763346469112" text:style-name="Index_20_Link" text:visited-style-name="Index_20_Link">Connected<text:tab/>19</text:a></text:p>
          <text:p text:style-name="P9"><text:a xlink:type="simple" xlink:href="#__RefHeading___Toc1583_1763346469112" text:style-name="Index_20_Link" text:visited-style-name="Index_20_Link">Projected(2D)<text:tab/>19</text:a></text:p>
          <text:p text:style-name="P5"><text:a xlink:type="simple" xlink:href="#__RefHeading___Toc4084_1054810567" text:style-name="Index_20_Link" text:visited-style-name="Index_20_Link">Scale Texture Space<text:tab/>19</text:a></text:p>
          <text:p text:style-name="P7"><text:a xlink:type="simple" xlink:href="#__RefHeading___Toc5333_3646859789" text:style-name="Index_20_Link" text:visited-style-name="Index_20_Link">Last Operator Resize Texture<text:tab/>20</text:a></text:p>
          <text:p text:style-name="P9"><text:a xlink:type="simple" xlink:href="#__RefHeading___Toc4086_1054810567" text:style-name="Index_20_Link" text:visited-style-name="Index_20_Link">Move X, Y Z<text:tab/>20</text:a></text:p>
          <text:p text:style-name="P8"><text:a xlink:type="simple" xlink:href="#__RefHeading___Toc4088_1054810567" text:style-name="Index_20_Link" text:visited-style-name="Index_20_Link">Orientation<text:tab/>20</text:a></text:p>
          <text:p text:style-name="P8"><text:a xlink:type="simple" xlink:href="#__RefHeading___Toc4090_1054810567" text:style-name="Index_20_Link" text:visited-style-name="Index_20_Link">Proportional editing<text:tab/>20</text:a></text:p>
          <text:p text:style-name="P9"><text:a xlink:type="simple" xlink:href="#__RefHeading___Toc1579_17633464691121" text:style-name="Index_20_Link" text:visited-style-name="Index_20_Link">Proportional Falloff<text:tab/>20</text:a></text:p>
          <text:p text:style-name="P9"><text:a xlink:type="simple" xlink:href="#__RefHeading___Toc1545_15020437471121" text:style-name="Index_20_Link" text:visited-style-name="Index_20_Link">Proportional Size<text:tab/>20</text:a></text:p>
          <text:p text:style-name="P9"><text:a xlink:type="simple" xlink:href="#__RefHeading___Toc1581_17633464691121" text:style-name="Index_20_Link" text:visited-style-name="Index_20_Link">Connected<text:tab/>20</text:a></text:p>
          <text:p text:style-name="P9"><text:a xlink:type="simple" xlink:href="#__RefHeading___Toc1583_17633464691121" text:style-name="Index_20_Link" text:visited-style-name="Index_20_Link">Projected(2D)<text:tab/>20</text:a></text:p>
          <text:p text:style-name="P5"><text:a xlink:type="simple" xlink:href="#__RefHeading___Toc44783_4111457810" text:style-name="Index_20_Link" text:visited-style-name="Index_20_Link">Set Dimensions<text:tab/>21</text:a></text:p>
          <text:p text:style-name="P7"><text:a xlink:type="simple" xlink:href="#__RefHeading___Toc10008_29766055122" text:style-name="Index_20_Link" text:visited-style-name="Index_20_Link">Last Operator Set Dimensions<text:tab/>21</text:a></text:p>
          <text:p text:style-name="P9"><text:a xlink:type="simple" xlink:href="#__RefHeading___Toc10010_29766055122" text:style-name="Index_20_Link" text:visited-style-name="Index_20_Link">New Dimensions<text:tab/>21</text:a></text:p>
          <text:p text:style-name="P4"><text:a xlink:type="simple" xlink:href="#__RefHeading___Toc1604_9062528" text:style-name="Index_20_Link" text:visited-style-name="Index_20_Link">Mirror<text:tab/>21</text:a></text:p>
          <text:p text:style-name="P5"><text:a xlink:type="simple" xlink:href="#__RefHeading___Toc4092_1054810567" text:style-name="Index_20_Link" text:visited-style-name="Index_20_Link">Interactive Mirror<text:tab/>21</text:a></text:p>
          <text:p text:style-name="P5"><text:a xlink:type="simple" xlink:href="#__RefHeading___Toc4094_1054810567" text:style-name="Index_20_Link" text:visited-style-name="Index_20_Link">X Global, Y Global etc.<text:tab/>21</text:a></text:p>
          <text:p text:style-name="P7"><text:a xlink:type="simple" xlink:href="#__RefHeading___Toc15320_235243477" text:style-name="Index_20_Link" text:visited-style-name="Index_20_Link">Last Operator Mirror<text:tab/>21</text:a></text:p>
          <text:p text:style-name="P8"><text:a xlink:type="simple" xlink:href="#__RefHeading___Toc4096_1054810567" text:style-name="Index_20_Link" text:visited-style-name="Index_20_Link">Orientation<text:tab/>21</text:a></text:p>
          <text:p text:style-name="P8"><text:a xlink:type="simple" xlink:href="#__RefHeading___Toc5422_797321531211111" text:style-name="Index_20_Link" text:visited-style-name="Index_20_Link">Constraint Axis<text:tab/>22</text:a></text:p>
          <text:p text:style-name="P8"><text:a xlink:type="simple" xlink:href="#__RefHeading___Toc4098_1054810567" text:style-name="Index_20_Link" text:visited-style-name="Index_20_Link">Proportional editing<text:tab/>22</text:a></text:p>
          <text:p text:style-name="P9"><text:a xlink:type="simple" xlink:href="#__RefHeading___Toc1579_176334646911212" text:style-name="Index_20_Link" text:visited-style-name="Index_20_Link">Proportional Falloff<text:tab/>22</text:a></text:p>
          <text:p text:style-name="P9"><text:a xlink:type="simple" xlink:href="#__RefHeading___Toc1545_150204374711212" text:style-name="Index_20_Link" text:visited-style-name="Index_20_Link">Proportional Size<text:tab/>22</text:a></text:p>
          <text:p text:style-name="P9"><text:a xlink:type="simple" xlink:href="#__RefHeading___Toc1581_176334646911212" text:style-name="Index_20_Link" text:visited-style-name="Index_20_Link">Connected<text:tab/>22</text:a></text:p>
          <text:p text:style-name="P9"><text:a xlink:type="simple" xlink:href="#__RefHeading___Toc1583_176334646911212" text:style-name="Index_20_Link" text:visited-style-name="Index_20_Link">Projected(2D)<text:tab/>22</text:a></text:p>
          <text:p text:style-name="P5"><text:a xlink:type="simple" xlink:href="#__RefHeading___Toc4100_1054810567" text:style-name="Index_20_Link" text:visited-style-name="Index_20_Link">Mirror Vertex Group<text:tab/>22</text:a></text:p>
          <text:p text:style-name="P7"><text:a xlink:type="simple" xlink:href="#__RefHeading___Toc9969_29766055121" text:style-name="Index_20_Link" text:visited-style-name="Index_20_Link">Last Operator Mirror Vertex Group<text:tab/>22</text:a></text:p>
          <text:p text:style-name="P8"><text:a xlink:type="simple" xlink:href="#__RefHeading___Toc9971_29766055121" text:style-name="Index_20_Link" text:visited-style-name="Index_20_Link">Mirror Weights<text:tab/>22</text:a></text:p>
          <text:p text:style-name="P8"><text:a xlink:type="simple" xlink:href="#__RefHeading___Toc9973_29766055121" text:style-name="Index_20_Link" text:visited-style-name="Index_20_Link">Flip Group Names<text:tab/>22</text:a></text:p>
          <text:p text:style-name="P8"><text:a xlink:type="simple" xlink:href="#__RefHeading___Toc9975_29766055121" text:style-name="Index_20_Link" text:visited-style-name="Index_20_Link">All Groups<text:tab/>22</text:a></text:p>
          <text:p text:style-name="P8"><text:a xlink:type="simple" xlink:href="#__RefHeading___Toc9977_29766055121" text:style-name="Index_20_Link" text:visited-style-name="Index_20_Link">Topology Mirror<text:tab/>23</text:a></text:p>
          <text:p text:style-name="P4"><text:a xlink:type="simple" xlink:href="#__RefHeading___Toc1606_9062528" text:style-name="Index_20_Link" text:visited-style-name="Index_20_Link">Snap<text:tab/>23</text:a></text:p>
          <text:p text:style-name="P5"><text:a xlink:type="simple" xlink:href="#__RefHeading___Toc1608_9062528" text:style-name="Index_20_Link" text:visited-style-name="Index_20_Link">Last Operator Snap<text:tab/>23</text:a></text:p>
          <text:p text:style-name="P7"><text:a xlink:type="simple" xlink:href="#__RefHeading___Toc1610_9062528" text:style-name="Index_20_Link" text:visited-style-name="Index_20_Link">Offset<text:tab/>23</text:a></text:p>
          <text:p text:style-name="P4"><text:a xlink:type="simple" xlink:href="#__RefHeading___Toc1612_9062528" text:style-name="Index_20_Link" text:visited-style-name="Index_20_Link">Single Operators<text:tab/>23</text:a></text:p>
          <text:p text:style-name="P5"><text:a xlink:type="simple" xlink:href="#__RefHeading___Toc1614_9062528" text:style-name="Index_20_Link" text:visited-style-name="Index_20_Link">Duplicate<text:tab/>23</text:a></text:p>
          <text:p text:style-name="P7"><text:a xlink:type="simple" xlink:href="#__RefHeading___Toc1616_9062528" text:style-name="Index_20_Link" text:visited-style-name="Index_20_Link">Last Operator Duplicate<text:tab/>23</text:a></text:p>
          <text:p text:style-name="P8"><text:a xlink:type="simple" xlink:href="#__RefHeading___Toc1618_9062528" text:style-name="Index_20_Link" text:visited-style-name="Index_20_Link">Mode<text:tab/>23</text:a></text:p>
          <text:p text:style-name="P8"><text:a xlink:type="simple" xlink:href="#__RefHeading___Toc1620_9062528" text:style-name="Index_20_Link" text:visited-style-name="Index_20_Link">Move X, Y, Z<text:tab/>23</text:a></text:p>
          <text:p text:style-name="P8"><text:a xlink:type="simple" xlink:href="#__RefHeading___Toc4096_10548105671" text:style-name="Index_20_Link" text:visited-style-name="Index_20_Link">Orientation<text:tab/>23</text:a></text:p>
          <text:p text:style-name="P8"><text:a xlink:type="simple" xlink:href="#__RefHeading___Toc5422_7973215312111111" text:style-name="Index_20_Link" text:visited-style-name="Index_20_Link">Constraint Axis<text:tab/>23</text:a></text:p>
          <text:p text:style-name="P8"><text:a xlink:type="simple" xlink:href="#__RefHeading___Toc4098_10548105671" text:style-name="Index_20_Link" text:visited-style-name="Index_20_Link"><text:soft-page-break/>Proportional editing<text:tab/>24</text:a></text:p>
          <text:p text:style-name="P9"><text:a xlink:type="simple" xlink:href="#__RefHeading___Toc1579_1763346469112121" text:style-name="Index_20_Link" text:visited-style-name="Index_20_Link">Proportional Falloff<text:tab/>24</text:a></text:p>
          <text:p text:style-name="P9"><text:a xlink:type="simple" xlink:href="#__RefHeading___Toc1545_1502043747112121" text:style-name="Index_20_Link" text:visited-style-name="Index_20_Link">Proportional Size<text:tab/>24</text:a></text:p>
          <text:p text:style-name="P9"><text:a xlink:type="simple" xlink:href="#__RefHeading___Toc1581_1763346469112121" text:style-name="Index_20_Link" text:visited-style-name="Index_20_Link">Connected<text:tab/>24</text:a></text:p>
          <text:p text:style-name="P9"><text:a xlink:type="simple" xlink:href="#__RefHeading___Toc1583_1763346469112121" text:style-name="Index_20_Link" text:visited-style-name="Index_20_Link">Projected(2D)<text:tab/>24</text:a></text:p>
          <text:p text:style-name="P5"><text:a xlink:type="simple" xlink:href="#__RefHeading___Toc37028_2052926708" text:style-name="Index_20_Link" text:visited-style-name="Index_20_Link">Extrude<text:tab/>24</text:a></text:p>
          <text:p text:style-name="P7"><text:a xlink:type="simple" xlink:href="#__RefHeading___Toc11220_2084615318" text:style-name="Index_20_Link" text:visited-style-name="Index_20_Link">Extrude Faces (Legacy)<text:tab/>24</text:a></text:p>
          <text:p text:style-name="P8"><text:a xlink:type="simple" xlink:href="#__RefHeading___Toc15348_2800044225" text:style-name="Index_20_Link" text:visited-style-name="Index_20_Link">Last Operator Extrude Region and Move<text:tab/>24</text:a></text:p>
          <text:p text:style-name="P9"><text:a xlink:type="simple" xlink:href="#__RefHeading___Toc42736_2320195280" text:style-name="Index_20_Link" text:visited-style-name="Index_20_Link">Flip Normals<text:tab/>24</text:a></text:p>
          <text:p text:style-name="P9"><text:a xlink:type="simple" xlink:href="#__RefHeading___Toc11222_2084615318" text:style-name="Index_20_Link" text:visited-style-name="Index_20_Link">Dissolve Orthogonal Edges<text:tab/>25</text:a></text:p>
          <text:p text:style-name="P9"><text:a xlink:type="simple" xlink:href="#__RefHeading___Toc42738_2320195280" text:style-name="Index_20_Link" text:visited-style-name="Index_20_Link">Move X, Y Z<text:tab/>25</text:a></text:p>
          <text:p text:style-name="P9"><text:a xlink:type="simple" xlink:href="#__RefHeading___Toc563_3545106889" text:style-name="Index_20_Link" text:visited-style-name="Index_20_Link">Orientation<text:tab/>25</text:a></text:p>
          <text:p text:style-name="P9"><text:a xlink:type="simple" xlink:href="#__RefHeading___Toc42740_2320195280" text:style-name="Index_20_Link" text:visited-style-name="Index_20_Link">Proportional editing<text:tab/>25</text:a></text:p>
          <text:p text:style-name="P10"><text:a xlink:type="simple" xlink:href="#__RefHeading___Toc1579_17633464693" text:style-name="Index_20_Link" text:visited-style-name="Index_20_Link">Proportional Falloff<text:tab/>25</text:a></text:p>
          <text:p text:style-name="P10"><text:a xlink:type="simple" xlink:href="#__RefHeading___Toc1545_15020437473" text:style-name="Index_20_Link" text:visited-style-name="Index_20_Link">Proportional Size<text:tab/>25</text:a></text:p>
          <text:p text:style-name="P10"><text:a xlink:type="simple" xlink:href="#__RefHeading___Toc1581_17633464693" text:style-name="Index_20_Link" text:visited-style-name="Index_20_Link">Connected<text:tab/>25</text:a></text:p>
          <text:p text:style-name="P10"><text:a xlink:type="simple" xlink:href="#__RefHeading___Toc1583_17633464693" text:style-name="Index_20_Link" text:visited-style-name="Index_20_Link">Projected(2D)<text:tab/>25</text:a></text:p>
          <text:p text:style-name="P7"><text:a xlink:type="simple" xlink:href="#__RefHeading___Toc11224_2084615318" text:style-name="Index_20_Link" text:visited-style-name="Index_20_Link">Extrude Faces along Normals (Legacy)<text:tab/>25</text:a></text:p>
          <text:p text:style-name="P8"><text:a xlink:type="simple" xlink:href="#__RefHeading___Toc11226_2084615318" text:style-name="Index_20_Link" text:visited-style-name="Index_20_Link">Last Operator Extrude Region and Shrink/Fatten<text:tab/>25</text:a></text:p>
          <text:p text:style-name="P9"><text:a xlink:type="simple" xlink:href="#__RefHeading___Toc42748_2320195280" text:style-name="Index_20_Link" text:visited-style-name="Index_20_Link">Flip Normals<text:tab/>25</text:a></text:p>
          <text:p text:style-name="P9"><text:a xlink:type="simple" xlink:href="#__RefHeading___Toc11228_2084615318" text:style-name="Index_20_Link" text:visited-style-name="Index_20_Link">Dissolve Orthogonal Edges<text:tab/>25</text:a></text:p>
          <text:p text:style-name="P9"><text:a xlink:type="simple" xlink:href="#__RefHeading___Toc42750_2320195280" text:style-name="Index_20_Link" text:visited-style-name="Index_20_Link">Offset<text:tab/>26</text:a></text:p>
          <text:p text:style-name="P9"><text:a xlink:type="simple" xlink:href="#__RefHeading___Toc42752_2320195280" text:style-name="Index_20_Link" text:visited-style-name="Index_20_Link">Offset Even<text:tab/>26</text:a></text:p>
          <text:p text:style-name="P9"><text:a xlink:type="simple" xlink:href="#__RefHeading___Toc42754_2320195280" text:style-name="Index_20_Link" text:visited-style-name="Index_20_Link">Proportional editing<text:tab/>26</text:a></text:p>
          <text:p text:style-name="P10"><text:a xlink:type="simple" xlink:href="#__RefHeading___Toc1579_176334646912" text:style-name="Index_20_Link" text:visited-style-name="Index_20_Link">Proportional Falloff<text:tab/>26</text:a></text:p>
          <text:p text:style-name="P10"><text:a xlink:type="simple" xlink:href="#__RefHeading___Toc1545_150204374712" text:style-name="Index_20_Link" text:visited-style-name="Index_20_Link">Proportional Size<text:tab/>26</text:a></text:p>
          <text:p text:style-name="P10"><text:a xlink:type="simple" xlink:href="#__RefHeading___Toc1581_176334646912" text:style-name="Index_20_Link" text:visited-style-name="Index_20_Link">Connected<text:tab/>26</text:a></text:p>
          <text:p text:style-name="P10"><text:a xlink:type="simple" xlink:href="#__RefHeading___Toc42756_2320195280" text:style-name="Index_20_Link" text:visited-style-name="Index_20_Link">Projected(2D)<text:tab/>26</text:a></text:p>
          <text:p text:style-name="P7"><text:a xlink:type="simple" xlink:href="#__RefHeading___Toc11230_2084615318" text:style-name="Index_20_Link" text:visited-style-name="Index_20_Link">Extrude Individual Faces ( Legacy)<text:tab/>26</text:a></text:p>
          <text:p text:style-name="P8"><text:a xlink:type="simple" xlink:href="#__RefHeading___Toc42760_2320195280" text:style-name="Index_20_Link" text:visited-style-name="Index_20_Link">Last Operator Extrude Individual Faces and Move<text:tab/>26</text:a></text:p>
          <text:p text:style-name="P9"><text:a xlink:type="simple" xlink:href="#__RefHeading___Toc42762_2320195280" text:style-name="Index_20_Link" text:visited-style-name="Index_20_Link">Offset<text:tab/>26</text:a></text:p>
          <text:p text:style-name="P9"><text:a xlink:type="simple" xlink:href="#__RefHeading___Toc42764_2320195280" text:style-name="Index_20_Link" text:visited-style-name="Index_20_Link">Offset Even<text:tab/>26</text:a></text:p>
          <text:p text:style-name="P9"><text:a xlink:type="simple" xlink:href="#__RefHeading___Toc42766_2320195280" text:style-name="Index_20_Link" text:visited-style-name="Index_20_Link">Proportional editing<text:tab/>26</text:a></text:p>
          <text:p text:style-name="P10"><text:a xlink:type="simple" xlink:href="#__RefHeading___Toc1579_1763346469113" text:style-name="Index_20_Link" text:visited-style-name="Index_20_Link">Proportional Falloff<text:tab/>26</text:a></text:p>
          <text:p text:style-name="P10"><text:a xlink:type="simple" xlink:href="#__RefHeading___Toc1545_1502043747113" text:style-name="Index_20_Link" text:visited-style-name="Index_20_Link">Proportional Size<text:tab/>27</text:a></text:p>
          <text:p text:style-name="P10"><text:a xlink:type="simple" xlink:href="#__RefHeading___Toc1581_1763346469113" text:style-name="Index_20_Link" text:visited-style-name="Index_20_Link">Connected<text:tab/>27</text:a></text:p>
          <text:p text:style-name="P10"><text:a xlink:type="simple" xlink:href="#__RefHeading___Toc42768_2320195280" text:style-name="Index_20_Link" text:visited-style-name="Index_20_Link">Projected(2D)<text:tab/>27</text:a></text:p>
          <text:p text:style-name="P7"><text:a xlink:type="simple" xlink:href="#__RefHeading___Toc11232_2084615318" text:style-name="Index_20_Link" text:visited-style-name="Index_20_Link">Extrude Manifold (Legacy)<text:tab/>27</text:a></text:p>
          <text:p text:style-name="P8"><text:a xlink:type="simple" xlink:href="#__RefHeading___Toc15348_28000442251" text:style-name="Index_20_Link" text:visited-style-name="Index_20_Link">Last Operator Extrude Manifold<text:tab/>27</text:a></text:p>
          <text:p text:style-name="P9"><text:a xlink:type="simple" xlink:href="#__RefHeading___Toc42736_23201952801" text:style-name="Index_20_Link" text:visited-style-name="Index_20_Link">Flip Normals<text:tab/>27</text:a></text:p>
          <text:p text:style-name="P9"><text:a xlink:type="simple" xlink:href="#__RefHeading___Toc5282_2424641049" text:style-name="Index_20_Link" text:visited-style-name="Index_20_Link">Dissolve Orthogonal Edges<text:tab/>27</text:a></text:p>
          <text:p text:style-name="P9"><text:a xlink:type="simple" xlink:href="#__RefHeading___Toc42738_23201952801" text:style-name="Index_20_Link" text:visited-style-name="Index_20_Link">Move X, Y Z<text:tab/>27</text:a></text:p>
          <text:p text:style-name="P9"><text:a xlink:type="simple" xlink:href="#__RefHeading___Toc563_35451068892" text:style-name="Index_20_Link" text:visited-style-name="Index_20_Link">Orientation<text:tab/>27</text:a></text:p>
          <text:p text:style-name="P9"><text:a xlink:type="simple" xlink:href="#__RefHeading___Toc42740_23201952801" text:style-name="Index_20_Link" text:visited-style-name="Index_20_Link">Proportional editing<text:tab/>27</text:a></text:p>
          <text:p text:style-name="P10"><text:a xlink:type="simple" xlink:href="#__RefHeading___Toc1579_17633464695" text:style-name="Index_20_Link" text:visited-style-name="Index_20_Link">Proportional Falloff<text:tab/>27</text:a></text:p>
          <text:p text:style-name="P10"><text:a xlink:type="simple" xlink:href="#__RefHeading___Toc1545_15020437475" text:style-name="Index_20_Link" text:visited-style-name="Index_20_Link">Proportional Size<text:tab/>27</text:a></text:p>
          <text:p text:style-name="P10"><text:a xlink:type="simple" xlink:href="#__RefHeading___Toc1581_17633464695" text:style-name="Index_20_Link" text:visited-style-name="Index_20_Link">Connected<text:tab/>28</text:a></text:p>
          <text:p text:style-name="P10"><text:a xlink:type="simple" xlink:href="#__RefHeading___Toc1583_17633464694" text:style-name="Index_20_Link" text:visited-style-name="Index_20_Link">Projected(2D)<text:tab/>28</text:a></text:p>
          <text:p text:style-name="P7"><text:a xlink:type="simple" xlink:href="#__RefHeading___Toc37030_2052926708" text:style-name="Index_20_Link" text:visited-style-name="Index_20_Link">Extrude Edges<text:tab/>28</text:a></text:p>
          <text:p text:style-name="P8"><text:a xlink:type="simple" xlink:href="#__RefHeading___Toc37032_2052926708" text:style-name="Index_20_Link" text:visited-style-name="Index_20_Link">Last Operator Extrude Only Edges and Move<text:tab/>28</text:a></text:p>
          <text:p text:style-name="P8"><text:a xlink:type="simple" xlink:href="#__RefHeading___Toc37034_2052926708" text:style-name="Index_20_Link" text:visited-style-name="Index_20_Link">Flip Normals<text:tab/>28</text:a></text:p>
          <text:p text:style-name="P8"><text:a xlink:type="simple" xlink:href="#__RefHeading___Toc37036_2052926708" text:style-name="Index_20_Link" text:visited-style-name="Index_20_Link">Move X Y Z<text:tab/>28</text:a></text:p>
          <text:p text:style-name="P8"><text:a xlink:type="simple" xlink:href="#__RefHeading___Toc37038_2052926708" text:style-name="Index_20_Link" text:visited-style-name="Index_20_Link">Orientation<text:tab/>28</text:a></text:p>
          <text:p text:style-name="P8"><text:a xlink:type="simple" xlink:href="#__RefHeading___Toc2621_41411738301" text:style-name="Index_20_Link" text:visited-style-name="Index_20_Link"><text:soft-page-break/>Constraint Axis<text:tab/>28</text:a></text:p>
          <text:p text:style-name="P8"><text:a xlink:type="simple" xlink:href="#__RefHeading___Toc37040_2052926708" text:style-name="Index_20_Link" text:visited-style-name="Index_20_Link">Proportional editing<text:tab/>28</text:a></text:p>
          <text:p text:style-name="P9"><text:a xlink:type="simple" xlink:href="#__RefHeading___Toc1579_17633464692" text:style-name="Index_20_Link" text:visited-style-name="Index_20_Link">Proportional Falloff<text:tab/>28</text:a></text:p>
          <text:p text:style-name="P9"><text:a xlink:type="simple" xlink:href="#__RefHeading___Toc1545_15020437472" text:style-name="Index_20_Link" text:visited-style-name="Index_20_Link">Proportional Size<text:tab/>28</text:a></text:p>
          <text:p text:style-name="P9"><text:a xlink:type="simple" xlink:href="#__RefHeading___Toc1581_17633464692" text:style-name="Index_20_Link" text:visited-style-name="Index_20_Link">Connected<text:tab/>28</text:a></text:p>
          <text:p text:style-name="P9"><text:a xlink:type="simple" xlink:href="#__RefHeading___Toc1583_17633464692" text:style-name="Index_20_Link" text:visited-style-name="Index_20_Link">Projected(2D)<text:tab/>28</text:a></text:p>
          <text:p text:style-name="P7"><text:a xlink:type="simple" xlink:href="#__RefHeading___Toc37042_2052926708" text:style-name="Index_20_Link" text:visited-style-name="Index_20_Link">Extrude Vertices<text:tab/>29</text:a></text:p>
          <text:p text:style-name="P8"><text:a xlink:type="simple" xlink:href="#__RefHeading___Toc37044_2052926708" text:style-name="Index_20_Link" text:visited-style-name="Index_20_Link">Last Operator Extrude Only Vertices and Move<text:tab/>29</text:a></text:p>
          <text:p text:style-name="P9"><text:a xlink:type="simple" xlink:href="#__RefHeading___Toc37046_2052926708" text:style-name="Index_20_Link" text:visited-style-name="Index_20_Link">Move X Y Z<text:tab/>29</text:a></text:p>
          <text:p text:style-name="P9"><text:a xlink:type="simple" xlink:href="#__RefHeading___Toc37048_2052926708" text:style-name="Index_20_Link" text:visited-style-name="Index_20_Link">Orientation<text:tab/>29</text:a></text:p>
          <text:p text:style-name="P9"><text:a xlink:type="simple" xlink:href="#__RefHeading___Toc2621_414117383011" text:style-name="Index_20_Link" text:visited-style-name="Index_20_Link">Constraint Axis<text:tab/>29</text:a></text:p>
          <text:p text:style-name="P9"><text:a xlink:type="simple" xlink:href="#__RefHeading___Toc37050_2052926708" text:style-name="Index_20_Link" text:visited-style-name="Index_20_Link">Proportional editing<text:tab/>29</text:a></text:p>
          <text:p text:style-name="P10"><text:a xlink:type="simple" xlink:href="#__RefHeading___Toc1579_176334646921" text:style-name="Index_20_Link" text:visited-style-name="Index_20_Link">Proportional Falloff<text:tab/>29</text:a></text:p>
          <text:p text:style-name="P10"><text:a xlink:type="simple" xlink:href="#__RefHeading___Toc1545_150204374721" text:style-name="Index_20_Link" text:visited-style-name="Index_20_Link">Proportional Size<text:tab/>29</text:a></text:p>
          <text:p text:style-name="P10"><text:a xlink:type="simple" xlink:href="#__RefHeading___Toc1581_176334646921" text:style-name="Index_20_Link" text:visited-style-name="Index_20_Link">Connected<text:tab/>29</text:a></text:p>
          <text:p text:style-name="P10"><text:a xlink:type="simple" xlink:href="#__RefHeading___Toc1583_176334646921" text:style-name="Index_20_Link" text:visited-style-name="Index_20_Link">Projected(2D)<text:tab/>29</text:a></text:p>
          <text:p text:style-name="P7"><text:a xlink:type="simple" xlink:href="#__RefHeading___Toc37052_2052926708" text:style-name="Index_20_Link" text:visited-style-name="Index_20_Link">Dupli Extrude / Dupli Extrude Rotate<text:tab/>29</text:a></text:p>
          <text:p text:style-name="P10"><text:a xlink:type="simple" xlink:href="#__RefHeading___Toc30043_1679536477" text:style-name="Index_20_Link" text:visited-style-name="Index_20_Link">Dupli Extrude - with selected Faces<text:tab/>29</text:a></text:p>
          <text:p text:style-name="P10"><text:a xlink:type="simple" xlink:href="#__RefHeading___Toc15356_2800044225" text:style-name="Index_20_Link" text:visited-style-name="Index_20_Link">Dupli Extrude - with selected Vertices<text:tab/>30</text:a></text:p>
          <text:p text:style-name="P7"><text:a xlink:type="simple" xlink:href="#__RefHeading___Toc7609_1980196750" text:style-name="Index_20_Link" text:visited-style-name="Index_20_Link">Extrude Repeat<text:tab/>30</text:a></text:p>
          <text:p text:style-name="P8"><text:a xlink:type="simple" xlink:href="#__RefHeading___Toc37032_20529267081" text:style-name="Index_20_Link" text:visited-style-name="Index_20_Link">Last Operator Extrude Repeat<text:tab/>30</text:a></text:p>
          <text:p text:style-name="P8"><text:a xlink:type="simple" xlink:href="#__RefHeading___Toc37034_20529267081" text:style-name="Index_20_Link" text:visited-style-name="Index_20_Link">Steps<text:tab/>30</text:a></text:p>
          <text:p text:style-name="P7"><text:a xlink:type="simple" xlink:href="#__RefHeading___Toc7611_1980196750" text:style-name="Index_20_Link" text:visited-style-name="Index_20_Link">Spin<text:tab/>30</text:a></text:p>
          <text:p text:style-name="P8"><text:a xlink:type="simple" xlink:href="#__RefHeading___Toc37032_205292670811" text:style-name="Index_20_Link" text:visited-style-name="Index_20_Link">Last Operator Spin<text:tab/>31</text:a></text:p>
          <text:p text:style-name="P8"><text:a xlink:type="simple" xlink:href="#__RefHeading___Toc37034_205292670811" text:style-name="Index_20_Link" text:visited-style-name="Index_20_Link">Steps<text:tab/>31</text:a></text:p>
          <text:p text:style-name="P8"><text:a xlink:type="simple" xlink:href="#__RefHeading___Toc7613_1980196750" text:style-name="Index_20_Link" text:visited-style-name="Index_20_Link">Use Duplicates<text:tab/>31</text:a></text:p>
          <text:p text:style-name="P8"><text:a xlink:type="simple" xlink:href="#__RefHeading___Toc7615_1980196750" text:style-name="Index_20_Link" text:visited-style-name="Index_20_Link">Angle<text:tab/>31</text:a></text:p>
          <text:p text:style-name="P8"><text:a xlink:type="simple" xlink:href="#__RefHeading___Toc7617_1980196750" text:style-name="Index_20_Link" text:visited-style-name="Index_20_Link">Auto Merge<text:tab/>31</text:a></text:p>
          <text:p text:style-name="P8"><text:a xlink:type="simple" xlink:href="#__RefHeading___Toc7619_1980196750" text:style-name="Index_20_Link" text:visited-style-name="Index_20_Link">Flip Normals<text:tab/>31</text:a></text:p>
          <text:p text:style-name="P8"><text:a xlink:type="simple" xlink:href="#__RefHeading___Toc7621_1980196750" text:style-name="Index_20_Link" text:visited-style-name="Index_20_Link">Center X / Y / Z<text:tab/>31</text:a></text:p>
          <text:p text:style-name="P8"><text:a xlink:type="simple" xlink:href="#__RefHeading___Toc7623_1980196750" text:style-name="Index_20_Link" text:visited-style-name="Index_20_Link">Axis<text:tab/>31</text:a></text:p>
          <text:p text:style-name="P5"><text:a xlink:type="simple" xlink:href="#__RefHeading___Toc9169_4201702543" text:style-name="Index_20_Link" text:visited-style-name="Index_20_Link">Merge<text:tab/>31</text:a></text:p>
          <text:p text:style-name="P7"><text:a xlink:type="simple" xlink:href="#__RefHeading___Toc9175_4201702543" text:style-name="Index_20_Link" text:visited-style-name="Index_20_Link">At Center, At Cursor, Collapse, At First, At Last<text:tab/>31</text:a></text:p>
          <text:p text:style-name="P7"><text:a xlink:type="simple" xlink:href="#__RefHeading___Toc9177_4201702543" text:style-name="Index_20_Link" text:visited-style-name="Index_20_Link">Last Operator Merge<text:tab/>31</text:a></text:p>
          <text:p text:style-name="P8"><text:a xlink:type="simple" xlink:href="#__RefHeading___Toc9179_4201702543" text:style-name="Index_20_Link" text:visited-style-name="Index_20_Link">Type<text:tab/>31</text:a></text:p>
          <text:p text:style-name="P8"><text:a xlink:type="simple" xlink:href="#__RefHeading___Toc9181_4201702543" text:style-name="Index_20_Link" text:visited-style-name="Index_20_Link">UV's<text:tab/>31</text:a></text:p>
          <text:p text:style-name="P7"><text:a xlink:type="simple" xlink:href="#__RefHeading___Toc9183_4201702543" text:style-name="Index_20_Link" text:visited-style-name="Index_20_Link">By Distance<text:tab/>32</text:a></text:p>
          <text:p text:style-name="P7"><text:a xlink:type="simple" xlink:href="#__RefHeading___Toc9185_4201702543" text:style-name="Index_20_Link" text:visited-style-name="Index_20_Link">Last Operator Merge by Distance<text:tab/>32</text:a></text:p>
          <text:p text:style-name="P8"><text:a xlink:type="simple" xlink:href="#__RefHeading___Toc9187_4201702543" text:style-name="Index_20_Link" text:visited-style-name="Index_20_Link">Merge Distance<text:tab/>32</text:a></text:p>
          <text:p text:style-name="P5"><text:a xlink:type="simple" xlink:href="#__RefHeading___Toc9171_4201702543" text:style-name="Index_20_Link" text:visited-style-name="Index_20_Link">Split<text:tab/>32</text:a></text:p>
          <text:p text:style-name="P7"><text:a xlink:type="simple" xlink:href="#__RefHeading___Toc1622_9062528" text:style-name="Index_20_Link" text:visited-style-name="Index_20_Link">Selection<text:tab/>32</text:a></text:p>
          <text:p text:style-name="P7"><text:a xlink:type="simple" xlink:href="#__RefHeading___Toc9189_4201702543" text:style-name="Index_20_Link" text:visited-style-name="Index_20_Link">Faces by Edges / Faces by Edges by Vertices<text:tab/>32</text:a></text:p>
          <text:p text:style-name="P7"><text:a xlink:type="simple" xlink:href="#__RefHeading___Toc9191_4201702543" text:style-name="Index_20_Link" text:visited-style-name="Index_20_Link">Last Operator Edge Split<text:tab/>32</text:a></text:p>
          <text:p text:style-name="P8"><text:a xlink:type="simple" xlink:href="#__RefHeading___Toc9193_4201702543" text:style-name="Index_20_Link" text:visited-style-name="Index_20_Link">Type<text:tab/>32</text:a></text:p>
          <text:p text:style-name="P5"><text:a xlink:type="simple" xlink:href="#__RefHeading___Toc9173_4201702543" text:style-name="Index_20_Link" text:visited-style-name="Index_20_Link">Separate<text:tab/>32</text:a></text:p>
          <text:p text:style-name="P7"><text:a xlink:type="simple" xlink:href="#__RefHeading___Toc35323_17377730701" text:style-name="Index_20_Link" text:visited-style-name="Index_20_Link">Selection<text:tab/>32</text:a></text:p>
          <text:p text:style-name="P7"><text:a xlink:type="simple" xlink:href="#__RefHeading___Toc35325_17377730701" text:style-name="Index_20_Link" text:visited-style-name="Index_20_Link">By Material<text:tab/>32</text:a></text:p>
          <text:p text:style-name="P7"><text:a xlink:type="simple" xlink:href="#__RefHeading___Toc35327_17377730701" text:style-name="Index_20_Link" text:visited-style-name="Index_20_Link">By Loose Parts<text:tab/>33</text:a></text:p>
          <text:p text:style-name="P9"><text:a xlink:type="simple" xlink:href="#__RefHeading___Toc2595_4141173830" text:style-name="Index_20_Link" text:visited-style-name="Index_20_Link">Knife Project<text:tab/>33</text:a></text:p>
          <text:p text:style-name="P10"><text:a xlink:type="simple" xlink:href="#__RefHeading___Toc7184_1959787159" text:style-name="Index_20_Link" text:visited-style-name="Index_20_Link">Last Operator Knife Project<text:tab/>33</text:a></text:p>
          <text:p text:style-name="P11"><text:a xlink:type="simple" xlink:href="#__RefHeading___Toc7692_1195564849" text:style-name="Index_20_Link" text:visited-style-name="Index_20_Link">Cut through<text:tab/>33</text:a></text:p>
          <text:p text:style-name="P5"><text:a xlink:type="simple" xlink:href="#__RefHeading___Toc2597_4141173830" text:style-name="Index_20_Link" text:visited-style-name="Index_20_Link">Convex Hull<text:tab/>33</text:a></text:p>
          <text:p text:style-name="P7"><text:a xlink:type="simple" xlink:href="#__RefHeading___Toc9108_497492469" text:style-name="Index_20_Link" text:visited-style-name="Index_20_Link">Last Operator Convex Hull<text:tab/>34</text:a></text:p>
          <text:p text:style-name="P8"><text:a xlink:type="simple" xlink:href="#__RefHeading___Toc9110_497492469" text:style-name="Index_20_Link" text:visited-style-name="Index_20_Link"><text:soft-page-break/>Delete Unused<text:tab/>34</text:a></text:p>
          <text:p text:style-name="P8"><text:a xlink:type="simple" xlink:href="#__RefHeading___Toc9112_497492469" text:style-name="Index_20_Link" text:visited-style-name="Index_20_Link">Use existing Faces<text:tab/>34</text:a></text:p>
          <text:p text:style-name="P8"><text:a xlink:type="simple" xlink:href="#__RefHeading___Toc9114_497492469" text:style-name="Index_20_Link" text:visited-style-name="Index_20_Link">Make Holes<text:tab/>34</text:a></text:p>
          <text:p text:style-name="P8"><text:a xlink:type="simple" xlink:href="#__RefHeading___Toc9116_497492469" text:style-name="Index_20_Link" text:visited-style-name="Index_20_Link">Join Triangles<text:tab/>34</text:a></text:p>
          <text:p text:style-name="P8"><text:a xlink:type="simple" xlink:href="#__RefHeading___Toc9118_497492469" text:style-name="Index_20_Link" text:visited-style-name="Index_20_Link">Max Face Angle<text:tab/>34</text:a></text:p>
          <text:p text:style-name="P8"><text:a xlink:type="simple" xlink:href="#__RefHeading___Toc9120_497492469" text:style-name="Index_20_Link" text:visited-style-name="Index_20_Link">Max Shape Angle<text:tab/>34</text:a></text:p>
          <text:p text:style-name="P8"><text:a xlink:type="simple" xlink:href="#__RefHeading___Toc9122_497492469" text:style-name="Index_20_Link" text:visited-style-name="Index_20_Link">Compare UV's<text:tab/>34</text:a></text:p>
          <text:p text:style-name="P8"><text:a xlink:type="simple" xlink:href="#__RefHeading___Toc9124_497492469" text:style-name="Index_20_Link" text:visited-style-name="Index_20_Link">Compare Vcols<text:tab/>34</text:a></text:p>
          <text:p text:style-name="P8"><text:a xlink:type="simple" xlink:href="#__RefHeading___Toc9126_497492469" text:style-name="Index_20_Link" text:visited-style-name="Index_20_Link">Compare Seam<text:tab/>34</text:a></text:p>
          <text:p text:style-name="P8"><text:a xlink:type="simple" xlink:href="#__RefHeading___Toc9128_497492469" text:style-name="Index_20_Link" text:visited-style-name="Index_20_Link">Compare Sharp<text:tab/>34</text:a></text:p>
          <text:p text:style-name="P8"><text:a xlink:type="simple" xlink:href="#__RefHeading___Toc9130_497492469" text:style-name="Index_20_Link" text:visited-style-name="Index_20_Link">Compare Materials<text:tab/>34</text:a></text:p>
          <text:p text:style-name="P5"><text:a xlink:type="simple" xlink:href="#__RefHeading___Toc2599_4141173830" text:style-name="Index_20_Link" text:visited-style-name="Index_20_Link">Symmetrize<text:tab/>34</text:a></text:p>
          <text:p text:style-name="P7"><text:a xlink:type="simple" xlink:href="#__RefHeading___Toc6851_707165478" text:style-name="Index_20_Link" text:visited-style-name="Index_20_Link">Last Operator Symmetrize<text:tab/>35</text:a></text:p>
          <text:p text:style-name="P8"><text:a xlink:type="simple" xlink:href="#__RefHeading___Toc6853_707165478" text:style-name="Index_20_Link" text:visited-style-name="Index_20_Link">Direction<text:tab/>35</text:a></text:p>
          <text:p text:style-name="P8"><text:a xlink:type="simple" xlink:href="#__RefHeading___Toc6855_707165478" text:style-name="Index_20_Link" text:visited-style-name="Index_20_Link">Threshold<text:tab/>35</text:a></text:p>
          <text:p text:style-name="P5"><text:a xlink:type="simple" xlink:href="#__RefHeading___Toc2601_4141173830" text:style-name="Index_20_Link" text:visited-style-name="Index_20_Link">Snap to Symmetry<text:tab/>35</text:a></text:p>
          <text:p text:style-name="P7"><text:a xlink:type="simple" xlink:href="#__RefHeading___Toc9959_2976605512" text:style-name="Index_20_Link" text:visited-style-name="Index_20_Link">Last Operator Snap to Symmetry<text:tab/>35</text:a></text:p>
          <text:p text:style-name="P8"><text:a xlink:type="simple" xlink:href="#__RefHeading___Toc9961_2976605512" text:style-name="Index_20_Link" text:visited-style-name="Index_20_Link">Direction<text:tab/>35</text:a></text:p>
          <text:p text:style-name="P8"><text:a xlink:type="simple" xlink:href="#__RefHeading___Toc9963_2976605512" text:style-name="Index_20_Link" text:visited-style-name="Index_20_Link">Threshold<text:tab/>35</text:a></text:p>
          <text:p text:style-name="P8"><text:a xlink:type="simple" xlink:href="#__RefHeading___Toc9965_2976605512" text:style-name="Index_20_Link" text:visited-style-name="Index_20_Link">Factor<text:tab/>35</text:a></text:p>
          <text:p text:style-name="P8"><text:a xlink:type="simple" xlink:href="#__RefHeading___Toc9967_2976605512" text:style-name="Index_20_Link" text:visited-style-name="Index_20_Link">Center<text:tab/>35</text:a></text:p>
          <text:p text:style-name="P5"><text:a xlink:type="simple" xlink:href="#__RefHeading___Toc2603_4141173830" text:style-name="Index_20_Link" text:visited-style-name="Index_20_Link">Smart Delete<text:tab/>35</text:a></text:p>
          <text:p text:style-name="P4"><text:a xlink:type="simple" xlink:href="#__RefHeading___Toc2605_4141173830" text:style-name="Index_20_Link" text:visited-style-name="Index_20_Link">Normals<text:tab/>36</text:a></text:p>
          <text:p text:style-name="P5"><text:a xlink:type="simple" xlink:href="#__RefHeading___Toc9916_728628141" text:style-name="Index_20_Link" text:visited-style-name="Index_20_Link">Recalculate Outside<text:tab/>36</text:a></text:p>
          <text:p text:style-name="P9"><text:a xlink:type="simple" xlink:href="#__RefHeading___Toc2607_4141173830" text:style-name="Index_20_Link" text:visited-style-name="Index_20_Link">Last Operator Recalc Outside<text:tab/>36</text:a></text:p>
          <text:p text:style-name="P10"><text:a xlink:type="simple" xlink:href="#__RefHeading___Toc9920_728628141" text:style-name="Index_20_Link" text:visited-style-name="Index_20_Link">Inside<text:tab/>36</text:a></text:p>
          <text:p text:style-name="P5"><text:a xlink:type="simple" xlink:href="#__RefHeading___Toc2609_4141173830" text:style-name="Index_20_Link" text:visited-style-name="Index_20_Link">Recalculate Inside<text:tab/>36</text:a></text:p>
          <text:p text:style-name="P5"><text:a xlink:type="simple" xlink:href="#__RefHeading___Toc9924_728628141" text:style-name="Index_20_Link" text:visited-style-name="Index_20_Link">Flip<text:tab/>36</text:a></text:p>
          <text:p text:style-name="P5"><text:a xlink:type="simple" xlink:href="#__RefHeading___Toc26475_79423390" text:style-name="Index_20_Link" text:visited-style-name="Index_20_Link">Set from Faces<text:tab/>36</text:a></text:p>
          <text:p text:style-name="P5"><text:a xlink:type="simple" xlink:href="#__RefHeading___Toc2611_4141173830" text:style-name="Index_20_Link" text:visited-style-name="Index_20_Link">Rotate<text:tab/>36</text:a></text:p>
          <text:p text:style-name="P7"><text:a xlink:type="simple" xlink:href="#__RefHeading___Toc2613_4141173830" text:style-name="Index_20_Link" text:visited-style-name="Index_20_Link">Last Operator Rotate Normals<text:tab/>36</text:a></text:p>
          <text:p text:style-name="P8"><text:a xlink:type="simple" xlink:href="#__RefHeading___Toc2615_4141173830" text:style-name="Index_20_Link" text:visited-style-name="Index_20_Link">Angle<text:tab/>36</text:a></text:p>
          <text:p text:style-name="P8"><text:a xlink:type="simple" xlink:href="#__RefHeading___Toc2617_4141173830" text:style-name="Index_20_Link" text:visited-style-name="Index_20_Link">Axis<text:tab/>37</text:a></text:p>
          <text:p text:style-name="P8"><text:a xlink:type="simple" xlink:href="#__RefHeading___Toc2619_4141173830" text:style-name="Index_20_Link" text:visited-style-name="Index_20_Link">Orientation<text:tab/>37</text:a></text:p>
          <text:p text:style-name="P8"><text:a xlink:type="simple" xlink:href="#__RefHeading___Toc2621_4141173830" text:style-name="Index_20_Link" text:visited-style-name="Index_20_Link">Constraint Axis<text:tab/>37</text:a></text:p>
          <text:p text:style-name="P5"><text:a xlink:type="simple" xlink:href="#__RefHeading___Toc2623_4141173830" text:style-name="Index_20_Link" text:visited-style-name="Index_20_Link">Point Normals to Target<text:tab/>37</text:a></text:p>
          <text:p text:style-name="P7"><text:a xlink:type="simple" xlink:href="#__RefHeading___Toc2625_4141173830" text:style-name="Index_20_Link" text:visited-style-name="Index_20_Link">Last Operator Point Normals to Target<text:tab/>37</text:a></text:p>
          <text:p text:style-name="P8"><text:a xlink:type="simple" xlink:href="#__RefHeading___Toc2627_4141173830" text:style-name="Index_20_Link" text:visited-style-name="Index_20_Link">Invert<text:tab/>37</text:a></text:p>
          <text:p text:style-name="P8"><text:a xlink:type="simple" xlink:href="#__RefHeading___Toc2629_4141173830" text:style-name="Index_20_Link" text:visited-style-name="Index_20_Link">Align<text:tab/>37</text:a></text:p>
          <text:p text:style-name="P8"><text:a xlink:type="simple" xlink:href="#__RefHeading___Toc2631_4141173830" text:style-name="Index_20_Link" text:visited-style-name="Index_20_Link">Target<text:tab/>37</text:a></text:p>
          <text:p text:style-name="P8"><text:a xlink:type="simple" xlink:href="#__RefHeading___Toc2633_4141173830" text:style-name="Index_20_Link" text:visited-style-name="Index_20_Link">Spherize<text:tab/>37</text:a></text:p>
          <text:p text:style-name="P5"><text:a xlink:type="simple" xlink:href="#__RefHeading___Toc2635_4141173830" text:style-name="Index_20_Link" text:visited-style-name="Index_20_Link">Merge<text:tab/>37</text:a></text:p>
          <text:p text:style-name="P5"><text:a xlink:type="simple" xlink:href="#__RefHeading___Toc2637_4141173830" text:style-name="Index_20_Link" text:visited-style-name="Index_20_Link">Split<text:tab/>37</text:a></text:p>
          <text:p text:style-name="P5"><text:a xlink:type="simple" xlink:href="#__RefHeading___Toc2639_4141173830" text:style-name="Index_20_Link" text:visited-style-name="Index_20_Link">Average<text:tab/>38</text:a></text:p>
          <text:p text:style-name="P7"><text:a xlink:type="simple" xlink:href="#__RefHeading___Toc2641_4141173830" text:style-name="Index_20_Link" text:visited-style-name="Index_20_Link">Custom Normal<text:tab/>38</text:a></text:p>
          <text:p text:style-name="P7"><text:a xlink:type="simple" xlink:href="#__RefHeading___Toc2643_4141173830" text:style-name="Index_20_Link" text:visited-style-name="Index_20_Link">Face Area<text:tab/>38</text:a></text:p>
          <text:p text:style-name="P7"><text:a xlink:type="simple" xlink:href="#__RefHeading___Toc2645_4141173830" text:style-name="Index_20_Link" text:visited-style-name="Index_20_Link">Corner Angle<text:tab/>38</text:a></text:p>
          <text:p text:style-name="P8"><text:a xlink:type="simple" xlink:href="#__RefHeading___Toc2647_4141173830" text:style-name="Index_20_Link" text:visited-style-name="Index_20_Link">Last Operator Average Normals<text:tab/>38</text:a></text:p>
          <text:p text:style-name="P9"><text:a xlink:type="simple" xlink:href="#__RefHeading___Toc2649_4141173830" text:style-name="Index_20_Link" text:visited-style-name="Index_20_Link">Weigh<text:tab/>38</text:a></text:p>
          <text:p text:style-name="P9"><text:a xlink:type="simple" xlink:href="#__RefHeading___Toc2651_4141173830" text:style-name="Index_20_Link" text:visited-style-name="Index_20_Link">Threshold<text:tab/>38</text:a></text:p>
          <text:p text:style-name="P5"><text:a xlink:type="simple" xlink:href="#__RefHeading___Toc2992_3012658524" text:style-name="Index_20_Link" text:visited-style-name="Index_20_Link">Copy Vectors<text:tab/>38</text:a></text:p>
          <text:p text:style-name="P5"><text:a xlink:type="simple" xlink:href="#__RefHeading___Toc2994_3012658524" text:style-name="Index_20_Link" text:visited-style-name="Index_20_Link">Paste Vectors<text:tab/>38</text:a></text:p>
          <text:p text:style-name="P7"><text:a xlink:type="simple" xlink:href="#__RefHeading___Toc2996_3012658524" text:style-name="Index_20_Link" text:visited-style-name="Index_20_Link">Last Operator Normals Vector Tools<text:tab/>38</text:a></text:p>
          <text:p text:style-name="P8"><text:a xlink:type="simple" xlink:href="#__RefHeading___Toc2998_3012658524" text:style-name="Index_20_Link" text:visited-style-name="Index_20_Link"><text:soft-page-break/>Absolute Coordinates<text:tab/>38</text:a></text:p>
          <text:p text:style-name="P5"><text:a xlink:type="simple" xlink:href="#__RefHeading___Toc3000_3012658524" text:style-name="Index_20_Link" text:visited-style-name="Index_20_Link">Smoothen Vectors<text:tab/>38</text:a></text:p>
          <text:p text:style-name="P7"><text:a xlink:type="simple" xlink:href="#__RefHeading___Toc3002_3012658524" text:style-name="Index_20_Link" text:visited-style-name="Index_20_Link">Last Operator Smooth Normals Vectors<text:tab/>39</text:a></text:p>
          <text:p text:style-name="P8"><text:a xlink:type="simple" xlink:href="#__RefHeading___Toc3004_3012658524" text:style-name="Index_20_Link" text:visited-style-name="Index_20_Link">Factor<text:tab/>39</text:a></text:p>
          <text:p text:style-name="P5"><text:a xlink:type="simple" xlink:href="#__RefHeading___Toc3006_3012658524" text:style-name="Index_20_Link" text:visited-style-name="Index_20_Link">Reset Vectors<text:tab/>39</text:a></text:p>
          <text:p text:style-name="P5"><text:a xlink:type="simple" xlink:href="#__RefHeading___Toc3008_3012658524" text:style-name="Index_20_Link" text:visited-style-name="Index_20_Link">Select by Face Strength<text:tab/>39</text:a></text:p>
          <text:p text:style-name="P5"><text:a xlink:type="simple" xlink:href="#__RefHeading___Toc3010_3012658524" text:style-name="Index_20_Link" text:visited-style-name="Index_20_Link">Set Face Strength<text:tab/>39</text:a></text:p>
          <text:p text:style-name="P4"><text:a xlink:type="simple" xlink:href="#__RefHeading___Toc3012_3012658524" text:style-name="Index_20_Link" text:visited-style-name="Index_20_Link">Shading<text:tab/>39</text:a></text:p>
          <text:p text:style-name="P4"><text:a xlink:type="simple" xlink:href="#__RefHeading___Toc3014_3012658524" text:style-name="Index_20_Link" text:visited-style-name="Index_20_Link">Weights<text:tab/>39</text:a></text:p>
          <text:p text:style-name="P9"><text:a xlink:type="simple" xlink:href="#__RefHeading___Toc8034_533592075" text:style-name="Index_20_Link" text:visited-style-name="Index_20_Link">Normalize All<text:tab/>40</text:a></text:p>
          <text:p text:style-name="P10"><text:a xlink:type="simple" xlink:href="#__RefHeading___Toc8036_533592075" text:style-name="Index_20_Link" text:visited-style-name="Index_20_Link">Last Operator Normalize all<text:tab/>40</text:a></text:p>
          <text:p text:style-name="P11"><text:a xlink:type="simple" xlink:href="#__RefHeading___Toc8038_533592075" text:style-name="Index_20_Link" text:visited-style-name="Index_20_Link">Subset<text:tab/>40</text:a></text:p>
          <text:p text:style-name="P11"><text:a xlink:type="simple" xlink:href="#__RefHeading___Toc52754_1737773070" text:style-name="Index_20_Link" text:visited-style-name="Index_20_Link">Lock Active<text:tab/>40</text:a></text:p>
          <text:p text:style-name="P9"><text:a xlink:type="simple" xlink:href="#__RefHeading___Toc8042_533592075" text:style-name="Index_20_Link" text:visited-style-name="Index_20_Link">Normalize<text:tab/>40</text:a></text:p>
          <text:p text:style-name="P9"><text:a xlink:type="simple" xlink:href="#__RefHeading___Toc8044_533592075" text:style-name="Index_20_Link" text:visited-style-name="Index_20_Link">Mirror<text:tab/>40</text:a></text:p>
          <text:p text:style-name="P10"><text:a xlink:type="simple" xlink:href="#__RefHeading___Toc8046_533592075" text:style-name="Index_20_Link" text:visited-style-name="Index_20_Link">Last Operator Mirror Vertex Group<text:tab/>40</text:a></text:p>
          <text:p text:style-name="P11"><text:a xlink:type="simple" xlink:href="#__RefHeading___Toc8048_533592075" text:style-name="Index_20_Link" text:visited-style-name="Index_20_Link">Mirror Weights<text:tab/>40</text:a></text:p>
          <text:p text:style-name="P11"><text:a xlink:type="simple" xlink:href="#__RefHeading___Toc8050_533592075" text:style-name="Index_20_Link" text:visited-style-name="Index_20_Link">Flip Group Names<text:tab/>40</text:a></text:p>
          <text:p text:style-name="P11"><text:a xlink:type="simple" xlink:href="#__RefHeading___Toc8052_533592075" text:style-name="Index_20_Link" text:visited-style-name="Index_20_Link">All Groups<text:tab/>41</text:a></text:p>
          <text:p text:style-name="P11"><text:a xlink:type="simple" xlink:href="#__RefHeading___Toc8054_533592075" text:style-name="Index_20_Link" text:visited-style-name="Index_20_Link">Topology Mirror<text:tab/>41</text:a></text:p>
          <text:p text:style-name="P9"><text:a xlink:type="simple" xlink:href="#__RefHeading___Toc8460_2087327740" text:style-name="Index_20_Link" text:visited-style-name="Index_20_Link">Invert<text:tab/>41</text:a></text:p>
          <text:p text:style-name="P10"><text:a xlink:type="simple" xlink:href="#__RefHeading___Toc8036_5335920751" text:style-name="Index_20_Link" text:visited-style-name="Index_20_Link">Last Operator Invert Vertex Group<text:tab/>41</text:a></text:p>
          <text:p text:style-name="P11"><text:a xlink:type="simple" xlink:href="#__RefHeading___Toc8038_5335920751" text:style-name="Index_20_Link" text:visited-style-name="Index_20_Link">Subset<text:tab/>41</text:a></text:p>
          <text:p text:style-name="P11"><text:a xlink:type="simple" xlink:href="#__RefHeading___Toc8040_5335920751" text:style-name="Index_20_Link" text:visited-style-name="Index_20_Link">Add Weights<text:tab/>41</text:a></text:p>
          <text:p text:style-name="P11"><text:a xlink:type="simple" xlink:href="#__RefHeading___Toc8462_2087327740" text:style-name="Index_20_Link" text:visited-style-name="Index_20_Link">Remove Weights<text:tab/>41</text:a></text:p>
          <text:p text:style-name="P9"><text:a xlink:type="simple" xlink:href="#__RefHeading___Toc8464_2087327740" text:style-name="Index_20_Link" text:visited-style-name="Index_20_Link">Clean<text:tab/>41</text:a></text:p>
          <text:p text:style-name="P10"><text:a xlink:type="simple" xlink:href="#__RefHeading___Toc52756_1737773070" text:style-name="Index_20_Link" text:visited-style-name="Index_20_Link">Last Operator Clean Vertex Group<text:tab/>41</text:a></text:p>
          <text:p text:style-name="P11"><text:a xlink:type="simple" xlink:href="#__RefHeading___Toc15498_2567070647" text:style-name="Index_20_Link" text:visited-style-name="Index_20_Link">Subset<text:tab/>41</text:a></text:p>
          <text:p text:style-name="P11"><text:a xlink:type="simple" xlink:href="#__RefHeading___Toc15500_2567070647" text:style-name="Index_20_Link" text:visited-style-name="Index_20_Link">Limit<text:tab/>41</text:a></text:p>
          <text:p text:style-name="P11"><text:a xlink:type="simple" xlink:href="#__RefHeading___Toc15502_2567070647" text:style-name="Index_20_Link" text:visited-style-name="Index_20_Link">Keep Single<text:tab/>41</text:a></text:p>
          <text:p text:style-name="P9"><text:a xlink:type="simple" xlink:href="#__RefHeading___Toc8468_2087327740" text:style-name="Index_20_Link" text:visited-style-name="Index_20_Link">Quantize<text:tab/>41</text:a></text:p>
          <text:p text:style-name="P10"><text:a xlink:type="simple" xlink:href="#__RefHeading___Toc8036_533592075111" text:style-name="Index_20_Link" text:visited-style-name="Index_20_Link">Last Operator Quantize<text:tab/>41</text:a></text:p>
          <text:p text:style-name="P11"><text:a xlink:type="simple" xlink:href="#__RefHeading___Toc8038_533592075111" text:style-name="Index_20_Link" text:visited-style-name="Index_20_Link">Subset<text:tab/>41</text:a></text:p>
          <text:p text:style-name="P11"><text:a xlink:type="simple" xlink:href="#__RefHeading___Toc8040_533592075111" text:style-name="Index_20_Link" text:visited-style-name="Index_20_Link">Steps<text:tab/>41</text:a></text:p>
          <text:p text:style-name="P9"><text:a xlink:type="simple" xlink:href="#__RefHeading___Toc8470_2087327740" text:style-name="Index_20_Link" text:visited-style-name="Index_20_Link">Levels<text:tab/>42</text:a></text:p>
          <text:p text:style-name="P10"><text:a xlink:type="simple" xlink:href="#__RefHeading___Toc8036_5335920751111" text:style-name="Index_20_Link" text:visited-style-name="Index_20_Link">Last Operator Vertex Group Levels<text:tab/>42</text:a></text:p>
          <text:p text:style-name="P11"><text:a xlink:type="simple" xlink:href="#__RefHeading___Toc15504_2567070647" text:style-name="Index_20_Link" text:visited-style-name="Index_20_Link">Subset<text:tab/>42</text:a></text:p>
          <text:p text:style-name="P11"><text:a xlink:type="simple" xlink:href="#__RefHeading___Toc15506_2567070647" text:style-name="Index_20_Link" text:visited-style-name="Index_20_Link">Offset<text:tab/>42</text:a></text:p>
          <text:p text:style-name="P11"><text:a xlink:type="simple" xlink:href="#__RefHeading___Toc15508_2567070647" text:style-name="Index_20_Link" text:visited-style-name="Index_20_Link">Gain<text:tab/>42</text:a></text:p>
          <text:p text:style-name="P9"><text:a xlink:type="simple" xlink:href="#__RefHeading___Toc8474_2087327740" text:style-name="Index_20_Link" text:visited-style-name="Index_20_Link">Smooth<text:tab/>42</text:a></text:p>
          <text:p text:style-name="P10"><text:a xlink:type="simple" xlink:href="#__RefHeading___Toc8036_5335920751112" text:style-name="Index_20_Link" text:visited-style-name="Index_20_Link">Last Operator Smooth Vertex Weights<text:tab/>42</text:a></text:p>
          <text:p text:style-name="P11"><text:a xlink:type="simple" xlink:href="#__RefHeading___Toc8038_5335920751112" text:style-name="Index_20_Link" text:visited-style-name="Index_20_Link">Subset<text:tab/>42</text:a></text:p>
          <text:p text:style-name="P11"><text:a xlink:type="simple" xlink:href="#__RefHeading___Toc52758_1737773070" text:style-name="Index_20_Link" text:visited-style-name="Index_20_Link">Factor<text:tab/>42</text:a></text:p>
          <text:p text:style-name="P11"><text:a xlink:type="simple" xlink:href="#__RefHeading___Toc8476_2087327740" text:style-name="Index_20_Link" text:visited-style-name="Index_20_Link">Iterations<text:tab/>42</text:a></text:p>
          <text:p text:style-name="P11"><text:a xlink:type="simple" xlink:href="#__RefHeading___Toc8478_2087327740" text:style-name="Index_20_Link" text:visited-style-name="Index_20_Link">Expand/Contract<text:tab/>42</text:a></text:p>
          <text:p text:style-name="P9"><text:a xlink:type="simple" xlink:href="#__RefHeading___Toc8482_2087327740" text:style-name="Index_20_Link" text:visited-style-name="Index_20_Link">Limit Total<text:tab/>42</text:a></text:p>
          <text:p text:style-name="P10"><text:a xlink:type="simple" xlink:href="#__RefHeading___Toc8036_5335920751113" text:style-name="Index_20_Link" text:visited-style-name="Index_20_Link">Last Operator Limit Number of Weights per Vertex<text:tab/>42</text:a></text:p>
          <text:p text:style-name="P11"><text:a xlink:type="simple" xlink:href="#__RefHeading___Toc8038_5335920751113" text:style-name="Index_20_Link" text:visited-style-name="Index_20_Link">Subset<text:tab/>42</text:a></text:p>
          <text:p text:style-name="P11"><text:a xlink:type="simple" xlink:href="#__RefHeading___Toc8040_5335920751113" text:style-name="Index_20_Link" text:visited-style-name="Index_20_Link">Limit<text:tab/>42</text:a></text:p>
          <text:p text:style-name="P9"><text:a xlink:type="simple" xlink:href="#__RefHeading___Toc8484_2087327740" text:style-name="Index_20_Link" text:visited-style-name="Index_20_Link">Fix Deforms<text:tab/>42</text:a></text:p>
          <text:p text:style-name="P10"><text:a xlink:type="simple" xlink:href="#__RefHeading___Toc8036_53359207511131" text:style-name="Index_20_Link" text:visited-style-name="Index_20_Link">Last Operator Fix Deforms<text:tab/>43</text:a></text:p>
          <text:p text:style-name="P11"><text:a xlink:type="simple" xlink:href="#__RefHeading___Toc8038_53359207511131" text:style-name="Index_20_Link" text:visited-style-name="Index_20_Link">Distance<text:tab/>43</text:a></text:p>
          <text:p text:style-name="P11"><text:a xlink:type="simple" xlink:href="#__RefHeading___Toc8040_53359207511131" text:style-name="Index_20_Link" text:visited-style-name="Index_20_Link">Strength<text:tab/>43</text:a></text:p>
          <text:p text:style-name="P11"><text:a xlink:type="simple" xlink:href="#__RefHeading___Toc8486_2087327740" text:style-name="Index_20_Link" text:visited-style-name="Index_20_Link"><text:soft-page-break/>Change Sensitivity<text:tab/>43</text:a></text:p>
          <text:p text:style-name="P4"><text:a xlink:type="simple" xlink:href="#__RefHeading___Toc47167_30126585241" text:style-name="Index_20_Link" text:visited-style-name="Index_20_Link">Set Attribute<text:tab/>43</text:a></text:p>
          <text:p text:style-name="P4"><text:a xlink:type="simple" xlink:href="#__RefHeading___Toc47167_3012658524" text:style-name="Index_20_Link" text:visited-style-name="Index_20_Link">Sort Elements<text:tab/>43</text:a></text:p>
          <text:p text:style-name="P7"><text:a xlink:type="simple" xlink:href="#__RefHeading___Toc47169_3012658524" text:style-name="Index_20_Link" text:visited-style-name="Index_20_Link">View Z Axis<text:tab/>43</text:a></text:p>
          <text:p text:style-name="P7"><text:a xlink:type="simple" xlink:href="#__RefHeading___Toc6670_4159048040" text:style-name="Index_20_Link" text:visited-style-name="Index_20_Link">View Y Axis<text:tab/>43</text:a></text:p>
          <text:p text:style-name="P7"><text:a xlink:type="simple" xlink:href="#__RefHeading___Toc6672_4159048040" text:style-name="Index_20_Link" text:visited-style-name="Index_20_Link">Cursor Distance<text:tab/>43</text:a></text:p>
          <text:p text:style-name="P7"><text:a xlink:type="simple" xlink:href="#__RefHeading___Toc6674_4159048040" text:style-name="Index_20_Link" text:visited-style-name="Index_20_Link">Material<text:tab/>43</text:a></text:p>
          <text:p text:style-name="P7"><text:a xlink:type="simple" xlink:href="#__RefHeading___Toc6676_4159048040" text:style-name="Index_20_Link" text:visited-style-name="Index_20_Link">Selected<text:tab/>44</text:a></text:p>
          <text:p text:style-name="P7"><text:a xlink:type="simple" xlink:href="#__RefHeading___Toc6678_4159048040" text:style-name="Index_20_Link" text:visited-style-name="Index_20_Link">Randomize<text:tab/>44</text:a></text:p>
          <text:p text:style-name="P7"><text:a xlink:type="simple" xlink:href="#__RefHeading___Toc6680_4159048040" text:style-name="Index_20_Link" text:visited-style-name="Index_20_Link">Reverse<text:tab/>44</text:a></text:p>
          <text:p text:style-name="P7"><text:a xlink:type="simple" xlink:href="#__RefHeading___Toc6682_4159048040" text:style-name="Index_20_Link" text:visited-style-name="Index_20_Link">Last Operator Sort Mesh Elements<text:tab/>44</text:a></text:p>
          <text:p text:style-name="P8"><text:a xlink:type="simple" xlink:href="#__RefHeading___Toc6684_4159048040" text:style-name="Index_20_Link" text:visited-style-name="Index_20_Link">Type<text:tab/>44</text:a></text:p>
          <text:p text:style-name="P8"><text:a xlink:type="simple" xlink:href="#__RefHeading___Toc6686_4159048040" text:style-name="Index_20_Link" text:visited-style-name="Index_20_Link">Vertices, Edges or Faces<text:tab/>44</text:a></text:p>
          <text:p text:style-name="P8"><text:a xlink:type="simple" xlink:href="#__RefHeading___Toc6688_4159048040" text:style-name="Index_20_Link" text:visited-style-name="Index_20_Link">Reverse Checkbox<text:tab/>44</text:a></text:p>
          <text:p text:style-name="P8"><text:a xlink:type="simple" xlink:href="#__RefHeading___Toc6690_4159048040" text:style-name="Index_20_Link" text:visited-style-name="Index_20_Link">Seed Edit box (Randomize only)<text:tab/>44</text:a></text:p>
          <text:p text:style-name="P4"><text:a xlink:type="simple" xlink:href="#__RefHeading___Toc47171_3012658524" text:style-name="Index_20_Link" text:visited-style-name="Index_20_Link">Subdivide<text:tab/>44</text:a></text:p>
          <text:p text:style-name="P7"><text:a xlink:type="simple" xlink:href="#__RefHeading___Toc3680_1914948845" text:style-name="Index_20_Link" text:visited-style-name="Index_20_Link">Last Operator Subdivision Set<text:tab/>45</text:a></text:p>
          <text:p text:style-name="P8"><text:a xlink:type="simple" xlink:href="#__RefHeading___Toc3682_1914948845" text:style-name="Index_20_Link" text:visited-style-name="Index_20_Link">Level<text:tab/>45</text:a></text:p>
          <text:p text:style-name="P8"><text:a xlink:type="simple" xlink:href="#__RefHeading___Toc3684_1914948845" text:style-name="Index_20_Link" text:visited-style-name="Index_20_Link">Relative<text:tab/>45</text:a></text:p>
          <text:p text:style-name="P4"><text:a xlink:type="simple" xlink:href="#__RefHeading___Toc35319_1737773070" text:style-name="Index_20_Link" text:visited-style-name="Index_20_Link">Show / Hide<text:tab/>45</text:a></text:p>
          <text:p text:style-name="P5"><text:a xlink:type="simple" xlink:href="#__RefHeading___Toc3629_1914948845211" text:style-name="Index_20_Link" text:visited-style-name="Index_20_Link">Show Hidden<text:tab/>45</text:a></text:p>
          <text:p text:style-name="P5"><text:a xlink:type="simple" xlink:href="#__RefHeading___Toc3631_1914948845211" text:style-name="Index_20_Link" text:visited-style-name="Index_20_Link">Hide Selected<text:tab/>45</text:a></text:p>
          <text:p text:style-name="P5"><text:a xlink:type="simple" xlink:href="#__RefHeading___Toc3633_1914948845211" text:style-name="Index_20_Link" text:visited-style-name="Index_20_Link">Hide Unselected<text:tab/>45</text:a></text:p>
          <text:p text:style-name="P7"><text:a xlink:type="simple" xlink:href="#__RefHeading___Toc3678_1914948845211" text:style-name="Index_20_Link" text:visited-style-name="Index_20_Link">Last Operator Reveal Hidden / Hide Selected<text:tab/>45</text:a></text:p>
          <text:p text:style-name="P8"><text:a xlink:type="simple" xlink:href="#__RefHeading___Toc52760_1737773070" text:style-name="Index_20_Link" text:visited-style-name="Index_20_Link">Select<text:tab/>45</text:a></text:p>
          <text:p text:style-name="P4"><text:a xlink:type="simple" xlink:href="#__RefHeading___Toc35329_1737773070" text:style-name="Index_20_Link" text:visited-style-name="Index_20_Link">Cleanup<text:tab/>45</text:a></text:p>
          <text:p text:style-name="P5"><text:a xlink:type="simple" xlink:href="#__RefHeading___Toc35331_1737773070" text:style-name="Index_20_Link" text:visited-style-name="Index_20_Link">Delete Loose<text:tab/>46</text:a></text:p>
          <text:p text:style-name="P7"><text:a xlink:type="simple" xlink:href="#__RefHeading___Toc43396_991526212" text:style-name="Index_20_Link" text:visited-style-name="Index_20_Link">Last Operator Delete Loose<text:tab/>46</text:a></text:p>
          <text:p text:style-name="P8"><text:a xlink:type="simple" xlink:href="#__RefHeading___Toc6867_707165478" text:style-name="Index_20_Link" text:visited-style-name="Index_20_Link">Vertices<text:tab/>46</text:a></text:p>
          <text:p text:style-name="P8"><text:a xlink:type="simple" xlink:href="#__RefHeading___Toc6869_707165478" text:style-name="Index_20_Link" text:visited-style-name="Index_20_Link">Edges<text:tab/>46</text:a></text:p>
          <text:p text:style-name="P8"><text:a xlink:type="simple" xlink:href="#__RefHeading___Toc6871_707165478" text:style-name="Index_20_Link" text:visited-style-name="Index_20_Link">Faces<text:tab/>46</text:a></text:p>
          <text:p text:style-name="P5"><text:a xlink:type="simple" xlink:href="#__RefHeading___Toc6873_707165478" text:style-name="Index_20_Link" text:visited-style-name="Index_20_Link">Decimate Geometry<text:tab/>46</text:a></text:p>
          <text:p text:style-name="P7"><text:a xlink:type="simple" xlink:href="#__RefHeading___Toc6875_707165478" text:style-name="Index_20_Link" text:visited-style-name="Index_20_Link">Last Operator Decimate Geometry<text:tab/>46</text:a></text:p>
          <text:p text:style-name="P8"><text:a xlink:type="simple" xlink:href="#__RefHeading___Toc6877_707165478" text:style-name="Index_20_Link" text:visited-style-name="Index_20_Link">Ratio<text:tab/>46</text:a></text:p>
          <text:p text:style-name="P8"><text:a xlink:type="simple" xlink:href="#__RefHeading___Toc6879_707165478" text:style-name="Index_20_Link" text:visited-style-name="Index_20_Link">Vertex Group<text:tab/>46</text:a></text:p>
          <text:p text:style-name="P8"><text:a xlink:type="simple" xlink:href="#__RefHeading___Toc6881_707165478" text:style-name="Index_20_Link" text:visited-style-name="Index_20_Link">Weight<text:tab/>46</text:a></text:p>
          <text:p text:style-name="P8"><text:a xlink:type="simple" xlink:href="#__RefHeading___Toc6883_707165478" text:style-name="Index_20_Link" text:visited-style-name="Index_20_Link">Invert<text:tab/>47</text:a></text:p>
          <text:p text:style-name="P8"><text:a xlink:type="simple" xlink:href="#__RefHeading___Toc6885_707165478" text:style-name="Index_20_Link" text:visited-style-name="Index_20_Link">Symmetry<text:tab/>47</text:a></text:p>
          <text:p text:style-name="P5"><text:a xlink:type="simple" xlink:href="#__RefHeading___Toc35333_1737773070" text:style-name="Index_20_Link" text:visited-style-name="Index_20_Link">Degenerate Dissolve<text:tab/>47</text:a></text:p>
          <text:p text:style-name="P5"><text:a xlink:type="simple" xlink:href="#__RefHeading___Toc43398_991526212" text:style-name="Index_20_Link" text:visited-style-name="Index_20_Link">Make Planar Faces<text:tab/>47</text:a></text:p>
          <text:p text:style-name="P7"><text:a xlink:type="simple" xlink:href="#__RefHeading___Toc6891_707165478" text:style-name="Index_20_Link" text:visited-style-name="Index_20_Link">Last Operator Make Planar Faces<text:tab/>47</text:a></text:p>
          <text:p text:style-name="P8"><text:a xlink:type="simple" xlink:href="#__RefHeading___Toc6893_707165478" text:style-name="Index_20_Link" text:visited-style-name="Index_20_Link">Factor<text:tab/>47</text:a></text:p>
          <text:p text:style-name="P8"><text:a xlink:type="simple" xlink:href="#__RefHeading___Toc6895_707165478" text:style-name="Index_20_Link" text:visited-style-name="Index_20_Link">Iterations<text:tab/>47</text:a></text:p>
          <text:p text:style-name="P5"><text:a xlink:type="simple" xlink:href="#__RefHeading___Toc35335_1737773070" text:style-name="Index_20_Link" text:visited-style-name="Index_20_Link">Split Non-Planar Faces<text:tab/>47</text:a></text:p>
          <text:p text:style-name="P7"><text:a xlink:type="simple" xlink:href="#__RefHeading___Toc6899_707165478" text:style-name="Index_20_Link" text:visited-style-name="Index_20_Link">Last Operator Split Non-Planar Faces<text:tab/>47</text:a></text:p>
          <text:p text:style-name="P8"><text:a xlink:type="simple" xlink:href="#__RefHeading___Toc6901_707165478" text:style-name="Index_20_Link" text:visited-style-name="Index_20_Link">Max Angle<text:tab/>47</text:a></text:p>
          <text:p text:style-name="P5"><text:a xlink:type="simple" xlink:href="#__RefHeading___Toc35337_1737773070" text:style-name="Index_20_Link" text:visited-style-name="Index_20_Link">Split Concave Faces<text:tab/>47</text:a></text:p>
          <text:p text:style-name="P5"><text:a xlink:type="simple" xlink:href="#__RefHeading___Toc35339_1737773070" text:style-name="Index_20_Link" text:visited-style-name="Index_20_Link">Merge by Distance<text:tab/>48</text:a></text:p>
          <text:p text:style-name="P7"><text:a xlink:type="simple" xlink:href="#__RefHeading___Toc52762_1737773070" text:style-name="Index_20_Link" text:visited-style-name="Index_20_Link">Last Operator Merge by Distance<text:tab/>48</text:a></text:p>
          <text:p text:style-name="P8"><text:a xlink:type="simple" xlink:href="#__RefHeading___Toc52764_1737773070" text:style-name="Index_20_Link" text:visited-style-name="Index_20_Link">Merge Distance<text:tab/>48</text:a></text:p>
          <text:p text:style-name="P8"><text:a xlink:type="simple" xlink:href="#__RefHeading___Toc52766_1737773070" text:style-name="Index_20_Link" text:visited-style-name="Index_20_Link">Unselected<text:tab/>48</text:a></text:p>
          <text:p text:style-name="P5"><text:a xlink:type="simple" xlink:href="#__RefHeading___Toc52640_1737773070" text:style-name="Index_20_Link" text:visited-style-name="Index_20_Link">Fill Holes<text:tab/>48</text:a></text:p>
          <text:p text:style-name="P7"><text:a xlink:type="simple" xlink:href="#__RefHeading___Toc6907_707165478" text:style-name="Index_20_Link" text:visited-style-name="Index_20_Link">Last Operator Fill Holes<text:tab/>48</text:a></text:p>
          <text:p text:style-name="P8"><text:a xlink:type="simple" xlink:href="#__RefHeading___Toc6909_707165478" text:style-name="Index_20_Link" text:visited-style-name="Index_20_Link"><text:soft-page-break/>Sides<text:tab/>48</text:a></text:p>
          <text:p text:style-name="P4"><text:a xlink:type="simple" xlink:href="#__RefHeading___Toc52642_1737773070" text:style-name="Index_20_Link" text:visited-style-name="Index_20_Link">Delete<text:tab/>48</text:a></text:p>
          <text:p text:style-name="P7"><text:a xlink:type="simple" xlink:href="#__RefHeading___Toc52768_1737773070" text:style-name="Index_20_Link" text:visited-style-name="Index_20_Link">Vertices<text:tab/>48</text:a></text:p>
          <text:p text:style-name="P7"><text:a xlink:type="simple" xlink:href="#__RefHeading___Toc9939_2976605512" text:style-name="Index_20_Link" text:visited-style-name="Index_20_Link">Edges<text:tab/>49</text:a></text:p>
          <text:p text:style-name="P7"><text:a xlink:type="simple" xlink:href="#__RefHeading___Toc9941_2976605512" text:style-name="Index_20_Link" text:visited-style-name="Index_20_Link">Faces<text:tab/>49</text:a></text:p>
          <text:p text:style-name="P7"><text:a xlink:type="simple" xlink:href="#__RefHeading___Toc9943_2976605512" text:style-name="Index_20_Link" text:visited-style-name="Index_20_Link">Only Edges and Faces<text:tab/>49</text:a></text:p>
          <text:p text:style-name="P7"><text:a xlink:type="simple" xlink:href="#__RefHeading___Toc9945_2976605512" text:style-name="Index_20_Link" text:visited-style-name="Index_20_Link">Only Faces<text:tab/>49</text:a></text:p>
          <text:p text:style-name="P7"><text:a xlink:type="simple" xlink:href="#__RefHeading___Toc52770_1737773070" text:style-name="Index_20_Link" text:visited-style-name="Index_20_Link">Edge Loops<text:tab/>49</text:a></text:p>
          <text:p text:style-name="P8"><text:a xlink:type="simple" xlink:href="#__RefHeading___Toc9953_2976605512" text:style-name="Index_20_Link" text:visited-style-name="Index_20_Link">Last Operator Delete Edge Loop<text:tab/>49</text:a></text:p>
          <text:p text:style-name="P9"><text:a xlink:type="simple" xlink:href="#__RefHeading___Toc9955_2976605512" text:style-name="Index_20_Link" text:visited-style-name="Index_20_Link">Face Split<text:tab/>49</text:a></text:p>
          <text:p text:style-name="P4"><text:a xlink:type="simple" xlink:href="#__RefHeading___Toc52644_1737773070" text:style-name="Index_20_Link" text:visited-style-name="Index_20_Link">Dissolve<text:tab/>49</text:a></text:p>
          <text:p text:style-name="P5"><text:a xlink:type="simple" xlink:href="#__RefHeading___Toc52646_1737773070" text:style-name="Index_20_Link" text:visited-style-name="Index_20_Link">Dissolve Vertices<text:tab/>49</text:a></text:p>
          <text:p text:style-name="P7"><text:a xlink:type="simple" xlink:href="#__RefHeading___Toc7982_533592075" text:style-name="Index_20_Link" text:visited-style-name="Index_20_Link">Last Operator Dissolve Vertices<text:tab/>50</text:a></text:p>
          <text:p text:style-name="P8"><text:a xlink:type="simple" xlink:href="#__RefHeading___Toc17499_1092365568" text:style-name="Index_20_Link" text:visited-style-name="Index_20_Link">Face Split<text:tab/>50</text:a></text:p>
          <text:p text:style-name="P8"><text:a xlink:type="simple" xlink:href="#__RefHeading___Toc17501_1092365568" text:style-name="Index_20_Link" text:visited-style-name="Index_20_Link">Tear Boundary<text:tab/>50</text:a></text:p>
          <text:p text:style-name="P5"><text:a xlink:type="simple" xlink:href="#__RefHeading___Toc7988_533592075" text:style-name="Index_20_Link" text:visited-style-name="Index_20_Link">Dissolve Edges<text:tab/>50</text:a></text:p>
          <text:p text:style-name="P7"><text:a xlink:type="simple" xlink:href="#__RefHeading___Toc7990_533592075" text:style-name="Index_20_Link" text:visited-style-name="Index_20_Link">Last Operator Dissolve Edges<text:tab/>50</text:a></text:p>
          <text:p text:style-name="P8"><text:a xlink:type="simple" xlink:href="#__RefHeading___Toc7992_533592075" text:style-name="Index_20_Link" text:visited-style-name="Index_20_Link">Dissolve Verts<text:tab/>50</text:a></text:p>
          <text:p text:style-name="P8"><text:a xlink:type="simple" xlink:href="#__RefHeading___Toc7994_533592075" text:style-name="Index_20_Link" text:visited-style-name="Index_20_Link">Face Split<text:tab/>50</text:a></text:p>
          <text:p text:style-name="P5"><text:a xlink:type="simple" xlink:href="#__RefHeading___Toc7996_533592075" text:style-name="Index_20_Link" text:visited-style-name="Index_20_Link">Dissolve Faces<text:tab/>50</text:a></text:p>
          <text:p text:style-name="P7"><text:a xlink:type="simple" xlink:href="#__RefHeading___Toc7998_533592075" text:style-name="Index_20_Link" text:visited-style-name="Index_20_Link">Last Operator Dissolve Faces<text:tab/>50</text:a></text:p>
          <text:p text:style-name="P8"><text:a xlink:type="simple" xlink:href="#__RefHeading___Toc8000_533592075" text:style-name="Index_20_Link" text:visited-style-name="Index_20_Link">Dissolve Verts<text:tab/>50</text:a></text:p>
          <text:p text:style-name="P5"><text:a xlink:type="simple" xlink:href="#__RefHeading___Toc5403_1276337863" text:style-name="Index_20_Link" text:visited-style-name="Index_20_Link">Dissolve Selection<text:tab/>50</text:a></text:p>
          <text:p text:style-name="P7"><text:a xlink:type="simple" xlink:href="#__RefHeading___Toc8012_5335920751" text:style-name="Index_20_Link" text:visited-style-name="Index_20_Link">Last Operator Dissolve Selection<text:tab/>50</text:a></text:p>
          <text:p text:style-name="P8"><text:a xlink:type="simple" xlink:href="#__RefHeading___Toc5405_1276337863" text:style-name="Index_20_Link" text:visited-style-name="Index_20_Link">Dissolve Verts<text:tab/>50</text:a></text:p>
          <text:p text:style-name="P8"><text:a xlink:type="simple" xlink:href="#__RefHeading___Toc7994_5335920751" text:style-name="Index_20_Link" text:visited-style-name="Index_20_Link">Face Split<text:tab/>51</text:a></text:p>
          <text:p text:style-name="P8"><text:a xlink:type="simple" xlink:href="#__RefHeading___Toc5407_1276337863" text:style-name="Index_20_Link" text:visited-style-name="Index_20_Link">Tear Boundary<text:tab/>51</text:a></text:p>
          <text:p text:style-name="P5"><text:a xlink:type="simple" xlink:href="#__RefHeading___Toc52772_1737773070" text:style-name="Index_20_Link" text:visited-style-name="Index_20_Link">Limited Dissolve<text:tab/>51</text:a></text:p>
          <text:p text:style-name="P7"><text:a xlink:type="simple" xlink:href="#__RefHeading___Toc8012_533592075" text:style-name="Index_20_Link" text:visited-style-name="Index_20_Link">Last Operator Limited Dissolve<text:tab/>51</text:a></text:p>
          <text:p text:style-name="P8"><text:a xlink:type="simple" xlink:href="#__RefHeading___Toc15490_2567070647" text:style-name="Index_20_Link" text:visited-style-name="Index_20_Link">Max Angle<text:tab/>51</text:a></text:p>
          <text:p text:style-name="P8"><text:a xlink:type="simple" xlink:href="#__RefHeading___Toc15492_2567070647" text:style-name="Index_20_Link" text:visited-style-name="Index_20_Link">All Boundaries<text:tab/>51</text:a></text:p>
          <text:p text:style-name="P8"><text:a xlink:type="simple" xlink:href="#__RefHeading___Toc15494_2567070647" text:style-name="Index_20_Link" text:visited-style-name="Index_20_Link">Delimit<text:tab/>51</text:a></text:p>
          <text:p text:style-name="P5"><text:a xlink:type="simple" xlink:href="#__RefHeading___Toc52774_1737773070" text:style-name="Index_20_Link" text:visited-style-name="Index_20_Link">Edge Collapse<text:tab/>51</text:a></text:p>
          <text:p text:style-name="P4"><text:a xlink:type="simple" xlink:href="#__RefHeading___Toc52648_1737773070" text:style-name="Index_20_Link" text:visited-style-name="Index_20_Link">Mesh Select Mode<text:tab/>51</text:a></text:p>
        </text:index-body>
      </text:table-of-content>
      <text:p text:style-name="P12"/>
      <text:p text:style-name="P13"/>
      <text:p text:style-name="P14"/>
      <table:table table:name="Tabelle28" table:style-name="Tabelle28">
        <table:table-column table:style-name="Tabelle28.A"/>
        <table:table-row>
          <table:table-cell table:style-name="Tabelle28.A1" office:value-type="string">
            <text:h text:style-name="P15" text:outline-level="1"><text:bookmark-start text:name="__RefHeading___Toc5843_1502952404"/><text:span text:style-name="T2">Edit Mode</text:span> - <text:span text:style-name="T2">Mesh Menu</text:span><text:bookmark-end text:name="__RefHeading___Toc5843_1502952404"/></text:h>
          </table:table-cell>
        </table:table-row>
      </table:table>
      <text:p text:style-name="P16"/>
      <text:p text:style-name="Text_20_body"><draw:frame draw:style-name="fr2" draw:name="Bild176" text:anchor-type="paragraph" svg:y="0.011cm" svg:width="2.88cm" svg:height="10.021cm" draw:z-index="0"><draw:image xlink:href="Pictures/10000001000000AA000002503372D9E7.png" xlink:type="simple" xlink:show="embed" xlink:actuate="onLoad" draw:mime-type="image/png"/></draw:frame>The Mesh Menu in Edit Mode contains the tools to manipulate the mesh geometry in Edit mode.<text:span text:style-name="T3"> It just exists for Mesh Objects.</text:span></text:p>
      <text:p text:style-name="Text_20_body"/>
      <text:p text:style-name="Text_20_body">Lots of functionality that could also belong here can also be found in the Tool Shelf. The difference is that the tools in the tool shelf are easier to access. And so it contains the most used tools for the daily work. While the <text:span text:style-name="T3">M</text:span>esh menu contains the not so often used tools. Or tools where you use the hotkey anyway. Delete for example.</text:p>
      <text:p text:style-name="Text_20_body"/>
      <text:p text:style-name="Text_20_body"/>
      <text:p text:style-name="Text_20_body"/>
      <text:p text:style-name="Text_20_body"/>
      <text:p text:style-name="Text_20_body"/>
      <text:p text:style-name="Text_20_body"/>
      <text:p text:style-name="Text_20_body"/>
      <text:p text:style-name="P17"/>
      <table:table table:name="Tabelle16" table:style-name="Tabelle16">
        <table:table-column table:style-name="Tabelle16.A"/>
        <table:table-row>
          <table:table-cell table:style-name="Tabelle16.A1" office:value-type="string">
            <text:h text:style-name="P18" text:outline-level="1"><text:bookmark-start text:name="__RefHeading___Toc7858_10548105671"/>Legacy<text:bookmark-end text:name="__RefHeading___Toc7858_10548105671"/></text:h>
          </table:table-cell>
        </table:table-row>
      </table:table>
      <text:p text:style-name="P17"/>
      <text:p text:style-name="P19"><draw:frame draw:style-name="fr2" draw:name="Bild82" text:anchor-type="paragraph" svg:y="0.455cm" svg:width="5.77cm" svg:height="1.199cm" draw:z-index="129"><draw:image xlink:href="Pictures/100000010000015500000047B4A66AAD.png" xlink:type="simple" xlink:show="embed" xlink:actuate="onLoad" draw:mime-type="image/png"/></draw:frame><text:span text:style-name="T4">The legacy sub menu contains tools that exists in the tool shelf already. It's the old way to do things. Different to the tools in the tool shelf, these tools are</text:span><text:span text:style-name="T5"> usually</text:span><text:span text:style-name="T4"> modal. And performs once. You have to call them again in case you want to repeat the tool.</text:span></text:p>
      <text:h text:style-name="Heading_20_2" text:outline-level="2"><draw:frame draw:style-name="fr2" draw:name="Bild227" text:anchor-type="paragraph" svg:y="0.081cm" svg:width="3.66cm" svg:height="3.769cm" draw:z-index="130"><draw:image xlink:href="Pictures/100000010000012000000129CC715E94.png" xlink:type="simple" xlink:show="embed" xlink:actuate="onLoad" draw:mime-type="image/png"/></draw:frame><text:bookmark-start text:name="__RefHeading___Toc1379_3907686794"/>Bisect<text:bookmark-end text:name="__RefHeading___Toc1379_3907686794"/></text:h>
      <text:p text:style-name="P20">Bisect cuts geometry along a plane. This description is a bit misleading though. You simply cut through the whole geometry by defining a line. And the cut goes through the geometry from the current view.</text:p>
      <text:p text:style-name="P20"/>
      <text:p text:style-name="P20"/>
      <text:p text:style-name="P21"><draw:frame draw:style-name="fr2" draw:name="Bild84" text:anchor-type="paragraph" svg:y="-0.111cm" svg:width="4.09cm" svg:height="4.461cm" draw:z-index="132"><draw:image xlink:href="Pictures/10000001000001420000015F9BAEC987.png" xlink:type="simple" xlink:show="embed" xlink:actuate="onLoad" draw:mime-type="image/png"/></draw:frame>When you have set your cut and release the mouse then you reveal a widget with which you can move and rotate the cut. Clicking at the arrow and drag moves the cut. Clicking at the circle and drag rotates the cut.</text:p>
      <text:p text:style-name="P20"/>
      <text:p text:style-name="P20"/>
      <text:p text:style-name="P20"/>
      <text:h text:style-name="Heading_20_3" text:outline-level="3"><draw:frame draw:style-name="fr3" draw:name="Bild226" text:anchor-type="paragraph" svg:y="0.485cm" svg:width="4.881cm" svg:height="5.031cm" draw:z-index="131"><draw:image xlink:href="Pictures/1000000100000120000001295B064C12.png" xlink:type="simple" xlink:show="embed" xlink:actuate="onLoad" draw:mime-type="image/png"/></draw:frame><text:bookmark-start text:name="__RefHeading___Toc15404_2800044225"/><text:soft-page-break/>Last Operator Bisect<text:bookmark-end text:name="__RefHeading___Toc15404_2800044225"/></text:h>
      <text:h text:style-name="P22" text:outline-level="4"><text:bookmark-start text:name="__RefHeading___Toc7166_19597871591"/>Plane Point<text:span text:style-name="T6"> X , Y , Z</text:span><text:bookmark-end text:name="__RefHeading___Toc7166_19597871591"/></text:h>
      <text:p text:style-name="P20">Defines the start point of the Bisect cut.</text:p>
      <text:h text:style-name="Heading_20_4" text:outline-level="4"><text:bookmark-start text:name="__RefHeading___Toc7168_19597871591"/>Plane Normal<text:span text:style-name="T6"> X , Y , Z</text:span><text:bookmark-end text:name="__RefHeading___Toc7168_19597871591"/></text:h>
      <text:p text:style-name="P20">The direction in which the bisect points.</text:p>
      <text:h text:style-name="Heading_20_4" text:outline-level="4"><text:bookmark-start text:name="__RefHeading___Toc7170_19597871591"/>Fill<text:bookmark-end text:name="__RefHeading___Toc7170_19597871591"/></text:h>
      <text:p text:style-name="P20">Fills the cut<text:span text:style-name="T6">.</text:span></text:p>
      <text:h text:style-name="P22" text:outline-level="4"><text:bookmark-start text:name="__RefHeading___Toc7172_19597871591"/>Clear Inner<text:bookmark-end text:name="__RefHeading___Toc7172_19597871591"/></text:h>
      <text:p text:style-name="P20">Removes the inner part of the face to cut.</text:p>
      <text:h text:style-name="Heading_20_4" text:outline-level="4"><text:bookmark-start text:name="__RefHeading___Toc7698_1195564849"/>Clear Outer<text:bookmark-end text:name="__RefHeading___Toc7698_1195564849"/></text:h>
      <text:p text:style-name="P20">Removes the outer part of the face to cut.</text:p>
      <text:h text:style-name="Heading_20_4" text:outline-level="4"><text:bookmark-start text:name="__RefHeading___Toc7700_1195564849"/>Axis threshold<text:bookmark-end text:name="__RefHeading___Toc7700_1195564849"/></text:h>
      <text:p text:style-name="P20">Axis threshold.</text:p>
      <text:p text:style-name="Horizontal_20_Line"/>
      <text:h text:style-name="P23" text:outline-level="3"><draw:frame draw:style-name="fr2" draw:name="Bild217" text:anchor-type="paragraph" svg:y="0.721cm" svg:width="4.96cm" svg:height="4.5cm" draw:z-index="133"><draw:image xlink:href="Pictures/10000001000001250000010A23BE86BD.png" xlink:type="simple" xlink:show="embed" xlink:actuate="onLoad" draw:mime-type="image/png"/></draw:frame><text:bookmark-start text:name="__RefHeading___Toc7174_1959787159"/>Knife tool<text:bookmark-end text:name="__RefHeading___Toc7174_1959787159"/></text:h>
      <text:p text:style-name="P24">The Knife tool cuts the geometry<text:span text:style-name="T7">, and adds edges. When it crosses existing geometry then it adds a vertice at the crossing point.</text:span></text:p>
      <text:p text:style-name="P25">Usage: acti<text:span text:style-name="T8">v</text:span>ate the tool, left click to define the starting point. This can also be a point in the middle of a face. But ideally you choose an existing vertice or an edge as the start and endpoints. <text:span text:style-name="T9">The knife tool tries to snap to them when you get close with the mouse cursor. </text:span></text:p>
      <text:p text:style-name="P25">When done press <text:span text:style-name="T10">Enter or </text:span>Spacebar to confirm.<text:span text:style-name="T10"> Right click abandons the operation.</text:span></text:p>
      <text:p text:style-name="P26">When you create a vertice in the middle of a face, then the knife tool will try to connect this vertice by an existing vertice of this face when you confirm with spacebar.</text:p>
      <text:h text:style-name="P27" text:outline-level="4"><draw:frame draw:style-name="fr4" draw:name="Bild85" text:anchor-type="paragraph" svg:x="8.391cm" svg:y="1.215cm" svg:width="10.31cm" svg:height="0.91cm" draw:z-index="134"><draw:image xlink:href="Pictures/100000010000026100000036D18D4B6B.png" xlink:type="simple" xlink:show="embed" xlink:actuate="onLoad" draw:mime-type="image/png"/></draw:frame><text:bookmark-start text:name="__RefHeading___Toc42824_2320195280"/>Hotkey functionality in the footer text<text:bookmark-end text:name="__RefHeading___Toc42824_2320195280"/></text:h>
      <text:p text:style-name="P28">Have a look at the footer when you work with this tool. Here you will find further instructions and hotkeys.</text:p>
      <text:p text:style-name="P28">Enter, Pad Enter, Spacebar - confirm</text:p>
      <text:p text:style-name="P28">Esc key, RMB - cancel the operation</text:p>
      <text:p text:style-name="P28">LMB start the cut</text:p>
      <text:p text:style-name="P28"><text:soft-page-break/>Double LMB - close the cut</text:p>
      <text:p text:style-name="P28">E - create new cut</text:p>
      <text:p text:style-name="P28">Ctrl or Shift while dragging - Snap to the middle of an edge</text:p>
      <text:p text:style-name="P28">Z - cut through the whole geometry, also the backfaces.</text:p>
      <text:p text:style-name="P28">MMB - <text:span text:style-name="T11">p</text:span>an the view.</text:p>
      <text:p text:style-name="P29">Alt MMB - rotate the view.</text:p>
      <text:p text:style-name="P30"/>
      <table:table table:name="Tabelle1" table:style-name="Tabelle1">
        <table:table-column table:style-name="Tabelle1.A"/>
        <table:table-row>
          <table:table-cell table:style-name="Tabelle1.A1" office:value-type="string">
            <text:h text:style-name="P31" text:outline-level="1"><text:bookmark-start text:name="__RefHeading___Toc7858_1054810567"/>T<text:span text:style-name="T12">ransform</text:span><text:bookmark-end text:name="__RefHeading___Toc7858_1054810567"/></text:h>
          </table:table-cell>
        </table:table-row>
      </table:table>
      <text:p text:style-name="Text_20_body"><draw:frame draw:style-name="fr2" draw:name="Bild2" text:anchor-type="paragraph" svg:y="0.455cm" svg:width="5.791cm" svg:height="4.39cm" draw:z-index="1"><draw:image xlink:href="Pictures/1000000000000156000001030C2777C2.jpg" xlink:type="simple" xlink:show="embed" xlink:actuate="onLoad" draw:mime-type="image/jpeg"/></draw:frame></text:p>
      <text:p text:style-name="Text_20_body"/>
      <text:p text:style-name="Text_20_body"/>
      <text:p text:style-name="Text_20_body"/>
      <text:p text:style-name="Text_20_body"><text:bookmark text:name="__RefHeading___Toc2733_245601171"/></text:p>
      <text:h text:style-name="Heading_20_2" text:outline-level="2"><text:bookmark-start text:name="__RefHeading___Toc2735_245601171"/>To Sphere<text:bookmark-end text:name="__RefHeading___Toc2735_245601171"/></text:h>
      <text:p text:style-name="P32">Shapes a selection of objects into the shape of a sphere. The calculation happens with the object origins.</text:p>
      <text:p text:style-name="P33">In Object mode this tools requires to have more than one object selected. </text:p>
      <text:h text:style-name="Heading_20_3" text:outline-level="3"><text:bookmark-start text:name="__RefHeading___Toc17261_1184479374"/>Usage<text:bookmark-end text:name="__RefHeading___Toc17261_1184479374"/></text:h>
      <text:p text:style-name="P32"><draw:frame draw:style-name="fr2" draw:name="Bild3" text:anchor-type="paragraph" svg:y="-0.078cm" svg:width="2.469cm" svg:height="0.73cm" draw:z-index="2"><draw:image xlink:href="Pictures/10000001000000920000002B414EE9D7.png" xlink:type="simple" xlink:show="embed" xlink:actuate="onLoad" draw:mime-type="image/png"/></draw:frame>Select the <text:span text:style-name="T13">vertices</text:span>, activate the tool, then drag the mouse in the 3D viewport. In the header you will read the current factor then. Which tells you how close you are towards the sphere shape.</text:p>
      <text:p text:style-name="P32"><draw:frame draw:style-name="fr5" draw:name="Bild4" text:anchor-type="paragraph" svg:y="0.153cm" svg:width="3.281cm" svg:height="3.611cm" draw:z-index="3"><draw:image xlink:href="Pictures/10000001000000C2000000D5534D1178.png" xlink:type="simple" xlink:show="embed" xlink:actuate="onLoad" draw:mime-type="image/png"/></draw:frame></text:p>
      <text:p text:style-name="P32"/>
      <text:p text:style-name="P32"/>
      <text:p text:style-name="P32"/>
      <text:p text:style-name="P32"/>
      <text:h text:style-name="P34" text:outline-level="3" text:is-list-header="true"><text:bookmark-start text:name="__RefHeading___Toc869_1408617481111"/><text:span text:style-name="T14">Last Operator</text:span> <text:span text:style-name="T15">To Sphere</text:span><draw:frame draw:style-name="fr6" draw:name="Bild13 Kopie 1" text:anchor-type="char" svg:y="0.755cm" svg:width="4.491cm" svg:height="1.709cm" draw:z-index="138"><draw:image xlink:href="Pictures/100000010000016200000087658981BD.png" xlink:type="simple" xlink:show="embed" xlink:actuate="onLoad" draw:mime-type="image/png"/></draw:frame><text:bookmark-end text:name="__RefHeading___Toc869_1408617481111"/></text:h>
      <text:h text:style-name="P35" text:outline-level="4"><text:bookmark-start text:name="__RefHeading___Toc17263_1184479374"/>Factor<text:bookmark-end text:name="__RefHeading___Toc17263_1184479374"/></text:h>
      <text:p text:style-name="P36">The factor to transform the selection into a shape form.</text:p>
      <text:h text:style-name="P37" text:outline-level="4"><text:bookmark-start text:name="__RefHeading___Toc7492_761246852"/>Mirror Editing<text:bookmark-end text:name="__RefHeading___Toc7492_761246852"/></text:h>
      <text:p text:style-name="P38">Enable mirror editing.</text:p>
      <text:h text:style-name="P35" text:outline-level="4"><text:bookmark-start text:name="__RefHeading___Toc17265_1184479374"/><text:soft-page-break/>Proportional editing<draw:frame draw:style-name="fr6" draw:name="Bild13 Kopie 1 Kopie 1" text:anchor-type="char" svg:y="0.138cm" svg:width="4.461cm" svg:height="1.859cm" draw:z-index="139"><draw:image xlink:href="Pictures/100000010000015F000000934224DF7A.png" xlink:type="simple" xlink:show="embed" xlink:actuate="onLoad" draw:mime-type="image/png"/></draw:frame><text:bookmark-end text:name="__RefHeading___Toc17265_1184479374"/></text:h>
      <text:p text:style-name="P36">Enables proportional editing. Activating proportional editing reveals further settings.</text:p>
      <text:h text:style-name="P39" text:outline-level="5" text:is-list-header="true"><text:bookmark-start text:name="__RefHeading___Toc1579_1763346469"/>Proportional Falloff<text:bookmark-end text:name="__RefHeading___Toc1579_1763346469"/></text:h>
      <text:p text:style-name="P36">Adjust the falloff methods.</text:p>
      <text:h text:style-name="P39" text:outline-level="5" text:is-list-header="true"><text:bookmark-start text:name="__RefHeading___Toc1545_1502043747"/>Proportional Size<text:bookmark-end text:name="__RefHeading___Toc1545_1502043747"/></text:h>
      <text:p text:style-name="P40">See and adjust the falloff radius.</text:p>
      <text:p text:style-name="P41"/>
      <text:h text:style-name="P39" text:outline-level="5" text:is-list-header="true"><text:bookmark-start text:name="__RefHeading___Toc1581_1763346469"/>Connected<text:bookmark-end text:name="__RefHeading___Toc1581_1763346469"/></text:h>
      <text:p text:style-name="P36">The proportional falloff gets calculated for connected parts only.</text:p>
      <text:h text:style-name="P39" text:outline-level="5" text:is-list-header="true"><text:bookmark-start text:name="__RefHeading___Toc1583_1763346469"/>Projected(2D)<text:bookmark-end text:name="__RefHeading___Toc1583_1763346469"/></text:h>
      <text:p text:style-name="P36">The proportional falloff gets calculated in the screen space. Depth doesn't play a role. When it's in the radius, then it gets calculated.</text:p>
      <text:p text:style-name="Horizontal_20_Line"/>
      <text:h text:style-name="P42" text:outline-level="2" text:is-list-header="true"><text:bookmark-start text:name="__RefHeading___Toc17267_1184479374"/>Shear<text:bookmark-end text:name="__RefHeading___Toc17267_1184479374"/></text:h>
      <text:p text:style-name="P43">Shear shears the selection.</text:p>
      <text:p text:style-name="P43">In Object mode this tools requires to have more than one object selected.</text:p>
      <text:p text:style-name="P43">The shear tool works along a imaginary 2d plane. The shear axis controls if the items are sheared along the x or the y axes of this plane. This is the plane along which the transformation happens. You can shear along the x or the y axis of this plane.</text:p>
      <text:p text:style-name="P43"><text:span text:style-name="T16">To make things even more complicated, the orientation of this imaginary plane is defined by the Axis and Axis Ortho items below.</text:span> </text:p>
      <text:h text:style-name="P44" text:outline-level="3" text:is-list-header="true"><text:bookmark-start text:name="__RefHeading___Toc2122_4084060106"/>Last Operator Shear<draw:frame draw:style-name="fr6" draw:name="Bild13 Kopie 1 Kopie 2" text:anchor-type="char" svg:y="0.138cm" svg:width="4.491cm" svg:height="2.72cm" draw:z-index="141"><draw:image xlink:href="Pictures/1000000100000162000000D6D0ABEB97.png" xlink:type="simple" xlink:show="embed" xlink:actuate="onLoad" draw:mime-type="image/png"/></draw:frame><text:bookmark-end text:name="__RefHeading___Toc2122_4084060106"/></text:h>
      <text:h text:style-name="P35" text:outline-level="4"><text:bookmark-start text:name="__RefHeading___Toc2124_4084060106"/>Offset<text:bookmark-end text:name="__RefHeading___Toc2124_4084060106"/></text:h>
      <text:p text:style-name="P36">Adjust an offset.</text:p>
      <text:h text:style-name="P35" text:outline-level="4"><text:bookmark-start text:name="__RefHeading___Toc2128_4084060106"/>Axis<draw:frame draw:style-name="fr6" draw:name="Bild13 Kopie 1 Kopie 2 Kopie 1" text:anchor-type="char" svg:y="0.404cm" svg:width="2.21cm" svg:height="1.12cm" draw:z-index="142"><draw:image xlink:href="Pictures/10000001000000AE00000058D9AA283B.png" xlink:type="simple" xlink:show="embed" xlink:actuate="onLoad" draw:mime-type="image/png"/></draw:frame><text:bookmark-end text:name="__RefHeading___Toc2128_4084060106"/></text:h>
      <text:p text:style-name="P36">Defines one axis of the imaginary shear axis plane.</text:p>
      <text:h text:style-name="P35" text:outline-level="4"><text:bookmark-start text:name="__RefHeading___Toc2130_4084060106"/>Axis Ortho<draw:frame draw:style-name="fr6" draw:name="Bild13 Kopie 1 Kopie 2 Kopie 1 Kopie 1" text:anchor-type="char" svg:y="0.383cm" svg:width="2.21cm" svg:height="1.12cm" draw:z-index="143"><draw:image xlink:href="Pictures/10000001000000AE00000058D9AA283B.png" xlink:type="simple" xlink:show="embed" xlink:actuate="onLoad" draw:mime-type="image/png"/></draw:frame><text:bookmark-end text:name="__RefHeading___Toc2130_4084060106"/></text:h>
      <text:p text:style-name="P36">Defines the other axis of the imaginary shear axis plane.</text:p>
      <text:h text:style-name="P35" text:outline-level="4"><text:bookmark-start text:name="__RefHeading___Toc2132_4084060106"/>Orientation<text:bookmark-end text:name="__RefHeading___Toc2132_4084060106"/></text:h>
      <text:p text:style-name="P36">Choose the orientation for the shear action.</text:p>
      <text:h text:style-name="P37" text:outline-level="4"><text:bookmark-start text:name="__RefHeading___Toc7494_761246852"/><text:soft-page-break/>Mirror Editing<text:bookmark-end text:name="__RefHeading___Toc7494_761246852"/></text:h>
      <text:p text:style-name="P38">Enable mirror editing.</text:p>
      <text:h text:style-name="P35" text:outline-level="4"><text:bookmark-start text:name="__RefHeading___Toc17265_1184479374 Kopie 2"/>Proportional editing<draw:frame draw:style-name="fr6" draw:name="Bild13 Kopie 1 Kopie 1 Kopie 1" text:anchor-type="char" svg:y="0.138cm" svg:width="4.461cm" svg:height="1.859cm" draw:z-index="140"><draw:image xlink:href="Pictures/100000010000015F000000934224DF7A.png" xlink:type="simple" xlink:show="embed" xlink:actuate="onLoad" draw:mime-type="image/png"/></draw:frame><text:bookmark-end text:name="__RefHeading___Toc17265_1184479374 Kopie 2"/></text:h>
      <text:p text:style-name="P36">Enables proportional editing. Activating proportional editing reveals further settings.</text:p>
      <text:h text:style-name="P39" text:outline-level="5" text:is-list-header="true"><text:bookmark-start text:name="__RefHeading___Toc1579_1763346469 Kopie 2"/>Proportional Falloff<text:bookmark-end text:name="__RefHeading___Toc1579_1763346469 Kopie 2"/></text:h>
      <text:p text:style-name="P36">Adjust the falloff methods.</text:p>
      <text:h text:style-name="P39" text:outline-level="5" text:is-list-header="true"><text:bookmark-start text:name="__RefHeading___Toc1545_1502043747 Kopie 2"/>Proportional Size<text:bookmark-end text:name="__RefHeading___Toc1545_1502043747 Kopie 2"/></text:h>
      <text:p text:style-name="P40">See and adjust the falloff radius.</text:p>
      <text:p text:style-name="P41"/>
      <text:h text:style-name="P39" text:outline-level="5" text:is-list-header="true"><text:bookmark-start text:name="__RefHeading___Toc1581_1763346469 Kopie 2"/>Connected<text:bookmark-end text:name="__RefHeading___Toc1581_1763346469 Kopie 2"/></text:h>
      <text:p text:style-name="P36">The proportional falloff gets calculated for connected parts only.</text:p>
      <text:h text:style-name="P39" text:outline-level="5" text:is-list-header="true"><text:bookmark-start text:name="__RefHeading___Toc1583_1763346469 Kopie 1"/>Projected(2D)<text:bookmark-end text:name="__RefHeading___Toc1583_1763346469 Kopie 1"/></text:h>
      <text:p text:style-name="P36">The proportional falloff gets calculated in the screen space. Depth doesn't play a role. When it's in the radius, then it gets calculated.</text:p>
      <text:p text:style-name="Horizontal_20_Line"/>
      <text:h text:style-name="Heading_20_2" text:outline-level="2"><text:bookmark-start text:name="__RefHeading___Toc2739_245601171"/>Bend<text:bookmark-end text:name="__RefHeading___Toc2739_245601171"/></text:h>
      <text:p text:style-name="P45">Bends the selection.</text:p>
      <text:p text:style-name="Horizontal_20_Line"/>
      <text:h text:style-name="Heading_20_2" text:outline-level="2"><text:bookmark-start text:name="__RefHeading___Toc2741_245601171"/>Push/Pull<text:bookmark-end text:name="__RefHeading___Toc2741_245601171"/></text:h>
      <text:p text:style-name="P45">It pushes or pulls the object positions relative to the center of the selection.</text:p>
      <text:p text:style-name="P45">In Object mode this tool requires to have more than one object selected. </text:p>
      <text:h text:style-name="P44" text:outline-level="3" text:is-list-header="true"><text:bookmark-start text:name="__RefHeading___Toc2136_4084060106"/>Last Operator Push/Pull<draw:frame draw:style-name="fr6" draw:name="Bild13 Kopie 1 Kopie 1 Kopie 1 Kopie 1" text:anchor-type="char" svg:y="-0.249cm" svg:width="4.45cm" svg:height="1.69cm" draw:z-index="144"><draw:image xlink:href="Pictures/100000010000015E00000085BE9C39A3.png" xlink:type="simple" xlink:show="embed" xlink:actuate="onLoad" draw:mime-type="image/png"/></draw:frame><text:bookmark-end text:name="__RefHeading___Toc2136_4084060106"/></text:h>
      <text:h text:style-name="P46" text:outline-level="4"><text:bookmark-start text:name="__RefHeading___Toc2138_4084060106"/>Distance<text:bookmark-end text:name="__RefHeading___Toc2138_4084060106"/></text:h>
      <text:p text:style-name="P47"><text:span text:style-name="T16">Adjust the </text:span><text:span text:style-name="T17">distance </text:span><text:span text:style-name="T16">of influence of the tool.</text:span></text:p>
      <text:h text:style-name="P37" text:outline-level="4"><text:bookmark-start text:name="__RefHeading___Toc7496_761246852"/>Mirror Editing<text:bookmark-end text:name="__RefHeading___Toc7496_761246852"/></text:h>
      <text:p text:style-name="P38">Enable mirror editing.</text:p>
      <text:h text:style-name="P35" text:outline-level="4"><text:bookmark-start text:name="__RefHeading___Toc17265_1184479374 Kopie 2 Kopie 1"/>Proportional editing<draw:frame draw:style-name="fr6" draw:name="Bild13 Kopie 1 Kopie 1 Kopie 2" text:anchor-type="char" svg:y="0.138cm" svg:width="4.461cm" svg:height="1.859cm" draw:z-index="145"><draw:image xlink:href="Pictures/100000010000015F000000934224DF7A.png" xlink:type="simple" xlink:show="embed" xlink:actuate="onLoad" draw:mime-type="image/png"/></draw:frame><text:bookmark-end text:name="__RefHeading___Toc17265_1184479374 Kopie 2 Kopie 1"/></text:h>
      <text:p text:style-name="P36">Enables proportional editing. Activating proportional editing reveals further settings.</text:p>
      <text:h text:style-name="P39" text:outline-level="5" text:is-list-header="true"><text:bookmark-start text:name="__RefHeading___Toc1579_1763346469 Kopie 2 Kopie 1"/><text:soft-page-break/>Proportional Falloff<text:bookmark-end text:name="__RefHeading___Toc1579_1763346469 Kopie 2 Kopie 1"/></text:h>
      <text:p text:style-name="P36">Adjust the falloff methods.</text:p>
      <text:h text:style-name="P39" text:outline-level="5" text:is-list-header="true"><text:bookmark-start text:name="__RefHeading___Toc1545_1502043747 Kopie 2 Kopie 1"/>Proportional Size<text:bookmark-end text:name="__RefHeading___Toc1545_1502043747 Kopie 2 Kopie 1"/></text:h>
      <text:p text:style-name="P40">See and adjust the falloff radius.</text:p>
      <text:p text:style-name="P41"/>
      <text:h text:style-name="P39" text:outline-level="5" text:is-list-header="true"><text:bookmark-start text:name="__RefHeading___Toc1581_1763346469 Kopie 2 Kopie 1"/>Connected<text:bookmark-end text:name="__RefHeading___Toc1581_1763346469 Kopie 2 Kopie 1"/></text:h>
      <text:p text:style-name="P36">The proportional falloff gets calculated for connected parts only.</text:p>
      <text:h text:style-name="P39" text:outline-level="5" text:is-list-header="true"><text:bookmark-start text:name="__RefHeading___Toc1583_1763346469 Kopie 1 Kopie 1"/>Projected(2D)<text:bookmark-end text:name="__RefHeading___Toc1583_1763346469 Kopie 1 Kopie 1"/></text:h>
      <text:p text:style-name="P47">The proportional falloff gets calculated in the screen space. Depth doesn't play a role. When it's in the radius, then it gets calculated.</text:p>
      <text:p text:style-name="Horizontal_20_Line"/>
      <text:h text:style-name="Heading_20_2" text:outline-level="2"><draw:frame draw:style-name="fr2" draw:name="Bild14" text:anchor-type="paragraph" svg:y="0.402cm" svg:width="2.03cm" svg:height="2.671cm" draw:z-index="6"><draw:image xlink:href="Pictures/10000001000000780000009E4AAA15DD.png" xlink:type="simple" xlink:show="embed" xlink:actuate="onLoad" draw:mime-type="image/png"/></draw:frame><text:bookmark-start text:name="__RefHeading___Toc2743_245601171"/>Warp<text:bookmark-end text:name="__RefHeading___Toc2743_245601171"/></text:h>
      <text:p text:style-name="P48">Warps a mesh selection between two defined points.</text:p>
      <text:h text:style-name="Heading_20_3" text:outline-level="3"><text:bookmark-start text:name="__RefHeading___Toc2745_245601171"/>Last operator Warp<text:bookmark-end text:name="__RefHeading___Toc2745_245601171"/></text:h>
      <text:h text:style-name="Heading_20_4" text:outline-level="4"><text:bookmark-start text:name="__RefHeading___Toc2747_245601171"/>Warp Angle<text:bookmark-end text:name="__RefHeading___Toc2747_245601171"/></text:h>
      <text:p text:style-name="P48">The strength of the warp effect</text:p>
      <text:h text:style-name="Heading_20_4" text:outline-level="4"><text:bookmark-start text:name="__RefHeading___Toc2749_245601171"/>Offset Angle<text:bookmark-end text:name="__RefHeading___Toc2749_245601171"/></text:h>
      <text:p text:style-name="P48">An offset angle to bend side wards.</text:p>
      <text:h text:style-name="Heading_20_4" text:outline-level="4"><draw:frame draw:style-name="fr4" draw:name="Bild15" text:anchor-type="paragraph" svg:x="14.12cm" svg:y="0.086cm" svg:width="4.761cm" svg:height="2.15cm" draw:z-index="7"><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48">The start point.</text:p>
      <text:h text:style-name="Heading_20_4" text:outline-level="4"><text:bookmark-start text:name="__RefHeading___Toc2753_245601171"/>Max<text:bookmark-end text:name="__RefHeading___Toc2753_245601171"/></text:h>
      <text:p text:style-name="P48">The end point.</text:p>
      <text:p text:style-name="Horizontal_20_Line"/>
      <text:h text:style-name="Heading_20_2" text:outline-level="2"><text:bookmark-start text:name="__RefHeading___Toc2755_245601171"/>Randomize<text:bookmark-end text:name="__RefHeading___Toc2755_245601171"/></text:h>
      <text:p text:style-name="P45">This tool allows <text:span text:style-name="T18">randomizes the positions of the selected vertices. </text:span></text:p>
      <text:h text:style-name="P49" text:outline-level="3"><draw:frame draw:style-name="fr2" draw:name="Bild24" text:anchor-type="paragraph" svg:y="0.064cm" svg:width="4.761cm" svg:height="2.17cm" draw:z-index="8"><draw:image xlink:href="Pictures/1000000100000119000000807078FAF3.png" xlink:type="simple" xlink:show="embed" xlink:actuate="onLoad" draw:mime-type="image/png"/></draw:frame><text:bookmark-start text:name="__RefHeading___Toc2168_4084060106"/>Last Operator Randomize<text:bookmark-end text:name="__RefHeading___Toc2168_4084060106"/></text:h>
      <text:h text:style-name="P50" text:outline-level="4"><text:bookmark-start text:name="__RefHeading___Toc2170_4084060106"/>Amount<text:bookmark-end text:name="__RefHeading___Toc2170_4084060106"/></text:h>
      <text:p text:style-name="P45">Adjust the <text:span text:style-name="T18">amount.</text:span></text:p>
      <text:h text:style-name="P50" text:outline-level="4"><text:bookmark-start text:name="__RefHeading___Toc2172_4084060106"/>Uniform<text:bookmark-end text:name="__RefHeading___Toc2172_4084060106"/></text:h>
      <text:p text:style-name="P48">The uniform offset distance. </text:p>
      <text:h text:style-name="P50" text:outline-level="4"><text:bookmark-start text:name="__RefHeading___Toc2174_4084060106"/><text:soft-page-break/>Normal<text:bookmark-end text:name="__RefHeading___Toc2174_4084060106"/></text:h>
      <text:p text:style-name="P48">Align the offset direction to the normals.</text:p>
      <text:h text:style-name="P50" text:outline-level="4"><text:bookmark-start text:name="__RefHeading___Toc2176_4084060106"/>Random Seed<text:bookmark-end text:name="__RefHeading___Toc2176_4084060106"/></text:h>
      <text:p text:style-name="P48">The seed value for randomization.</text:p>
      <text:p text:style-name="P51"/>
      <text:h text:style-name="P52" text:outline-level="2"><text:bookmark-start text:name="__RefHeading___Toc35160_245601171"/>Shrink<text:span text:style-name="T19">/</text:span>Fatten<text:bookmark-end text:name="__RefHeading___Toc35160_245601171"/></text:h>
      <text:p text:style-name="P53">Shrink/Fatten scales the selected geometry <text:span text:style-name="T20">along its normals. Transform orientation and Pivot point gets ignored.</text:span></text:p>
      <text:p text:style-name="P54">A positive value pushes the vertices outwards. A negative value pushes the vertices inwards.</text:p>
      <text:h text:style-name="P55" text:outline-level="3"><draw:frame draw:style-name="fr7" draw:name="Bild144" text:anchor-type="paragraph" svg:y="0.358cm" svg:width="4.431cm" svg:height="1.99cm" draw:z-index="115"><draw:image xlink:href="Pictures/100000010000015D0000009DB3668C32.png" xlink:type="simple" xlink:show="embed" xlink:actuate="onLoad" draw:mime-type="image/png"/></draw:frame><text:bookmark-start text:name="__RefHeading___Toc15298_2800044225"/>Last Operator Shrink/Fatten<text:bookmark-end text:name="__RefHeading___Toc15298_2800044225"/></text:h>
      <text:p text:style-name="P54">The Last Operator Shrink/Fatten panel gives you <text:span text:style-name="T21">tools</text:span> to adjust the Shrink/Fatten operation. Here you have numeric input for the strength and a few more options<text:span text:style-name="T21">.</text:span></text:p>
      <text:h text:style-name="P56" text:outline-level="4"><text:bookmark-start text:name="__RefHeading___Toc15300_2800044225"/>Offset<text:bookmark-end text:name="__RefHeading___Toc15300_2800044225"/></text:h>
      <text:p text:style-name="P53">Offset<text:span text:style-name="T20"> is the strength of the offset for Shrink/Fatten.</text:span></text:p>
      <text:h text:style-name="P56" text:outline-level="4"><text:bookmark-start text:name="__RefHeading___Toc15302_2800044225"/>Offset Even<text:bookmark-end text:name="__RefHeading___Toc15302_2800044225"/></text:h>
      <text:p text:style-name="P54">Offset Even scales the selection to give more thickness in even areas.</text:p>
      <text:h text:style-name="P37" text:outline-level="4"><text:bookmark-start text:name="__RefHeading___Toc7496_761246852 Kopie 1"/>Mirror Editing<text:bookmark-end text:name="__RefHeading___Toc7496_761246852 Kopie 1"/></text:h>
      <text:p text:style-name="P38">Enable mirror editing.</text:p>
      <text:h text:style-name="P35" text:outline-level="4"><text:bookmark-start text:name="__RefHeading___Toc17265_1184479374 Kopie 2 Kopie 1 Kopie 1"/>Proportional editing<draw:frame draw:style-name="fr6" draw:name="Bild13 Kopie 1 Kopie 1 Kopie 2 Kopie 1" text:anchor-type="char" svg:y="0.138cm" svg:width="4.461cm" svg:height="1.859cm" draw:z-index="146"><draw:image xlink:href="Pictures/100000010000015F000000934224DF7A.png" xlink:type="simple" xlink:show="embed" xlink:actuate="onLoad" draw:mime-type="image/png"/></draw:frame><text:bookmark-end text:name="__RefHeading___Toc17265_1184479374 Kopie 2 Kopie 1 Kopie 1"/></text:h>
      <text:p text:style-name="P36">Enables proportional editing. Activating proportional editing reveals further settings.</text:p>
      <text:h text:style-name="P39" text:outline-level="5" text:is-list-header="true"><text:bookmark-start text:name="__RefHeading___Toc1579_1763346469 Kopie 2 Kopie 1 Kopie 1"/>Proportional Falloff<text:bookmark-end text:name="__RefHeading___Toc1579_1763346469 Kopie 2 Kopie 1 Kopie 1"/></text:h>
      <text:p text:style-name="P36">Adjust the falloff methods.</text:p>
      <text:h text:style-name="P39" text:outline-level="5" text:is-list-header="true"><text:bookmark-start text:name="__RefHeading___Toc1545_1502043747 Kopie 2 Kopie 1 Kopie 1"/>Proportional Size<text:bookmark-end text:name="__RefHeading___Toc1545_1502043747 Kopie 2 Kopie 1 Kopie 1"/></text:h>
      <text:p text:style-name="P40">See and adjust the falloff radius.</text:p>
      <text:p text:style-name="P41"/>
      <text:h text:style-name="P39" text:outline-level="5" text:is-list-header="true"><text:bookmark-start text:name="__RefHeading___Toc1581_1763346469 Kopie 2 Kopie 1 Kopie 1"/>Connected<text:bookmark-end text:name="__RefHeading___Toc1581_1763346469 Kopie 2 Kopie 1 Kopie 1"/></text:h>
      <text:p text:style-name="P36">The proportional falloff gets calculated for connected parts only.</text:p>
      <text:h text:style-name="P39" text:outline-level="5" text:is-list-header="true"><text:bookmark-start text:name="__RefHeading___Toc1583_1763346469 Kopie 1 Kopie 1 Kopie 1"/>Projected(2D)<text:bookmark-end text:name="__RefHeading___Toc1583_1763346469 Kopie 1 Kopie 1 Kopie 1"/></text:h>
      <text:p text:style-name="P47">The proportional falloff gets calculated in the screen space. Depth doesn't play a role. When it's in the radius, then it gets calculated.</text:p>
      <text:p text:style-name="P57"/>
      <text:p text:style-name="Horizontal_20_Line"><text:soft-page-break/></text:p>
      <text:h text:style-name="Heading_20_2" text:outline-level="2"><draw:frame draw:style-name="fr2" draw:name="Bild1047" text:anchor-type="paragraph" svg:y="0.249cm" svg:width="5.181cm" svg:height="3.491cm" draw:z-index="9"><draw:image xlink:href="Pictures/10000001000001980000011323F898AE.png" xlink:type="simple" xlink:show="embed" xlink:actuate="onLoad" draw:mime-type="image/png"/></draw:frame><text:bookmark-start text:name="__RefHeading___Toc44779_4111457810"/>Skin Resize<text:bookmark-end text:name="__RefHeading___Toc44779_4111457810"/></text:h>
      <text:p text:style-name="P58">This tool requires to have a skin modifier at the mesh. It scales the thickness of the skin.</text:p>
      <text:p text:style-name="P59">While the operation you will see in the header the strength value<text:span text:style-name="T22"> for the skin.</text:span></text:p>
      <text:p text:style-name="P59"><draw:frame draw:style-name="fr5" draw:name="Bild1048" text:anchor-type="paragraph" svg:y="0.037cm" svg:width="3.96cm" svg:height="1.319cm" draw:z-index="10"><draw:image xlink:href="Pictures/10000001000001380000006843E65E8D.png" xlink:type="simple" xlink:show="embed" xlink:actuate="onLoad" draw:mime-type="image/png"/></draw:frame></text:p>
      <text:p text:style-name="P59"/>
      <text:h text:style-name="Heading_20_3" text:outline-level="3"><text:bookmark-start text:name="__RefHeading___Toc10002_29766055122"/>Last Operator Skin Resize<text:bookmark-end text:name="__RefHeading___Toc10002_29766055122"/></text:h>
      <text:h text:style-name="Heading_20_4" text:outline-level="4"><draw:frame draw:style-name="fr2" draw:name="Bild1049" text:anchor-type="paragraph" svg:y="-0.037cm" svg:width="4.521cm" svg:height="3.05cm" draw:z-index="11"><draw:image xlink:href="Pictures/1000000100000164000000F03CD64149.png" xlink:type="simple" xlink:show="embed" xlink:actuate="onLoad" draw:mime-type="image/png"/></draw:frame><text:bookmark-start text:name="__RefHeading___Toc10004_29766055122"/>Vector<text:bookmark-end text:name="__RefHeading___Toc10004_29766055122"/></text:h>
      <text:p text:style-name="P60">Adjust the position values for the three values<text:span text:style-name="T23">.</text:span></text:p>
      <text:h text:style-name="Heading_20_4" text:outline-level="4"><text:bookmark-start text:name="__RefHeading___Toc4845_11429776861122"/>Scale X, Y, Z<text:bookmark-end text:name="__RefHeading___Toc4845_11429776861122"/></text:h>
      <text:p text:style-name="P61">Limit the position relative to the source object.</text:p>
      <text:h text:style-name="Heading_20_4" text:outline-level="4"><draw:frame draw:style-name="fr2" draw:name="Bild1" text:anchor-type="paragraph" svg:y="0.272cm" svg:width="2.15cm" svg:height="2.88cm" draw:z-index="12"><draw:image xlink:href="Pictures/100000010000007F000000AAE50ECE4F.png" xlink:type="simple" xlink:show="embed" xlink:actuate="onLoad" draw:mime-type="image/png"/></draw:frame><text:bookmark-start text:name="__RefHeading___Toc30754_123650098513122"/>Orientation<text:bookmark-end text:name="__RefHeading___Toc30754_123650098513122"/></text:h>
      <text:p text:style-name="P62">Orientation is a drop-down box choose the type of orientation for the mirroring action.</text:p>
      <text:p text:style-name="P62"/>
      <text:h text:style-name="P37" text:outline-level="4"><text:bookmark-start text:name="__RefHeading___Toc7496_761246852 Kopie 1 Kopie 1"/>Mirror Editing<text:bookmark-end text:name="__RefHeading___Toc7496_761246852 Kopie 1 Kopie 1"/></text:h>
      <text:p text:style-name="P38">Enable mirror editing.</text:p>
      <text:h text:style-name="P35" text:outline-level="4"><text:bookmark-start text:name="__RefHeading___Toc17265_1184479374 Kopie 2 Kopie 1 Kopie 1 Kopie 1"/>Proportional editing<draw:frame draw:style-name="fr6" draw:name="Bild13 Kopie 1 Kopie 1 Kopie 2 Kopie 1 Kopie 1" text:anchor-type="char" svg:y="0.138cm" svg:width="4.461cm" svg:height="1.859cm" draw:z-index="147"><draw:image xlink:href="Pictures/100000010000015F000000934224DF7A.png" xlink:type="simple" xlink:show="embed" xlink:actuate="onLoad" draw:mime-type="image/png"/></draw:frame><text:bookmark-end text:name="__RefHeading___Toc17265_1184479374 Kopie 2 Kopie 1 Kopie 1 Kopie 1"/></text:h>
      <text:p text:style-name="P36">Enables proportional editing. Activating proportional editing reveals further settings.</text:p>
      <text:h text:style-name="P39" text:outline-level="5" text:is-list-header="true"><text:bookmark-start text:name="__RefHeading___Toc1579_1763346469 Kopie 2 Kopie 1 Kopie 1 Kopie 1"/>Proportional Falloff<text:bookmark-end text:name="__RefHeading___Toc1579_1763346469 Kopie 2 Kopie 1 Kopie 1 Kopie 1"/></text:h>
      <text:p text:style-name="P36">Adjust the falloff methods.</text:p>
      <text:h text:style-name="P39" text:outline-level="5" text:is-list-header="true"><text:bookmark-start text:name="__RefHeading___Toc1545_1502043747 Kopie 2 Kopie 1 Kopie 1 Kopie 1"/>Proportional Size<text:bookmark-end text:name="__RefHeading___Toc1545_1502043747 Kopie 2 Kopie 1 Kopie 1 Kopie 1"/></text:h>
      <text:p text:style-name="P40">See and adjust the falloff radius.</text:p>
      <text:p text:style-name="P41"/>
      <text:h text:style-name="P39" text:outline-level="5" text:is-list-header="true"><text:bookmark-start text:name="__RefHeading___Toc1581_1763346469 Kopie 2 Kopie 1 Kopie 1 Kopie 1"/>Connected<text:bookmark-end text:name="__RefHeading___Toc1581_1763346469 Kopie 2 Kopie 1 Kopie 1 Kopie 1"/></text:h>
      <text:p text:style-name="P36">The proportional falloff gets calculated for connected parts only.</text:p>
      <text:h text:style-name="P39" text:outline-level="5" text:is-list-header="true"><text:bookmark-start text:name="__RefHeading___Toc1583_1763346469 Kopie 1 Kopie 1 Kopie 1 Kopie 1"/>Projected(2D)<text:bookmark-end text:name="__RefHeading___Toc1583_1763346469 Kopie 1 Kopie 1 Kopie 1 Kopie 1"/></text:h>
      <text:p text:style-name="P47">The proportional falloff gets calculated in the screen space. Depth doesn't play a role. When it's in the radius, then it gets calculated.</text:p>
      <text:p text:style-name="P58"/>
      <text:p text:style-name="P58"><text:soft-page-break/></text:p>
      <text:p text:style-name="Horizontal_20_Line"/>
      <text:h text:style-name="Heading_20_2" text:outline-level="2"><draw:frame draw:style-name="fr2" draw:name="Bild1023" text:anchor-type="paragraph" svg:y="0.353cm" svg:width="3.761cm" svg:height="3.221cm" draw:z-index="14"><draw:image xlink:href="Pictures/10000001000000DE000000BE74CEC4AA.png" xlink:type="simple" xlink:show="embed" xlink:actuate="onLoad" draw:mime-type="image/png"/></draw:frame><text:bookmark-start text:name="__RefHeading___Toc4080_1054810567"/>Move Texture Space<text:bookmark-end text:name="__RefHeading___Toc4080_1054810567"/></text:h>
      <text:p text:style-name="P63"><draw:frame draw:style-name="fr4" draw:name="Bild23" text:anchor-type="paragraph" svg:x="12.547cm" svg:y="1.704cm" svg:width="1.739cm" svg:height="0.469cm" draw:z-index="20"><draw:image xlink:href="Pictures/10000001000000670000001C3F522039.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24">a </text:span>Texture Coordinate / Generated<text:span text:style-name="T24"> node</text:span>. And requires to have the shading at Material or Rendered to see a result in the viewport.</text:p>
      <text:p text:style-name="P64"><draw:frame draw:style-name="fr2" draw:name="Bild18" text:anchor-type="paragraph" svg:y="0.155cm" svg:width="5.72cm" svg:height="0.469cm" draw:z-index="17"><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64">Note that once done and applied, there is no way to reset the UV cage back to zero. When you repeat the operation, then the values will start at 0 again. Even when the UV cage is already offset.</text:p>
      <text:p text:style-name="P63"><draw:frame draw:style-name="fr8" draw:name="Bild1022" text:anchor-type="paragraph" svg:y="0.009cm" svg:width="10.871cm" svg:height="4.39cm" draw:z-index="13"><draw:image xlink:href="Pictures/1000000100000282000001039C204268.png" xlink:type="simple" xlink:show="embed" xlink:actuate="onLoad" draw:mime-type="image/png"/></draw:frame></text:p>
      <text:p text:style-name="P63"/>
      <text:p text:style-name="P63"/>
      <text:p text:style-name="P63"/>
      <text:p text:style-name="P63"/>
      <text:p text:style-name="P63"/>
      <text:h text:style-name="P65" text:outline-level="3" text:is-list-header="true"><text:bookmark-start text:name="__RefHeading___Toc2142_4084060106"/>Last Operator Move<draw:frame draw:style-name="fr6" draw:name="Bild13 Kopie 1 Kopie 1 Kopie 2 Kopie 1 Kopie 2" text:anchor-type="char" svg:y="0.138cm" svg:width="4.461cm" svg:height="2.97cm" draw:z-index="148"><draw:image xlink:href="Pictures/100000010000015F000000EA378CE057.png" xlink:type="simple" xlink:show="embed" xlink:actuate="onLoad" draw:mime-type="image/png"/></draw:frame><text:bookmark-end text:name="__RefHeading___Toc2142_4084060106"/></text:h>
      <text:h text:style-name="P66" text:outline-level="4"><text:bookmark-start text:name="__RefHeading___Toc2144_4084060106"/>Move<text:bookmark-end text:name="__RefHeading___Toc2144_4084060106"/></text:h>
      <text:p text:style-name="P67">Adjust in which directions you want to transform.</text:p>
      <text:p text:style-name="P67"/>
      <text:h text:style-name="P66" text:outline-level="4"><text:bookmark-start text:name="__RefHeading___Toc2146_4084060106"/>Orientation<draw:frame draw:style-name="fr6" draw:name="Bild13 Kopie 1 Kopie 1 Kopie 2 Kopie 1 Kopie 2 Kopie 1" text:anchor-type="char" svg:y="0.243cm" svg:width="2.26cm" svg:height="2.48cm" draw:z-index="150"><draw:image xlink:href="Pictures/10000001000000B2000000C3EE2FD546.png" xlink:type="simple" xlink:show="embed" xlink:actuate="onLoad" draw:mime-type="image/png"/></draw:frame><text:bookmark-end text:name="__RefHeading___Toc2146_4084060106"/></text:h>
      <text:p text:style-name="P67">Choose the orientation.</text:p>
      <text:h text:style-name="P68" text:outline-level="4"><text:bookmark-start text:name="__RefHeading___Toc7498_761246852"/>Mirror Editing<text:bookmark-end text:name="__RefHeading___Toc7498_761246852"/></text:h>
      <text:p text:style-name="P69">Enable mirror editing.</text:p>
      <text:h text:style-name="P66" text:outline-level="4"><text:bookmark-start text:name="__RefHeading___Toc17265_1184479374 Kopie 2 Kopie 1 Kopie 1 Kopie 2"/>Proportional editing<draw:frame draw:style-name="fr6" draw:name="Bild13 Kopie 1 Kopie 1 Kopie 2 Kopie 2" text:anchor-type="char" svg:y="0.138cm" svg:width="4.461cm" svg:height="1.859cm" draw:z-index="149"><draw:image xlink:href="Pictures/100000010000015F000000934224DF7A.png" xlink:type="simple" xlink:show="embed" xlink:actuate="onLoad" draw:mime-type="image/png"/></draw:frame><text:bookmark-end text:name="__RefHeading___Toc17265_1184479374 Kopie 2 Kopie 1 Kopie 1 Kopie 2"/></text:h>
      <text:p text:style-name="P67">Enables proportional editing. Activating proportional editing reveals further settings.</text:p>
      <text:h text:style-name="P70" text:outline-level="5" text:is-list-header="true"><text:bookmark-start text:name="__RefHeading___Toc1579_1763346469 Kopie 2 Kopie 1 Kopie 1 Kopie 2"/>Proportional Falloff<text:bookmark-end text:name="__RefHeading___Toc1579_1763346469 Kopie 2 Kopie 1 Kopie 1 Kopie 2"/></text:h>
      <text:p text:style-name="P67">Adjust the falloff methods.</text:p>
      <text:h text:style-name="P70" text:outline-level="5" text:is-list-header="true"><text:bookmark-start text:name="__RefHeading___Toc1545_1502043747 Kopie 2 Kopie 1 Kopie 1 Kopie 2"/>Proportional Size<text:bookmark-end text:name="__RefHeading___Toc1545_1502043747 Kopie 2 Kopie 1 Kopie 1 Kopie 2"/></text:h>
      <text:p text:style-name="P71">See and adjust the falloff radius.</text:p>
      <text:p text:style-name="P72"><text:soft-page-break/></text:p>
      <text:h text:style-name="P70" text:outline-level="5" text:is-list-header="true"><text:bookmark-start text:name="__RefHeading___Toc1581_1763346469 Kopie 2 Kopie 1 Kopie 1 Kopie 2"/>Connected<text:bookmark-end text:name="__RefHeading___Toc1581_1763346469 Kopie 2 Kopie 1 Kopie 1 Kopie 2"/></text:h>
      <text:p text:style-name="P67">The proportional falloff gets calculated for connected parts only.</text:p>
      <text:h text:style-name="P70" text:outline-level="5" text:is-list-header="true"><text:bookmark-start text:name="__RefHeading___Toc1583_1763346469 Kopie 1 Kopie 1 Kopie 1 Kopie 2"/>Projected(2D)<text:bookmark-end text:name="__RefHeading___Toc1583_1763346469 Kopie 1 Kopie 1 Kopie 1 Kopie 2"/></text:h>
      <text:p text:style-name="P73">The proportional falloff gets calculated in the screen space. Depth doesn't play a role. When it's in the radius, then it gets calculated.</text:p>
      <text:p text:style-name="Horizontal_20_Line"/>
      <text:h text:style-name="Heading_20_2" text:outline-level="2"><draw:frame draw:style-name="fr9" draw:name="Bild1028" text:anchor-type="paragraph" svg:x="15.159cm" svg:y="0.127cm" svg:width="3.39cm" svg:height="3.221cm" draw:z-index="15"><draw:image xlink:href="Pictures/10000001000001900000017C83207CCD.png" xlink:type="simple" xlink:show="embed" xlink:actuate="onLoad" draw:mime-type="image/png"/></draw:frame><text:bookmark-start text:name="__RefHeading___Toc4084_1054810567"/>Scale Texture Space<text:bookmark-end text:name="__RefHeading___Toc4084_1054810567"/></text:h>
      <text:p text:style-name="P63"><draw:frame draw:style-name="fr4" draw:name="Bild22" text:anchor-type="paragraph" svg:x="12.046cm" svg:y="1.817cm" svg:width="1.739cm" svg:height="0.469cm" draw:z-index="19"><draw:image xlink:href="Pictures/10000001000000670000001C3F522039.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25">a </text:span>Texture Coordinate / Generated<text:span text:style-name="T25"> node</text:span>. And requires to have the shading at Material or Rendered to see a result in the viewport.</text:p>
      <text:p text:style-name="P64"><draw:frame draw:style-name="fr2" draw:name="Bild21" text:anchor-type="paragraph" svg:y="0.155cm" svg:width="5.72cm" svg:height="0.469cm" draw:z-index="18"><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64">Note that once done and applied, there is no way to reset the UV cage back to zero. When you repeat the operation, then the values will start at 0 again. Even when the UV cage is already offset.</text:p>
      <text:p text:style-name="P74"><draw:frame draw:style-name="fr8" draw:name="Bild1029" text:anchor-type="paragraph" svg:y="0.009cm" svg:width="10.509cm" svg:height="4.32cm" draw:z-index="16"><draw:image xlink:href="Pictures/10000001000003E100000198990B8640.png" xlink:type="simple" xlink:show="embed" xlink:actuate="onLoad" draw:mime-type="image/png"/></draw:frame></text:p>
      <text:p text:style-name="P74"/>
      <text:p text:style-name="P74"/>
      <text:p text:style-name="P74"/>
      <text:p text:style-name="P74"/>
      <text:p text:style-name="P74"/>
      <text:h text:style-name="P75" text:outline-level="2" text:is-list-header="true"><text:bookmark-start text:name="__RefHeading___Toc17275_1184479374"/>Scale Texture Space<text:bookmark-end text:name="__RefHeading___Toc17275_1184479374"/></text:h>
      <text:p text:style-name="P67">Scale Texture space is similar to the Move texture Space. With the only difference that it scales the UV space instead of moving it.</text:p>
      <text:h text:style-name="P65" text:outline-level="3" text:is-list-header="true"><text:bookmark-start text:name="__RefHeading___Toc2150_4084060106"/>Last Operator Resize<draw:frame draw:style-name="fr6" draw:name="Bild13 Kopie 1 Kopie 1 Kopie 2 Kopie 2 Kopie 1" text:anchor-type="char" svg:y="0.138cm" svg:width="4.51cm" svg:height="2.979cm" draw:z-index="151"><draw:image xlink:href="Pictures/1000000100000163000000EBD073FCFC.png" xlink:type="simple" xlink:show="embed" xlink:actuate="onLoad" draw:mime-type="image/png"/></draw:frame><text:bookmark-end text:name="__RefHeading___Toc2150_4084060106"/></text:h>
      <text:h text:style-name="P76" text:outline-level="4"><text:bookmark-start text:name="__RefHeading___Toc2152_4084060106"/>Scale<text:bookmark-end text:name="__RefHeading___Toc2152_4084060106"/></text:h>
      <text:p text:style-name="P67">Adjust in which directions you want to transform.</text:p>
      <text:p text:style-name="P67"/>
      <text:h text:style-name="P66" text:outline-level="4"><text:bookmark-start text:name="__RefHeading___Toc2154_4084060106"/>Orientation<draw:frame draw:style-name="fr6" draw:name="Bild13 Kopie 1 Kopie 1 Kopie 2 Kopie 1 Kopie 2 Kopie 1 Kopie 1" text:anchor-type="char" svg:y="0.243cm" svg:width="2.26cm" svg:height="2.48cm" draw:z-index="153"><draw:image xlink:href="Pictures/10000001000000B2000000C3EE2FD546.png" xlink:type="simple" xlink:show="embed" xlink:actuate="onLoad" draw:mime-type="image/png"/></draw:frame><text:bookmark-end text:name="__RefHeading___Toc2154_4084060106"/></text:h>
      <text:p text:style-name="P67">Choose the orientation.</text:p>
      <text:h text:style-name="P68" text:outline-level="4"><text:bookmark-start text:name="__RefHeading___Toc7500_761246852"/><text:soft-page-break/>Mirror Editing<text:bookmark-end text:name="__RefHeading___Toc7500_761246852"/></text:h>
      <text:p text:style-name="P69">Enable mirror editing.</text:p>
      <text:h text:style-name="P66" text:outline-level="4"><text:bookmark-start text:name="__RefHeading___Toc17265_1184479374 Kopie 2 Kopie 1 Kopie 1 Kopie 1 Kopie 1"/>Proportional editing<draw:frame draw:style-name="fr6" draw:name="Bild13 Kopie 1 Kopie 1 Kopie 2 Kopie 2 Kopie 2" text:anchor-type="char" svg:y="0.138cm" svg:width="4.461cm" svg:height="1.859cm" draw:z-index="152"><draw:image xlink:href="Pictures/100000010000015F000000934224DF7A.png" xlink:type="simple" xlink:show="embed" xlink:actuate="onLoad" draw:mime-type="image/png"/></draw:frame><text:bookmark-end text:name="__RefHeading___Toc17265_1184479374 Kopie 2 Kopie 1 Kopie 1 Kopie 1 Kopie 1"/></text:h>
      <text:p text:style-name="P67">Enables proportional editing. Activating proportional editing reveals further settings.</text:p>
      <text:h text:style-name="P70" text:outline-level="5" text:is-list-header="true"><text:bookmark-start text:name="__RefHeading___Toc1579_1763346469 Kopie 2 Kopie 1 Kopie 1 Kopie 1 Kopie 1"/>Proportional Falloff<text:bookmark-end text:name="__RefHeading___Toc1579_1763346469 Kopie 2 Kopie 1 Kopie 1 Kopie 1 Kopie 1"/></text:h>
      <text:p text:style-name="P67">Adjust the falloff methods.</text:p>
      <text:h text:style-name="P70" text:outline-level="5" text:is-list-header="true"><text:bookmark-start text:name="__RefHeading___Toc1545_1502043747 Kopie 2 Kopie 1 Kopie 1 Kopie 1 Kopie 1"/>Proportional Size<text:bookmark-end text:name="__RefHeading___Toc1545_1502043747 Kopie 2 Kopie 1 Kopie 1 Kopie 1 Kopie 1"/></text:h>
      <text:p text:style-name="P71">See and adjust the falloff radius.</text:p>
      <text:p text:style-name="P72"/>
      <text:h text:style-name="P70" text:outline-level="5" text:is-list-header="true"><text:bookmark-start text:name="__RefHeading___Toc1581_1763346469 Kopie 2 Kopie 1 Kopie 1 Kopie 1 Kopie 1"/>Connected<text:bookmark-end text:name="__RefHeading___Toc1581_1763346469 Kopie 2 Kopie 1 Kopie 1 Kopie 1 Kopie 1"/></text:h>
      <text:p text:style-name="P67">The proportional falloff gets calculated for connected parts only.</text:p>
      <text:h text:style-name="P70" text:outline-level="5" text:is-list-header="true"><text:bookmark-start text:name="__RefHeading___Toc1583_1763346469 Kopie 1 Kopie 1 Kopie 1 Kopie 1 Kopie 1"/>Projected(2D)<text:bookmark-end text:name="__RefHeading___Toc1583_1763346469 Kopie 1 Kopie 1 Kopie 1 Kopie 1 Kopie 1"/></text:h>
      <text:p text:style-name="P77">The proportional falloff gets calculated in the screen space. Depth doesn't play a role. When it's in the radius, then it gets calculated.</text:p>
      <text:p text:style-name="Horizontal_20_Line"/>
      <text:h text:style-name="Heading_20_2" text:outline-level="2"><draw:frame draw:style-name="fr2" draw:name="Bild1053" text:anchor-type="paragraph" svg:y="-0.076cm" svg:width="5.98cm" svg:height="4.919cm" draw:z-index="21"><draw:image xlink:href="Pictures/100000010000016100000123DAD2AAC6.png" xlink:type="simple" xlink:show="embed" xlink:actuate="onLoad" draw:mime-type="image/png"/></draw:frame><text:bookmark-start text:name="__RefHeading___Toc44783_4111457810"/>Set Dimensions<text:bookmark-end text:name="__RefHeading___Toc44783_4111457810"/></text:h>
      <text:p text:style-name="P78">Edit Mode Only!</text:p>
      <text:p text:style-name="P79">Normally all scale operations in Bforartists are relative to the current selection and dimensions. <text:span text:style-name="T26">And you always start with a relative value of 1.</text:span></text:p>
      <text:p text:style-name="P79">Set dimensions allows to scale mesh selections in absolute world values. No matter how the initial values are. The new values gets set in the Last Operator.</text:p>
      <text:p text:style-name="P79">Set dimensions is an add-on. You can turn it off in the add-ons section of the user preferences when you want.</text:p>
      <text:h text:style-name="Heading_20_3" text:outline-level="3"><text:bookmark-start text:name="__RefHeading___Toc10008_29766055122"/>Last Operator Set Dimensions<text:bookmark-end text:name="__RefHeading___Toc10008_29766055122"/></text:h>
      <text:h text:style-name="P80" text:outline-level="5"><draw:frame draw:style-name="fr2" draw:name="Bild25" text:anchor-type="paragraph" svg:y="-0.134cm" svg:width="4.74cm" svg:height="2.611cm" draw:z-index="22"><draw:image xlink:href="Pictures/10000001000001180000009A6FE2BEBC.png" xlink:type="simple" xlink:show="embed" xlink:actuate="onLoad" draw:mime-type="image/png"/></draw:frame><text:bookmark-start text:name="__RefHeading___Toc10010_29766055122"/>New Dimensions<text:bookmark-end text:name="__RefHeading___Toc10010_29766055122"/></text:h>
      <text:p text:style-name="P79">When you activate the tool then you will see the world coordinates of the selection. Change the values to other world coordinates.</text:p>
      <text:p text:style-name="P81"/>
      <text:p text:style-name="P81"/>
      <text:p text:style-name="P81"/>
      <text:p text:style-name="P81"/>
      <table:table table:name="Tabelle2" table:style-name="Tabelle2">
        <table:table-column table:style-name="Tabelle2.A"/>
        <text:soft-page-break/>
        <table:table-row>
          <table:table-cell table:style-name="Tabelle2.A1" office:value-type="string">
            <text:h text:style-name="P31" text:outline-level="1"><text:bookmark-start text:name="__RefHeading___Toc1604_9062528"/>M<text:span text:style-name="T12">irror</text:span><text:bookmark-end text:name="__RefHeading___Toc1604_9062528"/></text:h>
          </table:table-cell>
        </table:table-row>
      </table:table>
      <text:p text:style-name="P82"><text:bookmark text:name="__RefHeading___Toc2757_245601171"/></text:p>
      <text:p text:style-name="P83"><draw:frame draw:style-name="fr4" draw:name="Bild10" text:anchor-type="paragraph" svg:x="15.709cm" svg:y="0.102cm" svg:width="2.84cm" svg:height="3.39cm" draw:z-index="4"><draw:image xlink:href="Pictures/10000001000000A8000000C84208BE2A.png" xlink:type="simple" xlink:show="embed" xlink:actuate="onLoad" draw:mime-type="image/png"/></draw:frame>Mirror mirrors the selected geometry along the defined axis. </text:p>
      <text:h text:style-name="Heading_20_2" text:outline-level="2"><text:bookmark-start text:name="__RefHeading___Toc4092_1054810567"/>Interactive Mirror<text:bookmark-end text:name="__RefHeading___Toc4092_1054810567"/></text:h>
      <text:p text:style-name="P64">Mirror by hotkeys. You activate the tool, type in x for x global for example, or x x for x local. And the selection gets mirrored</text:p>
      <text:h text:style-name="Heading_20_2" text:outline-level="2"><text:bookmark-start text:name="__RefHeading___Toc4094_1054810567"/>X Global, Y Global etc.<draw:frame draw:style-name="fr10" draw:name="Image1" text:anchor-type="char" svg:x="12.289cm" svg:y="0.875cm" svg:width="6.618cm" svg:height="6.384cm" draw:z-index="137"><draw:image xlink:href="Pictures/10000000000001370000012CF55C0411.png" xlink:type="simple" xlink:show="embed" xlink:actuate="onLoad" draw:mime-type="image/png"/></draw:frame><text:bookmark-end text:name="__RefHeading___Toc4094_1054810567"/></text:h>
      <text:p text:style-name="P64">Mirrors the selection around the chosen axis.</text:p>
      <text:p text:style-name="P64"/>
      <text:h text:style-name="Heading_20_3" text:outline-level="3"><text:bookmark-start text:name="__RefHeading___Toc15320_235243477"/>Last Operator Mirror<text:bookmark-end text:name="__RefHeading___Toc15320_235243477"/></text:h>
      <text:p text:style-name="P84">The Last Operator <text:span text:style-name="T27">Mirror</text:span> panel gives you <text:span text:style-name="T21">tools</text:span> to adjust the <text:span text:style-name="T27">mirror action.</text:span></text:p>
      <text:p text:style-name="P84"/>
      <text:p text:style-name="P84"/>
      <text:p text:style-name="P84"/>
      <text:h text:style-name="Heading_20_4" text:outline-level="4"><draw:frame draw:style-name="fr2" draw:name="Bild27" text:anchor-type="paragraph" svg:y="0.409cm" svg:width="2.15cm" svg:height="2.88cm" draw:z-index="24"><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85">Orientation is a drop-down box choose the type of orientation for the mirroring action.</text:p>
      <text:h text:style-name="Heading_20_4" text:outline-level="4"><text:bookmark-start text:name="__RefHeading___Toc5422_797321531211111"/>Constraint Axis<text:bookmark-end text:name="__RefHeading___Toc5422_797321531211111"/></text:h>
      <text:p text:style-name="P85">Constraint Axis gives you again the possibility to define the mirror axis. You can choose more than one axis here.</text:p>
      <text:p text:style-name="P86"/>
      <text:h text:style-name="P87" text:outline-level="2"><text:bookmark-start text:name="__RefHeading___Toc4100_1054810567"/>Mirror Vertex Group<text:bookmark-end text:name="__RefHeading___Toc4100_1054810567"/></text:h>
      <text:p text:style-name="P88">This tool requires to have a vertex group assigned. It <text:span text:style-name="T28">mirrors the selected vertex group.</text:span></text:p>
      <text:p text:style-name="P88">This tool works only with a perfectly symmetrical mesh along the local X axis. Vertices that have no corresponding vertex on the other side will not be affected.</text:p>
      <text:h text:style-name="Heading_20_3" text:outline-level="3"><draw:frame draw:style-name="fr11" draw:name="Bild988" text:anchor-type="paragraph" svg:width="4.521cm" svg:height="2.05cm" draw:z-index="23"><draw:image xlink:href="Pictures/1000000100000164000000A2A588186B.png" xlink:type="simple" xlink:show="embed" xlink:actuate="onLoad" draw:mime-type="image/png"/></draw:frame><text:bookmark-start text:name="__RefHeading___Toc9969_29766055121"/>Last Operator Mirror Vertex Group<text:bookmark-end text:name="__RefHeading___Toc9969_29766055121"/></text:h>
      <text:h text:style-name="Heading_20_4" text:outline-level="4"><text:bookmark-start text:name="__RefHeading___Toc9971_29766055121"/>Mirror Weights<text:bookmark-end text:name="__RefHeading___Toc9971_29766055121"/></text:h>
      <text:p text:style-name="P88">Mirrors the Weight Painting informations from the symmetrical counterpart. When both are selected it will become a group and weight information exchange. If only one is selected, then the information from the unselected vertice will go to the selected vertice.</text:p>
      <text:h text:style-name="Heading_20_4" text:outline-level="4"><text:bookmark-start text:name="__RefHeading___Toc9973_29766055121"/><text:soft-page-break/>Flip Group Names<text:bookmark-end text:name="__RefHeading___Toc9973_29766055121"/></text:h>
      <text:p text:style-name="P88">Flip selected group names. This works with vertex groups with symmetrical name conventions. Like .L , .R, right, left.</text:p>
      <text:h text:style-name="Heading_20_4" text:outline-level="4"><text:bookmark-start text:name="__RefHeading___Toc9975_29766055121"/>All Groups<text:bookmark-end text:name="__RefHeading___Toc9975_29766055121"/></text:h>
      <text:p text:style-name="P88">Pass information to all groups instead of the active one.</text:p>
      <text:h text:style-name="Heading_20_4" text:outline-level="4"><text:bookmark-start text:name="__RefHeading___Toc9977_29766055121"/>Topology Mirror<text:bookmark-end text:name="__RefHeading___Toc9977_29766055121"/></text:h>
      <text:p text:style-name="P88">Use topology based mirroring.</text:p>
      <text:p text:style-name="P88"/>
      <table:table table:name="Tabelle3" table:style-name="Tabelle3">
        <table:table-column table:style-name="Tabelle3.A"/>
        <table:table-row>
          <table:table-cell table:style-name="Tabelle3.A1" office:value-type="string">
            <text:h text:style-name="P31" text:outline-level="1"><text:bookmark-start text:name="__RefHeading___Toc1606_9062528"/>S<text:span text:style-name="T12">nap</text:span><text:bookmark-end text:name="__RefHeading___Toc1606_9062528"/></text:h>
          </table:table-cell>
        </table:table-row>
      </table:table>
      <text:p text:style-name="Text_20_body"><draw:frame draw:style-name="fr2" draw:name="Bild11" text:anchor-type="paragraph" svg:y="0.51cm" svg:width="3.739cm" svg:height="3.009cm" draw:z-index="5"><draw:image xlink:href="Pictures/10000001000000DD000000B253BD8D37.png" xlink:type="simple" xlink:show="embed" xlink:actuate="onLoad" draw:mime-type="image/png"/></draw:frame></text:p>
      <text:p text:style-name="Text_20_body"><text:bookmark-start text:name="__RefHeading___Toc2759_245601171"/>Choose several methods to snap one element to another.<text:span text:style-name="T12"> The menu items should be self explaining.</text:span><text:bookmark-end text:name="__RefHeading___Toc2759_245601171"/></text:p>
      <text:p text:style-name="P89"/>
      <text:p text:style-name="P89"/>
      <text:h text:style-name="P65" text:outline-level="3" text:is-list-header="true"><text:bookmark-start text:name="__RefHeading___Toc3243_1213496917"/>Last operator Snap Selection to Cursor<draw:frame draw:style-name="fr12" draw:name="Bild14 Kopie 1" text:anchor-type="char" svg:width="4.47cm" svg:height="1.311cm" draw:z-index="154"><draw:image xlink:href="Pictures/1000000100000160000000675281E5F2.png" xlink:type="simple" xlink:show="embed" xlink:actuate="onLoad" draw:mime-type="image/png"/></draw:frame><text:bookmark-end text:name="__RefHeading___Toc3243_1213496917"/></text:h>
      <text:h text:style-name="P66" text:outline-level="4"><text:bookmark-start text:name="__RefHeading___Toc3245_1213496917"/>Offset<text:bookmark-end text:name="__RefHeading___Toc3245_1213496917"/></text:h>
      <text:p text:style-name="P90">Keep the offset of the selected objects to each other.</text:p>
      <text:h text:style-name="P68" text:outline-level="4"><text:bookmark-start text:name="__RefHeading___Toc7506_761246852"/>Rotation<text:bookmark-end text:name="__RefHeading___Toc7506_761246852"/></text:h>
      <text:p text:style-name="P91">Rotate the selection to match cursor.</text:p>
      <text:p text:style-name="P92"/>
      <table:table table:name="Tabelle4" table:style-name="Tabelle4">
        <table:table-column table:style-name="Tabelle4.A"/>
        <table:table-row>
          <table:table-cell table:style-name="Tabelle4.A1" office:value-type="string">
            <text:h text:style-name="P93" text:outline-level="1"><text:bookmark-start text:name="__RefHeading___Toc1612_9062528"/>S<text:span text:style-name="T29">ingle Operators</text:span><text:bookmark-end text:name="__RefHeading___Toc1612_9062528"/></text:h>
          </table:table-cell>
        </table:table-row>
      </table:table>
      <text:p text:style-name="P94"/>
      <text:h text:style-name="Heading_20_2" text:outline-level="2"><text:bookmark-start text:name="__RefHeading___Toc1614_9062528"/>Duplicate<text:bookmark-end text:name="__RefHeading___Toc1614_9062528"/></text:h>
      <text:p text:style-name="P95">Duplicates the current selection.</text:p>
      <text:p text:style-name="P95">When you duplicate a selection, then it sticks to the mouse until you left click. And moves around. A right click repositions the duplicated geometry at its original location.</text:p>
      <text:h text:style-name="P96" text:outline-level="3"><text:bookmark-start text:name="__RefHeading___Toc1616_9062528"/>Last Operator <text:span text:style-name="T30">Duplicate</text:span><text:bookmark-end text:name="__RefHeading___Toc1616_9062528"/></text:h>
      <text:h text:style-name="Heading_20_4" text:outline-level="4"><draw:frame draw:style-name="fr13" draw:name="Bild30" text:anchor-type="paragraph" svg:y="-0.048cm" svg:width="4.47cm" svg:height="2.96cm" draw:z-index="25"><draw:image xlink:href="Pictures/1000000100000160000000E9620A85E9.png" xlink:type="simple" xlink:show="embed" xlink:actuate="onLoad" draw:mime-type="image/png"/></draw:frame><text:bookmark-start text:name="__RefHeading___Toc1618_9062528"/>Mode<text:bookmark-end text:name="__RefHeading___Toc1618_9062528"/></text:h>
      <text:p text:style-name="P95">Not to find out. No tool tip, no entry in the Blender manual. Good Job Blender Developers.</text:p>
      <text:h text:style-name="Heading_20_4" text:outline-level="4"><text:bookmark-start text:name="__RefHeading___Toc1620_9062528"/><text:soft-page-break/>Move X, Y, Z<text:bookmark-end text:name="__RefHeading___Toc1620_9062528"/></text:h>
      <text:p text:style-name="P95">Adjust the position.</text:p>
      <text:h text:style-name="P97" text:outline-level="4"><draw:frame draw:style-name="fr2" draw:name="Bild32" text:anchor-type="paragraph" svg:y="0.409cm" svg:width="2.251cm" svg:height="2.51cm" draw:z-index="27"><draw:image xlink:href="Pictures/10000001000000B1000000C62E42B0BB.png" xlink:type="simple" xlink:show="embed" xlink:actuate="onLoad" draw:mime-type="image/png"/></draw:frame><text:bookmark-start text:name="__RefHeading___Toc4096_10548105671"/>Orientation <text:bookmark-end text:name="__RefHeading___Toc4096_10548105671"/></text:h>
      <text:p text:style-name="P98">Orientation is a drop-down box choose the type of orientation for the mirroring action.</text:p>
      <text:h text:style-name="P99" text:outline-level="4"/>
      <text:h text:style-name="Heading_20_4" text:outline-level="4">Mirror Editing</text:h>
      <text:p text:style-name="P100">Enable Mirror Editing.</text:p>
      <text:h text:style-name="P97" text:outline-level="4"><draw:frame draw:style-name="fr2" draw:name="Bild31" text:anchor-type="paragraph" svg:y="0.399cm" svg:width="4.761cm" svg:height="2.011cm" draw:z-index="26"><draw:image xlink:href="Pictures/100000010000011900000077D904E8FF.png" xlink:type="simple" xlink:show="embed" xlink:actuate="onLoad" draw:mime-type="image/png"/></draw:frame><text:bookmark-start text:name="__RefHeading___Toc4098_10548105671"/>Proportional editing<text:bookmark-end text:name="__RefHeading___Toc4098_10548105671"/></text:h>
      <text:p text:style-name="P101">Enables proportional editing. Activating proportional editing reveals further settings.</text:p>
      <text:h text:style-name="P102" text:outline-level="5"><text:bookmark-start text:name="__RefHeading___Toc1579_1763346469112121"/>Proportional Falloff<text:bookmark-end text:name="__RefHeading___Toc1579_1763346469112121"/></text:h>
      <text:p text:style-name="P101">Adjust the falloff methods.</text:p>
      <text:h text:style-name="P102" text:outline-level="5"><text:bookmark-start text:name="__RefHeading___Toc1545_1502043747112121"/>Proportional Size<text:bookmark-end text:name="__RefHeading___Toc1545_1502043747112121"/></text:h>
      <text:p text:style-name="P103">See and adjust the falloff radius.</text:p>
      <text:p text:style-name="P103"/>
      <text:h text:style-name="P102" text:outline-level="5"><text:bookmark-start text:name="__RefHeading___Toc1581_1763346469112121"/>Connected<text:bookmark-end text:name="__RefHeading___Toc1581_1763346469112121"/></text:h>
      <text:p text:style-name="P101">The proportional falloff gets calculated for connected parts only.</text:p>
      <text:h text:style-name="P102" text:outline-level="5"><text:bookmark-start text:name="__RefHeading___Toc1583_1763346469112121"/>Projected(2D)<text:bookmark-end text:name="__RefHeading___Toc1583_1763346469112121"/></text:h>
      <text:p text:style-name="P104">The proportional falloff gets calculated in the screen space. Depth doesn't play a role. When it's in the radius, then it gets calculated.</text:p>
      <text:p text:style-name="Horizontal_20_Line"/>
      <text:h text:style-name="Heading_20_2" text:outline-level="2"><draw:frame draw:style-name="fr2" draw:name="Bild54" text:anchor-type="paragraph" svg:y="0.46cm" svg:width="5.51cm" svg:height="1.221cm" draw:z-index="107"><draw:image xlink:href="Pictures/10000001000001B2000000601EA1EB3E.png" xlink:type="simple" xlink:show="embed" xlink:actuate="onLoad" draw:mime-type="image/png"/></draw:frame><text:bookmark-start text:name="__RefHeading___Toc37028_2052926708"/>Extrude<text:bookmark-end text:name="__RefHeading___Toc37028_2052926708"/></text:h>
      <text:p text:style-name="P105"><draw:frame draw:style-name="fr4" draw:name="Bild54 Kopie 1" text:anchor-type="paragraph" svg:x="13.122cm" svg:y="0.773cm" svg:width="5.5cm" svg:height="1.161cm" draw:z-index="155"><draw:image xlink:href="Pictures/10000001000001B10000005BC60A913E.png" xlink:type="simple" xlink:show="embed" xlink:actuate="onLoad" draw:mime-type="image/png"/></draw:frame>Extrude is a sub menu with several extrude methods. The contend is dependent of the mesh select mode.</text:p>
      <text:p text:style-name="P105"/>
      <text:p text:style-name="P105"><draw:frame draw:style-name="fr4" draw:name="Bild54 Kopie 1 Kopie 1" text:anchor-type="paragraph" svg:x="12.547cm" svg:y="0.295cm" svg:width="6.17cm" svg:height="2.14cm" draw:z-index="156"><draw:image xlink:href="Pictures/10000001000001E6000000A9FC8A7B5C.png" xlink:type="simple" xlink:show="embed" xlink:actuate="onLoad" draw:mime-type="image/png"/></draw:frame></text:p>
      <text:p text:style-name="P105"/>
      <text:p text:style-name="P105"/>
      <text:p text:style-name="P105"/>
      <text:p text:style-name="P105"/>
      <text:p text:style-name="P105"/>
      <text:p text:style-name="P105"/>
      <text:p text:style-name="P105"><draw:frame draw:style-name="fr2" draw:name="Bild55" text:anchor-type="paragraph" svg:y="0.43cm" svg:width="3.099cm" svg:height="3.69cm" draw:z-index="108"><draw:image xlink:href="Pictures/10000001000000B7000000DAC703B4BD.png" xlink:type="simple" xlink:show="embed" xlink:actuate="onLoad" draw:mime-type="image/png"/></draw:frame><text:soft-page-break/>Note that the tool shelf also contains extrude functionality. <text:span text:style-name="T31">And a few methods here are a double. </text:span><text:span text:style-name="T32">These are marked as legacy here in the manual.</text:span></text:p>
      <text:p text:style-name="P106"/>
      <text:p text:style-name="P107"/>
      <text:p text:style-name="P108"/>
      <text:p text:style-name="P108"/>
      <text:p text:style-name="P109"/>
      <text:h text:style-name="P110" text:outline-level="3"><text:bookmark-start text:name="__RefHeading___Toc37042_2052926708"/>Extrude Vertices<text:bookmark-end text:name="__RefHeading___Toc37042_2052926708"/></text:h>
      <text:p text:style-name="P111">Extrudes out the selected vertices by moving the mouse.</text:p>
      <text:h text:style-name="P112" text:outline-level="4"><draw:frame draw:style-name="fr2" draw:name="Bild61" text:anchor-type="paragraph" svg:y="0.374cm" svg:width="4.461cm" svg:height="2.96cm" draw:z-index="157"><draw:image xlink:href="Pictures/100000010000015F000000E95520CDEB.png" xlink:type="simple" xlink:show="embed" xlink:actuate="onLoad" draw:mime-type="image/png"/></draw:frame><text:bookmark-start text:name="__RefHeading___Toc37044_2052926708"/>Last Operator Extrude Only <text:span text:style-name="T33">Vertices</text:span> and Move<text:bookmark-end text:name="__RefHeading___Toc37044_2052926708"/></text:h>
      <text:h text:style-name="P113" text:outline-level="5"><text:bookmark-start text:name="__RefHeading___Toc37046_2052926708"/>Move X Y Z <text:bookmark-end text:name="__RefHeading___Toc37046_2052926708"/></text:h>
      <text:p text:style-name="P111">The coordinates for the extruded geometry.</text:p>
      <text:p text:style-name="P111"/>
      <text:h text:style-name="P113" text:outline-level="5"><draw:frame draw:style-name="fr2" draw:name="Bild63" text:anchor-type="paragraph" svg:y="0.356cm" svg:width="2.251cm" svg:height="2.51cm" draw:z-index="159"><draw:image xlink:href="Pictures/10000001000000B1000000C62E42B0BB.png" xlink:type="simple" xlink:show="embed" xlink:actuate="onLoad" draw:mime-type="image/png"/></draw:frame><text:bookmark-start text:name="__RefHeading___Toc37048_2052926708"/>Orientation<text:bookmark-end text:name="__RefHeading___Toc37048_2052926708"/></text:h>
      <text:p text:style-name="P114">Choose the type of orientation, in which coordinate system the action should happen.</text:p>
      <text:h text:style-name="Heading_20_5" text:outline-level="5">Mirror Editing</text:h>
      <text:p text:style-name="P115"><text:bookmark-start text:name="__RefHeading___Toc2621_414117383011"/>Enable Mirror Editing.<text:bookmark-end text:name="__RefHeading___Toc2621_414117383011"/></text:p>
      <text:h text:style-name="P113" text:outline-level="5"><draw:frame draw:style-name="fr4" draw:name="Bild62" text:anchor-type="paragraph" svg:x="13.968cm" svg:y="0.293cm" svg:width="4.761cm" svg:height="2.011cm" draw:z-index="158"><draw:image xlink:href="Pictures/100000010000011900000077D904E8FF.png" xlink:type="simple" xlink:show="embed" xlink:actuate="onLoad" draw:mime-type="image/png"/></draw:frame><text:bookmark-start text:name="__RefHeading___Toc37050_2052926708"/>Proportional editin<text:span text:style-name="T32">g</text:span><text:bookmark-end text:name="__RefHeading___Toc37050_2052926708"/></text:h>
      <text:p text:style-name="P116">Enables proportional editing. Activating proportional editing reveals further settings.</text:p>
      <text:h text:style-name="P117" text:outline-level="6"><text:bookmark-start text:name="__RefHeading___Toc1579_176334646921"/>Proportional Falloff<text:bookmark-end text:name="__RefHeading___Toc1579_176334646921"/></text:h>
      <text:p text:style-name="P116">Adjust the falloff methods.</text:p>
      <text:h text:style-name="P117" text:outline-level="6"><text:bookmark-start text:name="__RefHeading___Toc1545_150204374721"/>Proportional Size<text:bookmark-end text:name="__RefHeading___Toc1545_150204374721"/></text:h>
      <text:p text:style-name="P118">See and adjust the falloff radius.</text:p>
      <text:p text:style-name="P118"/>
      <text:h text:style-name="P117" text:outline-level="6"><text:bookmark-start text:name="__RefHeading___Toc1581_176334646921"/>Connected<text:bookmark-end text:name="__RefHeading___Toc1581_176334646921"/></text:h>
      <text:p text:style-name="P116">The proportional falloff gets calculated for connected parts only.</text:p>
      <text:h text:style-name="P117" text:outline-level="6"><text:bookmark-start text:name="__RefHeading___Toc1583_176334646921"/>Projected(2D)<text:bookmark-end text:name="__RefHeading___Toc1583_176334646921"/></text:h>
      <text:p text:style-name="P111">The proportional falloff gets calculated in the screen space. Depth doesn't play a role. When it's in the radius, then it gets calculated.</text:p>
      <text:p text:style-name="P119"/>
      <text:h text:style-name="P120" text:outline-level="3"><text:bookmark-start text:name="__RefHeading___Toc37030_2052926708"/>Extrude Edges<text:bookmark-end text:name="__RefHeading___Toc37030_2052926708"/></text:h>
      <text:p text:style-name="P121">Extrudes out the selected edges by moving the mouse.</text:p>
      <text:h text:style-name="P122" text:outline-level="4"><draw:frame draw:style-name="fr2" draw:name="Bild58" text:anchor-type="paragraph" svg:y="0.374cm" svg:width="4.51cm" svg:height="3.38cm" draw:z-index="160"><draw:image xlink:href="Pictures/10000001000001630000010AB181C488.png" xlink:type="simple" xlink:show="embed" xlink:actuate="onLoad" draw:mime-type="image/png"/></draw:frame><text:bookmark-start text:name="__RefHeading___Toc37032_2052926708"/><text:soft-page-break/>Last Operator Extrude Only Edges and Move<text:bookmark-end text:name="__RefHeading___Toc37032_2052926708"/></text:h>
      <text:h text:style-name="P122" text:outline-level="4"><text:bookmark-start text:name="__RefHeading___Toc37034_2052926708"/>Flip Normals<text:bookmark-end text:name="__RefHeading___Toc37034_2052926708"/></text:h>
      <text:p text:style-name="P121">Flip the normals at the involved faces.</text:p>
      <text:h text:style-name="P122" text:outline-level="4"><text:bookmark-start text:name="__RefHeading___Toc37036_2052926708"/>Move X Y Z <text:bookmark-end text:name="__RefHeading___Toc37036_2052926708"/></text:h>
      <text:p text:style-name="P121">The coordinates for the extruded geometry.</text:p>
      <text:h text:style-name="P122" text:outline-level="4"><draw:frame draw:style-name="fr2" draw:name="Bild63 Kopie 1" text:anchor-type="paragraph" svg:y="0.356cm" svg:width="2.251cm" svg:height="2.51cm" draw:z-index="162"><draw:image xlink:href="Pictures/10000001000000B1000000C62E42B0BB.png" xlink:type="simple" xlink:show="embed" xlink:actuate="onLoad" draw:mime-type="image/png"/></draw:frame><text:bookmark-start text:name="__RefHeading___Toc37038_2052926708"/>Orientation<text:bookmark-end text:name="__RefHeading___Toc37038_2052926708"/></text:h>
      <text:p text:style-name="P123">Choose the type of orientation, in which coordinate system the action should happen.</text:p>
      <text:h text:style-name="P124" text:outline-level="5">Mirror Editing</text:h>
      <text:p text:style-name="P125"><text:bookmark-start text:name="__RefHeading___Toc2621_41411738301"/>Enable Mirror Editing.<text:bookmark-end text:name="__RefHeading___Toc2621_41411738301"/></text:p>
      <text:h text:style-name="P122" text:outline-level="4"><draw:frame draw:style-name="fr4" draw:name="Bild59" text:anchor-type="paragraph" svg:x="13.968cm" svg:y="0.293cm" svg:width="4.761cm" svg:height="2.011cm" draw:z-index="161"><draw:image xlink:href="Pictures/100000010000011900000077D904E8FF.png" xlink:type="simple" xlink:show="embed" xlink:actuate="onLoad" draw:mime-type="image/png"/></draw:frame><text:bookmark-start text:name="__RefHeading___Toc37040_2052926708"/>Proportional editing<text:bookmark-end text:name="__RefHeading___Toc37040_2052926708"/></text:h>
      <text:p text:style-name="P126">Enables proportional editing. Activating proportional editing reveals further settings.</text:p>
      <text:h text:style-name="P127" text:outline-level="5"><text:bookmark-start text:name="__RefHeading___Toc1579_17633464692"/>Proportional Falloff<text:bookmark-end text:name="__RefHeading___Toc1579_17633464692"/></text:h>
      <text:p text:style-name="P126">Adjust the falloff methods.</text:p>
      <text:h text:style-name="P127" text:outline-level="5"><text:bookmark-start text:name="__RefHeading___Toc1545_15020437472"/>Proportional Size<text:bookmark-end text:name="__RefHeading___Toc1545_15020437472"/></text:h>
      <text:p text:style-name="P128">See and adjust the falloff radius.</text:p>
      <text:p text:style-name="P128"/>
      <text:h text:style-name="P127" text:outline-level="5"><text:bookmark-start text:name="__RefHeading___Toc1581_17633464692"/>Connected<text:bookmark-end text:name="__RefHeading___Toc1581_17633464692"/></text:h>
      <text:p text:style-name="P126">The proportional falloff gets calculated for connected parts only.</text:p>
      <text:h text:style-name="P127" text:outline-level="5"><text:bookmark-start text:name="__RefHeading___Toc1583_17633464692"/>Projected(2D)<text:bookmark-end text:name="__RefHeading___Toc1583_17633464692"/></text:h>
      <text:p text:style-name="P121">The proportional falloff gets calculated in the screen space. Depth doesn't play a role. When it's in the radius, then it gets calculated.</text:p>
      <text:p text:style-name="Horizontal_20_Line"/>
      <text:h text:style-name="Heading_20_3" text:outline-level="3"><text:bookmark-start text:name="__RefHeading___Toc11220_2084615318"/>Extrude Faces (Legacy)<text:bookmark-end text:name="__RefHeading___Toc11220_2084615318"/></text:h>
      <text:p text:style-name="P129">Extrude the selected faces along their normals. This functionality is part of the Extrude Region tool in the tool shelf.</text:p>
      <text:h text:style-name="P130" text:outline-level="4"><draw:frame draw:style-name="fr13" draw:name="Bild73" text:anchor-type="paragraph" svg:y="-0.118cm" svg:width="4.51cm" svg:height="3.709cm" draw:z-index="119"><draw:image xlink:href="Pictures/10000001000001630000012439D189AE.png" xlink:type="simple" xlink:show="embed" xlink:actuate="onLoad" draw:mime-type="image/png"/></draw:frame><text:bookmark-start text:name="__RefHeading___Toc15348_2800044225"/><text:span text:style-name="T34">Last Operator Extrude Region and </text:span><text:span text:style-name="T35">M</text:span><text:span text:style-name="T36">ove</text:span><text:bookmark-end text:name="__RefHeading___Toc15348_2800044225"/></text:h>
      <text:h text:style-name="P131" text:outline-level="5"><text:bookmark-start text:name="__RefHeading___Toc42736_2320195280"/>Flip Normals<text:bookmark-end text:name="__RefHeading___Toc42736_2320195280"/></text:h>
      <text:p text:style-name="P132">Flips the normals of the extruded faces.</text:p>
      <text:h text:style-name="Heading_20_5" text:outline-level="5"><text:bookmark-start text:name="__RefHeading___Toc11222_2084615318"/>Dissolve Orthogonal Edges<text:bookmark-end text:name="__RefHeading___Toc11222_2084615318"/></text:h>
      <text:p text:style-name="P129">Dissolves orthogonal edges at extrusion.</text:p>
      <text:h text:style-name="P133" text:outline-level="5"><text:bookmark-start text:name="__RefHeading___Toc42738_2320195280"/><text:soft-page-break/>Move X, Y Z<text:bookmark-end text:name="__RefHeading___Toc42738_2320195280"/></text:h>
      <text:p text:style-name="P134">The position. Attention, the actual world orientation and rotation does not matter here. It always starts with a value of zero, and moves relative to this zero then. For the actual location values have a look in the sidebar in the transform panel.</text:p>
      <text:h text:style-name="P131" text:outline-level="5"><draw:frame draw:style-name="fr2" draw:name="Bild63 Kopie 1 Kopie 1" text:anchor-type="paragraph" svg:y="0.356cm" svg:width="2.251cm" svg:height="2.51cm" draw:z-index="163"><draw:image xlink:href="Pictures/10000001000000B1000000C62E42B0BB.png" xlink:type="simple" xlink:show="embed" xlink:actuate="onLoad" draw:mime-type="image/png"/></draw:frame><text:bookmark-start text:name="__RefHeading___Toc563_3545106889"/>Orientation<text:bookmark-end text:name="__RefHeading___Toc563_3545106889"/></text:h>
      <text:p text:style-name="P135"><text:span text:style-name="T37">The </text:span><text:span text:style-name="T31">extrusion</text:span><text:span text:style-name="T37"> can have different orientations. The menu items should be self explaining.</text:span></text:p>
      <text:h text:style-name="P124" text:outline-level="5">Mirror Editing</text:h>
      <text:p text:style-name="P125"><text:bookmark-start text:name="__RefHeading___Toc2621_414117383011 Kopie 1"/>Enable Mirror Editing.<text:bookmark-end text:name="__RefHeading___Toc2621_414117383011 Kopie 1"/></text:p>
      <text:h text:style-name="P131" text:outline-level="5"><draw:frame draw:style-name="fr4" draw:name="Bild75" text:anchor-type="paragraph" svg:x="13.968cm" svg:y="0.293cm" svg:width="4.761cm" svg:height="2.011cm" draw:z-index="120"><draw:image xlink:href="Pictures/100000010000011900000077D904E8FF.png" xlink:type="simple" xlink:show="embed" xlink:actuate="onLoad" draw:mime-type="image/png"/></draw:frame><text:bookmark-start text:name="__RefHeading___Toc42740_2320195280"/>Proportional editing<text:bookmark-end text:name="__RefHeading___Toc42740_2320195280"/></text:h>
      <text:p text:style-name="P135">Enables proportional editing. Activating proportional editing reveals further settings.</text:p>
      <text:h text:style-name="P136" text:outline-level="6"><text:bookmark-start text:name="__RefHeading___Toc1579_17633464693"/>Proportional Falloff<text:bookmark-end text:name="__RefHeading___Toc1579_17633464693"/></text:h>
      <text:p text:style-name="P135">Adjust the falloff methods.</text:p>
      <text:h text:style-name="P136" text:outline-level="6"><text:bookmark-start text:name="__RefHeading___Toc1545_15020437473"/>Proportional Size<text:bookmark-end text:name="__RefHeading___Toc1545_15020437473"/></text:h>
      <text:p text:style-name="P137">See and adjust the falloff radius.</text:p>
      <text:p text:style-name="P137"/>
      <text:h text:style-name="P136" text:outline-level="6"><text:bookmark-start text:name="__RefHeading___Toc1581_17633464693"/>Connected<text:bookmark-end text:name="__RefHeading___Toc1581_17633464693"/></text:h>
      <text:p text:style-name="P135">The proportional falloff gets calculated for connected parts only.</text:p>
      <text:h text:style-name="P136" text:outline-level="6"><text:bookmark-start text:name="__RefHeading___Toc1583_17633464693"/>Projected(2D)<text:bookmark-end text:name="__RefHeading___Toc1583_17633464693"/></text:h>
      <text:p text:style-name="P134">The proportional falloff gets calculated in the screen space. Depth doesn't play a role. When it's in the radius, then it gets calculated.</text:p>
      <text:p text:style-name="Horizontal_20_Line"/>
      <text:h text:style-name="Heading_20_3" text:outline-level="3"><text:bookmark-start text:name="__RefHeading___Toc11224_2084615318"/>Extrude Faces along Normals (Legacy)<text:bookmark-end text:name="__RefHeading___Toc11224_2084615318"/></text:h>
      <text:p text:style-name="P138"><text:span text:style-name="T31">In the toolshelf it's the Extrude Along Normals tool. </text:span>Extrudes the selection along local normals. You won't see a widget here. Simply drag. </text:p>
      <text:p text:style-name="P139">The method works the same in all Mesh select modes.<text:span text:style-name="T38"> Vertice, Edge and Face Mode.</text:span></text:p>
      <text:h text:style-name="P130" text:outline-level="4"><draw:frame draw:style-name="fr13" draw:name="Bild76" text:anchor-type="paragraph" svg:y="0.337cm" svg:width="4.461cm" svg:height="2.679cm" draw:z-index="121"><draw:image xlink:href="Pictures/100000010000015F000000D3CC2A7DE8.png" xlink:type="simple" xlink:show="embed" xlink:actuate="onLoad" draw:mime-type="image/png"/></draw:frame><text:bookmark-start text:name="__RefHeading___Toc11226_2084615318"/>Last Operator Extrude Region and Shrink/Fatten<text:bookmark-end text:name="__RefHeading___Toc11226_2084615318"/></text:h>
      <text:h text:style-name="P131" text:outline-level="5"><text:bookmark-start text:name="__RefHeading___Toc42748_2320195280"/>Flip Normals<text:bookmark-end text:name="__RefHeading___Toc42748_2320195280"/></text:h>
      <text:p text:style-name="P132">Flips the normals of the extruded faces.</text:p>
      <text:h text:style-name="P131" text:outline-level="5"><text:bookmark-start text:name="__RefHeading___Toc11228_2084615318"/>Dissolve Orthogonal Edges<text:bookmark-end text:name="__RefHeading___Toc11228_2084615318"/></text:h>
      <text:p text:style-name="P129">Dissolves orthogonal edges at extrusion.</text:p>
      <text:h text:style-name="P131" text:outline-level="5"><text:bookmark-start text:name="__RefHeading___Toc42750_2320195280"/>Offset<text:bookmark-end text:name="__RefHeading___Toc42750_2320195280"/></text:h>
      <text:p text:style-name="P138">The current extrude amount. </text:p>
      <text:h text:style-name="P140" text:outline-level="5"><text:bookmark-start text:name="__RefHeading___Toc42752_2320195280"/><text:soft-page-break/>O<text:span text:style-name="T38">ffset Even</text:span><text:bookmark-end text:name="__RefHeading___Toc42752_2320195280"/></text:h>
      <text:p text:style-name="P138">Scales the offset to give more even thickness. Without this checked the farer away faces will have a bigger extrude amount.</text:p>
      <text:h text:style-name="P124" text:outline-level="5">Mirror Editing</text:h>
      <text:p text:style-name="P125"><text:bookmark-start text:name="__RefHeading___Toc2621_414117383011 Kopie 1 Kopie 1"/>Enable Mirror Editing.<text:bookmark-end text:name="__RefHeading___Toc2621_414117383011 Kopie 1 Kopie 1"/></text:p>
      <text:h text:style-name="P131" text:outline-level="5"><draw:frame draw:style-name="fr2" draw:name="Bild77" text:anchor-type="paragraph" svg:y="0.293cm" svg:width="4.761cm" svg:height="2.011cm" draw:z-index="122"><draw:image xlink:href="Pictures/100000010000011900000077D904E8FF.png" xlink:type="simple" xlink:show="embed" xlink:actuate="onLoad" draw:mime-type="image/png"/></draw:frame><text:bookmark-start text:name="__RefHeading___Toc42754_2320195280"/>Proportional editing<text:bookmark-end text:name="__RefHeading___Toc42754_2320195280"/></text:h>
      <text:p text:style-name="P135">Enables proportional editing. Activating proportional editing reveals further settings.</text:p>
      <text:h text:style-name="P136" text:outline-level="6"><text:bookmark-start text:name="__RefHeading___Toc1579_176334646912"/>Proportional Falloff<text:bookmark-end text:name="__RefHeading___Toc1579_176334646912"/></text:h>
      <text:p text:style-name="P135">Adjust the falloff methods.</text:p>
      <text:h text:style-name="P136" text:outline-level="6"><text:bookmark-start text:name="__RefHeading___Toc1545_150204374712"/>Proportional Size<text:bookmark-end text:name="__RefHeading___Toc1545_150204374712"/></text:h>
      <text:p text:style-name="P137">See and adjust the falloff radius.</text:p>
      <text:p text:style-name="P137"/>
      <text:h text:style-name="P136" text:outline-level="6"><text:bookmark-start text:name="__RefHeading___Toc1581_176334646912"/>Connected<text:bookmark-end text:name="__RefHeading___Toc1581_176334646912"/></text:h>
      <text:p text:style-name="P135">The proportional falloff gets calculated for connected parts only.</text:p>
      <text:h text:style-name="P136" text:outline-level="6"><text:bookmark-start text:name="__RefHeading___Toc42756_2320195280"/>Projected(2D)<text:bookmark-end text:name="__RefHeading___Toc42756_2320195280"/></text:h>
      <text:p text:style-name="P134">The proportional falloff gets calculated in the screen space. Depth doesn't play a role. When it's in the radius, then it gets calculated.</text:p>
      <text:p text:style-name="Horizontal_20_Line"/>
      <text:h text:style-name="P141" text:outline-level="3"><text:bookmark-start text:name="__RefHeading___Toc11230_2084615318"/><text:span text:style-name="T39">Extrude </text:span><text:span text:style-name="T40">I</text:span><text:span text:style-name="T41">ndividual</text:span><text:span text:style-name="T42"> Faces ( Legacy)</text:span><text:bookmark-end text:name="__RefHeading___Toc11230_2084615318"/></text:h>
      <text:p text:style-name="P138"><text:span text:style-name="T31">In the tool shelf the tool is called Extrude Individual. </text:span>Extrudes the selection along local normals of each individual face. You won't see a widget here. Simply drag. </text:p>
      <text:p text:style-name="P139">The method works the same in all Mesh select modes.<text:span text:style-name="T38"> Vertice, Edge and Face Mode.</text:span></text:p>
      <text:p text:style-name="P142"/>
      <text:h text:style-name="P130" text:outline-level="4"><draw:frame draw:style-name="fr13" draw:name="Bild78" text:anchor-type="paragraph" svg:y="0.15cm" svg:width="4.551cm" svg:height="1.67cm" draw:z-index="123"><draw:image xlink:href="Pictures/10000001000001660000008424A2F373.png" xlink:type="simple" xlink:show="embed" xlink:actuate="onLoad" draw:mime-type="image/png"/></draw:frame><text:bookmark-start text:name="__RefHeading___Toc42760_2320195280"/>Last Operator Extrude <text:span text:style-name="T43">Individual Faces and Move</text:span><text:bookmark-end text:name="__RefHeading___Toc42760_2320195280"/></text:h>
      <text:h text:style-name="P131" text:outline-level="5"><text:bookmark-start text:name="__RefHeading___Toc42762_2320195280"/>Offset<text:bookmark-end text:name="__RefHeading___Toc42762_2320195280"/></text:h>
      <text:p text:style-name="P138">The current extrude amount. </text:p>
      <text:h text:style-name="P124" text:outline-level="5">Mirror Editing</text:h>
      <text:p text:style-name="P125"><text:bookmark-start text:name="__RefHeading___Toc2621_414117383011 Kopie 1 Kopie 1 Kopie 1"/>Enable Mirror Editing.<text:bookmark-end text:name="__RefHeading___Toc2621_414117383011 Kopie 1 Kopie 1 Kopie 1"/></text:p>
      <text:h text:style-name="P131" text:outline-level="5"><draw:frame draw:style-name="fr4" draw:name="Bild79" text:anchor-type="paragraph" svg:x="13.968cm" svg:y="0.293cm" svg:width="4.761cm" svg:height="2.011cm" draw:z-index="124"><draw:image xlink:href="Pictures/100000010000011900000077D904E8FF.png" xlink:type="simple" xlink:show="embed" xlink:actuate="onLoad" draw:mime-type="image/png"/></draw:frame><text:bookmark-start text:name="__RefHeading___Toc42766_2320195280"/>Proportional editing<text:bookmark-end text:name="__RefHeading___Toc42766_2320195280"/></text:h>
      <text:p text:style-name="P135">Enables proportional editing. Activating proportional editing reveals further settings.</text:p>
      <text:h text:style-name="P136" text:outline-level="6"><text:bookmark-start text:name="__RefHeading___Toc1579_1763346469113"/>Proportional Falloff<text:bookmark-end text:name="__RefHeading___Toc1579_1763346469113"/></text:h>
      <text:p text:style-name="P135">Adjust the falloff methods.</text:p>
      <text:h text:style-name="P136" text:outline-level="6"><text:bookmark-start text:name="__RefHeading___Toc1545_1502043747113"/><text:soft-page-break/>Proportional Size<text:bookmark-end text:name="__RefHeading___Toc1545_1502043747113"/></text:h>
      <text:p text:style-name="P137">See and adjust the falloff radius.</text:p>
      <text:h text:style-name="P136" text:outline-level="6"><text:bookmark-start text:name="__RefHeading___Toc1581_1763346469113"/>Connected<text:bookmark-end text:name="__RefHeading___Toc1581_1763346469113"/></text:h>
      <text:p text:style-name="P139">The proportional falloff gets calculated for connected parts only.</text:p>
      <text:h text:style-name="P136" text:outline-level="6"><text:bookmark-start text:name="__RefHeading___Toc42768_2320195280"/>Projected(2D)<text:bookmark-end text:name="__RefHeading___Toc42768_2320195280"/></text:h>
      <text:p text:style-name="P134">The proportional falloff gets calculated in the screen space. Depth doesn't play a role. When it's in the radius, then it gets calculated.</text:p>
      <text:p text:style-name="Horizontal_20_Line"/>
      <text:h text:style-name="P143" text:outline-level="3"><text:bookmark-start text:name="__RefHeading___Toc11232_2084615318"/><text:span text:style-name="T39">Extrude </text:span><text:span text:style-name="T40">M</text:span><text:span text:style-name="T44">anifold</text:span><text:span text:style-name="T45"> (Legacy)</text:span><text:bookmark-end text:name="__RefHeading___Toc11232_2084615318"/></text:h>
      <text:p text:style-name="P144"><text:span text:style-name="T46">The same tool exists in the tool shelf. </text:span>E<text:span text:style-name="T47">xtrude, dissolve Edges whose faces form a flat surface, and intersect new edges.</text:span></text:p>
      <text:p text:style-name="P145">The method works the same in all Mesh select modes.<text:span text:style-name="T38"> Vertice, Edge and Face Mode.</text:span></text:p>
      <text:p text:style-name="P145"/>
      <text:h text:style-name="P146" text:outline-level="4"><draw:frame draw:style-name="fr13" draw:name="Bild131" text:anchor-type="paragraph" svg:y="-0.118cm" svg:width="4.45cm" svg:height="3.66cm" draw:z-index="125"><draw:image xlink:href="Pictures/100000010000015E00000120F1050879.png" xlink:type="simple" xlink:show="embed" xlink:actuate="onLoad" draw:mime-type="image/png"/></draw:frame><text:bookmark-start text:name="__RefHeading___Toc15348_28000442251"/><text:span text:style-name="T34">Last Operator Extrude </text:span><text:span text:style-name="T48">M</text:span><text:span text:style-name="T49">anifold</text:span><text:bookmark-end text:name="__RefHeading___Toc15348_28000442251"/></text:h>
      <text:h text:style-name="P147" text:outline-level="5"><text:bookmark-start text:name="__RefHeading___Toc42736_23201952801"/>Flip Normals<text:bookmark-end text:name="__RefHeading___Toc42736_23201952801"/></text:h>
      <text:p text:style-name="P148">Flips the normals of the extruded faces.</text:p>
      <text:h text:style-name="P147" text:outline-level="5"><text:bookmark-start text:name="__RefHeading___Toc5282_2424641049"/>Dissolve Orthogonal Edges<text:bookmark-end text:name="__RefHeading___Toc5282_2424641049"/></text:h>
      <text:p text:style-name="P149">Dissolve edges that are at the same straight surface.</text:p>
      <text:h text:style-name="P150" text:outline-level="5"><text:bookmark-start text:name="__RefHeading___Toc42738_23201952801"/>Move X, Y Z<text:bookmark-end text:name="__RefHeading___Toc42738_23201952801"/></text:h>
      <text:p text:style-name="P151">The position. Attention, the actual world orientation and rotation does not matter here. It always starts with a value of zero, and moves relative to this zero then. For the actual location values have a look in the sidebar in the transform panel.</text:p>
      <text:h text:style-name="P147" text:outline-level="5"><draw:frame draw:style-name="fr2" draw:name="Bild63 Kopie 1 Kopie 1 Kopie 1" text:anchor-type="paragraph" svg:y="0.356cm" svg:width="2.251cm" svg:height="2.51cm" draw:z-index="164"><draw:image xlink:href="Pictures/10000001000000B1000000C62E42B0BB.png" xlink:type="simple" xlink:show="embed" xlink:actuate="onLoad" draw:mime-type="image/png"/></draw:frame><text:bookmark-start text:name="__RefHeading___Toc563_35451068892"/>Orientation<text:bookmark-end text:name="__RefHeading___Toc563_35451068892"/></text:h>
      <text:p text:style-name="P151">The widget can have different orientations. The menu items should be self explaining.</text:p>
      <text:h text:style-name="P124" text:outline-level="5">Mirror Editing</text:h>
      <text:p text:style-name="P125"><text:bookmark-start text:name="__RefHeading___Toc2621_414117383011 Kopie 1 Kopie 1 Kopie 1 Kopie 1"/>Enable Mirror Editing.<text:bookmark-end text:name="__RefHeading___Toc2621_414117383011 Kopie 1 Kopie 1 Kopie 1 Kopie 1"/></text:p>
      <text:h text:style-name="P147" text:outline-level="5"><draw:frame draw:style-name="fr4" draw:name="Bild133" text:anchor-type="paragraph" svg:x="13.968cm" svg:y="0.293cm" svg:width="4.761cm" svg:height="2.011cm" draw:z-index="126"><draw:image xlink:href="Pictures/100000010000011900000077D904E8FF.png" xlink:type="simple" xlink:show="embed" xlink:actuate="onLoad" draw:mime-type="image/png"/></draw:frame><text:bookmark-start text:name="__RefHeading___Toc42740_23201952801"/>Proportional editing<text:bookmark-end text:name="__RefHeading___Toc42740_23201952801"/></text:h>
      <text:p text:style-name="P152">Enables proportional editing. Activating proportional editing reveals further settings.</text:p>
      <text:h text:style-name="P153" text:outline-level="6"><text:bookmark-start text:name="__RefHeading___Toc1579_17633464695"/>Proportional Falloff<text:bookmark-end text:name="__RefHeading___Toc1579_17633464695"/></text:h>
      <text:p text:style-name="P152">Adjust the falloff methods.</text:p>
      <text:h text:style-name="P153" text:outline-level="6"><text:bookmark-start text:name="__RefHeading___Toc1545_15020437475"/>Proportional Size<text:bookmark-end text:name="__RefHeading___Toc1545_15020437475"/></text:h>
      <text:p text:style-name="P154">See and adjust the falloff radius.</text:p>
      <text:p text:style-name="P154"/>
      <text:h text:style-name="P153" text:outline-level="6"><text:bookmark-start text:name="__RefHeading___Toc1581_17633464695"/><text:soft-page-break/>Connected<text:bookmark-end text:name="__RefHeading___Toc1581_17633464695"/></text:h>
      <text:p text:style-name="P152">The proportional falloff gets calculated for connected parts only.</text:p>
      <text:h text:style-name="P153" text:outline-level="6"><text:bookmark-start text:name="__RefHeading___Toc1583_17633464694"/>Projected(2D)<text:bookmark-end text:name="__RefHeading___Toc1583_17633464694"/></text:h>
      <text:p text:style-name="P151">The proportional falloff gets calculated in the screen space. Depth doesn't play a role. When it's in the radius, then it gets calculated.</text:p>
      <text:p text:style-name="P155"/>
      <text:p text:style-name="P156"/>
      <text:h text:style-name="P157" text:outline-level="3"><text:bookmark-start text:name="__RefHeading___Toc7609_1980196750"/>Extrude <text:span text:style-name="T50">Repeat</text:span><text:bookmark-end text:name="__RefHeading___Toc7609_1980196750"/></text:h>
      <text:p text:style-name="P158">All modes. Extrudes into the Z depth of the viewport, and repeats the extrusion by the adjusted amount. You have to adjust the extrusion afterwards.</text:p>
      <text:h text:style-name="P159" text:outline-level="4"><draw:frame draw:style-name="fr2" draw:name="Bild64" text:anchor-type="paragraph" svg:y="0.374cm" svg:width="4.761cm" svg:height="2.469cm" draw:z-index="116"><draw:image xlink:href="Pictures/10000001000001190000009295B41A69.png" xlink:type="simple" xlink:show="embed" xlink:actuate="onLoad" draw:mime-type="image/png"/></draw:frame><text:bookmark-start text:name="__RefHeading___Toc37032_20529267081"/>Last Operator Extrude <text:span text:style-name="T51">Repeat</text:span><text:bookmark-end text:name="__RefHeading___Toc37032_20529267081"/></text:h>
      <text:h text:style-name="P160" text:outline-level="4"><text:bookmark-start text:name="__RefHeading___Toc37034_20529267081"/>S<text:span text:style-name="T52">teps</text:span><text:bookmark-end text:name="__RefHeading___Toc37034_20529267081"/></text:h>
      <text:p text:style-name="Text_20_body">How much repetitions<text:span text:style-name="T52">.</text:span></text:p>
      <text:p text:style-name="P161">Offset X / Y / Z</text:p>
      <text:p text:style-name="Text_20_body">The offset in the x y and z direction.</text:p>
      <text:p text:style-name="P161">Scale Offset</text:p>
      <text:p text:style-name="Text_20_body">The scale factor of the extruded element.</text:p>
      <text:h text:style-name="P162" text:outline-level="3"><text:bookmark-start text:name="__RefHeading___Toc7611_1980196750"/>Spin<text:bookmark-end text:name="__RefHeading___Toc7611_1980196750"/></text:h>
      <text:p text:style-name="P163">All modes. Extrudes in a curve form.</text:p>
      <text:h text:style-name="P164" text:outline-level="4"><draw:frame draw:style-name="fr2" draw:name="Bild70" text:anchor-type="paragraph" svg:y="0.374cm" svg:width="4.53cm" svg:height="5.001cm" draw:z-index="117"><draw:image xlink:href="Pictures/10000001000001650000018A7CE44C57.png" xlink:type="simple" xlink:show="embed" xlink:actuate="onLoad" draw:mime-type="image/png"/></draw:frame><text:bookmark-start text:name="__RefHeading___Toc37032_205292670811"/>Last Operator <text:span text:style-name="T51">Spin</text:span><text:bookmark-end text:name="__RefHeading___Toc37032_205292670811"/></text:h>
      <text:h text:style-name="P160" text:outline-level="4"><text:bookmark-start text:name="__RefHeading___Toc37034_205292670811"/>S<text:span text:style-name="T52">teps</text:span><text:bookmark-end text:name="__RefHeading___Toc37034_205292670811"/></text:h>
      <text:p text:style-name="P165">How much <text:span text:style-name="T52">segments.</text:span></text:p>
      <text:h text:style-name="Heading_20_4" text:outline-level="4"><text:bookmark-start text:name="__RefHeading___Toc7613_1980196750"/>Use Duplicates<text:bookmark-end text:name="__RefHeading___Toc7613_1980196750"/></text:h>
      <text:p text:style-name="Text_20_body">Creates not connected geometry. In Vertex mode single vertices for example. Auto Merge and Flip Normals will not be available with duplicates.</text:p>
      <text:h text:style-name="Heading_20_4" text:outline-level="4"><text:bookmark-start text:name="__RefHeading___Toc7615_1980196750"/>Angle<text:bookmark-end text:name="__RefHeading___Toc7615_1980196750"/></text:h>
      <text:p text:style-name="Text_20_body">The angle to extrude.</text:p>
      <text:h text:style-name="Heading_20_4" text:outline-level="4"><text:bookmark-start text:name="__RefHeading___Toc7617_1980196750"/>Auto Merge<text:bookmark-end text:name="__RefHeading___Toc7617_1980196750"/></text:h>
      <text:p text:style-name="Text_20_body">Merge first and last element when the extrude is a full circle.</text:p>
      <text:h text:style-name="Heading_20_4" text:outline-level="4"><text:bookmark-start text:name="__RefHeading___Toc7619_1980196750"/>Flip Normals<text:bookmark-end text:name="__RefHeading___Toc7619_1980196750"/></text:h>
      <text:p text:style-name="Text_20_body">Flip the normals of the extruded geometry<text:span text:style-name="T53">.</text:span></text:p>
      <text:h text:style-name="Heading_20_4" text:outline-level="4"><text:bookmark-start text:name="__RefHeading___Toc7621_1980196750"/><text:soft-page-break/>Center X / Y / Z<text:bookmark-end text:name="__RefHeading___Toc7621_1980196750"/></text:h>
      <text:p text:style-name="P166">The center point of the spin circle.</text:p>
      <text:h text:style-name="Heading_20_4" text:outline-level="4"><text:bookmark-start text:name="__RefHeading___Toc7623_1980196750"/>Axis<text:bookmark-end text:name="__RefHeading___Toc7623_1980196750"/></text:h>
      <text:p text:style-name="P166">Axis in global View space. The values goes from -1 to 1.</text:p>
      <text:p text:style-name="P167"/>
      <text:h text:style-name="Heading_20_2" text:outline-level="2"><draw:frame draw:style-name="fr11" draw:name="Bild65" text:anchor-type="paragraph" svg:width="5.77cm" svg:height="1.73cm" draw:z-index="109"><draw:image xlink:href="Pictures/100000010000015200000066F8077EA3.png" xlink:type="simple" xlink:show="embed" xlink:actuate="onLoad" draw:mime-type="image/png"/></draw:frame><draw:frame draw:style-name="fr4" draw:name="Bild81" text:anchor-type="paragraph" svg:x="12.928cm" svg:y="2.529cm" svg:width="5.77cm" svg:height="2.499cm" draw:z-index="128"><draw:image xlink:href="Pictures/100000010000015400000094B63E2809.png" xlink:type="simple" xlink:show="embed" xlink:actuate="onLoad" draw:mime-type="image/png"/></draw:frame><text:bookmark-start text:name="__RefHeading___Toc9169_4201702543"/>Merge<text:bookmark-end text:name="__RefHeading___Toc9169_4201702543"/></text:h>
      <text:p text:style-name="P168">Merges the geometry.</text:p>
      <text:h text:style-name="Heading_20_3" text:outline-level="3"><text:bookmark-start text:name="__RefHeading___Toc9175_4201702543"/>At Center, At Cursor, Collapse<text:span text:style-name="T54">, At First, At Last</text:span><text:bookmark-end text:name="__RefHeading___Toc9175_4201702543"/></text:h>
      <text:p text:style-name="P168">Merges the geometry with the given methods.</text:p>
      <text:p text:style-name="P169">The methods At First and At Last just shows when you have vertices selected, and there is at least one first vertice and one last vertice to merge at. So minimum two. But you can have more than one vertices selected.</text:p>
      <text:h text:style-name="Heading_20_3" text:outline-level="3"><draw:frame draw:style-name="fr11" draw:name="Bild68" text:anchor-type="paragraph" svg:width="4.81cm" svg:height="1.39cm" draw:z-index="111"><draw:image xlink:href="Pictures/100000010000011C00000052D3019192.png" xlink:type="simple" xlink:show="embed" xlink:actuate="onLoad" draw:mime-type="image/png"/></draw:frame><text:bookmark-start text:name="__RefHeading___Toc9177_4201702543"/>Last Operator Merge<text:bookmark-end text:name="__RefHeading___Toc9177_4201702543"/></text:h>
      <text:h text:style-name="Heading_20_4" text:outline-level="4"><text:bookmark-start text:name="__RefHeading___Toc9179_4201702543"/>Type<text:bookmark-end text:name="__RefHeading___Toc9179_4201702543"/></text:h>
      <text:p text:style-name="P168">Choose the merge method again.</text:p>
      <text:h text:style-name="Heading_20_4" text:outline-level="4"><text:bookmark-start text:name="__RefHeading___Toc9181_4201702543"/>UV's<text:bookmark-end text:name="__RefHeading___Toc9181_4201702543"/></text:h>
      <text:p text:style-name="P168">Move the UV's according to the merge.</text:p>
      <text:h text:style-name="Heading_20_3" text:outline-level="3"><text:bookmark-start text:name="__RefHeading___Toc9183_4201702543"/>By Distance<text:bookmark-end text:name="__RefHeading___Toc9183_4201702543"/></text:h>
      <text:p text:style-name="P168">Merge the vertices by their distance to each other.<text:span text:style-name="T55"> This tool is meant to remove double vertices at the same location.</text:span></text:p>
      <text:h text:style-name="P170" text:outline-level="3"><draw:frame draw:style-name="fr11" draw:name="Bild69" text:anchor-type="paragraph" svg:width="4.48cm" svg:height="1.69cm" draw:z-index="112"><draw:image xlink:href="Pictures/100000010000016100000085581FFD63.png" xlink:type="simple" xlink:show="embed" xlink:actuate="onLoad" draw:mime-type="image/png"/></draw:frame><text:bookmark-start text:name="__RefHeading___Toc9185_4201702543"/>Last Operator Merge<text:span text:style-name="T55"> by Distance</text:span><text:bookmark-end text:name="__RefHeading___Toc9185_4201702543"/></text:h>
      <text:h text:style-name="P171" text:outline-level="4"><text:bookmark-start text:name="__RefHeading___Toc9187_4201702543"/>Merge Distance<text:bookmark-end text:name="__RefHeading___Toc9187_4201702543"/></text:h>
      <text:p text:style-name="P172">Adjust<text:span text:style-name="T55"> the distance below which the vertices gets merged.</text:span></text:p>
      <text:p text:style-name="P173">Merge selected vertices to unselected vertices.</text:p>
      <text:h text:style-name="Heading_20_4" text:outline-level="4">Unselected</text:h>
      <text:p text:style-name="P174">Merge unselected geometry.</text:p>
      <text:h text:style-name="Heading_20_4" text:outline-level="4">Sharp Edges</text:h>
      <text:p text:style-name="P174">Calculate sharp edges using available normal custom data.</text:p>
      <text:p text:style-name="Horizontal_20_Line"/>
      <text:h text:style-name="Heading_20_2" text:outline-level="2"><draw:frame draw:style-name="fr11" draw:name="Bild66" text:anchor-type="paragraph" svg:width="6.1cm" svg:height="1.319cm" draw:z-index="110"><draw:image xlink:href="Pictures/10000001000001680000004EA2DD4BED.png" xlink:type="simple" xlink:show="embed" xlink:actuate="onLoad" draw:mime-type="image/png"/></draw:frame><text:bookmark-start text:name="__RefHeading___Toc9171_4201702543"/><text:soft-page-break/>Split <text:bookmark-end text:name="__RefHeading___Toc9171_4201702543"/></text:h>
      <text:h text:style-name="P96" text:outline-level="3"><text:bookmark-start text:name="__RefHeading___Toc1622_9062528"/>S<text:span text:style-name="T56">election</text:span><text:bookmark-end text:name="__RefHeading___Toc1622_9062528"/></text:h>
      <text:p text:style-name="P175"><draw:frame draw:style-name="fr11" draw:name="Bild977" text:anchor-type="paragraph" svg:width="5.77cm" svg:height="4.069cm" draw:z-index="28"><draw:image xlink:href="Pictures/1000000100000147000000E7E658219F.png" xlink:type="simple" xlink:show="embed" xlink:actuate="onLoad" draw:mime-type="image/png"/></draw:frame>Split <text:span text:style-name="T57">splits the edges between the selected vertices. It creates two edges out of one. And splits the edge by that. </text:span></text:p>
      <text:p text:style-name="P95">The mode doesn't matter. There will always the edges be splitted.</text:p>
      <text:h text:style-name="Heading_20_3" text:outline-level="3"><text:bookmark-start text:name="__RefHeading___Toc9189_4201702543"/>Faces by Edges / Faces by Edges by Vertices<text:bookmark-end text:name="__RefHeading___Toc9189_4201702543"/></text:h>
      <text:p text:style-name="P173">Splits selected edges so that each neighbor face gets its own copy. You have two methods here.</text:p>
      <text:h text:style-name="P170" text:outline-level="3"><draw:frame draw:style-name="fr11" draw:name="Bild67" text:anchor-type="paragraph" svg:width="4.48cm" svg:height="0.99cm" draw:z-index="113"><draw:image xlink:href="Pictures/10000001000001610000004E8324C53D.png" xlink:type="simple" xlink:show="embed" xlink:actuate="onLoad" draw:mime-type="image/png"/></draw:frame><text:bookmark-start text:name="__RefHeading___Toc9191_4201702543"/>Last Operator <text:span text:style-name="T56">Edge Split</text:span><text:bookmark-end text:name="__RefHeading___Toc9191_4201702543"/></text:h>
      <text:h text:style-name="P171" text:outline-level="4"><text:bookmark-start text:name="__RefHeading___Toc9193_4201702543"/>Type<text:bookmark-end text:name="__RefHeading___Toc9193_4201702543"/></text:h>
      <text:p text:style-name="P172">Choose the method again.</text:p>
      <text:p text:style-name="Horizontal_20_Line"/>
      <text:h text:style-name="Heading_20_2" text:outline-level="2"><draw:frame draw:style-name="fr2" draw:name="Bild71" text:anchor-type="paragraph" svg:y="0.411cm" svg:width="5.72cm" svg:height="1.27cm" draw:z-index="114"><draw:image xlink:href="Pictures/10000001000001520000004B568BB353.png" xlink:type="simple" xlink:show="embed" xlink:actuate="onLoad" draw:mime-type="image/png"/></draw:frame><text:bookmark-start text:name="__RefHeading___Toc9173_4201702543"/>Separate<text:bookmark-end text:name="__RefHeading___Toc9173_4201702543"/></text:h>
      <text:p text:style-name="P176">Separate separates the selected geometry, and creates a new object. The geometry becomes uneditable, since it is now a new object. You will have to leave the Edit mode, select the new object, and re-enter Edit mode when you want to edit it.</text:p>
      <text:h text:style-name="Heading_20_3" text:outline-level="3"><text:bookmark-start text:name="__RefHeading___Toc35323_17377730701"/>Selection<text:bookmark-end text:name="__RefHeading___Toc35323_17377730701"/></text:h>
      <text:p text:style-name="P176">Selection separates the current selection.</text:p>
      <text:h text:style-name="Heading_20_3" text:outline-level="3"><text:bookmark-start text:name="__RefHeading___Toc35325_17377730701"/>By Material<text:bookmark-end text:name="__RefHeading___Toc35325_17377730701"/></text:h>
      <text:p text:style-name="P176">By Material separates all geometry that has the same material than the current selection.</text:p>
      <text:h text:style-name="Heading_20_3" text:outline-level="3"><text:bookmark-start text:name="__RefHeading___Toc35327_17377730701"/>By Loose Parts<text:bookmark-end text:name="__RefHeading___Toc35327_17377730701"/></text:h>
      <text:p text:style-name="P176">By Loose parts separates all geometry that is connected by edges to the current selection.</text:p>
      <text:p text:style-name="Horizontal_20_Line"/>
      <text:h text:style-name="Heading_20_2" text:outline-level="2"><text:bookmark-start text:name="__RefHeading___Toc2595_4141173830"/>Knife Project<text:bookmark-end text:name="__RefHeading___Toc2595_4141173830"/></text:h>
      <text:p text:style-name="P177">Knife Project uses an object as a knife to cut edges into a mesh. </text:p>
      <text:p text:style-name="P178">Usage: Create a cube. Create a circle. <text:span text:style-name="T58">M</text:span>ove <text:span text:style-name="T59">t</text:span><text:span text:style-name="T60">he</text:span><text:span text:style-name="T59"> circle</text:span> in front of the cube so that <text:span text:style-name="T58">the geometry</text:span> does not overlap the cube<text:span text:style-name="T59"> geometry</text:span>. Enter Edit Mode<text:span text:style-name="T58"> with the cube. </text:span><text:span text:style-name="T60">I</text:span><text:span text:style-name="T58">n the outliner hold down </text:span><text:span text:style-name="T60">SHIFT</text:span><text:span text:style-name="T58">, and select the circle. Note that you can</text:span><text:span text:style-name="T60"> s</text:span><text:span text:style-name="T58">elect the circle in the 3d view</text:span><text:span text:style-name="T60"> with holding down CTRL</text:span><text:span text:style-name="T58">.<text:line-break/></text:span>Now<text:span text:style-name="T61"> that both objects are selected,</text:span> go into front view<text:span text:style-name="T58">, or whatever view you want. Just make sure that </text:span><text:span text:style-name="T59">in the view </text:span><text:span text:style-name="T58">the circle covers a part of the cube. Projection of the cut happens from the current view</text:span>. Click the Knife Project tool.</text:p>
      <table:table table:name="Tabelle17" table:style-name="Tabelle17">
        <table:table-column table:style-name="Tabelle17.A" table:number-columns-repeated="3"/>
        <table:table-column table:style-name="Tabelle17.D"/>
        <text:soft-page-break/>
        <table:table-row>
          <table:table-cell table:style-name="Tabelle17.A1" office:value-type="string">
            <text:p text:style-name="P179"><draw:frame draw:style-name="fr14" draw:name="Bild221" text:anchor-type="paragraph" svg:width="3.859cm" svg:height="3.5cm" draw:z-index="33"><draw:image xlink:href="Pictures/10000001000001300000011456EE3BB3.png" xlink:type="simple" xlink:show="embed" xlink:actuate="onLoad" draw:mime-type="image/png"/></draw:frame></text:p>
          </table:table-cell>
          <table:table-cell table:style-name="Tabelle17.A1" office:value-type="string">
            <text:p text:style-name="P179"><draw:frame draw:style-name="fr14" draw:name="Bild222" text:anchor-type="paragraph" svg:width="2.97cm" svg:height="3.02cm" draw:z-index="32"><draw:image xlink:href="Pictures/10000001000000EA000000EE28D0BFED.png" xlink:type="simple" xlink:show="embed" xlink:actuate="onLoad" draw:mime-type="image/png"/></draw:frame></text:p>
          </table:table-cell>
          <table:table-cell table:style-name="Tabelle17.A1" office:value-type="string">
            <text:p text:style-name="P179"><draw:frame draw:style-name="fr14" draw:name="Bild223" text:anchor-type="paragraph" svg:width="3.099cm" svg:height="3cm" draw:z-index="31"><draw:image xlink:href="Pictures/10000001000000F4000000EC52629A5C.png" xlink:type="simple" xlink:show="embed" xlink:actuate="onLoad" draw:mime-type="image/png"/></draw:frame></text:p>
          </table:table-cell>
          <table:table-cell table:style-name="Tabelle17.A1" office:value-type="string">
            <text:p text:style-name="P179"><draw:frame draw:style-name="fr14" draw:name="Bild224" text:anchor-type="paragraph" svg:width="3.731cm" svg:height="3.78cm" draw:z-index="30"><draw:image xlink:href="Pictures/10000001000001260000012A19658464.png" xlink:type="simple" xlink:show="embed" xlink:actuate="onLoad" draw:mime-type="image/png"/></draw:frame></text:p>
          </table:table-cell>
        </table:table-row>
      </table:table>
      <text:p text:style-name="P180"/>
      <text:h text:style-name="P181" text:outline-level="6"><draw:frame draw:style-name="fr11" draw:name="Bild225" text:anchor-type="paragraph" svg:width="3.09cm" svg:height="1.071cm" draw:z-index="29"><draw:image xlink:href="Pictures/100000010000009F0000003D4A9086CF.png" xlink:type="simple" xlink:show="embed" xlink:actuate="onLoad" draw:mime-type="image/png"/></draw:frame><text:bookmark-start text:name="__RefHeading___Toc7184_1959787159"/>Last Operator Knife Project<text:bookmark-end text:name="__RefHeading___Toc7184_1959787159"/></text:h>
      <text:h text:style-name="P182" text:outline-level="7"><text:bookmark-start text:name="__RefHeading___Toc7692_1195564849"/>Cut through<text:bookmark-end text:name="__RefHeading___Toc7692_1195564849"/></text:h>
      <text:p text:style-name="P177">The cut goes through the whole object when the Cut through checkbox is ticked.</text:p>
      <text:p text:style-name="P177"><draw:frame draw:style-name="fr2" draw:name="Bild33" text:anchor-type="paragraph" svg:y="-0.286cm" svg:width="2.404cm" svg:height="2.32cm" draw:z-index="34"><draw:image xlink:href="Pictures/100000010000011C00000112A8BBCC79.png" xlink:type="simple" xlink:show="embed" xlink:actuate="onLoad" draw:mime-type="image/png"/></draw:frame></text:p>
      <text:p text:style-name="P177"/>
      <text:p text:style-name="P177"/>
      <text:p text:style-name="Horizontal_20_Line"/>
      <text:p text:style-name="Text_20_body"/>
      <text:h text:style-name="Heading_20_2" text:outline-level="2"><draw:frame draw:style-name="fr2" draw:name="Bild980" text:anchor-type="paragraph" svg:y="0.178cm" svg:width="3.26cm" svg:height="6.189cm" draw:z-index="35"><draw:image xlink:href="Pictures/10000001000000B90000015F31778212.png" xlink:type="simple" xlink:show="embed" xlink:actuate="onLoad" draw:mime-type="image/png"/></draw:frame><text:bookmark-start text:name="__RefHeading___Toc2597_4141173830"/>Convex Hull<text:bookmark-end text:name="__RefHeading___Toc2597_4141173830"/></text:h>
      <text:p text:style-name="P183">Creates a convex hull around the <text:span text:style-name="T62">outside of </text:span>selected vertices. <text:span text:style-name="T62">The old faces and inlaying vertices gets removed.</text:span></text:p>
      <text:p text:style-name="P184"/>
      <text:h text:style-name="P185" text:outline-level="3"/>
      <text:p text:style-name="P186"/>
      <text:h text:style-name="Heading_20_3" text:outline-level="3"><text:bookmark-start text:name="__RefHeading___Toc9108_497492469"/>Last Operator Convex Hull<text:bookmark-end text:name="__RefHeading___Toc9108_497492469"/></text:h>
      <text:h text:style-name="Heading_20_4" text:outline-level="4"><text:bookmark-start text:name="__RefHeading___Toc9110_497492469"/>Delete Unused<text:bookmark-end text:name="__RefHeading___Toc9110_497492469"/></text:h>
      <text:p text:style-name="P183">Removes vertices that are not part of the convex geometry.</text:p>
      <text:h text:style-name="Heading_20_4" text:outline-level="4"><draw:frame draw:style-name="fr2" draw:name="Bild981" text:anchor-type="paragraph" svg:y="-0.312cm" svg:width="4.51cm" svg:height="5.099cm" draw:z-index="36"><draw:image xlink:href="Pictures/100000010000016300000192FDF42AFC.png" xlink:type="simple" xlink:show="embed" xlink:actuate="onLoad" draw:mime-type="image/png"/></draw:frame><text:bookmark-start text:name="__RefHeading___Toc9112_497492469"/>Use existing Faces<text:bookmark-end text:name="__RefHeading___Toc9112_497492469"/></text:h>
      <text:p text:style-name="P183">Use existing input faces that lies on the hull where possible. This option allows to have N-Gons in the convex hull.</text:p>
      <text:h text:style-name="Heading_20_4" text:outline-level="4"><text:bookmark-start text:name="__RefHeading___Toc9114_497492469"/>Make Holes<text:bookmark-end text:name="__RefHeading___Toc9114_497492469"/></text:h>
      <text:p text:style-name="P183">Deletes edges and faces in the hull that were part of the input. This allows to delete faces between the existing mesh and the convex hull.</text:p>
      <text:h text:style-name="Heading_20_4" text:outline-level="4"><text:bookmark-start text:name="__RefHeading___Toc9116_497492469"/><text:soft-page-break/>Join Triangles<text:bookmark-end text:name="__RefHeading___Toc9116_497492469"/></text:h>
      <text:p text:style-name="P183">Joins adjacent triangles into quads.</text:p>
      <text:h text:style-name="Heading_20_4" text:outline-level="4"><text:bookmark-start text:name="__RefHeading___Toc9118_497492469"/>Max Face Angle <text:bookmark-end text:name="__RefHeading___Toc9118_497492469"/></text:h>
      <text:p text:style-name="P183">Max Face Angle belongs to the Join Triangles setting. Set the maximum face angle.</text:p>
      <text:h text:style-name="Heading_20_4" text:outline-level="4"><text:bookmark-start text:name="__RefHeading___Toc9120_497492469"/>Max Shape Angle<text:bookmark-end text:name="__RefHeading___Toc9120_497492469"/></text:h>
      <text:p text:style-name="P183">Max Face Angle belongs to the Join Triangles setting. Set the maximum shape angle.</text:p>
      <text:h text:style-name="Heading_20_4" text:outline-level="4">Topology influence</text:h>
      <text:p text:style-name="P174">How much to priorize regular grids of quads as well as quads that touch existing quads.</text:p>
      <text:h text:style-name="Heading_20_4" text:outline-level="4"><text:bookmark-start text:name="__RefHeading___Toc9122_497492469"/>Compare UV's<text:bookmark-end text:name="__RefHeading___Toc9122_497492469"/></text:h>
      <text:p text:style-name="P183">Takes existing UV patches for the calculation into account.</text:p>
      <text:h text:style-name="Heading_20_4" text:outline-level="4"><text:bookmark-start text:name="__RefHeading___Toc9124_497492469"/>Compare <text:span text:style-name="T63">Color Attributes</text:span><text:bookmark-end text:name="__RefHeading___Toc9124_497492469"/></text:h>
      <text:p text:style-name="P183">Takes existing <text:span text:style-name="T63">color attributes</text:span> for the calculation into account.</text:p>
      <text:h text:style-name="Heading_20_4" text:outline-level="4"><text:bookmark-start text:name="__RefHeading___Toc9126_497492469"/>Compare Seam<text:bookmark-end text:name="__RefHeading___Toc9126_497492469"/></text:h>
      <text:p text:style-name="P183">Takes existing seams for the calculation into account.</text:p>
      <text:h text:style-name="Heading_20_4" text:outline-level="4"><text:bookmark-start text:name="__RefHeading___Toc9128_497492469"/>Compare Sharp<text:bookmark-end text:name="__RefHeading___Toc9128_497492469"/></text:h>
      <text:p text:style-name="P183">Takes existing sharp edges for the calculation into account.</text:p>
      <text:h text:style-name="Heading_20_4" text:outline-level="4"><text:bookmark-start text:name="__RefHeading___Toc9130_497492469"/>Compare Materials<text:bookmark-end text:name="__RefHeading___Toc9130_497492469"/></text:h>
      <text:p text:style-name="P183">Takes existing materials for the calculation into account.</text:p>
      <text:h text:style-name="Heading_20_4" text:outline-level="4">Deselect joined</text:h>
      <text:p text:style-name="P174">Only select remaining triangles that were not merged.</text:p>
      <text:p text:style-name="Horizontal_20_Line"/>
      <text:h text:style-name="Heading_20_2" text:outline-level="2"><draw:frame draw:style-name="fr2" draw:name="Bild989" text:anchor-type="paragraph" svg:y="0.266cm" svg:width="7.511cm" svg:height="3.26cm" draw:z-index="37"><draw:image xlink:href="Pictures/10000001000001AA000000B9E580BA6C.png" xlink:type="simple" xlink:show="embed" xlink:actuate="onLoad" draw:mime-type="image/png"/></draw:frame><text:bookmark-start text:name="__RefHeading___Toc2599_4141173830"/>Symmetrize<text:bookmark-end text:name="__RefHeading___Toc2599_4141173830"/></text:h>
      <text:p text:style-name="P187"><text:span text:style-name="T3">The </text:span>Symmetrize <text:span text:style-name="T3">tool </text:span>mirrors the <text:span text:style-name="T3">selected </text:span>geometry symmetrical along a<text:span text:style-name="T3"> world</text:span> axis.</text:p>
      <text:p text:style-name="P187"/>
      <text:p text:style-name="P187"/>
      <text:h text:style-name="Heading_20_3" text:outline-level="3"><draw:frame draw:style-name="fr2" draw:name="Bild990" text:anchor-type="paragraph" svg:y="0.162cm" svg:width="4.84cm" svg:height="1.52cm" draw:z-index="38"><draw:image xlink:href="Pictures/100000010000011E0000005A9F7582FD.png" xlink:type="simple" xlink:show="embed" xlink:actuate="onLoad" draw:mime-type="image/png"/></draw:frame><text:bookmark-start text:name="__RefHeading___Toc6851_707165478"/>Last Operator Symmetrize<text:bookmark-end text:name="__RefHeading___Toc6851_707165478"/></text:h>
      <text:p text:style-name="Text_20_body"/>
      <text:h text:style-name="Heading_20_4" text:outline-level="4"><text:bookmark-start text:name="__RefHeading___Toc6853_707165478"/><text:soft-page-break/>Direction<text:bookmark-end text:name="__RefHeading___Toc6853_707165478"/></text:h>
      <text:p text:style-name="P188"><draw:frame draw:style-name="fr2" draw:name="Bild991" text:anchor-type="paragraph" svg:y="0.141cm" svg:width="2.29cm" svg:height="2.889cm" draw:z-index="39"><draw:image xlink:href="Pictures/1000000100000087000000ABCDFE0DA4.png" xlink:type="simple" xlink:show="embed" xlink:actuate="onLoad" draw:mime-type="image/png"/></draw:frame>Direction is a drop down box define the mirroring direction.</text:p>
      <text:h text:style-name="Heading_20_4" text:outline-level="4"><text:bookmark-start text:name="__RefHeading___Toc6855_707165478"/>Threshold<text:bookmark-end text:name="__RefHeading___Toc6855_707165478"/></text:h>
      <text:p text:style-name="P188">Adjust a distance after which the mirroring should happen, relative to the mirror axis. 0 means it mirrors the geometry directly at the axis.</text:p>
      <text:p text:style-name="P188"/>
      <text:p text:style-name="Horizontal_20_Line"/>
      <text:h text:style-name="Heading_20_2" text:outline-level="2"><text:bookmark-start text:name="__RefHeading___Toc2601_4141173830"/>Snap to Symmetry<text:bookmark-end text:name="__RefHeading___Toc2601_4141173830"/></text:h>
      <text:p text:style-name="P189">Tries to snap the selected vertices symmetrical along the chosen world orientation. </text:p>
      <text:h text:style-name="Heading_20_3" text:outline-level="3"><draw:frame draw:style-name="fr2" draw:name="Bild997" text:anchor-type="paragraph" svg:y="0.039cm" svg:width="4.47cm" svg:height="2.011cm" draw:z-index="40"><draw:image xlink:href="Pictures/10000001000001600000009EF11E8FCC.png" xlink:type="simple" xlink:show="embed" xlink:actuate="onLoad" draw:mime-type="image/png"/></draw:frame><text:bookmark-start text:name="__RefHeading___Toc9959_2976605512"/>Last Operator Snap to Symmetry<text:bookmark-end text:name="__RefHeading___Toc9959_2976605512"/></text:h>
      <text:h text:style-name="Heading_20_4" text:outline-level="4"><text:bookmark-start text:name="__RefHeading___Toc9961_2976605512"/>Direction<text:bookmark-end text:name="__RefHeading___Toc9961_2976605512"/></text:h>
      <text:p text:style-name="P189">The calculation direction. </text:p>
      <text:h text:style-name="Heading_20_4" text:outline-level="4"><text:bookmark-start text:name="__RefHeading___Toc9963_2976605512"/>Threshold<text:bookmark-end text:name="__RefHeading___Toc9963_2976605512"/></text:h>
      <text:p text:style-name="P189">The threshold defines the radius in which matching vertices gets located. When you get a warning that snapping failed try increasing the threshold value.</text:p>
      <text:h text:style-name="Heading_20_4" text:outline-level="4"><text:bookmark-start text:name="__RefHeading___Toc9965_2976605512"/>Factor<text:bookmark-end text:name="__RefHeading___Toc9965_2976605512"/></text:h>
      <text:p text:style-name="P189">The snapping factor. <text:s/>Blend mirrored locations from one side to the other. 0.5 is blending both sides equal.</text:p>
      <text:h text:style-name="Heading_20_4" text:outline-level="4"><text:bookmark-start text:name="__RefHeading___Toc9967_2976605512"/>Center<text:bookmark-end text:name="__RefHeading___Toc9967_2976605512"/></text:h>
      <text:p text:style-name="P189">Snap vertices in the center axis to zero.</text:p>
      <text:p text:style-name="Horizontal_20_Line"/>
      <text:h text:style-name="P190" text:outline-level="2"><text:bookmark-start text:name="__RefHeading___Toc2603_4141173830"/>Smart Delete<text:bookmark-end text:name="__RefHeading___Toc2603_4141173830"/></text:h>
      <text:p text:style-name="P191"><draw:frame draw:style-name="fr11" draw:name="Bild177" text:anchor-type="paragraph" svg:width="7.481cm" svg:height="4.02cm" draw:z-index="41"><draw:image xlink:href="Pictures/10000001000001A8000000E456EA8606.png" xlink:type="simple" xlink:show="embed" xlink:actuate="onLoad" draw:mime-type="image/png"/></draw:frame>Smart delete deletes what is selected in an intelligent way. When you for example delete an edge then the edge gets deleted. But it also deletes the vertices connected to this edge. It performs a Dissolve operation under the hood.</text:p>
      <text:p text:style-name="P191">There is <text:span text:style-name="T64">also</text:span> a Delete <text:span text:style-name="T64">and Dissolve</text:span> menu <text:span text:style-name="T64">in the Mesh menu, choose</text:span> different methods for deleting if required.</text:p>
      <text:p text:style-name="P192">Smart delete is an add-on. And can be deactivated if desired.</text:p>
      <text:p text:style-name="P192"/>
      <table:table table:name="Tabelle5" table:style-name="Tabelle5">
        <table:table-column table:style-name="Tabelle5.A"/>
        <table:table-row>
          <table:table-cell table:style-name="Tabelle5.A1" office:value-type="string">
            <text:h text:style-name="P193" text:outline-level="1"><text:bookmark-start text:name="__RefHeading___Toc2605_4141173830"/>N<text:span text:style-name="T65">ormals</text:span><text:bookmark-end text:name="__RefHeading___Toc2605_4141173830"/></text:h>
          </table:table-cell>
        </table:table-row>
      </table:table>
      <text:p text:style-name="P194"/>
      <text:p text:style-name="Text_20_body"><draw:frame draw:style-name="fr11" draw:name="Bild34" text:anchor-type="paragraph" svg:width="3.099cm" svg:height="5.74cm" draw:z-index="42"><draw:image xlink:href="Pictures/10000001000000B700000153FA56FB11.png" xlink:type="simple" xlink:show="embed" xlink:actuate="onLoad" draw:mime-type="image/png"/></draw:frame><text:soft-page-break/>This menu contains functionality about dealing with normals. <text:span text:style-name="T66">Normals influences the shading and the direction of a face. They can point inwards or outwards. </text:span>And edges can be split. So that two adjacent faces have a sharp edge.</text:p>
      <text:p text:style-name="Text_20_body">You can activate the display of normals in the <text:span text:style-name="T67">Overlays panel in Edit mode.</text:span></text:p>
      <text:p text:style-name="P195"/>
      <text:p text:style-name="P195"><draw:frame draw:style-name="fr5" draw:name="Bild36" text:anchor-type="paragraph" svg:y="0.185cm" svg:width="5.971cm" svg:height="5.38cm" draw:z-index="43"><draw:image xlink:href="Pictures/10000001000002C10000027C429ADA7F.png" xlink:type="simple" xlink:show="embed" xlink:actuate="onLoad" draw:mime-type="image/png"/></draw:frame></text:p>
      <text:p text:style-name="P195"/>
      <text:p text:style-name="P195"/>
      <text:p text:style-name="P195"/>
      <text:p text:style-name="P196"/>
      <text:p text:style-name="P196"/>
      <text:p text:style-name="P196"/>
      <text:p text:style-name="P196"/>
      <text:p text:style-name="P196"/>
      <text:p text:style-name="P196"/>
      <text:p text:style-name="P196"/>
      <text:p text:style-name="P196"/>
      <text:p text:style-name="P196"/>
      <text:h text:style-name="Heading_20_2" text:outline-level="2"><text:bookmark-start text:name="__RefHeading___Toc9916_728628141"/>Recalc<text:span text:style-name="T65">ulate</text:span> Outside<text:bookmark-end text:name="__RefHeading___Toc9916_728628141"/></text:h>
      <text:p text:style-name="P197">Recalculates the normals of the selected geometry so that everything points outwards.</text:p>
      <text:h text:style-name="Heading_20_2" text:outline-level="2"><text:bookmark-start text:name="__RefHeading___Toc2609_4141173830"/>Recalculate Inside<text:bookmark-end text:name="__RefHeading___Toc2609_4141173830"/></text:h>
      <text:p text:style-name="P197">Recalculates the normals of the selected geometry so that everything points inwards.</text:p>
      <text:h text:style-name="P198" text:outline-level="5"><draw:frame draw:style-name="fr2" draw:name="Bild35" text:anchor-type="paragraph" svg:y="0.639cm" svg:width="4.45cm" svg:height="0.981cm" draw:z-index="165"><draw:image xlink:href="Pictures/100000010000015E0000004D02BFB0F8.png" xlink:type="simple" xlink:show="embed" xlink:actuate="onLoad" draw:mime-type="image/png"/></draw:frame><text:bookmark-start text:name="__RefHeading___Toc2607_4141173830"/>Last Operator Recalc Outside<text:bookmark-end text:name="__RefHeading___Toc2607_4141173830"/></text:h>
      <text:h text:style-name="P199" text:outline-level="6"><text:bookmark-start text:name="__RefHeading___Toc9920_728628141"/>Inside<text:bookmark-end text:name="__RefHeading___Toc9920_728628141"/></text:h>
      <text:p text:style-name="P200">Inside recalculates the normals of the selected geometry so that everything points inwards.</text:p>
      <text:h text:style-name="Heading_20_2" text:outline-level="2"><text:bookmark-start text:name="__RefHeading___Toc9924_728628141"/>Flip<text:bookmark-end text:name="__RefHeading___Toc9924_728628141"/></text:h>
      <text:p text:style-name="P197">Flips the direction of the normals of the selected geometry.</text:p>
      <text:h text:style-name="P198" text:outline-level="5"><draw:frame draw:style-name="fr2" draw:name="Bild35 Kopie 1" text:anchor-type="paragraph" svg:y="0.639cm" svg:width="4.45cm" svg:height="0.981cm" draw:z-index="166"><draw:image xlink:href="Pictures/100000010000015E0000004D02BFB0F8.png" xlink:type="simple" xlink:show="embed" xlink:actuate="onLoad" draw:mime-type="image/png"/></draw:frame><text:bookmark-start text:name="__RefHeading___Toc2607_4141173830 Kopie 1"/>Last Operator <text:span text:style-name="T68">Flip Normals</text:span><text:bookmark-end text:name="__RefHeading___Toc2607_4141173830 Kopie 1"/></text:h>
      <text:h text:style-name="P201" text:outline-level="6"><text:bookmark-start text:name="__RefHeading___Toc9920_728628141 Kopie 1"/>Custom Normals only<text:bookmark-end text:name="__RefHeading___Toc9920_728628141 Kopie 1"/></text:h>
      <text:p text:style-name="P202"><text:span text:style-name="T68">Only flip the custom loop normals of the selected elements.</text:span></text:p>
      <text:p text:style-name="Horizontal_20_Line"/>
      <text:h text:style-name="Heading_20_2" text:outline-level="2"><text:bookmark-start text:name="__RefHeading___Toc26475_79423390"/>Set from Faces<text:bookmark-end text:name="__RefHeading___Toc26475_79423390"/></text:h>
      <text:p text:style-name="P203">Sets the vertex normals from the selected faces. This tool requires to have Auto smooth activated!</text:p>
      <text:p text:style-name="P203"/>
      <text:h text:style-name="P198" text:outline-level="5"><draw:frame draw:style-name="fr2" draw:name="Bild35 Kopie 1 Kopie 1" text:anchor-type="paragraph" svg:y="0.639cm" svg:width="4.51cm" svg:height="1cm" draw:z-index="167"><draw:image xlink:href="Pictures/10000001000001630000004F6FA80DAB.png" xlink:type="simple" xlink:show="embed" xlink:actuate="onLoad" draw:mime-type="image/png"/></draw:frame><text:bookmark-start text:name="__RefHeading___Toc2607_4141173830 Kopie 1 Kopie 2"/><text:soft-page-break/>Last Operator <text:span text:style-name="T68">Set Normals from Faces</text:span><text:bookmark-end text:name="__RefHeading___Toc2607_4141173830 Kopie 1 Kopie 2"/></text:h>
      <text:h text:style-name="P201" text:outline-level="6"><text:bookmark-start text:name="__RefHeading___Toc9920_728628141 Kopie 1 Kopie 2"/>Keep Sharp Edges<text:bookmark-end text:name="__RefHeading___Toc9920_728628141 Kopie 1 Kopie 2"/></text:h>
      <text:p text:style-name="P204">Don’t set sharp edges to faces.</text:p>
      <text:p text:style-name="Horizontal_20_Line"/>
      <text:h text:style-name="Heading_20_2" text:outline-level="2"><text:bookmark-start text:name="__RefHeading___Toc2611_4141173830"/>Rotate <text:bookmark-end text:name="__RefHeading___Toc2611_4141173830"/></text:h>
      <text:p text:style-name="P205">Rotate the normals of the selected vertices manually.</text:p>
      <text:h text:style-name="Heading_20_3" text:outline-level="3"><draw:frame draw:style-name="fr2" draw:name="Bild37" text:anchor-type="paragraph" svg:y="0.055cm" svg:width="4.47cm" svg:height="2.011cm" draw:z-index="44"><draw:image xlink:href="Pictures/10000001000001600000009E07E7032B.png" xlink:type="simple" xlink:show="embed" xlink:actuate="onLoad" draw:mime-type="image/png"/></draw:frame><text:bookmark-start text:name="__RefHeading___Toc2613_4141173830"/>Last Operator Rotate Normals<text:bookmark-end text:name="__RefHeading___Toc2613_4141173830"/></text:h>
      <text:h text:style-name="Heading_20_4" text:outline-level="4"><text:bookmark-start text:name="__RefHeading___Toc2615_4141173830"/>Angle<text:bookmark-end text:name="__RefHeading___Toc2615_4141173830"/></text:h>
      <text:p text:style-name="P205">The angle of the selected normal(s).</text:p>
      <text:h text:style-name="Heading_20_4" text:outline-level="4"><text:bookmark-start text:name="__RefHeading___Toc2617_4141173830"/>Axis<text:bookmark-end text:name="__RefHeading___Toc2617_4141173830"/></text:h>
      <text:p text:style-name="P205">The axis to rotate around.</text:p>
      <text:h text:style-name="Heading_20_4" text:outline-level="4"><draw:frame draw:style-name="fr2" draw:name="Bild38" text:anchor-type="paragraph" svg:y="0.356cm" svg:width="2.27cm" svg:height="2.529cm" draw:z-index="45"><draw:image xlink:href="Pictures/10000001000000B3000000C700DB1A4D.png" xlink:type="simple" xlink:show="embed" xlink:actuate="onLoad" draw:mime-type="image/png"/></draw:frame><text:bookmark-start text:name="__RefHeading___Toc2619_4141173830"/>Orientation<text:bookmark-end text:name="__RefHeading___Toc2619_4141173830"/></text:h>
      <text:p text:style-name="P206">Choose the type of orientation, in which coordinate system the action should happen.</text:p>
      <text:h text:style-name="P207" text:outline-level="4"><text:bookmark-start text:name="__RefHeading___Toc2621_4141173830"/>Mirror Editing<text:bookmark-end text:name="__RefHeading___Toc2621_4141173830"/></text:h>
      <text:p text:style-name="P204">Enable mirror editing.</text:p>
      <text:p text:style-name="Horizontal_20_Line"/>
      <text:h text:style-name="Heading_20_2" text:outline-level="2"><text:bookmark-start text:name="__RefHeading___Toc2623_4141173830"/>Point Normals to Target<text:bookmark-end text:name="__RefHeading___Toc2623_4141173830"/></text:h>
      <text:p text:style-name="P208">All vertex normals will point to a specific target. This target can be chosen from hotkeys. They show in the header.</text:p>
      <text:p text:style-name="P209"><draw:frame draw:style-name="fr4" draw:name="Bild39" text:anchor-type="paragraph" svg:x="0.108cm" svg:y="0.035cm" svg:width="7.331cm" svg:height="0.61cm" draw:z-index="46"><draw:image xlink:href="Pictures/10000001000001B100000024DAB5DAD9.png" xlink:type="simple" xlink:show="embed" xlink:actuate="onLoad" draw:mime-type="image/png"/></draw:frame></text:p>
      <text:p text:style-name="P209"/>
      <text:p text:style-name="P208">Pressing R for Reset will reset the normals to where they were before the operation.</text:p>
      <text:h text:style-name="P210" text:outline-level="3"><draw:frame draw:style-name="fr2" draw:name="Bild40" text:anchor-type="paragraph" svg:y="0.224cm" svg:width="4.81cm" svg:height="3.23cm" draw:z-index="47"><draw:image xlink:href="Pictures/100000010000011C000000BF7F4C5606.png" xlink:type="simple" xlink:show="embed" xlink:actuate="onLoad" draw:mime-type="image/png"/></draw:frame><text:bookmark-start text:name="__RefHeading___Toc2625_4141173830"/>Last Operator Point Normals to Target<text:bookmark-end text:name="__RefHeading___Toc2625_4141173830"/></text:h>
      <text:h text:style-name="Heading_20_4" text:outline-level="4"><text:bookmark-start text:name="__RefHeading___Toc2627_4141173830"/>Invert<text:bookmark-end text:name="__RefHeading___Toc2627_4141173830"/></text:h>
      <text:p text:style-name="P209"><text:span text:style-name="T69">T</text:span>he normal directions are reversed from what <text:span text:style-name="T69">is specified.</text:span></text:p>
      <text:h text:style-name="Heading_20_4" text:outline-level="4"><text:bookmark-start text:name="__RefHeading___Toc2629_4141173830"/>Align<text:bookmark-end text:name="__RefHeading___Toc2629_4141173830"/></text:h>
      <text:p text:style-name="Text_20_body"><text:span text:style-name="T69">A</text:span>ll normals will point in the same direction.</text:p>
      <text:h text:style-name="Heading_20_4" text:outline-level="4"><text:bookmark-start text:name="__RefHeading___Toc2631_4141173830"/>Target<text:bookmark-end text:name="__RefHeading___Toc2631_4141173830"/></text:h>
      <text:p text:style-name="P211">The target position.</text:p>
      <text:h text:style-name="Heading_20_4" text:outline-level="4"><text:bookmark-start text:name="__RefHeading___Toc2633_4141173830"/><text:soft-page-break/>Spherize<text:bookmark-end text:name="__RefHeading___Toc2633_4141173830"/></text:h>
      <text:p text:style-name="Text_20_body"><text:span text:style-name="T70">E</text:span>ach normal will be <text:span text:style-name="T70">interpolated</text:span> between its original value and the direction to the target.</text:p>
      <text:p text:style-name="Horizontal_20_Line"/>
      <text:h text:style-name="Heading_20_2" text:outline-level="2"><text:bookmark-start text:name="__RefHeading___Toc2635_4141173830"/>Merge<text:bookmark-end text:name="__RefHeading___Toc2635_4141173830"/></text:h>
      <text:p text:style-name="Text_20_body">Merge all of the normals at selected vertices, making one average normal for all of the faces.</text:p>
      <text:h text:style-name="Heading_20_2" text:outline-level="2"><text:bookmark-start text:name="__RefHeading___Toc2637_4141173830"/>Split<text:bookmark-end text:name="__RefHeading___Toc2637_4141173830"/></text:h>
      <text:p text:style-name="Text_20_body">Split the normals at all selected vertices so that there are separate normals for each face, pointing in the same direction as those faces.</text:p>
      <text:h text:style-name="Heading_20_2" text:outline-level="2"><text:bookmark-start text:name="__RefHeading___Toc2639_4141173830"/>Average<text:bookmark-end text:name="__RefHeading___Toc2639_4141173830"/></text:h>
      <text:p text:style-name="Text_20_body"><draw:frame draw:style-name="fr2" draw:name="Bild41" text:anchor-type="paragraph" svg:y="0.187cm" svg:width="3.08cm" svg:height="1.191cm" draw:z-index="48"><draw:image xlink:href="Pictures/10000001000000B600000046C0230451.png" xlink:type="simple" xlink:show="embed" xlink:actuate="onLoad" draw:mime-type="image/png"/></draw:frame>Average all of the normals in each fan of faces between sharp edges at a vertex.</text:p>
      <text:h text:style-name="Heading_20_3" text:outline-level="3"><text:bookmark-start text:name="__RefHeading___Toc2641_4141173830"/>Custom Normal<text:bookmark-end text:name="__RefHeading___Toc2641_4141173830"/></text:h>
      <text:p text:style-name="P212">Take the average of vertices normals.</text:p>
      <text:h text:style-name="Heading_20_3" text:outline-level="3"><text:bookmark-start text:name="__RefHeading___Toc2643_4141173830"/>Face Area<text:bookmark-end text:name="__RefHeading___Toc2643_4141173830"/></text:h>
      <text:p text:style-name="P212">Set all vertices normals by face area.</text:p>
      <text:h text:style-name="Heading_20_3" text:outline-level="3"><text:bookmark-start text:name="__RefHeading___Toc2645_4141173830"/>Corner Angle<text:bookmark-end text:name="__RefHeading___Toc2645_4141173830"/></text:h>
      <text:p text:style-name="P212">Set all vertices by corner angle.</text:p>
      <text:h text:style-name="Heading_20_4" text:outline-level="4"><draw:frame draw:style-name="fr2" draw:name="Bild42" text:anchor-type="paragraph" svg:y="0.187cm" svg:width="4.84cm" svg:height="1.85cm" draw:z-index="49"><draw:image xlink:href="Pictures/100000010000011E0000006D5B0FC9F7.png" xlink:type="simple" xlink:show="embed" xlink:actuate="onLoad" draw:mime-type="image/png"/></draw:frame><text:bookmark-start text:name="__RefHeading___Toc2647_4141173830"/>Last Operator Average Normals<text:bookmark-end text:name="__RefHeading___Toc2647_4141173830"/></text:h>
      <text:h text:style-name="Heading_20_4" text:outline-level="4">Type</text:h>
      <text:p text:style-name="P213">Choose the average type again.</text:p>
      <text:h text:style-name="Heading_20_5" text:outline-level="5"><text:bookmark-start text:name="__RefHeading___Toc2649_4141173830"/>Weigh<text:bookmark-end text:name="__RefHeading___Toc2649_4141173830"/></text:h>
      <text:p text:style-name="P213">Just for custom normals method. Weight applied by face.</text:p>
      <text:h text:style-name="Heading_20_5" text:outline-level="5"><text:bookmark-start text:name="__RefHeading___Toc2651_4141173830"/>Threshold<text:bookmark-end text:name="__RefHeading___Toc2651_4141173830"/></text:h>
      <text:p text:style-name="P213">Just for custom normals method. Threshold value for different weights to be considered as equal.</text:p>
      <text:p text:style-name="Horizontal_20_Line"/>
      <text:h text:style-name="Heading_20_2" text:outline-level="2"><text:bookmark-start text:name="__RefHeading___Toc2992_3012658524"/>Copy Vectors<text:bookmark-end text:name="__RefHeading___Toc2992_3012658524"/></text:h>
      <text:p text:style-name="P214">Copies the normals of a single selected vertice. </text:p>
      <text:h text:style-name="Heading_20_2" text:outline-level="2"><text:bookmark-start text:name="__RefHeading___Toc2994_3012658524"/>Paste Vectors<text:bookmark-end text:name="__RefHeading___Toc2994_3012658524"/></text:h>
      <text:p text:style-name="P215"><draw:frame draw:style-name="fr4" draw:name="Bild43" text:anchor-type="paragraph" svg:x="13.958cm" svg:y="0.931cm" svg:width="4.761cm" svg:height="1.05cm" draw:z-index="50"><draw:image xlink:href="Pictures/10000001000001190000003EC792E9D5.png" xlink:type="simple" xlink:show="embed" xlink:actuate="onLoad" draw:mime-type="image/png"/></draw:frame>Pastes the normals from a formerly copied selected vertice to the currently selected vertice.</text:p>
      <text:h text:style-name="Heading_20_3" text:outline-level="3"><text:bookmark-start text:name="__RefHeading___Toc2996_3012658524"/><text:soft-page-break/>Last Operator Normals Vector Tools<text:bookmark-end text:name="__RefHeading___Toc2996_3012658524"/></text:h>
      <text:h text:style-name="Heading_20_4" text:outline-level="4"><text:bookmark-start text:name="__RefHeading___Toc2998_3012658524"/>Absolute Coordinates<text:bookmark-end text:name="__RefHeading___Toc2998_3012658524"/></text:h>
      <text:p text:style-name="P215">When you paste normals then they get pasted relative to the current orientation of the selected vertice. With absolute coordinates the normals gets pasted in world coordinates.</text:p>
      <text:h text:style-name="Heading_20_2" text:outline-level="2"><text:bookmark-start text:name="__RefHeading___Toc3000_3012658524"/>Smooth Vectors<text:bookmark-end text:name="__RefHeading___Toc3000_3012658524"/></text:h>
      <text:p text:style-name="P216">Smooth custom normals towards the adjacent vertex normals.</text:p>
      <text:h text:style-name="Heading_20_3" text:outline-level="3"><draw:frame draw:style-name="fr4" draw:name="Bild44" text:anchor-type="paragraph" svg:x="13.654cm" svg:y="-0.116cm" svg:width="4.761cm" svg:height="1.05cm" draw:z-index="51"><draw:image xlink:href="Pictures/100000010000011A0000003FD756FFB1.png" xlink:type="simple" xlink:show="embed" xlink:actuate="onLoad" draw:mime-type="image/png"/></draw:frame><text:bookmark-start text:name="__RefHeading___Toc3002_3012658524"/>Last Operator Smooth Normals Vectors<text:bookmark-end text:name="__RefHeading___Toc3002_3012658524"/></text:h>
      <text:h text:style-name="Heading_20_4" text:outline-level="4"><text:bookmark-start text:name="__RefHeading___Toc3004_3012658524"/>Factor<text:bookmark-end text:name="__RefHeading___Toc3004_3012658524"/></text:h>
      <text:p text:style-name="P216">Adjust how strong the smoothen should be.</text:p>
      <text:h text:style-name="Heading_20_2" text:outline-level="2"><text:bookmark-start text:name="__RefHeading___Toc3006_3012658524"/>Reset Vectors<text:bookmark-end text:name="__RefHeading___Toc3006_3012658524"/></text:h>
      <text:p text:style-name="P216">Resets the normal of the selected element(s).</text:p>
      <text:h text:style-name="Heading_20_2" text:outline-level="2"><text:bookmark-start text:name="__RefHeading___Toc3008_3012658524"/>Select by Face Strength<text:bookmark-end text:name="__RefHeading___Toc3008_3012658524"/></text:h>
      <text:p text:style-name="P216">Face strength gets used by the Weighted Normals modifier. See Face Influence checkbox.</text:p>
      <text:p text:style-name="P217">Select faces with either weak or medium or strong face strength.</text:p>
      <text:h text:style-name="Heading_20_2" text:outline-level="2"><text:bookmark-start text:name="__RefHeading___Toc3010_3012658524"/>Set Face Strength<text:bookmark-end text:name="__RefHeading___Toc3010_3012658524"/></text:h>
      <text:p text:style-name="P218">Face strength gets used by the Weighted Normals modifier. See Face Influence checkbox.</text:p>
      <text:p text:style-name="P217">Set selected faces to either a weak, a medium or a strong face strength.</text:p>
      <text:h text:style-name="P219" text:outline-level="3"><draw:frame draw:style-name="fr2" draw:name="Bild44 Kopie 1" text:anchor-type="paragraph" svg:y="0.108cm" svg:width="4.53cm" svg:height="1.33cm" draw:z-index="168"><draw:image xlink:href="Pictures/1000000100000165000000696825E241.png" xlink:type="simple" xlink:show="embed" xlink:actuate="onLoad" draw:mime-type="image/png"/></draw:frame><text:bookmark-start text:name="__RefHeading___Toc3002_3012658524 Kopie 1"/>Last Operator <text:span text:style-name="T71">Face Normal Strength</text:span><text:bookmark-end text:name="__RefHeading___Toc3002_3012658524 Kopie 1"/></text:h>
      <text:h text:style-name="P220" text:outline-level="4"><text:bookmark-start text:name="__RefHeading___Toc3004_3012658524 Kopie 1"/>Set Value<text:bookmark-end text:name="__RefHeading___Toc3004_3012658524 Kopie 1"/></text:h>
      <text:p text:style-name="P221">Unticked it selects by face strength by weak, medium or high. Ticked it sets the face strength to weak, medium or high.</text:p>
      <text:h text:style-name="P222" text:outline-level="2"><text:bookmark-start text:name="__RefHeading___Toc3006_3012658524 Kopie 1"/>Face Strength<text:bookmark-end text:name="__RefHeading___Toc3006_3012658524 Kopie 1"/></text:h>
      <text:p text:style-name="P223">Resets the normal of the selected element(s).</text:p>
      <text:p text:style-name="P224"/>
      <table:table table:name="Tabelle6" table:style-name="Tabelle6">
        <table:table-column table:style-name="Tabelle6.A"/>
        <table:table-row>
          <table:table-cell table:style-name="Tabelle6.A1" office:value-type="string">
            <text:h text:style-name="P225" text:outline-level="1"><text:bookmark-start text:name="__RefHeading___Toc3012_3012658524"/>S<text:span text:style-name="T72">hading</text:span><text:bookmark-end text:name="__RefHeading___Toc3012_3012658524"/></text:h>
          </table:table-cell>
        </table:table-row>
      </table:table>
      <text:p text:style-name="P226"><draw:frame draw:style-name="fr2" draw:name="Bild45" text:anchor-type="paragraph" svg:y="0.413cm" svg:width="5.74cm" svg:height="2.491cm" draw:z-index="52"><draw:image xlink:href="Pictures/1000000100000153000000933ABA4DF3.png" xlink:type="simple" xlink:show="embed" xlink:actuate="onLoad" draw:mime-type="image/png"/></draw:frame></text:p>
      <text:p text:style-name="P227">Sets the shading of the <text:span text:style-name="T72">selected elements to either smooth or flat.</text:span></text:p>
      <text:p text:style-name="P227"/>
      <text:p text:style-name="P228">Shading is under the hood a normals operation.</text:p>
      <text:p text:style-name="P229"/>
      <text:p text:style-name="P230"><text:soft-page-break/>HIER WEITER</text:p>
      <text:p text:style-name="P229"/>
      <text:p text:style-name="P229"/>
      <table:table table:name="Tabelle7" table:style-name="Tabelle7">
        <table:table-column table:style-name="Tabelle7.A"/>
        <table:table-row>
          <table:table-cell table:style-name="Tabelle7.A1" office:value-type="string">
            <text:h text:style-name="P231" text:outline-level="1"><text:bookmark-start text:name="__RefHeading___Toc3014_3012658524"/>Weights<text:bookmark-end text:name="__RefHeading___Toc3014_3012658524"/></text:h>
          </table:table-cell>
        </table:table-row>
      </table:table>
      <text:p text:style-name="P232"><text:bookmark text:name="__RefHeading___Toc3016_3012658524"/></text:p>
      <text:p text:style-name="P233"><draw:frame draw:style-name="fr2" draw:name="Bild241" text:anchor-type="paragraph" svg:y="0.243cm" svg:width="6.84cm" svg:height="5.489cm" draw:z-index="53"><draw:image xlink:href="Pictures/1000000100000194000001445D138F22.png" xlink:type="simple" xlink:show="embed" xlink:actuate="onLoad" draw:mime-type="image/png"/></draw:frame>The Weight<text:span text:style-name="T73">s menu contains Weight tools. Those tools are meant to modify the weight mapping. At characters for example. The Weight Tools requires Vertex Groups to work with. Such Vertex groups gets created when you do weight painting at a character for example. Here is defined what bone is connected to what vertice.</text:span></text:p>
      <text:p text:style-name="P234">In Edit Mode the weight mapping doesn't show. Here you work with the Vertex Groups.</text:p>
      <text:p text:style-name="P234">In Weight paint mode the weight painting shows with colors. Here you usually paint the weighting.</text:p>
      <text:p text:style-name="P234"><text:span text:style-name="T74">This menu </text:span>items <text:span text:style-name="T74">also exists in Weight Paint mode.</text:span></text:p>
      <text:p text:style-name="P235"><draw:frame draw:style-name="fr15" draw:name="Bild240" text:anchor-type="paragraph" svg:x="0.46cm" svg:y="0.039cm" svg:width="9.94cm" svg:height="5.821cm" draw:z-index="54"><draw:image xlink:href="Pictures/100000010000024B000001585443D07C.png" xlink:type="simple" xlink:show="embed" xlink:actuate="onLoad" draw:mime-type="image/png"/></draw:frame></text:p>
      <text:p text:style-name="P236"/>
      <text:h text:style-name="P237" text:outline-level="5"><text:bookmark-start text:name="__RefHeading___Toc8034_533592075"/>Normalize All<text:bookmark-end text:name="__RefHeading___Toc8034_533592075"/></text:h>
      <text:p text:style-name="P238"><draw:frame draw:style-name="fr13" draw:name="Bild242" text:anchor-type="paragraph" svg:y="1.625cm" svg:width="4.77cm" svg:height="1.469cm" draw:z-index="55"><draw:image xlink:href="Pictures/100000010000011A000000575C43D0C5.png" xlink:type="simple" xlink:show="embed" xlink:actuate="onLoad" draw:mime-type="image/png"/></draw:frame><text:span text:style-name="T73">While weight painting it can happen that a vertice gets several weightings assigned. </text:span>Normalize all normalizes the weight of all Vertex groups so that the values for the single vertices in the sum is 1.</text:p>
      <text:h text:style-name="P239" text:outline-level="6"><text:bookmark-start text:name="__RefHeading___Toc8036_533592075"/>Last Operator<text:span text:style-name="T75"> Normalize all</text:span><text:bookmark-end text:name="__RefHeading___Toc8036_533592075"/></text:h>
      <text:h text:style-name="P240" text:outline-level="7"><text:bookmark-start text:name="__RefHeading___Toc8038_533592075"/>Subset<text:bookmark-end text:name="__RefHeading___Toc8038_533592075"/></text:h>
      <text:p text:style-name="P238">Subset is a drop-down menu choose the Subset method.</text:p>
      <text:h text:style-name="P240" text:outline-level="7"><draw:frame draw:style-name="fr16" draw:name="Bild244" text:anchor-type="paragraph" svg:x="15.371cm" svg:y="-0.314cm" svg:width="3.33cm" svg:height="1.82cm" draw:z-index="56"><draw:image xlink:href="Pictures/10000001000000BD000000674BBB91DE.png" xlink:type="simple" xlink:show="embed" xlink:actuate="onLoad" draw:mime-type="image/png"/></draw:frame><text:bookmark-start text:name="__RefHeading___Toc52754_1737773070"/>Lock Active<text:bookmark-end text:name="__RefHeading___Toc52754_1737773070"/></text:h>
      <text:p text:style-name="P238">Keep the values of the active group while normalizing others.</text:p>
      <text:p text:style-name="P236"/>
      <text:h text:style-name="P237" text:outline-level="5"><text:bookmark-start text:name="__RefHeading___Toc8042_533592075"/>Normalize<text:bookmark-end text:name="__RefHeading___Toc8042_533592075"/></text:h>
      <text:p text:style-name="P238">Normalize normalizes the weight of the current selected Vertex group so that the values for the single vertices <text:soft-page-break/>in the sum is 1. Means when there is influence from other groups, then those values are kept, but the one for the current group gets lowered so that the sum is 1.</text:p>
      <text:p text:style-name="P235"><text:span text:style-name="T76">The </text:span>Last Operator<text:span text:style-name="T75"> Normalize panel has no adjustable settings.</text:span></text:p>
      <text:p text:style-name="P236"/>
      <text:h text:style-name="P237" text:outline-level="5"><text:bookmark-start text:name="__RefHeading___Toc8044_533592075"/>Mirror<text:bookmark-end text:name="__RefHeading___Toc8044_533592075"/></text:h>
      <text:p text:style-name="P238">Mirror Vertex Group mirrors Vertex Groups and flips weights and/or names. It only edits selected Vertices. It flips when both sides are selected. Otherwise it copies from Unselected.</text:p>
      <text:h text:style-name="P239" text:outline-level="6"><draw:frame draw:style-name="fr13" draw:name="Bild151" text:anchor-type="paragraph" svg:y="-0.026cm" svg:width="4.791cm" svg:height="2.18cm" draw:z-index="57"><draw:image xlink:href="Pictures/100000010000011B0000008108DA9CDE.png" xlink:type="simple" xlink:show="embed" xlink:actuate="onLoad" draw:mime-type="image/png"/></draw:frame><text:bookmark-start text:name="__RefHeading___Toc8046_533592075"/>Last Operator<text:span text:style-name="T75"> Mirror Vertex Group</text:span><text:bookmark-end text:name="__RefHeading___Toc8046_533592075"/></text:h>
      <text:h text:style-name="P240" text:outline-level="7"><text:bookmark-start text:name="__RefHeading___Toc8048_533592075"/>Mirror Weights<text:bookmark-end text:name="__RefHeading___Toc8048_533592075"/></text:h>
      <text:p text:style-name="P238">With Mirror Weights ticked it mirrors the weights.</text:p>
      <text:h text:style-name="P240" text:outline-level="7"><text:bookmark-start text:name="__RefHeading___Toc8050_533592075"/>Flip Group Names<text:bookmark-end text:name="__RefHeading___Toc8050_533592075"/></text:h>
      <text:p text:style-name="P238">With Flip Group Names ticked it flips the Group names<text:span text:style-name="T77">.</text:span></text:p>
      <text:h text:style-name="P240" text:outline-level="7"><text:bookmark-start text:name="__RefHeading___Toc8052_533592075"/>All Groups<text:bookmark-end text:name="__RefHeading___Toc8052_533592075"/></text:h>
      <text:p text:style-name="P238">Mirrors all Vertex Groups</text:p>
      <text:h text:style-name="P240" text:outline-level="7"><text:bookmark-start text:name="__RefHeading___Toc8054_533592075"/>Topology Mirror<text:bookmark-end text:name="__RefHeading___Toc8054_533592075"/></text:h>
      <text:p text:style-name="P238">Uses topology based mirroring. This requires matching mirrored topology.</text:p>
      <text:p text:style-name="P236"/>
      <text:h text:style-name="P241" text:outline-level="5"><text:bookmark-start text:name="__RefHeading___Toc8460_2087327740"/>Invert<text:bookmark-end text:name="__RefHeading___Toc8460_2087327740"/></text:h>
      <text:p text:style-name="P242">Invert inverts the weight painting for the selected vertex group<text:span text:style-name="T78">.</text:span></text:p>
      <text:h text:style-name="P239" text:outline-level="6"><draw:frame draw:style-name="fr13" draw:name="Bild245" text:anchor-type="paragraph" svg:y="-0.069cm" svg:width="4.81cm" svg:height="1.829cm" draw:z-index="58"><draw:image xlink:href="Pictures/100000010000011C0000006C0BD082FC.png" xlink:type="simple" xlink:show="embed" xlink:actuate="onLoad" draw:mime-type="image/png"/></draw:frame><text:bookmark-start text:name="__RefHeading___Toc8036_5335920751"/>Last Operator<text:span text:style-name="T75"> Invert Vertex Group</text:span><text:bookmark-end text:name="__RefHeading___Toc8036_5335920751"/></text:h>
      <text:h text:style-name="P240" text:outline-level="7"><text:bookmark-start text:name="__RefHeading___Toc8038_5335920751"/>Subset<text:bookmark-end text:name="__RefHeading___Toc8038_5335920751"/></text:h>
      <text:p text:style-name="P238">Subset is a drop-down menu choose the Subset method.</text:p>
      <text:h text:style-name="P243" text:outline-level="7"><draw:frame draw:style-name="fr16" draw:name="Bild246" text:anchor-type="paragraph" svg:x="15.926cm" svg:y="0.527cm" svg:width="2.84cm" svg:height="2.2cm" draw:z-index="59"><draw:image xlink:href="Pictures/10000001000000A10000007D320DB927.png" xlink:type="simple" xlink:show="embed" xlink:actuate="onLoad" draw:mime-type="image/png"/></draw:frame><text:bookmark-start text:name="__RefHeading___Toc8040_5335920751"/>Add Weights<text:bookmark-end text:name="__RefHeading___Toc8040_5335920751"/></text:h>
      <text:p text:style-name="P242">Add Vertices from Groups that have zero Weighting before inverting.</text:p>
      <text:h text:style-name="P244" text:outline-level="7"><text:bookmark-start text:name="__RefHeading___Toc8462_2087327740"/>Remove Weights<text:bookmark-end text:name="__RefHeading___Toc8462_2087327740"/></text:h>
      <text:p text:style-name="P242">Remove Vertices from Groups that have zero weight after inverting.</text:p>
      <text:p text:style-name="P236"/>
      <text:h text:style-name="P245" text:outline-level="5"><text:bookmark-start text:name="__RefHeading___Toc8464_2087327740"/>Clean<text:bookmark-end text:name="__RefHeading___Toc8464_2087327740"/></text:h>
      <text:p text:style-name="P246">Removes Vertex group assignments that are not required from the active vertex group.</text:p>
      <text:h text:style-name="P239" text:outline-level="6"><draw:frame draw:style-name="fr13" draw:name="Bild247" text:anchor-type="paragraph" svg:y="0.093cm" svg:width="4.791cm" svg:height="1.85cm" draw:z-index="64"><draw:image xlink:href="Pictures/100000010000011B0000006D954D0671.png" xlink:type="simple" xlink:show="embed" xlink:actuate="onLoad" draw:mime-type="image/png"/></draw:frame><text:bookmark-start text:name="__RefHeading___Toc52756_1737773070"/>Last Operator<text:span text:style-name="T75"> Clean Vertex Group</text:span><text:bookmark-end text:name="__RefHeading___Toc52756_1737773070"/></text:h>
      <text:h text:style-name="P240" text:outline-level="7"><text:bookmark-start text:name="__RefHeading___Toc15498_2567070647"/>Subset<text:bookmark-end text:name="__RefHeading___Toc15498_2567070647"/></text:h>
      <text:p text:style-name="P238">Subset is a drop-down menu choose the Subset method.</text:p>
      <text:h text:style-name="P247" text:outline-level="7"><text:bookmark-start text:name="__RefHeading___Toc15500_2567070647"/>Limit<text:bookmark-end text:name="__RefHeading___Toc15500_2567070647"/></text:h>
      <text:p text:style-name="P246"><draw:frame draw:style-name="fr16" draw:name="Bild248" text:anchor-type="paragraph" svg:x="15.861cm" svg:y="0.104cm" svg:width="2.84cm" svg:height="2.2cm" draw:z-index="60"><draw:image xlink:href="Pictures/10000001000000A10000007D320DB927.png" xlink:type="simple" xlink:show="embed" xlink:actuate="onLoad" draw:mime-type="image/png"/></draw:frame>Remove weights that are below or equal to the limit value.</text:p>
      <text:h text:style-name="P244" text:outline-level="7"><text:bookmark-start text:name="__RefHeading___Toc15502_2567070647"/><text:soft-page-break/>Keep Single<text:bookmark-end text:name="__RefHeading___Toc15502_2567070647"/></text:h>
      <text:p text:style-name="P246">Keep Vertices assigned to at least one vertex group when cleaning.</text:p>
      <text:p text:style-name="P248"/>
      <text:h text:style-name="P249" text:outline-level="5"><draw:frame draw:style-name="fr13" draw:name="Bild249" text:anchor-type="paragraph" svg:y="0.228cm" svg:width="4.84cm" svg:height="1.469cm" draw:z-index="62"><draw:image xlink:href="Pictures/100000010000011E000000579565BE08.png" xlink:type="simple" xlink:show="embed" xlink:actuate="onLoad" draw:mime-type="image/png"/></draw:frame><text:bookmark-start text:name="__RefHeading___Toc8468_2087327740"/>Quantize<text:bookmark-end text:name="__RefHeading___Toc8468_2087327740"/></text:h>
      <text:p text:style-name="P250">Quantize quantizes the weight paint values. It starts with 4 steps. With a step of 1 you have a single vertex color, no matter how you have painted it before.</text:p>
      <text:h text:style-name="P239" text:outline-level="6"><draw:frame draw:style-name="fr13" draw:name="Bild250" text:anchor-type="paragraph" svg:y="0.513cm" svg:width="2.84cm" svg:height="2.2cm" draw:z-index="61"><draw:image xlink:href="Pictures/10000001000000A10000007D320DB927.png" xlink:type="simple" xlink:show="embed" xlink:actuate="onLoad" draw:mime-type="image/png"/></draw:frame><text:bookmark-start text:name="__RefHeading___Toc8036_533592075111"/>Last Operator<text:span text:style-name="T75"> Quantize</text:span><text:bookmark-end text:name="__RefHeading___Toc8036_533592075111"/></text:h>
      <text:h text:style-name="P240" text:outline-level="7"><text:bookmark-start text:name="__RefHeading___Toc8038_533592075111"/>Subset<text:bookmark-end text:name="__RefHeading___Toc8038_533592075111"/></text:h>
      <text:p text:style-name="P238">Subset is a drop-down menu choose the Subset method.</text:p>
      <text:h text:style-name="P251" text:outline-level="7"><text:bookmark-start text:name="__RefHeading___Toc8040_533592075111"/>Steps<text:bookmark-end text:name="__RefHeading___Toc8040_533592075111"/></text:h>
      <text:p text:style-name="P250">Here you adjust in how many steps the weight paint colors should be divided.</text:p>
      <text:p text:style-name="P236"/>
      <text:h text:style-name="P249" text:outline-level="5"><text:bookmark-start text:name="__RefHeading___Toc8470_2087327740"/>Levels<text:bookmark-end text:name="__RefHeading___Toc8470_2087327740"/></text:h>
      <text:p text:style-name="P250"><draw:frame draw:style-name="fr13" draw:name="Bild251" text:anchor-type="paragraph" svg:y="0.233cm" svg:width="4.74cm" svg:height="1.78cm" draw:z-index="65"><draw:image xlink:href="Pictures/1000000100000118000000699ADC3B09.png" xlink:type="simple" xlink:show="embed" xlink:actuate="onLoad" draw:mime-type="image/png"/></draw:frame>Adds some offset <text:s/>to the Weight paint, and multiplys it with some gain.</text:p>
      <text:h text:style-name="P239" text:outline-level="6"><text:bookmark-start text:name="__RefHeading___Toc8036_5335920751111"/>Last Operator<text:span text:style-name="T75"> Vertex Group Levels</text:span><text:bookmark-end text:name="__RefHeading___Toc8036_5335920751111"/></text:h>
      <text:h text:style-name="P240" text:outline-level="7"><text:bookmark-start text:name="__RefHeading___Toc15504_2567070647"/>Subset<text:bookmark-end text:name="__RefHeading___Toc15504_2567070647"/></text:h>
      <text:p text:style-name="P238">Subset is a drop-down menu choose the Subset method.</text:p>
      <text:h text:style-name="P251" text:outline-level="7"><draw:frame draw:style-name="fr13" draw:name="Bild152" text:anchor-type="paragraph" svg:y="0.513cm" svg:width="2.84cm" svg:height="2.2cm" draw:z-index="63"><draw:image xlink:href="Pictures/10000001000000A10000007D320DB927.png" xlink:type="simple" xlink:show="embed" xlink:actuate="onLoad" draw:mime-type="image/png"/></draw:frame><text:bookmark-start text:name="__RefHeading___Toc15506_2567070647"/>Offset<text:bookmark-end text:name="__RefHeading___Toc15506_2567070647"/></text:h>
      <text:p text:style-name="P250">Here you adjust the offset.</text:p>
      <text:h text:style-name="P251" text:outline-level="7"><text:bookmark-start text:name="__RefHeading___Toc15508_2567070647"/>Gain<text:bookmark-end text:name="__RefHeading___Toc15508_2567070647"/></text:h>
      <text:p text:style-name="P250">Here you adjust the gain.</text:p>
      <text:p text:style-name="P236"/>
      <text:h text:style-name="P249" text:outline-level="5"><draw:frame draw:style-name="fr13" draw:name="Bild252" text:anchor-type="paragraph" svg:y="-0.028cm" svg:width="4.791cm" svg:height="2.18cm" draw:z-index="66"><draw:image xlink:href="Pictures/100000010000011B00000081F90AEA07.png" xlink:type="simple" xlink:show="embed" xlink:actuate="onLoad" draw:mime-type="image/png"/></draw:frame><text:bookmark-start text:name="__RefHeading___Toc8474_2087327740"/>Smooth<text:bookmark-end text:name="__RefHeading___Toc8474_2087327740"/></text:h>
      <text:p text:style-name="P250">Smooths the weight for selected vertices.</text:p>
      <text:h text:style-name="P239" text:outline-level="6"><text:bookmark-start text:name="__RefHeading___Toc8036_5335920751112"/>Last Operator<text:span text:style-name="T75"> Smooth Vertex Weights</text:span><text:bookmark-end text:name="__RefHeading___Toc8036_5335920751112"/></text:h>
      <text:h text:style-name="P240" text:outline-level="7"><draw:frame draw:style-name="fr16" draw:name="Bild253" text:anchor-type="paragraph" svg:x="15.794cm" svg:y="0.302cm" svg:width="2.84cm" svg:height="2.2cm" draw:z-index="67"><draw:image xlink:href="Pictures/10000001000000A10000007D320DB927.png" xlink:type="simple" xlink:show="embed" xlink:actuate="onLoad" draw:mime-type="image/png"/></draw:frame><text:bookmark-start text:name="__RefHeading___Toc8038_5335920751112"/>Subset<text:bookmark-end text:name="__RefHeading___Toc8038_5335920751112"/></text:h>
      <text:p text:style-name="P238">Subset is a drop-down menu choose the Subset method.</text:p>
      <text:h text:style-name="P251" text:outline-level="7"><text:bookmark-start text:name="__RefHeading___Toc52758_1737773070"/>Factor<text:bookmark-end text:name="__RefHeading___Toc52758_1737773070"/></text:h>
      <text:p text:style-name="P250">Here you adjust the factor.</text:p>
      <text:h text:style-name="P251" text:outline-level="7"><text:bookmark-start text:name="__RefHeading___Toc8476_2087327740"/>Iterations<text:bookmark-end text:name="__RefHeading___Toc8476_2087327740"/></text:h>
      <text:p text:style-name="P250">Here you adjust how many iterations you use.</text:p>
      <text:h text:style-name="P251" text:outline-level="7"><text:bookmark-start text:name="__RefHeading___Toc8478_2087327740"/>Expand/Contract<text:bookmark-end text:name="__RefHeading___Toc8478_2087327740"/></text:h>
      <text:p text:style-name="P250">Expand or contract the weights.</text:p>
      <text:p text:style-name="Horizontal_20_Line"/>
      <text:h text:style-name="P249" text:outline-level="5"><text:bookmark-start text:name="__RefHeading___Toc8482_2087327740"/><text:soft-page-break/>Limit Total<text:bookmark-end text:name="__RefHeading___Toc8482_2087327740"/></text:h>
      <text:p text:style-name="P250">Limit number of Weights per vertex. The lowest weights gets removed. </text:p>
      <text:p text:style-name="P250"><draw:frame draw:style-name="fr13" draw:name="Bild255" text:anchor-type="paragraph" svg:y="0.092cm" svg:width="4.74cm" svg:height="1.439cm" draw:z-index="68"><draw:image xlink:href="Pictures/10000001000001180000005551BD7121.png" xlink:type="simple" xlink:show="embed" xlink:actuate="onLoad" draw:mime-type="image/png"/></draw:frame>This is of interest when you have for example five bones associated with a vertice. But your game engine just allows four ...</text:p>
      <text:h text:style-name="P239" text:outline-level="6"><text:bookmark-start text:name="__RefHeading___Toc8036_5335920751113"/>Last Operator<text:span text:style-name="T75"> Limit Number of Weights per </text:span><text:span text:style-name="T79">V</text:span><text:span text:style-name="T80">ertex</text:span><text:bookmark-end text:name="__RefHeading___Toc8036_5335920751113"/></text:h>
      <text:h text:style-name="P240" text:outline-level="7"><text:bookmark-start text:name="__RefHeading___Toc8038_5335920751113"/>Subset<text:bookmark-end text:name="__RefHeading___Toc8038_5335920751113"/></text:h>
      <text:p text:style-name="P238"><draw:frame draw:style-name="fr13" draw:name="Bild256" text:anchor-type="paragraph" svg:y="0.196cm" svg:width="2.84cm" svg:height="1.82cm" draw:z-index="69"><draw:image xlink:href="Pictures/10000001000000A100000067BBF79B8D.png" xlink:type="simple" xlink:show="embed" xlink:actuate="onLoad" draw:mime-type="image/png"/></draw:frame>Subset is a drop-down menu choose the Subset method.</text:p>
      <text:h text:style-name="P251" text:outline-level="7"><text:bookmark-start text:name="__RefHeading___Toc8040_5335920751113"/>Limit<text:bookmark-end text:name="__RefHeading___Toc8040_5335920751113"/></text:h>
      <text:p text:style-name="P250">Here you adjust how many weights are allowed.</text:p>
      <text:p text:style-name="P248"/>
      <text:h text:style-name="P252" text:outline-level="5"><text:bookmark-start text:name="__RefHeading___Toc8484_2087327740"/>Fix Deforms<text:bookmark-end text:name="__RefHeading___Toc8484_2087327740"/></text:h>
      <text:p text:style-name="P253">Modify the position of selected vertices by changing only their respective group weights.</text:p>
      <text:p text:style-name="P253">This tool may operate slow at too many vertices.</text:p>
      <text:h text:style-name="P239" text:outline-level="6"><draw:frame draw:style-name="fr13" draw:name="Bild257" text:anchor-type="paragraph" svg:y="0.15cm" svg:width="4.77cm" svg:height="1.81cm" draw:z-index="70"><draw:image xlink:href="Pictures/100000010000011A0000006B1A7728FC.png" xlink:type="simple" xlink:show="embed" xlink:actuate="onLoad" draw:mime-type="image/png"/></draw:frame><text:bookmark-start text:name="__RefHeading___Toc8036_53359207511131"/>Last Operator<text:span text:style-name="T75"> Fix Deforms</text:span><text:bookmark-end text:name="__RefHeading___Toc8036_53359207511131"/></text:h>
      <text:h text:style-name="P254" text:outline-level="7"><text:bookmark-start text:name="__RefHeading___Toc8038_53359207511131"/>Distance<text:bookmark-end text:name="__RefHeading___Toc8038_53359207511131"/></text:h>
      <text:p text:style-name="P253">Adjust the distance.</text:p>
      <text:h text:style-name="P254" text:outline-level="7"><text:bookmark-start text:name="__RefHeading___Toc8040_53359207511131"/>Strength<text:bookmark-end text:name="__RefHeading___Toc8040_53359207511131"/></text:h>
      <text:p text:style-name="P253">Adjust the strength.</text:p>
      <text:h text:style-name="P244" text:outline-level="7"><text:bookmark-start text:name="__RefHeading___Toc8486_2087327740"/>Change Sensitivity<text:bookmark-end text:name="__RefHeading___Toc8486_2087327740"/></text:h>
      <text:p text:style-name="P253">Adjust the sensitivity.</text:p>
      <text:p text:style-name="P255"/>
      <table:table table:name="Tabelle19" table:style-name="Tabelle19">
        <table:table-column table:style-name="Tabelle19.A"/>
        <table:table-row>
          <table:table-cell table:style-name="Tabelle19.A1" office:value-type="string">
            <text:h text:style-name="P256" text:outline-level="1"><text:bookmark-start text:name="__RefHeading___Toc47167_30126585241"/>Set Attribute<text:bookmark-end text:name="__RefHeading___Toc47167_30126585241"/></text:h>
          </table:table-cell>
        </table:table-row>
      </table:table>
      <text:p text:style-name="Text_20_body"/>
      <text:p text:style-name="P257"><draw:frame draw:style-name="fr13" draw:name="Bild86" text:anchor-type="paragraph" svg:y="-0.169cm" svg:width="2.859cm" svg:height="1.05cm" draw:z-index="136"><draw:image xlink:href="Pictures/10000001000000A90000003ED0933653.png" xlink:type="simple" xlink:show="embed" xlink:actuate="onLoad" draw:mime-type="image/png"/></draw:frame><text:span text:style-name="T81">S</text:span>et values of the active<text:span text:style-name="T81"> </text:span>attribute for the selected element. </text:p>
      <text:p text:style-name="P257"/>
      <text:p text:style-name="P258"><draw:frame draw:style-name="fr16" draw:name="Bild83" text:anchor-type="paragraph" svg:x="13.381cm" svg:y="-0.169cm" svg:width="5.32cm" svg:height="1.61cm" draw:z-index="135"><draw:image xlink:href="Pictures/100000010000013A0000005FB3F40961.png" xlink:type="simple" xlink:show="embed" xlink:actuate="onLoad" draw:mime-type="image/png"/></draw:frame>The operator calls a popup where you can for now adjust UV mapping values.</text:p>
      <text:p text:style-name="P259"/>
      <table:table table:name="Tabelle8" table:style-name="Tabelle8">
        <table:table-column table:style-name="Tabelle8.A"/>
        <table:table-row>
          <table:table-cell table:style-name="Tabelle8.A1" office:value-type="string">
            <text:h text:style-name="P260" text:outline-level="1"><text:bookmark-start text:name="__RefHeading___Toc47167_3012658524"/>S<text:span text:style-name="T82">ort Elements</text:span><text:bookmark-end text:name="__RefHeading___Toc47167_3012658524"/></text:h>
          </table:table-cell>
        </table:table-row>
      </table:table>
      <text:p text:style-name="P261"><draw:frame draw:style-name="fr17" draw:name="Bild46" text:anchor-type="paragraph" svg:x="9.276cm" svg:y="0.482cm" svg:width="6.04cm" svg:height="4.001cm" draw:z-index="72"><draw:image xlink:href="Pictures/1000000100000165000000EC8CE6760F.png" xlink:type="simple" xlink:show="embed" xlink:actuate="onLoad" draw:mime-type="image/png"/></draw:frame></text:p>
      <text:p text:style-name="P262"><draw:frame draw:style-name="fr4" draw:name="Bild179" text:anchor-type="paragraph" svg:x="15.729cm" svg:y="0.016cm" svg:width="2.859cm" svg:height="2.54cm" draw:z-index="71"><draw:image xlink:href="Pictures/10000001000000A90000009689AF7323.png" xlink:type="simple" xlink:show="embed" xlink:actuate="onLoad" draw:mime-type="image/png"/></draw:frame>Sort Elements is a menu with different sorting methods. It allows you to reorder the mesh indices of the selected mesh elements by various methods.</text:p>
      <text:p text:style-name="P263">The indices can be turned on in the Overlays menu in the Developer section.</text:p>
      <text:p text:style-name="P262"><text:soft-page-break/></text:p>
      <text:h text:style-name="P264" text:outline-level="3"><text:bookmark-start text:name="__RefHeading___Toc47169_3012658524"/>View Z Axis<text:bookmark-end text:name="__RefHeading___Toc47169_3012658524"/></text:h>
      <text:p text:style-name="P265">Sort<text:span text:style-name="T83">s</text:span> along the active view’s Z axis, from farthest to nearest<text:span text:style-name="T83">. You can </text:span>use <text:span text:style-name="Emphasis"><text:span text:style-name="T84">Reverse</text:span></text:span><text:span text:style-name="T84"> </text:span>if you want it the other way<text:span text:style-name="T83">.</text:span> </text:p>
      <text:h text:style-name="P264" text:outline-level="3"><text:bookmark-start text:name="__RefHeading___Toc6670_4159048040"/>View Y Axis<text:bookmark-end text:name="__RefHeading___Toc6670_4159048040"/></text:h>
      <text:p text:style-name="P265">Sort<text:span text:style-name="T83">s</text:span> along the active view’s <text:span text:style-name="T83">Y</text:span> axis, from farthest to nearest<text:span text:style-name="T83">. You can </text:span>use <text:span text:style-name="Emphasis"><text:span text:style-name="T84">Reverse</text:span></text:span> if you want it the other way<text:span text:style-name="T83">.</text:span> </text:p>
      <text:h text:style-name="P264" text:outline-level="3"><text:bookmark-start text:name="__RefHeading___Toc6672_4159048040"/>Cursor Distance<text:bookmark-end text:name="__RefHeading___Toc6672_4159048040"/></text:h>
      <text:p text:style-name="P265">Sort<text:span text:style-name="T83">s</text:span> from nearest to farthest away from the 3D cursor position<text:span text:style-name="T83">.</text:span></text:p>
      <text:h text:style-name="P264" text:outline-level="3"><text:bookmark-start text:name="__RefHeading___Toc6674_4159048040"/>Material<text:bookmark-end text:name="__RefHeading___Toc6674_4159048040"/></text:h>
      <text:p text:style-name="P265"><text:span text:style-name="T83">Faces only! </text:span>Sort<text:span text:style-name="T83">s</text:span> faces<text:span text:style-name="T83"> by </text:span>the<text:span text:style-name="T83">ir</text:span> lowest material index <text:span text:style-name="T83">up to</text:span> highest<text:span text:style-name="T83"> material index</text:span>. Order of faces inside each of those material groups remains unchanged.</text:p>
      <text:p text:style-name="P265"/>
      <text:p text:style-name="P265">Note that the <text:span text:style-name="Emphasis"><text:span text:style-name="T84">Reverse</text:span></text:span> option only reverses the order of the materials<text:span text:style-name="Emphasis"><text:span text:style-name="T83">. </text:span></text:span><text:span text:style-name="Emphasis"><text:span text:style-name="T85">And</text:span></text:span> the order of the faces inside them.</text:p>
      <text:h text:style-name="P264" text:outline-level="3"><text:bookmark-start text:name="__RefHeading___Toc6676_4159048040"/>Selected<text:bookmark-end text:name="__RefHeading___Toc6676_4159048040"/></text:h>
      <text:p text:style-name="P266">Moves all selected elements to the beginning without affecting their relative orders. Attention, this option will also affect unselected element indices!</text:p>
      <text:h text:style-name="P264" text:outline-level="3"><text:bookmark-start text:name="__RefHeading___Toc6678_4159048040"/>Randomize<text:bookmark-end text:name="__RefHeading___Toc6678_4159048040"/></text:h>
      <text:p text:style-name="P266">Randomizes the indices of selected elements. This option does not affect the unselected elements.</text:p>
      <text:h text:style-name="P264" text:outline-level="3"><text:bookmark-start text:name="__RefHeading___Toc6680_4159048040"/>Reverse<text:bookmark-end text:name="__RefHeading___Toc6680_4159048040"/></text:h>
      <text:p text:style-name="P266">Reverses the order of the selected elements.</text:p>
      <text:h text:style-name="P264" text:outline-level="3"><draw:frame draw:style-name="fr11" draw:name="Bild184" text:anchor-type="paragraph" svg:width="4.74cm" svg:height="2.461cm" draw:z-index="74"><draw:image xlink:href="Pictures/1000000100000118000000919E31638B.png" xlink:type="simple" xlink:show="embed" xlink:actuate="onLoad" draw:mime-type="image/png"/></draw:frame><text:bookmark-start text:name="__RefHeading___Toc6682_4159048040"/>Last Operator Sort Mesh Elements<text:bookmark-end text:name="__RefHeading___Toc6682_4159048040"/></text:h>
      <text:p text:style-name="Text_20_body">Sort Elements always brings up the same last operator. But with a small difference for Randomize and Reverse. Reverse has no checkbox. And Randomize has a Seed checkbox.</text:p>
      <text:h text:style-name="P267" text:outline-level="4"><draw:frame draw:style-name="fr4" draw:name="Bild183" text:anchor-type="paragraph" svg:x="13.961cm" svg:y="0.66cm" svg:width="4.74cm" svg:height="2.08cm" draw:z-index="73"><draw:image xlink:href="Pictures/10000001000001180000007B4670CE31.png" xlink:type="simple" xlink:show="embed" xlink:actuate="onLoad" draw:mime-type="image/png"/></draw:frame><text:bookmark-start text:name="__RefHeading___Toc6684_4159048040"/>Type<text:bookmark-end text:name="__RefHeading___Toc6684_4159048040"/></text:h>
      <text:p text:style-name="P266">This is a drop-down box choose the sort method again.</text:p>
      <text:h text:style-name="P267" text:outline-level="4"><text:bookmark-start text:name="__RefHeading___Toc6686_4159048040"/>Vertices, Edges or Faces<text:bookmark-end text:name="__RefHeading___Toc6686_4159048040"/></text:h>
      <text:p text:style-name="P266"><draw:frame draw:style-name="fr11" draw:name="Bild185" text:anchor-type="paragraph" svg:width="4.74cm" svg:height="2.461cm" draw:z-index="75"><draw:image xlink:href="Pictures/100000010000011800000091CD7E1E0E.png" xlink:type="simple" xlink:show="embed" xlink:actuate="onLoad" draw:mime-type="image/png"/></draw:frame>Adjust if the sort will affect the vertices, edges or faces.</text:p>
      <text:h text:style-name="P267" text:outline-level="4"><text:bookmark-start text:name="__RefHeading___Toc6688_4159048040"/>Reverse Checkbox<text:bookmark-end text:name="__RefHeading___Toc6688_4159048040"/></text:h>
      <text:p text:style-name="P266">Reverses the sorting.</text:p>
      <text:h text:style-name="P267" text:outline-level="4"><text:bookmark-start text:name="__RefHeading___Toc6690_4159048040"/>Seed Edit box (Randomize only)<text:bookmark-end text:name="__RefHeading___Toc6690_4159048040"/></text:h>
      <text:p text:style-name="P266">The seed option allows you to get another randomization – the same seed over the same mesh/set of selected elements will always give the same result! </text:p>
      <text:p text:style-name="P266"/>
      <table:table table:name="Tabelle9" table:style-name="Tabelle9">
        <table:table-column table:style-name="Tabelle9.A"/>
        <text:soft-page-break/>
        <table:table-row>
          <table:table-cell table:style-name="Tabelle9.A1" office:value-type="string">
            <text:h text:style-name="P268" text:outline-level="1"><text:bookmark-start text:name="__RefHeading___Toc47171_3012658524"/>S<text:span text:style-name="T86">ubdivide</text:span><text:bookmark-end text:name="__RefHeading___Toc47171_3012658524"/></text:h>
          </table:table-cell>
        </table:table-row>
      </table:table>
      <text:p text:style-name="P261"><draw:frame draw:style-name="fr18" draw:name="Bild47" text:anchor-type="paragraph" svg:x="9.463cm" svg:width="2.859cm" svg:height="2.17cm" draw:z-index="76"><draw:image xlink:href="Pictures/10000001000000A900000080C62508B4.png" xlink:type="simple" xlink:show="embed" xlink:actuate="onLoad" draw:mime-type="image/png"/></draw:frame><draw:frame draw:style-name="fr11" draw:name="Bild48" text:anchor-type="paragraph" svg:width="5.791cm" svg:height="4.71cm" draw:z-index="77"><draw:image xlink:href="Pictures/10000001000001560000011697405AB9.png" xlink:type="simple" xlink:show="embed" xlink:actuate="onLoad" draw:mime-type="image/png"/></draw:frame><text:bookmark text:name="__RefHeading___Toc35317_1737773070"/></text:p>
      <text:p text:style-name="P269">Subdivide is a menu where you can quickly add and change a subdivision surface modifier with a predefined resolution in a quick way. Especially when you use the hotkey for it. The subdivision surface modifier panel can then as usual be found in the Properties editor in the Modifier tab.</text:p>
      <text:p text:style-name="P269"/>
      <text:p text:style-name="P269"/>
      <text:h text:style-name="P270" text:outline-level="3"><draw:frame draw:style-name="fr2" draw:name="Bild49" text:anchor-type="paragraph" svg:y="0.099cm" svg:width="4.791cm" svg:height="1.439cm" draw:z-index="78"><draw:image xlink:href="Pictures/100000010000011B0000005548259120.png" xlink:type="simple" xlink:show="embed" xlink:actuate="onLoad" draw:mime-type="image/png"/></draw:frame><text:bookmark-start text:name="__RefHeading___Toc3680_1914948845"/>Last Operator Subdivision Set<text:bookmark-end text:name="__RefHeading___Toc3680_1914948845"/></text:h>
      <text:h text:style-name="P271" text:outline-level="4"><text:bookmark-start text:name="__RefHeading___Toc3682_1914948845"/>Level<text:bookmark-end text:name="__RefHeading___Toc3682_1914948845"/></text:h>
      <text:p text:style-name="P269">Set the level of subdivisions</text:p>
      <text:h text:style-name="P271" text:outline-level="4"><text:bookmark-start text:name="__RefHeading___Toc3684_1914948845"/>Relative<text:bookmark-end text:name="__RefHeading___Toc3684_1914948845"/></text:h>
      <text:p text:style-name="P269">Applies the sub surf level as an offset to the already existing sub surf level.</text:p>
      <text:p text:style-name="P272"/>
      <text:p text:style-name="P272"/>
      <text:p text:style-name="P272"/>
      <table:table table:name="Tabelle10" table:style-name="Tabelle10">
        <table:table-column table:style-name="Tabelle10.A"/>
        <table:table-row>
          <table:table-cell table:style-name="Tabelle10.A1" office:value-type="string">
            <text:h text:style-name="P273" text:outline-level="1"><text:bookmark-start text:name="__RefHeading___Toc35319_1737773070"/>S<text:span text:style-name="T87">how / Hide</text:span><text:bookmark-end text:name="__RefHeading___Toc35319_1737773070"/></text:h>
          </table:table-cell>
        </table:table-row>
      </table:table>
      <text:p text:style-name="P274"/>
      <text:p text:style-name="Text_20_body"><draw:frame draw:style-name="fr2" draw:name="Bild401" text:anchor-type="paragraph" svg:y="0.072cm" svg:width="3.03cm" svg:height="1.199cm" draw:z-index="79"><draw:image xlink:href="Pictures/10000001000000B300000047849363A4.png" xlink:type="simple" xlink:show="embed" xlink:actuate="onLoad" draw:mime-type="image/png"/></draw:frame>The Show/Hide menu is available for all object types and in all modes. It is usually in the object related menu to find. In Object mode it's the Object menu, for a curve object in edit mode it is the Curve menu. It always contains three menu items. Show Hidden, Hide Selected and Hide Unselected.</text:p>
      <text:p text:style-name="P275"/>
      <text:h text:style-name="Heading_20_2" text:outline-level="2"><text:bookmark-start text:name="__RefHeading___Toc3629_1914948845211"/>Show Hidden<text:bookmark-end text:name="__RefHeading___Toc3629_1914948845211"/></text:h>
      <text:p text:style-name="P276">Makes all hidden elements in the scene visible again.</text:p>
      <text:p text:style-name="P275"/>
      <text:h text:style-name="Heading_20_2" text:outline-level="2"><text:bookmark-start text:name="__RefHeading___Toc3631_1914948845211"/>Hide Selected<text:bookmark-end text:name="__RefHeading___Toc3631_1914948845211"/></text:h>
      <text:p text:style-name="P276">Hides the selected elements.</text:p>
      <text:p text:style-name="P275"/>
      <text:h text:style-name="Heading_20_2" text:outline-level="2"><text:bookmark-start text:name="__RefHeading___Toc3633_1914948845211"/><text:soft-page-break/>Hide Unselected<text:bookmark-end text:name="__RefHeading___Toc3633_1914948845211"/></text:h>
      <text:p text:style-name="P276">Hides the not selected elements. The selected elements stays visible.</text:p>
      <text:p text:style-name="P275"/>
      <text:h text:style-name="P277" text:outline-level="3"><draw:frame draw:style-name="fr11" draw:name="Bild402" text:anchor-type="paragraph" svg:width="4.77cm" svg:height="1.071cm" draw:z-index="80"><draw:image xlink:href="Pictures/10000001000001600000004DF97ED530.png" xlink:type="simple" xlink:show="embed" xlink:actuate="onLoad" draw:mime-type="image/png"/></draw:frame><text:bookmark-start text:name="__RefHeading___Toc3678_1914948845211"/>Last Operator Reveal Hidden / Hide Selected<text:bookmark-end text:name="__RefHeading___Toc3678_1914948845211"/></text:h>
      <text:h text:style-name="Heading_20_4" text:outline-level="4"><text:bookmark-start text:name="__RefHeading___Toc52760_1737773070"/>Select<text:bookmark-end text:name="__RefHeading___Toc52760_1737773070"/></text:h>
      <text:p text:style-name="P276">Define if the selected or the unselected elements gets hidden<text:span text:style-name="T88"> or revealed</text:span>.</text:p>
      <table:table table:name="Tabelle12" table:style-name="Tabelle12">
        <table:table-column table:style-name="Tabelle12.A"/>
        <table:table-row>
          <table:table-cell table:style-name="Tabelle12.A1" office:value-type="string">
            <text:h text:style-name="P278" text:outline-level="1"><text:bookmark-start text:name="__RefHeading___Toc35329_1737773070"/>C<text:span text:style-name="T89">leanup</text:span><text:bookmark-end text:name="__RefHeading___Toc35329_1737773070"/></text:h>
          </table:table-cell>
        </table:table-row>
      </table:table>
      <text:p text:style-name="P279"/>
      <text:p text:style-name="Text_20_body"><draw:frame draw:style-name="fr2" draw:name="Bild50" text:anchor-type="paragraph" svg:y="-0.286cm" svg:width="2.91cm" svg:height="3.521cm" draw:z-index="81"><draw:image xlink:href="Pictures/10000001000000AC000000D0AC3A7093.png" xlink:type="simple" xlink:show="embed" xlink:actuate="onLoad" draw:mime-type="image/png"/></draw:frame>In the Cleanup menu you will find tools to clean up the current geometry.</text:p>
      <text:p text:style-name="Text_20_body"/>
      <text:p text:style-name="Text_20_body"/>
      <text:p text:style-name="Text_20_body"/>
      <text:h text:style-name="Heading_20_2" text:outline-level="2"><draw:frame draw:style-name="fr2" draw:name="Bild905" text:anchor-type="paragraph" svg:y="0.683cm" svg:width="5.941cm" svg:height="2.979cm" draw:z-index="83"><draw:image xlink:href="Pictures/100000010000015F000000B09A9FED3E.png" xlink:type="simple" xlink:show="embed" xlink:actuate="onLoad" draw:mime-type="image/png"/></draw:frame><text:bookmark-start text:name="__RefHeading___Toc35331_1737773070"/>Delete Loose<text:bookmark-end text:name="__RefHeading___Toc35331_1737773070"/></text:h>
      <text:p text:style-name="P280">Delete loose deletes not connected geometry. Vertices, Edges, and Faces. The tool starts with deleting Vertices and Edges. But you can tick Faces in the Last Operator too, and then it also removes not connected Faces.</text:p>
      <text:h text:style-name="Heading_20_3" text:outline-level="3"><text:bookmark-start text:name="__RefHeading___Toc43396_991526212"/>Last Operator Delete Loose<text:bookmark-end text:name="__RefHeading___Toc43396_991526212"/></text:h>
      <text:h text:style-name="Heading_20_4" text:outline-level="4"><draw:frame draw:style-name="fr2" draw:name="Bild898" text:anchor-type="paragraph" svg:y="0.185cm" svg:width="4.911cm" svg:height="1.88cm" draw:z-index="82"><draw:image xlink:href="Pictures/10000001000001220000006F4BD085ED.png" xlink:type="simple" xlink:show="embed" xlink:actuate="onLoad" draw:mime-type="image/png"/></draw:frame><text:bookmark-start text:name="__RefHeading___Toc6867_707165478"/>Vertices<text:bookmark-end text:name="__RefHeading___Toc6867_707165478"/></text:h>
      <text:p text:style-name="P280">Delete Vertices<text:span text:style-name="T90">.</text:span></text:p>
      <text:h text:style-name="Heading_20_4" text:outline-level="4"><text:bookmark-start text:name="__RefHeading___Toc6869_707165478"/>Edges<text:bookmark-end text:name="__RefHeading___Toc6869_707165478"/></text:h>
      <text:p text:style-name="P280">Delete Edges<text:span text:style-name="T90">.</text:span></text:p>
      <text:h text:style-name="Heading_20_4" text:outline-level="4"><text:bookmark-start text:name="__RefHeading___Toc6871_707165478"/>Faces<text:bookmark-end text:name="__RefHeading___Toc6871_707165478"/></text:h>
      <text:p text:style-name="P280">Delete Faces.</text:p>
      <text:p text:style-name="Horizontal_20_Line"/>
      <text:h text:style-name="Heading_20_2" text:outline-level="2"><draw:frame draw:style-name="fr2" draw:name="Bild899" text:anchor-type="paragraph" svg:y="0.173cm" svg:width="7.01cm" svg:height="6.08cm" draw:z-index="84"><draw:image xlink:href="Pictures/100000010000019E00000167EC2AF0E5.png" xlink:type="simple" xlink:show="embed" xlink:actuate="onLoad" draw:mime-type="image/png"/></draw:frame><text:bookmark-start text:name="__RefHeading___Toc6873_707165478"/>Decimate Geometry<text:bookmark-end text:name="__RefHeading___Toc6873_707165478"/></text:h>
      <text:p text:style-name="P281">Decimate Geometry decimates the currently selected geometry. It starts with a Ratio of 1. Which means no decimation. The lower the ratio the more decimation you will get. The Decimate Modifier works with Tris!</text:p>
      <text:p text:style-name="P281"/>
      <text:p text:style-name="P281"/>
      <text:p text:style-name="P281"><text:soft-page-break/></text:p>
      <text:h text:style-name="Heading_20_3" text:outline-level="3"><text:bookmark-start text:name="__RefHeading___Toc6875_707165478"/>Last Operator Decimate Geometry<text:bookmark-end text:name="__RefHeading___Toc6875_707165478"/></text:h>
      <text:h text:style-name="Heading_20_4" text:outline-level="4"><draw:frame draw:style-name="fr2" draw:name="Bild900" text:anchor-type="paragraph" svg:y="0.173cm" svg:width="4.74cm" svg:height="3.47cm" draw:z-index="85"><draw:image xlink:href="Pictures/1000000100000118000000CDAFCAA0E6.png" xlink:type="simple" xlink:show="embed" xlink:actuate="onLoad" draw:mime-type="image/png"/></draw:frame><text:bookmark-start text:name="__RefHeading___Toc6877_707165478"/>Ratio<text:bookmark-end text:name="__RefHeading___Toc6877_707165478"/></text:h>
      <text:p text:style-name="P282">Adjust the strength of decimation<text:span text:style-name="T91">.</text:span></text:p>
      <text:h text:style-name="Heading_20_4" text:outline-level="4"><text:bookmark-start text:name="__RefHeading___Toc6879_707165478"/>Vertex Group<text:bookmark-end text:name="__RefHeading___Toc6879_707165478"/></text:h>
      <text:p text:style-name="P282">Use active Vertex Group as an influence. You need to have a Vertex Group.</text:p>
      <text:h text:style-name="Heading_20_4" text:outline-level="4"><text:bookmark-start text:name="__RefHeading___Toc6881_707165478"/>Weight<text:bookmark-end text:name="__RefHeading___Toc6881_707165478"/></text:h>
      <text:p text:style-name="P282"><text:span text:style-name="T92">Adjust the </text:span>Vertex Group Strength<text:span text:style-name="T92">.</text:span></text:p>
      <text:h text:style-name="Heading_20_4" text:outline-level="4"><text:bookmark-start text:name="__RefHeading___Toc6883_707165478"/>Invert<text:bookmark-end text:name="__RefHeading___Toc6883_707165478"/></text:h>
      <text:p text:style-name="P282">Invert Vertex Group Influence<text:span text:style-name="T91">.</text:span></text:p>
      <text:h text:style-name="Heading_20_4" text:outline-level="4"><text:bookmark-start text:name="__RefHeading___Toc6885_707165478"/>Symmetry<text:bookmark-end text:name="__RefHeading___Toc6885_707165478"/></text:h>
      <text:p text:style-name="P282">Make the decimation geometry symmetric along a chosen world axis.</text:p>
      <text:p text:style-name="Horizontal_20_Line"/>
      <text:h text:style-name="Heading_20_2" text:outline-level="2"><text:bookmark-start text:name="__RefHeading___Toc35333_1737773070"/>Degenerate Dissolve<text:bookmark-end text:name="__RefHeading___Toc35333_1737773070"/></text:h>
      <text:p text:style-name="P283">Removes zero size Faces and Edges.</text:p>
      <text:p text:style-name="P284"/>
      <text:h text:style-name="Heading_20_2" text:outline-level="2"><draw:frame draw:style-name="fr2" draw:name="Bild891" text:anchor-type="paragraph" svg:y="0.201cm" svg:width="6.26cm" svg:height="5.77cm" draw:z-index="86"><draw:image xlink:href="Pictures/100000010000016300000147E03A3603.png" xlink:type="simple" xlink:show="embed" xlink:actuate="onLoad" draw:mime-type="image/png"/></draw:frame><text:bookmark-start text:name="__RefHeading___Toc43398_991526212"/>Make Planar Faces<text:bookmark-end text:name="__RefHeading___Toc43398_991526212"/></text:h>
      <text:p text:style-name="P283">Make Planar Faces tries to make the selected faces planar. Quads or N-Gons for example can have vertices that are not planar. </text:p>
      <text:p text:style-name="P283"/>
      <text:p text:style-name="P283"/>
      <text:p text:style-name="P283"/>
      <text:h text:style-name="Heading_20_3" text:outline-level="3"><text:bookmark-start text:name="__RefHeading___Toc6891_707165478"/>Last Operator Make Planar Faces<text:bookmark-end text:name="__RefHeading___Toc6891_707165478"/></text:h>
      <text:h text:style-name="Heading_20_4" text:outline-level="4"><draw:frame draw:style-name="fr2" draw:name="Bild892" text:anchor-type="paragraph" svg:y="0.57cm" svg:width="4.761cm" svg:height="1.39cm" draw:z-index="87"><draw:image xlink:href="Pictures/10000001000001190000005241F1D257.png" xlink:type="simple" xlink:show="embed" xlink:actuate="onLoad" draw:mime-type="image/png"/></draw:frame><text:bookmark-start text:name="__RefHeading___Toc6893_707165478"/>Factor<text:bookmark-end text:name="__RefHeading___Toc6893_707165478"/></text:h>
      <text:p text:style-name="P283">Here you adjust how strong the influence should be.</text:p>
      <text:h text:style-name="Heading_20_4" text:outline-level="4"><text:bookmark-start text:name="__RefHeading___Toc6895_707165478"/>Iterations<text:bookmark-end text:name="__RefHeading___Toc6895_707165478"/></text:h>
      <text:p text:style-name="P283">Here you adjust how often it should repeat in the try to find a solution.</text:p>
      <text:p text:style-name="P285"/>
      <text:h text:style-name="Heading_20_2" text:outline-level="2"><draw:frame draw:style-name="fr2" draw:name="Bild893" text:anchor-type="paragraph" svg:y="0.152cm" svg:width="6.05cm" svg:height="2.409cm" draw:z-index="88"><draw:image xlink:href="Pictures/100000010000015700000089773E29BC.png" xlink:type="simple" xlink:show="embed" xlink:actuate="onLoad" draw:mime-type="image/png"/></draw:frame><text:bookmark-start text:name="__RefHeading___Toc35335_1737773070"/><text:soft-page-break/>Split Non<text:span text:style-name="T92">-</text:span>Planar Faces<text:bookmark-end text:name="__RefHeading___Toc35335_1737773070"/></text:h>
      <text:p text:style-name="P283">Split Non Planar Faces splits <text:span text:style-name="T93">up </text:span>non planar Quads and N-Gons <text:span text:style-name="T93">to end in planar faces.</text:span></text:p>
      <text:h text:style-name="Heading_20_3" text:outline-level="3"><text:bookmark-start text:name="__RefHeading___Toc6899_707165478"/>Last Operator Split Non-Planar Faces<text:bookmark-end text:name="__RefHeading___Toc6899_707165478"/></text:h>
      <text:h text:style-name="Heading_20_4" text:outline-level="4"><draw:frame draw:style-name="fr2" draw:name="Bild894" text:anchor-type="paragraph" svg:y="-0.201cm" svg:width="4.81cm" svg:height="1.08cm" draw:z-index="89"><draw:image xlink:href="Pictures/100000010000011C00000040C60EE7D5.png" xlink:type="simple" xlink:show="embed" xlink:actuate="onLoad" draw:mime-type="image/png"/></draw:frame><text:bookmark-start text:name="__RefHeading___Toc6901_707165478"/>Max Angle<text:bookmark-end text:name="__RefHeading___Toc6901_707165478"/></text:h>
      <text:p text:style-name="P283">Limit the action to a maximum angle.</text:p>
      <text:p text:style-name="P285"/>
      <text:h text:style-name="Heading_20_2" text:outline-level="2"><draw:frame draw:style-name="fr11" draw:name="Bild895" text:anchor-type="paragraph" svg:width="2.72cm" svg:height="2.82cm" draw:z-index="90"><draw:image xlink:href="Pictures/100000010000009A000000A022341859.png" xlink:type="simple" xlink:show="embed" xlink:actuate="onLoad" draw:mime-type="image/png"/></draw:frame><text:bookmark-start text:name="__RefHeading___Toc35337_1737773070"/>Split Concave Faces<text:bookmark-end text:name="__RefHeading___Toc35337_1737773070"/></text:h>
      <text:p text:style-name="P286">Splits concave faces to make the geometry more stable. This tool is thought for N-Gons.</text:p>
      <text:p text:style-name="P286"/>
      <text:p text:style-name="P286"/>
      <text:p text:style-name="Horizontal_20_Line"/>
      <text:h text:style-name="P287" text:outline-level="2"><text:bookmark-start text:name="__RefHeading___Toc35339_1737773070"/>Merge by Distance<text:bookmark-end text:name="__RefHeading___Toc35339_1737773070"/></text:h>
      <text:p text:style-name="P288">Merges vertices that are very close to each other. The merge happens at the center. When you need more control then you should use the Merge Vertices tool.</text:p>
      <text:h text:style-name="Heading_20_3" text:outline-level="3"><draw:frame draw:style-name="fr2" draw:name="Bild51" text:anchor-type="paragraph" svg:y="-0.039cm" svg:width="4.77cm" svg:height="1.439cm" draw:z-index="93"><draw:image xlink:href="Pictures/100000010000011A000000551CD189FF.png" xlink:type="simple" xlink:show="embed" xlink:actuate="onLoad" draw:mime-type="image/png"/></draw:frame><text:bookmark-start text:name="__RefHeading___Toc52762_1737773070"/>Last Operator <text:span text:style-name="T94">Merge by Distance</text:span><text:bookmark-end text:name="__RefHeading___Toc52762_1737773070"/></text:h>
      <text:h text:style-name="Heading_20_4" text:outline-level="4"><text:bookmark-start text:name="__RefHeading___Toc52764_1737773070"/>Merge Distance<text:bookmark-end text:name="__RefHeading___Toc52764_1737773070"/></text:h>
      <text:p text:style-name="P289">Adjust the distance in which the vertices gets merged.</text:p>
      <text:h text:style-name="Heading_20_4" text:outline-level="4"><text:bookmark-start text:name="__RefHeading___Toc52766_1737773070"/>Unselected<text:bookmark-end text:name="__RefHeading___Toc52766_1737773070"/></text:h>
      <text:p text:style-name="P289">Merge selected vertices also with other unselected vertices.</text:p>
      <text:p text:style-name="P285"/>
      <text:h text:style-name="Heading_20_2" text:outline-level="2"><draw:frame draw:style-name="fr4" draw:name="Bild896" text:anchor-type="paragraph" svg:x="15cm" svg:y="0.423cm" svg:width="3.701cm" svg:height="3.461cm" draw:z-index="91"><draw:image xlink:href="Pictures/10000001000000D2000000C415207915.png" xlink:type="simple" xlink:show="embed" xlink:actuate="onLoad" draw:mime-type="image/png"/></draw:frame><text:bookmark-start text:name="__RefHeading___Toc52640_1737773070"/>Fill Holes<text:bookmark-end text:name="__RefHeading___Toc52640_1737773070"/></text:h>
      <text:p text:style-name="P286">Fill holes closes holes in the mesh geometry.</text:p>
      <text:p text:style-name="P286">Fill holes can just calculate one face size at one time. So when you have several holes in the mesh, let's say one is a tri, and one is a quad, then you need to calculate twice.</text:p>
      <text:h text:style-name="Heading_20_3" text:outline-level="3"><text:bookmark-start text:name="__RefHeading___Toc6907_707165478"/>Last Operator Fill Holes<text:bookmark-end text:name="__RefHeading___Toc6907_707165478"/></text:h>
      <text:h text:style-name="Heading_20_4" text:outline-level="4"><draw:frame draw:style-name="fr11" draw:name="Bild897" text:anchor-type="paragraph" svg:width="4.761cm" svg:height="1.05cm" draw:z-index="92"><draw:image xlink:href="Pictures/10000001000001190000003E4FA7B924.png" xlink:type="simple" xlink:show="embed" xlink:actuate="onLoad" draw:mime-type="image/png"/></draw:frame><text:bookmark-start text:name="__RefHeading___Toc6909_707165478"/>Sides<text:bookmark-end text:name="__RefHeading___Toc6909_707165478"/></text:h>
      <text:p text:style-name="P286">Define what face size will be filled.</text:p>
      <text:p text:style-name="P290"/>
      <table:table table:name="Tabelle13" table:style-name="Tabelle13">
        <table:table-column table:style-name="Tabelle13.A"/>
        <text:soft-page-break/>
        <table:table-row>
          <table:table-cell table:style-name="Tabelle13.A1" office:value-type="string">
            <text:h text:style-name="P291" text:outline-level="1"><text:bookmark-start text:name="__RefHeading___Toc52642_1737773070"/>Delete<text:bookmark-end text:name="__RefHeading___Toc52642_1737773070"/></text:h>
          </table:table-cell>
        </table:table-row>
      </table:table>
      <text:p text:style-name="P292"/>
      <text:p text:style-name="Text_20_body"><draw:frame draw:style-name="fr2" draw:name="Bild52" text:anchor-type="paragraph" svg:y="0.187cm" svg:width="2.859cm" svg:height="2.439cm" draw:z-index="94"><draw:image xlink:href="Pictures/10000001000000A90000009051EE37A3.png" xlink:type="simple" xlink:show="embed" xlink:actuate="onLoad" draw:mime-type="image/png"/></draw:frame>The smart delete add-on. usually does the delete job already fine. It deletes the selected element(s).</text:p>
      <text:p text:style-name="Text_20_body">There are sometimes some situations where you need more control over what you want to delete. The tools for this can be found in the Delete menu.</text:p>
      <text:p text:style-name="P293"/>
      <text:h text:style-name="P294" text:outline-level="3"><draw:frame draw:style-name="fr11" draw:name="Bild297" text:anchor-type="paragraph" svg:width="4.62cm" svg:height="2.281cm" draw:z-index="95"><draw:image xlink:href="Pictures/1000000100000106000000813ADCE147.png" xlink:type="simple" xlink:show="embed" xlink:actuate="onLoad" draw:mime-type="image/png"/></draw:frame><text:bookmark-start text:name="__RefHeading___Toc52768_1737773070"/>Vertices<text:bookmark-end text:name="__RefHeading___Toc52768_1737773070"/></text:h>
      <text:p text:style-name="P295">Deletes the selected vertices, and all with it connected edges and faces.</text:p>
      <text:p text:style-name="P295"/>
      <text:h text:style-name="P294" text:outline-level="3"><text:bookmark-start text:name="__RefHeading___Toc9939_2976605512"/>Edges<text:bookmark-end text:name="__RefHeading___Toc9939_2976605512"/></text:h>
      <text:p text:style-name="P295"><draw:frame draw:style-name="fr4" draw:name="Bild298" text:anchor-type="paragraph" svg:x="14.201cm" svg:y="-0.178cm" svg:width="4.5cm" svg:height="2.29cm" draw:z-index="96"><draw:image xlink:href="Pictures/10000001000000FF000000829D621A41.png" xlink:type="simple" xlink:show="embed" xlink:actuate="onLoad" draw:mime-type="image/png"/></draw:frame>Deletes the selected edges and the connected faces.</text:p>
      <text:p text:style-name="P295"/>
      <text:h text:style-name="P294" text:outline-level="3"><text:bookmark-start text:name="__RefHeading___Toc9941_2976605512"/>Faces<text:bookmark-end text:name="__RefHeading___Toc9941_2976605512"/></text:h>
      <text:p text:style-name="P295"><draw:frame draw:style-name="fr2" draw:name="Bild299" text:anchor-type="paragraph" svg:y="-0.097cm" svg:width="4.48cm" svg:height="2.26cm" draw:z-index="97"><draw:image xlink:href="Pictures/10000001000000FE00000080026217C1.png" xlink:type="simple" xlink:show="embed" xlink:actuate="onLoad" draw:mime-type="image/png"/></draw:frame>This one works similar to the smart delete. It deletes the selected faces.</text:p>
      <text:h text:style-name="P294" text:outline-level="3"><text:bookmark-start text:name="__RefHeading___Toc9943_2976605512"/>Only Edges and Faces<text:bookmark-end text:name="__RefHeading___Toc9943_2976605512"/></text:h>
      <text:p text:style-name="P295">This mode is of interest when you have more than one selection mode activated. It deletes then just the selected edges and faces. And not single vertices.</text:p>
      <text:h text:style-name="P294" text:outline-level="3"><text:bookmark-start text:name="__RefHeading___Toc9945_2976605512"/>Only Faces<text:bookmark-end text:name="__RefHeading___Toc9945_2976605512"/></text:h>
      <text:p text:style-name="P295">This mode is of interest when you have more than one selection mode activated. Just selected faces gets deleted. Not single edges or vertices<text:span text:style-name="T95">.</text:span></text:p>
      <text:p text:style-name="Horizontal_20_Line"/>
      <text:p text:style-name="Text_20_body"/>
      <text:h text:style-name="P294" text:outline-level="3"><draw:frame draw:style-name="fr11" draw:name="Bild302" text:anchor-type="paragraph" svg:width="5.549cm" svg:height="2.889cm" draw:z-index="98"><draw:image xlink:href="Pictures/100000010000013B000000A41989F587.png" xlink:type="simple" xlink:show="embed" xlink:actuate="onLoad" draw:mime-type="image/png"/></draw:frame><text:bookmark-start text:name="__RefHeading___Toc52770_1737773070"/>Edge Loops<text:bookmark-end text:name="__RefHeading___Toc52770_1737773070"/></text:h>
      <text:p text:style-name="P295">This method works similar to the smart delete tool. It deletes the edge loop. But it selects the faces of the edge ring. And the Last operator offers you the option to split off face corners.</text:p>
      <text:h text:style-name="P296" text:outline-level="4"><text:bookmark-start text:name="__RefHeading___Toc9953_2976605512"/>Last Operator Delete Edge Loop<text:bookmark-end text:name="__RefHeading___Toc9953_2976605512"/></text:h>
      <text:h text:style-name="P297" text:outline-level="5"><draw:frame draw:style-name="fr2" draw:name="Bild303" text:anchor-type="paragraph" svg:y="0.018cm" svg:width="4.77cm" svg:height="1.03cm" draw:z-index="99"><draw:image xlink:href="Pictures/100000010000011A0000003DA97E7D2F.png" xlink:type="simple" xlink:show="embed" xlink:actuate="onLoad" draw:mime-type="image/png"/></draw:frame><text:bookmark-start text:name="__RefHeading___Toc9955_2976605512"/>Face Split<text:bookmark-end text:name="__RefHeading___Toc9955_2976605512"/></text:h>
      <text:p text:style-name="P295">Split off face corners to maintain surrounding geometry.</text:p>
      <text:p text:style-name="P295"/>
      <table:table table:name="Tabelle14" table:style-name="Tabelle14">
        <table:table-column table:style-name="Tabelle14.A"/>
        <text:soft-page-break/>
        <table:table-row>
          <table:table-cell table:style-name="Tabelle14.A1" office:value-type="string">
            <text:h text:style-name="P291" text:outline-level="1"><text:bookmark-start text:name="__RefHeading___Toc52644_1737773070"/>Dissolve<text:bookmark-end text:name="__RefHeading___Toc52644_1737773070"/></text:h>
          </table:table-cell>
        </table:table-row>
      </table:table>
      <text:p text:style-name="Text_20_body"><draw:frame draw:style-name="fr2" draw:name="Bild231" text:anchor-type="paragraph" svg:y="0.556cm" svg:width="6.819cm" svg:height="2.54cm" draw:z-index="100"><draw:image xlink:href="Pictures/1000000100000193000000966BCCB4BF.png" xlink:type="simple" xlink:show="embed" xlink:actuate="onLoad" draw:mime-type="image/png"/></draw:frame></text:p>
      <text:p text:style-name="Text_20_body">Dissolve operations removes for examples selected vertices, edges and faces. But they are not delete operations. <text:span text:style-name="T95">They are union tools. </text:span></text:p>
      <text:p text:style-name="Text_20_body">When you for example choose Delete vertices from the mesh menu, then the involved faces can get deleted too. When you choose Dissolve vertices, then the vertices gets removed, and the faces stays intact. <text:span text:style-name="T95">The edges gets unioned.</text:span></text:p>
      <text:p text:style-name="Text_20_body">Dissolve is a union operation.</text:p>
      <text:h text:style-name="Heading_20_2" text:outline-level="2"><text:bookmark-start text:name="__RefHeading___Toc52646_1737773070"/>Dissolve Vertices<text:bookmark-end text:name="__RefHeading___Toc52646_1737773070"/></text:h>
      <text:p text:style-name="P298">Dissolve Vertices dissolves the selected Vertices.</text:p>
      <text:p text:style-name="P298">Note that pressing DEL in Vertice select mode calls Dissolve Vertices already. It's the same operator. But you don't get the Last operator that way.</text:p>
      <text:h text:style-name="Heading_20_3" text:outline-level="3"><draw:frame draw:style-name="fr13" draw:name="Bild232" text:anchor-type="paragraph" svg:y="0.519cm" svg:width="4.77cm" svg:height="1.461cm" draw:z-index="101"><draw:image xlink:href="Pictures/100000010000011A000000566DB1E8AD.png" xlink:type="simple" xlink:show="embed" xlink:actuate="onLoad" draw:mime-type="image/png"/></draw:frame><text:bookmark-start text:name="__RefHeading___Toc7982_533592075"/>Last Operator Dissolve Vertices<text:bookmark-end text:name="__RefHeading___Toc7982_533592075"/></text:h>
      <text:h text:style-name="Heading_20_4" text:outline-level="4"><text:bookmark-start text:name="__RefHeading___Toc17499_1092365568"/>Face Split<text:bookmark-end text:name="__RefHeading___Toc17499_1092365568"/></text:h>
      <text:p text:style-name="P298">Split off Face corners to maintain surrounding geometry</text:p>
      <text:h text:style-name="Heading_20_4" text:outline-level="4"><text:bookmark-start text:name="__RefHeading___Toc17501_1092365568"/>Tear Boundary<text:bookmark-end text:name="__RefHeading___Toc17501_1092365568"/></text:h>
      <text:p text:style-name="P298">Split off Face corners instead of merging faces<text:span text:style-name="T95">.</text:span></text:p>
      <text:p text:style-name="P299"/>
      <text:h text:style-name="Heading_20_2" text:outline-level="2"><text:bookmark-start text:name="__RefHeading___Toc7988_533592075"/>Dissolve <text:span text:style-name="T75">Edges</text:span><text:bookmark-end text:name="__RefHeading___Toc7988_533592075"/></text:h>
      <text:p text:style-name="P298">Dissolve Edges dissolves the selected Edges.</text:p>
      <text:p text:style-name="P298">Note that pressing DEL in Edge select mode calls Dissolve Edges already. It's the same operator. But you don't get the Last operator that way.</text:p>
      <text:h text:style-name="Heading_20_3" text:outline-level="3"><text:bookmark-start text:name="__RefHeading___Toc7990_533592075"/>Last Operator Dissolve <text:span text:style-name="T75">Edges</text:span><text:bookmark-end text:name="__RefHeading___Toc7990_533592075"/></text:h>
      <text:h text:style-name="Heading_20_4" text:outline-level="4"><draw:frame draw:style-name="fr13" draw:name="Bild234" text:anchor-type="paragraph" svg:y="0.273cm" svg:width="4.81cm" svg:height="1.469cm" draw:z-index="102"><draw:image xlink:href="Pictures/100000010000011C00000057AAA13647.png" xlink:type="simple" xlink:show="embed" xlink:actuate="onLoad" draw:mime-type="image/png"/></draw:frame><text:bookmark-start text:name="__RefHeading___Toc7992_533592075"/>Dissolve Verts<text:bookmark-end text:name="__RefHeading___Toc7992_533592075"/></text:h>
      <text:p text:style-name="P298">When the dissolve operation leaves vertices behind, then this vertices will be dissolved too.</text:p>
      <text:h text:style-name="Heading_20_4" text:outline-level="4"><text:bookmark-start text:name="__RefHeading___Toc7994_533592075"/>Face Split<text:bookmark-end text:name="__RefHeading___Toc7994_533592075"/></text:h>
      <text:p text:style-name="P298">Split off Face corners to maintain surrounding geometry<text:span text:style-name="T96">.</text:span></text:p>
      <text:p text:style-name="P299"/>
      <text:h text:style-name="Heading_20_2" text:outline-level="2"><text:bookmark-start text:name="__RefHeading___Toc7996_533592075"/><text:soft-page-break/>Dissolve <text:span text:style-name="T75">Faces</text:span><text:bookmark-end text:name="__RefHeading___Toc7996_533592075"/></text:h>
      <text:p text:style-name="P298">Dissolve Faces removes the inlaying edges of the selected faces. This faces becomes one big N-Gon.</text:p>
      <text:h text:style-name="Heading_20_3" text:outline-level="3"><draw:frame draw:style-name="fr13" draw:name="Bild235" text:anchor-type="paragraph" svg:y="0.466cm" svg:width="4.81cm" svg:height="1.02cm" draw:z-index="103"><draw:image xlink:href="Pictures/100000010000011C0000003C15042EB4.png" xlink:type="simple" xlink:show="embed" xlink:actuate="onLoad" draw:mime-type="image/png"/></draw:frame><text:bookmark-start text:name="__RefHeading___Toc7998_533592075"/>Last Operator Dissolve <text:span text:style-name="T75">Faces</text:span><text:bookmark-end text:name="__RefHeading___Toc7998_533592075"/></text:h>
      <text:h text:style-name="Heading_20_4" text:outline-level="4"><text:bookmark-start text:name="__RefHeading___Toc8000_533592075"/>Dissolve Verts<text:bookmark-end text:name="__RefHeading___Toc8000_533592075"/></text:h>
      <text:p text:style-name="P298">When the dissolve operation leaves vertices behind, then this vertices will be dissolved too.</text:p>
      <text:p text:style-name="Horizontal_20_Line"/>
      <text:h text:style-name="P300" text:outline-level="2"><text:bookmark-start text:name="__RefHeading___Toc5403_1276337863"/>Dissolve<text:span text:style-name="T96"> Selection</text:span><text:bookmark-end text:name="__RefHeading___Toc5403_1276337863"/></text:h>
      <text:p text:style-name="P301">Dissolves the selected geometry.</text:p>
      <text:h text:style-name="P302" text:outline-level="3"><draw:frame draw:style-name="fr13" draw:name="Bild72" text:anchor-type="paragraph" svg:y="0.284cm" svg:width="4.761cm" svg:height="1.78cm" draw:z-index="118"><draw:image xlink:href="Pictures/10000001000001190000006904A0EB42.png" xlink:type="simple" xlink:show="embed" xlink:actuate="onLoad" draw:mime-type="image/png"/></draw:frame><text:bookmark-start text:name="__RefHeading___Toc8012_5335920751"/>Last Operator Dissolve<text:span text:style-name="T96"> Selection</text:span><text:bookmark-end text:name="__RefHeading___Toc8012_5335920751"/></text:h>
      <text:h text:style-name="P303" text:outline-level="4"><text:bookmark-start text:name="__RefHeading___Toc5405_1276337863"/>Dissolve Verts<text:bookmark-end text:name="__RefHeading___Toc5405_1276337863"/></text:h>
      <text:p text:style-name="P304">When the dissolve operation leaves vertices behind, then this vertices will be dissolved too.</text:p>
      <text:h text:style-name="Heading_20_4" text:outline-level="4"><text:bookmark-start text:name="__RefHeading___Toc7994_5335920751"/>Face Split<text:bookmark-end text:name="__RefHeading___Toc7994_5335920751"/></text:h>
      <text:p text:style-name="P304">Split off Face corners to maintain surrounding geometry<text:span text:style-name="T96">.</text:span></text:p>
      <text:h text:style-name="Heading_20_4" text:outline-level="4"><text:bookmark-start text:name="__RefHeading___Toc5407_1276337863"/>Tear Boundary<text:bookmark-end text:name="__RefHeading___Toc5407_1276337863"/></text:h>
      <text:p text:style-name="Text_20_body">Split off face corners instead of merging<text:span text:style-name="T96"> faces.</text:span></text:p>
      <text:p text:style-name="P305"/>
      <text:h text:style-name="Heading_20_2" text:outline-level="2"><text:bookmark-start text:name="__RefHeading___Toc52772_1737773070"/><text:span text:style-name="T75">Limited </text:span>Dissolve<text:bookmark-end text:name="__RefHeading___Toc52772_1737773070"/></text:h>
      <text:p text:style-name="P298">Limited Dissolve dissolves the selected Edges and Vertices, limited by the surrounding geometry.</text:p>
      <text:h text:style-name="Heading_20_3" text:outline-level="3"><draw:frame draw:style-name="fr13" draw:name="Bild236" text:anchor-type="paragraph" svg:y="0.284cm" svg:width="4.74cm" svg:height="3.15cm" draw:z-index="104"><draw:image xlink:href="Pictures/1000000100000118000000BAE4F19A90.png" xlink:type="simple" xlink:show="embed" xlink:actuate="onLoad" draw:mime-type="image/png"/></draw:frame><text:bookmark-start text:name="__RefHeading___Toc8012_533592075"/>Last Operator <text:span text:style-name="T75">Limited </text:span>Dissolve<text:bookmark-end text:name="__RefHeading___Toc8012_533592075"/></text:h>
      <text:h text:style-name="Heading_20_4" text:outline-level="4"><text:bookmark-start text:name="__RefHeading___Toc15490_2567070647"/>Max Angle<text:bookmark-end text:name="__RefHeading___Toc15490_2567070647"/></text:h>
      <text:p text:style-name="P298">The limiting angle<text:span text:style-name="T97">.</text:span></text:p>
      <text:h text:style-name="Heading_20_4" text:outline-level="4"><text:bookmark-start text:name="__RefHeading___Toc15492_2567070647"/>All Boundaries<text:bookmark-end text:name="__RefHeading___Toc15492_2567070647"/></text:h>
      <text:p text:style-name="P298">All Boundaries dissolves in-between face boundaries<text:span text:style-name="T98">.</text:span></text:p>
      <text:h text:style-name="Heading_20_4" text:outline-level="4"><text:bookmark-start text:name="__RefHeading___Toc15494_2567070647"/>Delimit<text:bookmark-end text:name="__RefHeading___Toc15494_2567070647"/></text:h>
      <text:p text:style-name="P298">You can also delimit by other methods than normals.</text:p>
      <text:p text:style-name="Horizontal_20_Line"/>
      <text:h text:style-name="Heading_20_2" text:outline-level="2"><text:bookmark-start text:name="__RefHeading___Toc52774_1737773070"/><text:soft-page-break/>Edge Collapse<text:bookmark-end text:name="__RefHeading___Toc52774_1737773070"/></text:h>
      <text:p text:style-name="P306">Edge Collapse collapses the selected edges to a vertice at the center of the selection.</text:p>
      <text:p text:style-name="P306"/>
      <table:table table:name="Tabelle15" table:style-name="Tabelle15">
        <table:table-column table:style-name="Tabelle15.A"/>
        <table:table-row>
          <table:table-cell table:style-name="Tabelle15.A1" office:value-type="string">
            <text:h text:style-name="P291" text:outline-level="1"><text:bookmark-start text:name="__RefHeading___Toc52648_1737773070"/>Mesh Select Mode<text:bookmark-end text:name="__RefHeading___Toc52648_1737773070"/></text:h>
          </table:table-cell>
        </table:table-row>
      </table:table>
      <text:p text:style-name="P292"/>
      <text:p text:style-name="Text_20_body"><draw:frame draw:style-name="fr2" draw:name="Bild294" text:anchor-type="paragraph" svg:y="0.175cm" svg:width="2.88cm" svg:height="1.169cm" draw:z-index="105"><draw:image xlink:href="Pictures/10000001000000AA00000045386B5C20.png" xlink:type="simple" xlink:show="embed" xlink:actuate="onLoad" draw:mime-type="image/png"/></draw:frame><draw:frame draw:style-name="fr4" draw:name="Bild53" text:anchor-type="paragraph" svg:x="13.698cm" svg:y="0.215cm" svg:width="1.73cm" svg:height="0.741cm" draw:z-index="106"><draw:image xlink:href="Pictures/10000001000000440000001D94FCACF6.png" xlink:type="simple" xlink:show="embed" xlink:actuate="onLoad" draw:mime-type="image/png"/></draw:frame>Mesh Select mode is a sub menu Set the current mesh select mode. Its functionality is equal to the mesh select mode buttons in the header. Just that you can't select more than one mode directly here. </text:p>
      <text:p text:style-name="Text_20_body">This menu<text:span text:style-name="T99"> just</text:span> exists to show and to edit the hotkeys. Not to work with i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9408cd"/>
    </style:style>
    <style:style style:name="MT2" style:family="text">
      <style:text-properties officeooo:rsid="03774979"/>
    </style:style>
    <style:style style:name="MT3" style:family="text">
      <style:text-properties officeooo:rsid="038ad41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text:span text:style-name="MT2">1</text:span>.9 Editors - 3D View<text:span text:style-name="MT3">port</text:span> - Header - Mesh - Edit mode - Mesh menu</text:p>
      </style:header>
      <style:footer>
        <text:p text:style-name="MP2"><text:page-number text:select-page="current">4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44M45S</meta:editing-duration>
    <meta:editing-cycles>826</meta:editing-cycles>
    <meta:generator>LibreOffice/25.2.5.2$Windows_X86_64 LibreOffice_project/03d19516eb2e1dd5d4ccd751a0d6f35f35e08022</meta:generator>
    <dc:date>2025-09-28T18:11:55.823751500</dc:date>
    <meta:document-statistic meta:table-count="20" meta:image-count="169" meta:object-count="0" meta:page-count="52" meta:paragraph-count="1378" meta:word-count="8520" meta:character-count="50644" meta:non-whitespace-character-count="43466"/>
    <meta:template xlink:type="simple" xlink:actuate="onRequest" xlink:title="standard1cm" xlink:href="../../../AppData/Roaming/LibreOffice/4/user/template/standard1cm.ott" meta:date="2016-03-29T10:15:31.334000000"/>
  </office:meta>
</office:document-meta>
</file>